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61pt"/>
    </style:style>
    <style:style style:name="co2" style:family="table-column">
      <style:table-column-properties fo:break-before="auto" style:column-width="81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readsheet_latencies" table:style-name="ta1">
        <table:shapes>
          <draw:frame draw:z-index="0" draw:style-name="gr1" draw:text-style-name="P1" svg:width="457.57pt" svg:height="362.66pt" svg:x="922.96pt" svg:y="2238.26pt">
            <loext:p draw:notify-on-update-of-ranges="spreadsheet_latencies.B52:spreadsheet_latencies.AM52 spreadsheet_latencies.A53:spreadsheet_latencies.A53 spreadsheet_latencies.B53:spreadsheet_latencies.AM53 spreadsheet_latencies.A54:spreadsheet_latencies.A54 spreadsheet_latencies.B54:spreadsheet_latencies.AM54 spreadsheet_latencies.A55:spreadsheet_latencies.A55 spreadsheet_latencies.B55:spreadsheet_latencies.AM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7.57pt" svg:height="362.66pt" svg:x="25.34pt" svg:y="1500.09pt">
            <loext:p draw:notify-on-update-of-ranges="spreadsheet_latencies.B4:spreadsheet_latencies.AM4 spreadsheet_latencies.A5:spreadsheet_latencies.A5 spreadsheet_latencies.B5:spreadsheet_latencies.AM5 spreadsheet_latencies.A6:spreadsheet_latencies.A6 spreadsheet_latencies.B6:spreadsheet_latencies.AM6 spreadsheet_latencies.A7:spreadsheet_latencies.A7 spreadsheet_latencies.B7:spreadsheet_latencies.AM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7.57pt" svg:height="362.66pt" svg:x="487.81pt" svg:y="1497.94pt">
            <loext:p draw:notify-on-update-of-ranges="spreadsheet_latencies.B10:spreadsheet_latencies.AM10 spreadsheet_latencies.A11:spreadsheet_latencies.A11 spreadsheet_latencies.B11:spreadsheet_latencies.AM11 spreadsheet_latencies.A12:spreadsheet_latencies.A12 spreadsheet_latencies.B12:spreadsheet_latencies.AM12 spreadsheet_latencies.A13:spreadsheet_latencies.A13 spreadsheet_latencies.B13:spreadsheet_latencies.AM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7.57pt" svg:height="362.66pt" svg:x="952.21pt" svg:y="1494.77pt">
            <loext:p draw:notify-on-update-of-ranges="spreadsheet_latencies.B16:spreadsheet_latencies.AM16 spreadsheet_latencies.A17:spreadsheet_latencies.A17 spreadsheet_latencies.B17:spreadsheet_latencies.AM17 spreadsheet_latencies.A18:spreadsheet_latencies.A18 spreadsheet_latencies.B18:spreadsheet_latencies.AM18 spreadsheet_latencies.A19:spreadsheet_latencies.A19 spreadsheet_latencies.B19:spreadsheet_latencies.AM1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7.57pt" svg:height="362.66pt" svg:x="6.8pt" svg:y="1863.81pt">
            <loext:p draw:notify-on-update-of-ranges="spreadsheet_latencies.B22:spreadsheet_latencies.AM22 spreadsheet_latencies.A23:spreadsheet_latencies.A23 spreadsheet_latencies.B23:spreadsheet_latencies.AM23 spreadsheet_latencies.A24:spreadsheet_latencies.A24 spreadsheet_latencies.B24:spreadsheet_latencies.AM24 spreadsheet_latencies.A25:spreadsheet_latencies.A25 spreadsheet_latencies.B25:spreadsheet_latencies.AM2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7.57pt" svg:height="362.66pt" svg:x="469.28pt" svg:y="1861.65pt">
            <loext:p draw:notify-on-update-of-ranges="spreadsheet_latencies.B28:spreadsheet_latencies.AM28 spreadsheet_latencies.A29:spreadsheet_latencies.A29 spreadsheet_latencies.B29:spreadsheet_latencies.AM29 spreadsheet_latencies.A30:spreadsheet_latencies.A30 spreadsheet_latencies.B30:spreadsheet_latencies.AM30 spreadsheet_latencies.A31:spreadsheet_latencies.A31 spreadsheet_latencies.B31:spreadsheet_latencies.AM3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7.57pt" svg:height="362.66pt" svg:x="929.76pt" svg:y="1862.73pt">
            <loext:p draw:notify-on-update-of-ranges="spreadsheet_latencies.B34:spreadsheet_latencies.AM34 spreadsheet_latencies.A35:spreadsheet_latencies.A35 spreadsheet_latencies.B35:spreadsheet_latencies.AM35 spreadsheet_latencies.A36:spreadsheet_latencies.A36 spreadsheet_latencies.B36:spreadsheet_latencies.AM36 spreadsheet_latencies.A37:spreadsheet_latencies.A37 spreadsheet_latencies.B37:spreadsheet_latencies.AM3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7.57pt" svg:height="362.66pt" svg:x="1.96pt" svg:y="2240.36pt">
            <loext:p draw:notify-on-update-of-ranges="spreadsheet_latencies.B40:spreadsheet_latencies.AM40 spreadsheet_latencies.A41:spreadsheet_latencies.A41 spreadsheet_latencies.B41:spreadsheet_latencies.AM41 spreadsheet_latencies.A42:spreadsheet_latencies.A42 spreadsheet_latencies.B42:spreadsheet_latencies.AM42 spreadsheet_latencies.A43:spreadsheet_latencies.A43 spreadsheet_latencies.B43:spreadsheet_latencies.AM4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7.57pt" svg:height="362.66pt" svg:x="464.43pt" svg:y="2238.21pt">
            <loext:p draw:notify-on-update-of-ranges="spreadsheet_latencies.B46:spreadsheet_latencies.AM46 spreadsheet_latencies.A47:spreadsheet_latencies.A47 spreadsheet_latencies.B47:spreadsheet_latencies.AM47 spreadsheet_latencies.A48:spreadsheet_latencies.A48 spreadsheet_latencies.B48:spreadsheet_latencies.AM48 spreadsheet_latencies.A49:spreadsheet_latencies.A49 spreadsheet_latencies.B49:spreadsheet_latencies.AM4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7.57pt" svg:height="362.66pt" svg:x="921pt" svg:y="2607.34pt">
            <loext:p draw:notify-on-update-of-ranges="spreadsheet_latencies.B70:spreadsheet_latencies.AM70 spreadsheet_latencies.A71:spreadsheet_latencies.A71 spreadsheet_latencies.B71:spreadsheet_latencies.AM71 spreadsheet_latencies.A72:spreadsheet_latencies.A72 spreadsheet_latencies.B72:spreadsheet_latencies.AM72 spreadsheet_latencies.A73:spreadsheet_latencies.A73 spreadsheet_latencies.B73:spreadsheet_latencies.AM7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7.57pt" svg:height="362.66pt" svg:x="0pt" svg:y="2609.43pt">
            <loext:p draw:notify-on-update-of-ranges="spreadsheet_latencies.B58:spreadsheet_latencies.AM58 spreadsheet_latencies.A59:spreadsheet_latencies.A59 spreadsheet_latencies.B59:spreadsheet_latencies.AM59 spreadsheet_latencies.A60:spreadsheet_latencies.A60 spreadsheet_latencies.B60:spreadsheet_latencies.AM60 spreadsheet_latencies.A61:spreadsheet_latencies.A61 spreadsheet_latencies.B61:spreadsheet_latencies.AM6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457.57pt" svg:height="362.66pt" svg:x="462.47pt" svg:y="2607.28pt">
            <loext:p draw:notify-on-update-of-ranges="spreadsheet_latencies.B64:spreadsheet_latencies.AM64 spreadsheet_latencies.A65:spreadsheet_latencies.A65 spreadsheet_latencies.B65:spreadsheet_latencies.AM65 spreadsheet_latencies.A66:spreadsheet_latencies.A66 spreadsheet_latencies.B66:spreadsheet_latencies.AM66 spreadsheet_latencies.A67:spreadsheet_latencies.A67 spreadsheet_latencies.B67:spreadsheet_latencies.AM67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432.28pt" svg:height="348.8pt" svg:x="63.52pt" svg:y="1143.47pt">
            <loext:p draw:notify-on-update-of-ranges="spreadsheet_latencies.B76:spreadsheet_latencies.M76 spreadsheet_latencies.A77:spreadsheet_latencies.A77 spreadsheet_latencies.B77:spreadsheet_latencies.M77 spreadsheet_latencies.A78:spreadsheet_latencies.A78 spreadsheet_latencies.B78:spreadsheet_latencies.M78 spreadsheet_latencies.A79:spreadsheet_latencies.A79 spreadsheet_latencies.B79:spreadsheet_latencies.M79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432.28pt" svg:height="345.6pt" svg:x="520.41pt" svg:y="1142.39pt">
            <loext:p draw:notify-on-update-of-ranges="spreadsheet_latencies.B81:spreadsheet_latencies.M81 spreadsheet_latencies.A82:spreadsheet_latencies.A82 spreadsheet_latencies.B82:spreadsheet_latencies.M82 spreadsheet_latencies.A83:spreadsheet_latencies.A83 spreadsheet_latencies.B83:spreadsheet_latencies.M83 spreadsheet_latencies.A84:spreadsheet_latencies.A84 spreadsheet_latencies.B84:spreadsheet_latencies.M84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5" table:default-cell-style-name="Default"/>
        <table:table-row table:style-name="ro1">
          <table:table-cell table:number-columns-repeated="46"/>
        </table:table-row>
        <table:table-row table:style-name="ro1">
          <table:table-cell office:value-type="string" calcext:value-type="string">
            <text:p>S0.1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0.0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5.13745153561" calcext:value-type="float">
            <text:p>5.1374515356</text:p>
          </table:table-cell>
          <table:table-cell office:value-type="float" office:value="5.26114704837" calcext:value-type="float">
            <text:p>5.2611470484</text:p>
          </table:table-cell>
          <table:table-cell office:value-type="float" office:value="5.44650731381" calcext:value-type="float">
            <text:p>5.4465073138</text:p>
          </table:table-cell>
          <table:table-cell office:value-type="float" office:value="5.65424024591" calcext:value-type="float">
            <text:p>5.6542402459</text:p>
          </table:table-cell>
          <table:table-cell office:value-type="float" office:value="5.89038983235" calcext:value-type="float">
            <text:p>5.8903898324</text:p>
          </table:table-cell>
          <table:table-cell office:value-type="float" office:value="6.18870283188" calcext:value-type="float">
            <text:p>6.1887028319</text:p>
          </table:table-cell>
          <table:table-cell office:value-type="float" office:value="6.5629714339" calcext:value-type="float">
            <text:p>6.5629714339</text:p>
          </table:table-cell>
          <table:table-cell office:value-type="float" office:value="6.90573150457" calcext:value-type="float">
            <text:p>6.9057315046</text:p>
          </table:table-cell>
          <table:table-cell office:value-type="float" office:value="7.34832866727" calcext:value-type="float">
            <text:p>7.3483286673</text:p>
          </table:table-cell>
          <table:table-cell office:value-type="float" office:value="8.01174929591" calcext:value-type="float">
            <text:p>8.0117492959</text:p>
          </table:table-cell>
          <table:table-cell office:value-type="float" office:value="8.75081100755" calcext:value-type="float">
            <text:p>8.7508110076</text:p>
          </table:table-cell>
          <table:table-cell office:value-type="float" office:value="9.66432663635" calcext:value-type="float">
            <text:p>9.6643266364</text:p>
          </table:table-cell>
          <table:table-cell office:value-type="float" office:value="10.6596840295" calcext:value-type="float">
            <text:p>10.6596840295</text:p>
          </table:table-cell>
          <table:table-cell office:value-type="float" office:value="13.2004565854" calcext:value-type="float">
            <text:p>13.2004565854</text:p>
          </table:table-cell>
          <table:table-cell office:value-type="float" office:value="15.4307181172" calcext:value-type="float">
            <text:p>15.4307181172</text:p>
          </table:table-cell>
          <table:table-cell office:value-type="float" office:value="21.3675276774" calcext:value-type="float">
            <text:p>21.3675276774</text:p>
          </table:table-cell>
          <table:table-cell office:value-type="float" office:value="41.7941769712" calcext:value-type="float">
            <text:p>41.7941769712</text:p>
          </table:table-cell>
          <table:table-cell office:value-type="float" office:value="47.2700080295" calcext:value-type="float">
            <text:p>47.2700080295</text:p>
          </table:table-cell>
          <table:table-cell office:value-type="float" office:value="305.199582824" calcext:value-type="float">
            <text:p>305.199582824</text:p>
          </table:table-cell>
          <table:table-cell office:value-type="float" office:value="821.189348448" calcext:value-type="float">
            <text:p>821.189348448</text:p>
          </table:table-cell>
          <table:table-cell office:value-type="float" office:value="2651.68567728" calcext:value-type="float">
            <text:p>2651.68567728</text:p>
          </table:table-cell>
          <table:table-cell office:value-type="float" office:value="3865.74401472" calcext:value-type="float">
            <text:p>3865.74401472</text:p>
          </table:table-cell>
          <table:table-cell office:value-type="float" office:value="6494.82362929" calcext:value-type="float">
            <text:p>6494.82362929</text:p>
          </table:table-cell>
          <table:table-cell office:value-type="float" office:value="4855.65277908" calcext:value-type="float">
            <text:p>4855.65277908</text:p>
          </table:table-cell>
          <table:table-cell office:value-type="float" office:value="7628.57611459" calcext:value-type="float">
            <text:p>7628.57611459</text:p>
          </table:table-cell>
          <table:table-cell office:value-type="float" office:value="6807.91247683" calcext:value-type="float">
            <text:p>6807.91247683</text:p>
          </table:table-cell>
          <table:table-cell office:value-type="float" office:value="10028.8585789" calcext:value-type="float">
            <text:p>10028.8585789</text:p>
          </table:table-cell>
          <table:table-cell office:value-type="float" office:value="9432.07863303" calcext:value-type="float">
            <text:p>9432.07863303</text:p>
          </table:table-cell>
          <table:table-cell office:value-type="float" office:value="11046.6481318" calcext:value-type="float">
            <text:p>11046.6481318</text:p>
          </table:table-cell>
          <table:table-cell office:value-type="float" office:value="10391.1473201" calcext:value-type="float">
            <text:p>10391.1473201</text:p>
          </table:table-cell>
          <table:table-cell office:value-type="float" office:value="11493.5575592" calcext:value-type="float">
            <text:p>11493.5575592</text:p>
          </table:table-cell>
          <table:table-cell office:value-type="float" office:value="11842.8225484" calcext:value-type="float">
            <text:p>11842.8225484</text:p>
          </table:table-cell>
          <table:table-cell office:value-type="float" office:value="12098.4238463" calcext:value-type="float">
            <text:p>12098.4238463</text:p>
          </table:table-cell>
          <table:table-cell office:value-type="float" office:value="13850.9778114" calcext:value-type="float">
            <text:p>13850.9778114</text:p>
          </table:table-cell>
          <table:table-cell office:value-type="float" office:value="13230.1679018" calcext:value-type="float">
            <text:p>13230.1679018</text:p>
          </table:table-cell>
          <table:table-cell office:value-type="float" office:value="15083.0768456" calcext:value-type="float">
            <text:p>15083.0768456</text:p>
          </table:table-cell>
          <table:table-cell office:value-type="float" office:value="13315.1219653" calcext:value-type="float">
            <text:p>13315.1219653</text:p>
          </table:table-cell>
          <table:table-cell office:value-type="float" office:value="15076.8356643" calcext:value-type="float">
            <text:p>15076.8356643</text:p>
          </table:table-cell>
          <table:table-cell office:value-type="float" office:value="14415.128481" calcext:value-type="float">
            <text:p>14415.128481</text:p>
          </table:table-cell>
          <table:table-cell office:value-type="float" office:value="15761.2056465" calcext:value-type="float">
            <text:p>15761.2056465</text:p>
          </table:table-cell>
          <table:table-cell office:value-type="float" office:value="15939.8650403" calcext:value-type="float">
            <text:p>15939.8650403</text:p>
          </table:table-cell>
          <table:table-cell office:value-type="float" office:value="18978.5517814" calcext:value-type="float">
            <text:p>18978.5517814</text:p>
          </table:table-cell>
          <table:table-cell office:value-type="float" office:value="18818.971399" calcext:value-type="float">
            <text:p>18818.971399</text:p>
          </table:table-cell>
          <table:table-cell office:value-type="float" office:value="21360.9383551" calcext:value-type="float">
            <text:p>21360.9383551</text:p>
          </table:table-cell>
          <table:table-cell office:value-type="float" office:value="21018.3691658" calcext:value-type="float">
            <text:p>21018.3691658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5.21251986371" calcext:value-type="float">
            <text:p>5.2125198637</text:p>
          </table:table-cell>
          <table:table-cell office:value-type="float" office:value="5.5290597152" calcext:value-type="float">
            <text:p>5.5290597152</text:p>
          </table:table-cell>
          <table:table-cell office:value-type="float" office:value="5.87771337478" calcext:value-type="float">
            <text:p>5.8777133748</text:p>
          </table:table-cell>
          <table:table-cell office:value-type="float" office:value="6.35414307114" calcext:value-type="float">
            <text:p>6.3541430711</text:p>
          </table:table-cell>
          <table:table-cell office:value-type="float" office:value="6.99919321915" calcext:value-type="float">
            <text:p>6.9991932192</text:p>
          </table:table-cell>
          <table:table-cell office:value-type="float" office:value="7.5396213777" calcext:value-type="float">
            <text:p>7.5396213777</text:p>
          </table:table-cell>
          <table:table-cell office:value-type="float" office:value="8.60261375468" calcext:value-type="float">
            <text:p>8.6026137547</text:p>
          </table:table-cell>
          <table:table-cell office:value-type="float" office:value="9.56882589288" calcext:value-type="float">
            <text:p>9.5688258929</text:p>
          </table:table-cell>
          <table:table-cell office:value-type="float" office:value="12.1088524606" calcext:value-type="float">
            <text:p>12.1088524606</text:p>
          </table:table-cell>
          <table:table-cell office:value-type="float" office:value="11.9683674862" calcext:value-type="float">
            <text:p>11.9683674862</text:p>
          </table:table-cell>
          <table:table-cell office:value-type="float" office:value="14.7880459588" calcext:value-type="float">
            <text:p>14.7880459588</text:p>
          </table:table-cell>
          <table:table-cell office:value-type="float" office:value="18.8924437735" calcext:value-type="float">
            <text:p>18.8924437735</text:p>
          </table:table-cell>
          <table:table-cell office:value-type="float" office:value="19.6699482033" calcext:value-type="float">
            <text:p>19.6699482033</text:p>
          </table:table-cell>
          <table:table-cell office:value-type="float" office:value="26.4732899586" calcext:value-type="float">
            <text:p>26.4732899586</text:p>
          </table:table-cell>
          <table:table-cell office:value-type="float" office:value="32.5484434427" calcext:value-type="float">
            <text:p>32.5484434427</text:p>
          </table:table-cell>
          <table:table-cell office:value-type="float" office:value="34.8070779925" calcext:value-type="float">
            <text:p>34.8070779925</text:p>
          </table:table-cell>
          <table:table-cell office:value-type="float" office:value="44.7850959195" calcext:value-type="float">
            <text:p>44.7850959195</text:p>
          </table:table-cell>
          <table:table-cell office:value-type="float" office:value="40.9822274835" calcext:value-type="float">
            <text:p>40.9822274835</text:p>
          </table:table-cell>
          <table:table-cell office:value-type="float" office:value="44.6918592115" calcext:value-type="float">
            <text:p>44.6918592115</text:p>
          </table:table-cell>
          <table:table-cell office:value-type="float" office:value="59.7161913018" calcext:value-type="float">
            <text:p>59.7161913018</text:p>
          </table:table-cell>
          <table:table-cell office:value-type="float" office:value="1807.09568009" calcext:value-type="float">
            <text:p>1807.09568009</text:p>
          </table:table-cell>
          <table:table-cell office:value-type="float" office:value="4370.00376161" calcext:value-type="float">
            <text:p>4370.00376161</text:p>
          </table:table-cell>
          <table:table-cell office:value-type="float" office:value="4566.44627282" calcext:value-type="float">
            <text:p>4566.44627282</text:p>
          </table:table-cell>
          <table:table-cell office:value-type="float" office:value="9247.38468652" calcext:value-type="float">
            <text:p>9247.38468652</text:p>
          </table:table-cell>
          <table:table-cell office:value-type="float" office:value="10317.4278058" calcext:value-type="float">
            <text:p>10317.4278058</text:p>
          </table:table-cell>
          <table:table-cell office:value-type="float" office:value="9929.16025111" calcext:value-type="float">
            <text:p>9929.16025111</text:p>
          </table:table-cell>
          <table:table-cell office:value-type="float" office:value="10001.1785469" calcext:value-type="float">
            <text:p>10001.1785469</text:p>
          </table:table-cell>
          <table:table-cell office:value-type="float" office:value="10384.3457669" calcext:value-type="float">
            <text:p>10384.3457669</text:p>
          </table:table-cell>
          <table:table-cell office:value-type="float" office:value="11775.1215097" calcext:value-type="float">
            <text:p>11775.1215097</text:p>
          </table:table-cell>
          <table:table-cell office:value-type="float" office:value="12670.1032247" calcext:value-type="float">
            <text:p>12670.1032247</text:p>
          </table:table-cell>
          <table:table-cell office:value-type="float" office:value="13521.4837403" calcext:value-type="float">
            <text:p>13521.4837403</text:p>
          </table:table-cell>
          <table:table-cell office:value-type="float" office:value="14237.9592383" calcext:value-type="float">
            <text:p>14237.9592383</text:p>
          </table:table-cell>
          <table:table-cell office:value-type="float" office:value="15287.7576832" calcext:value-type="float">
            <text:p>15287.7576832</text:p>
          </table:table-cell>
          <table:table-cell office:value-type="float" office:value="16602.6789859" calcext:value-type="float">
            <text:p>16602.6789859</text:p>
          </table:table-cell>
          <table:table-cell office:value-type="float" office:value="17030.5012594" calcext:value-type="float">
            <text:p>17030.5012594</text:p>
          </table:table-cell>
          <table:table-cell office:value-type="float" office:value="16463.3926981" calcext:value-type="float">
            <text:p>16463.3926981</text:p>
          </table:table-cell>
          <table:table-cell office:value-type="float" office:value="17000.5164307" calcext:value-type="float">
            <text:p>17000.5164307</text:p>
          </table:table-cell>
          <table:table-cell office:value-type="float" office:value="14780.3189686" calcext:value-type="float">
            <text:p>14780.3189686</text:p>
          </table:table-cell>
          <table:table-cell office:value-type="float" office:value="14975.4669668" calcext:value-type="float">
            <text:p>14975.4669668</text:p>
          </table:table-cell>
          <table:table-cell office:value-type="float" office:value="16025.0862624" calcext:value-type="float">
            <text:p>16025.0862624</text:p>
          </table:table-cell>
          <table:table-cell office:value-type="float" office:value="18227.2467312" calcext:value-type="float">
            <text:p>18227.2467312</text:p>
          </table:table-cell>
          <table:table-cell office:value-type="float" office:value="19713.1849054" calcext:value-type="float">
            <text:p>19713.1849054</text:p>
          </table:table-cell>
          <table:table-cell office:value-type="float" office:value="19092.4825895" calcext:value-type="float">
            <text:p>19092.4825895</text:p>
          </table:table-cell>
          <table:table-cell office:value-type="float" office:value="20093.3503525" calcext:value-type="float">
            <text:p>20093.3503525</text:p>
          </table:table-cell>
          <table:table-cell office:value-type="float" office:value="23460.0453484" calcext:value-type="float">
            <text:p>23460.0453484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7.4657316837" calcext:value-type="float">
            <text:p>37.4657316837</text:p>
          </table:table-cell>
          <table:table-cell office:value-type="float" office:value="39.6928968494" calcext:value-type="float">
            <text:p>39.6928968494</text:p>
          </table:table-cell>
          <table:table-cell office:value-type="float" office:value="42.266719189" calcext:value-type="float">
            <text:p>42.266719189</text:p>
          </table:table-cell>
          <table:table-cell office:value-type="float" office:value="45.1774792395" calcext:value-type="float">
            <text:p>45.1774792395</text:p>
          </table:table-cell>
          <table:table-cell office:value-type="float" office:value="49.3453494545" calcext:value-type="float">
            <text:p>49.3453494545</text:p>
          </table:table-cell>
          <table:table-cell office:value-type="float" office:value="53.3893430218" calcext:value-type="float">
            <text:p>53.3893430218</text:p>
          </table:table-cell>
          <table:table-cell office:value-type="float" office:value="58.8780721889" calcext:value-type="float">
            <text:p>58.8780721889</text:p>
          </table:table-cell>
          <table:table-cell office:value-type="float" office:value="63.8850719609" calcext:value-type="float">
            <text:p>63.8850719609</text:p>
          </table:table-cell>
          <table:table-cell office:value-type="float" office:value="73.6527552088" calcext:value-type="float">
            <text:p>73.6527552088</text:p>
          </table:table-cell>
          <table:table-cell office:value-type="float" office:value="82.8777762482" calcext:value-type="float">
            <text:p>82.8777762482</text:p>
          </table:table-cell>
          <table:table-cell office:value-type="float" office:value="102.841244458" calcext:value-type="float">
            <text:p>102.841244458</text:p>
          </table:table-cell>
          <table:table-cell office:value-type="float" office:value="124.165466584" calcext:value-type="float">
            <text:p>124.165466584</text:p>
          </table:table-cell>
          <table:table-cell office:value-type="float" office:value="189.529720974" calcext:value-type="float">
            <text:p>189.529720974</text:p>
          </table:table-cell>
          <table:table-cell office:value-type="float" office:value="495.632323999" calcext:value-type="float">
            <text:p>495.632323999</text:p>
          </table:table-cell>
          <table:table-cell office:value-type="float" office:value="905.386397847" calcext:value-type="float">
            <text:p>905.386397847</text:p>
          </table:table-cell>
          <table:table-cell office:value-type="float" office:value="2251.10452026" calcext:value-type="float">
            <text:p>2251.10452026</text:p>
          </table:table-cell>
          <table:table-cell office:value-type="float" office:value="3789.88826621" calcext:value-type="float">
            <text:p>3789.88826621</text:p>
          </table:table-cell>
          <table:table-cell office:value-type="float" office:value="5464.64854617" calcext:value-type="float">
            <text:p>5464.64854617</text:p>
          </table:table-cell>
          <table:table-cell office:value-type="float" office:value="6466.26046621" calcext:value-type="float">
            <text:p>6466.26046621</text:p>
          </table:table-cell>
          <table:table-cell office:value-type="float" office:value="8029.12179316" calcext:value-type="float">
            <text:p>8029.12179316</text:p>
          </table:table-cell>
          <table:table-cell office:value-type="float" office:value="8948.57280059" calcext:value-type="float">
            <text:p>8948.57280059</text:p>
          </table:table-cell>
          <table:table-cell office:value-type="float" office:value="10632.574775" calcext:value-type="float">
            <text:p>10632.574775</text:p>
          </table:table-cell>
          <table:table-cell office:value-type="float" office:value="11363.7273599" calcext:value-type="float">
            <text:p>11363.7273599</text:p>
          </table:table-cell>
          <table:table-cell office:value-type="float" office:value="12617.8455738" calcext:value-type="float">
            <text:p>12617.8455738</text:p>
          </table:table-cell>
          <table:table-cell office:value-type="float" office:value="13693.7808132" calcext:value-type="float">
            <text:p>13693.7808132</text:p>
          </table:table-cell>
          <table:table-cell office:value-type="float" office:value="14535.3017184" calcext:value-type="float">
            <text:p>14535.3017184</text:p>
          </table:table-cell>
          <table:table-cell office:value-type="float" office:value="15163.8777088" calcext:value-type="float">
            <text:p>15163.8777088</text:p>
          </table:table-cell>
          <table:table-cell office:value-type="float" office:value="16494.0330664" calcext:value-type="float">
            <text:p>16494.0330664</text:p>
          </table:table-cell>
          <table:table-cell office:value-type="float" office:value="16920.2535383" calcext:value-type="float">
            <text:p>16920.2535383</text:p>
          </table:table-cell>
          <table:table-cell office:value-type="float" office:value="17758.0353535" calcext:value-type="float">
            <text:p>17758.0353535</text:p>
          </table:table-cell>
          <table:table-cell office:value-type="float" office:value="18190.6224616" calcext:value-type="float">
            <text:p>18190.6224616</text:p>
          </table:table-cell>
          <table:table-cell office:value-type="float" office:value="18915.0334119" calcext:value-type="float">
            <text:p>18915.0334119</text:p>
          </table:table-cell>
          <table:table-cell office:value-type="float" office:value="19417.090527" calcext:value-type="float">
            <text:p>19417.090527</text:p>
          </table:table-cell>
          <table:table-cell office:value-type="float" office:value="19975.3620279" calcext:value-type="float">
            <text:p>19975.3620279</text:p>
          </table:table-cell>
          <table:table-cell office:value-type="float" office:value="20690.1491411" calcext:value-type="float">
            <text:p>20690.1491411</text:p>
          </table:table-cell>
          <table:table-cell office:value-type="float" office:value="21081.4228572" calcext:value-type="float">
            <text:p>21081.4228572</text:p>
          </table:table-cell>
          <table:table-cell office:value-type="float" office:value="21381.2224008" calcext:value-type="float">
            <text:p>21381.2224008</text:p>
          </table:table-cell>
          <table:table-cell office:value-type="float" office:value="21977.2818048" calcext:value-type="float">
            <text:p>21977.2818048</text:p>
          </table:table-cell>
          <table:table-cell office:value-type="float" office:value="22568.3722016" calcext:value-type="float">
            <text:p>22568.3722016</text:p>
          </table:table-cell>
          <table:table-cell office:value-type="float" office:value="22997.0924956" calcext:value-type="float">
            <text:p>22997.0924956</text:p>
          </table:table-cell>
          <table:table-cell office:value-type="float" office:value="24578.2616629" calcext:value-type="float">
            <text:p>24578.2616629</text:p>
          </table:table-cell>
          <table:table-cell office:value-type="float" office:value="26170.9639179" calcext:value-type="float">
            <text:p>26170.9639179</text:p>
          </table:table-cell>
          <table:table-cell office:value-type="float" office:value="27400.0849668" calcext:value-type="float">
            <text:p>27400.0849668</text:p>
          </table:table-cell>
          <table:table-cell office:value-type="float" office:value="28440.9081359" calcext:value-type="float">
            <text:p>28440.9081359</text:p>
          </table:table-cell>
          <table:table-cell office:value-type="float" office:value="29250.1004131" calcext:value-type="float">
            <text:p>29250.1004131</text:p>
          </table:table-cell>
        </table:table-row>
        <table:table-row table:style-name="ro1">
          <table:table-cell office:value-type="string" calcext:value-type="string">
            <text:p>S0.2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0.0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5.13686503248" calcext:value-type="float">
            <text:p>5.1368650325</text:p>
          </table:table-cell>
          <table:table-cell office:value-type="float" office:value="5.30858304453" calcext:value-type="float">
            <text:p>5.3085830445</text:p>
          </table:table-cell>
          <table:table-cell office:value-type="float" office:value="5.45247747849" calcext:value-type="float">
            <text:p>5.4524774785</text:p>
          </table:table-cell>
          <table:table-cell office:value-type="float" office:value="5.65169692685" calcext:value-type="float">
            <text:p>5.6516969269</text:p>
          </table:table-cell>
          <table:table-cell office:value-type="float" office:value="5.91538874764" calcext:value-type="float">
            <text:p>5.9153887476</text:p>
          </table:table-cell>
          <table:table-cell office:value-type="float" office:value="6.1753997815" calcext:value-type="float">
            <text:p>6.1753997815</text:p>
          </table:table-cell>
          <table:table-cell office:value-type="float" office:value="6.49982653891" calcext:value-type="float">
            <text:p>6.4998265389</text:p>
          </table:table-cell>
          <table:table-cell office:value-type="float" office:value="6.85736853232" calcext:value-type="float">
            <text:p>6.8573685323</text:p>
          </table:table-cell>
          <table:table-cell office:value-type="float" office:value="7.39970153588" calcext:value-type="float">
            <text:p>7.3997015359</text:p>
          </table:table-cell>
          <table:table-cell office:value-type="float" office:value="8.00370297452" calcext:value-type="float">
            <text:p>8.0037029745</text:p>
          </table:table-cell>
          <table:table-cell office:value-type="float" office:value="8.65461191994" calcext:value-type="float">
            <text:p>8.6546119199</text:p>
          </table:table-cell>
          <table:table-cell office:value-type="float" office:value="10.1264609156" calcext:value-type="float">
            <text:p>10.1264609156</text:p>
          </table:table-cell>
          <table:table-cell office:value-type="float" office:value="11.8054573205" calcext:value-type="float">
            <text:p>11.8054573205</text:p>
          </table:table-cell>
          <table:table-cell office:value-type="float" office:value="13.7170897158" calcext:value-type="float">
            <text:p>13.7170897158</text:p>
          </table:table-cell>
          <table:table-cell office:value-type="float" office:value="17.9166003226" calcext:value-type="float">
            <text:p>17.9166003226</text:p>
          </table:table-cell>
          <table:table-cell office:value-type="float" office:value="23.0639601746" calcext:value-type="float">
            <text:p>23.0639601746</text:p>
          </table:table-cell>
          <table:table-cell office:value-type="float" office:value="34.5428388641" calcext:value-type="float">
            <text:p>34.5428388641</text:p>
          </table:table-cell>
          <table:table-cell office:value-type="float" office:value="74.2425689024" calcext:value-type="float">
            <text:p>74.2425689024</text:p>
          </table:table-cell>
          <table:table-cell office:value-type="float" office:value="420.10048696" calcext:value-type="float">
            <text:p>420.10048696</text:p>
          </table:table-cell>
          <table:table-cell office:value-type="float" office:value="1464.44648457" calcext:value-type="float">
            <text:p>1464.44648457</text:p>
          </table:table-cell>
          <table:table-cell office:value-type="float" office:value="3201.44233214" calcext:value-type="float">
            <text:p>3201.44233214</text:p>
          </table:table-cell>
          <table:table-cell office:value-type="float" office:value="5381.86221824" calcext:value-type="float">
            <text:p>5381.86221824</text:p>
          </table:table-cell>
          <table:table-cell office:value-type="float" office:value="6045.97770568" calcext:value-type="float">
            <text:p>6045.97770568</text:p>
          </table:table-cell>
          <table:table-cell office:value-type="float" office:value="7320.15440353" calcext:value-type="float">
            <text:p>7320.15440353</text:p>
          </table:table-cell>
          <table:table-cell office:value-type="float" office:value="8375.94785189" calcext:value-type="float">
            <text:p>8375.94785189</text:p>
          </table:table-cell>
          <table:table-cell office:value-type="float" office:value="9328.17915716" calcext:value-type="float">
            <text:p>9328.17915716</text:p>
          </table:table-cell>
          <table:table-cell office:value-type="float" office:value="11568.5113433" calcext:value-type="float">
            <text:p>11568.5113433</text:p>
          </table:table-cell>
          <table:table-cell office:value-type="float" office:value="12363.6796701" calcext:value-type="float">
            <text:p>12363.6796701</text:p>
          </table:table-cell>
          <table:table-cell office:value-type="float" office:value="12031.0763801" calcext:value-type="float">
            <text:p>12031.0763801</text:p>
          </table:table-cell>
          <table:table-cell office:value-type="float" office:value="12768.7516924" calcext:value-type="float">
            <text:p>12768.7516924</text:p>
          </table:table-cell>
          <table:table-cell office:value-type="float" office:value="13818.4130437" calcext:value-type="float">
            <text:p>13818.4130437</text:p>
          </table:table-cell>
          <table:table-cell office:value-type="float" office:value="13909.1176644" calcext:value-type="float">
            <text:p>13909.1176644</text:p>
          </table:table-cell>
          <table:table-cell office:value-type="float" office:value="16000.9808978" calcext:value-type="float">
            <text:p>16000.9808978</text:p>
          </table:table-cell>
          <table:table-cell office:value-type="float" office:value="16544.4117104" calcext:value-type="float">
            <text:p>16544.4117104</text:p>
          </table:table-cell>
          <table:table-cell office:value-type="float" office:value="16042.1010367" calcext:value-type="float">
            <text:p>16042.1010367</text:p>
          </table:table-cell>
          <table:table-cell office:value-type="float" office:value="16768.3911495" calcext:value-type="float">
            <text:p>16768.3911495</text:p>
          </table:table-cell>
          <table:table-cell office:value-type="float" office:value="16654.6167473" calcext:value-type="float">
            <text:p>16654.6167473</text:p>
          </table:table-cell>
          <table:table-cell office:value-type="float" office:value="17181.9690223" calcext:value-type="float">
            <text:p>17181.9690223</text:p>
          </table:table-cell>
          <table:table-cell office:value-type="float" office:value="17493.3924548" calcext:value-type="float">
            <text:p>17493.3924548</text:p>
          </table:table-cell>
          <table:table-cell office:value-type="float" office:value="18926.7545553" calcext:value-type="float">
            <text:p>18926.7545553</text:p>
          </table:table-cell>
          <table:table-cell office:value-type="float" office:value="19129.6320175" calcext:value-type="float">
            <text:p>19129.6320175</text:p>
          </table:table-cell>
          <table:table-cell office:value-type="float" office:value="21131.546084" calcext:value-type="float">
            <text:p>21131.546084</text:p>
          </table:table-cell>
          <table:table-cell office:value-type="float" office:value="22083.7229123" calcext:value-type="float">
            <text:p>22083.7229123</text:p>
          </table:table-cell>
          <table:table-cell office:value-type="float" office:value="22909.9636501" calcext:value-type="float">
            <text:p>22909.9636501</text:p>
          </table:table-cell>
          <table:table-cell office:value-type="float" office:value="23796.6151399" calcext:value-type="float">
            <text:p>23796.6151399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5.23156561225" calcext:value-type="float">
            <text:p>5.2315656123</text:p>
          </table:table-cell>
          <table:table-cell office:value-type="float" office:value="5.59046194258" calcext:value-type="float">
            <text:p>5.5904619426</text:p>
          </table:table-cell>
          <table:table-cell office:value-type="float" office:value="5.9230748224" calcext:value-type="float">
            <text:p>5.9230748224</text:p>
          </table:table-cell>
          <table:table-cell office:value-type="float" office:value="6.41171132517" calcext:value-type="float">
            <text:p>6.4117113252</text:p>
          </table:table-cell>
          <table:table-cell office:value-type="float" office:value="6.9009270373" calcext:value-type="float">
            <text:p>6.9009270373</text:p>
          </table:table-cell>
          <table:table-cell office:value-type="float" office:value="7.85117644828" calcext:value-type="float">
            <text:p>7.8511764483</text:p>
          </table:table-cell>
          <table:table-cell office:value-type="float" office:value="8.64820478904" calcext:value-type="float">
            <text:p>8.648204789</text:p>
          </table:table-cell>
          <table:table-cell office:value-type="float" office:value="9.72515708811" calcext:value-type="float">
            <text:p>9.7251570881</text:p>
          </table:table-cell>
          <table:table-cell office:value-type="float" office:value="10.992251963" calcext:value-type="float">
            <text:p>10.992251963</text:p>
          </table:table-cell>
          <table:table-cell office:value-type="float" office:value="12.9369158487" calcext:value-type="float">
            <text:p>12.9369158487</text:p>
          </table:table-cell>
          <table:table-cell office:value-type="float" office:value="15.0272760329" calcext:value-type="float">
            <text:p>15.0272760329</text:p>
          </table:table-cell>
          <table:table-cell office:value-type="float" office:value="17.5031229457" calcext:value-type="float">
            <text:p>17.5031229457</text:p>
          </table:table-cell>
          <table:table-cell office:value-type="float" office:value="21.0917844474" calcext:value-type="float">
            <text:p>21.0917844474</text:p>
          </table:table-cell>
          <table:table-cell office:value-type="float" office:value="24.9478755579" calcext:value-type="float">
            <text:p>24.9478755579</text:p>
          </table:table-cell>
          <table:table-cell office:value-type="float" office:value="27.1878396761" calcext:value-type="float">
            <text:p>27.1878396761</text:p>
          </table:table-cell>
          <table:table-cell office:value-type="float" office:value="32.3394630628" calcext:value-type="float">
            <text:p>32.3394630628</text:p>
          </table:table-cell>
          <table:table-cell office:value-type="float" office:value="39.8149935182" calcext:value-type="float">
            <text:p>39.8149935182</text:p>
          </table:table-cell>
          <table:table-cell office:value-type="float" office:value="50.2678405791" calcext:value-type="float">
            <text:p>50.2678405791</text:p>
          </table:table-cell>
          <table:table-cell office:value-type="float" office:value="65.7743405081" calcext:value-type="float">
            <text:p>65.7743405081</text:p>
          </table:table-cell>
          <table:table-cell office:value-type="float" office:value="96.4371556632" calcext:value-type="float">
            <text:p>96.4371556632</text:p>
          </table:table-cell>
          <table:table-cell office:value-type="float" office:value="172.326284823" calcext:value-type="float">
            <text:p>172.326284823</text:p>
          </table:table-cell>
          <table:table-cell office:value-type="float" office:value="436.831841279" calcext:value-type="float">
            <text:p>436.831841279</text:p>
          </table:table-cell>
          <table:table-cell office:value-type="float" office:value="547.218324536" calcext:value-type="float">
            <text:p>547.218324536</text:p>
          </table:table-cell>
          <table:table-cell office:value-type="float" office:value="1523.82520313" calcext:value-type="float">
            <text:p>1523.82520313</text:p>
          </table:table-cell>
          <table:table-cell office:value-type="float" office:value="2337.02960547" calcext:value-type="float">
            <text:p>2337.02960547</text:p>
          </table:table-cell>
          <table:table-cell office:value-type="float" office:value="3292.99916793" calcext:value-type="float">
            <text:p>3292.99916793</text:p>
          </table:table-cell>
          <table:table-cell office:value-type="float" office:value="4382.42773436" calcext:value-type="float">
            <text:p>4382.42773436</text:p>
          </table:table-cell>
          <table:table-cell office:value-type="float" office:value="5095.69632948" calcext:value-type="float">
            <text:p>5095.69632948</text:p>
          </table:table-cell>
          <table:table-cell office:value-type="float" office:value="5660.3236409" calcext:value-type="float">
            <text:p>5660.3236409</text:p>
          </table:table-cell>
          <table:table-cell office:value-type="float" office:value="6890.20075506" calcext:value-type="float">
            <text:p>6890.20075506</text:p>
          </table:table-cell>
          <table:table-cell office:value-type="float" office:value="7286.40136522" calcext:value-type="float">
            <text:p>7286.40136522</text:p>
          </table:table-cell>
          <table:table-cell office:value-type="float" office:value="6684.74796506" calcext:value-type="float">
            <text:p>6684.74796506</text:p>
          </table:table-cell>
          <table:table-cell office:value-type="float" office:value="7297.98189831" calcext:value-type="float">
            <text:p>7297.98189831</text:p>
          </table:table-cell>
          <table:table-cell office:value-type="float" office:value="8978.42283417" calcext:value-type="float">
            <text:p>8978.42283417</text:p>
          </table:table-cell>
          <table:table-cell office:value-type="float" office:value="9597.53929022" calcext:value-type="float">
            <text:p>9597.53929022</text:p>
          </table:table-cell>
          <table:table-cell office:value-type="float" office:value="9949.65158921" calcext:value-type="float">
            <text:p>9949.65158921</text:p>
          </table:table-cell>
          <table:table-cell office:value-type="float" office:value="10637.688598" calcext:value-type="float">
            <text:p>10637.688598</text:p>
          </table:table-cell>
          <table:table-cell office:value-type="float" office:value="10596.4591819" calcext:value-type="float">
            <text:p>10596.4591819</text:p>
          </table:table-cell>
          <table:table-cell office:value-type="float" office:value="10886.1587238" calcext:value-type="float">
            <text:p>10886.1587238</text:p>
          </table:table-cell>
          <table:table-cell office:value-type="float" office:value="12233.9828427" calcext:value-type="float">
            <text:p>12233.9828427</text:p>
          </table:table-cell>
          <table:table-cell office:value-type="float" office:value="13981.0691057" calcext:value-type="float">
            <text:p>13981.0691057</text:p>
          </table:table-cell>
          <table:table-cell office:value-type="float" office:value="15312.1396446" calcext:value-type="float">
            <text:p>15312.1396446</text:p>
          </table:table-cell>
          <table:table-cell office:value-type="float" office:value="16435.9891361" calcext:value-type="float">
            <text:p>16435.9891361</text:p>
          </table:table-cell>
          <table:table-cell office:value-type="float" office:value="17086.9008894" calcext:value-type="float">
            <text:p>17086.9008894</text:p>
          </table:table-cell>
          <table:table-cell office:value-type="float" office:value="18048.6238293" calcext:value-type="float">
            <text:p>18048.6238293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8922968395" calcext:value-type="float">
            <text:p>36.8922968395</text:p>
          </table:table-cell>
          <table:table-cell office:value-type="float" office:value="38.344624796" calcext:value-type="float">
            <text:p>38.344624796</text:p>
          </table:table-cell>
          <table:table-cell office:value-type="float" office:value="39.8033213541" calcext:value-type="float">
            <text:p>39.8033213541</text:p>
          </table:table-cell>
          <table:table-cell office:value-type="float" office:value="41.4083823273" calcext:value-type="float">
            <text:p>41.4083823273</text:p>
          </table:table-cell>
          <table:table-cell office:value-type="float" office:value="43.1542574574" calcext:value-type="float">
            <text:p>43.1542574574</text:p>
          </table:table-cell>
          <table:table-cell office:value-type="float" office:value="45.3814725283" calcext:value-type="float">
            <text:p>45.3814725283</text:p>
          </table:table-cell>
          <table:table-cell office:value-type="float" office:value="47.5766051875" calcext:value-type="float">
            <text:p>47.5766051875</text:p>
          </table:table-cell>
          <table:table-cell office:value-type="float" office:value="50.1126696365" calcext:value-type="float">
            <text:p>50.1126696365</text:p>
          </table:table-cell>
          <table:table-cell office:value-type="float" office:value="52.7758211537" calcext:value-type="float">
            <text:p>52.7758211537</text:p>
          </table:table-cell>
          <table:table-cell office:value-type="float" office:value="56.3581916812" calcext:value-type="float">
            <text:p>56.3581916812</text:p>
          </table:table-cell>
          <table:table-cell office:value-type="float" office:value="59.5742675557" calcext:value-type="float">
            <text:p>59.5742675557</text:p>
          </table:table-cell>
          <table:table-cell office:value-type="float" office:value="63.6442002846" calcext:value-type="float">
            <text:p>63.6442002846</text:p>
          </table:table-cell>
          <table:table-cell office:value-type="float" office:value="69.6518533494" calcext:value-type="float">
            <text:p>69.6518533494</text:p>
          </table:table-cell>
          <table:table-cell office:value-type="float" office:value="74.9262305426" calcext:value-type="float">
            <text:p>74.9262305426</text:p>
          </table:table-cell>
          <table:table-cell office:value-type="float" office:value="84.646897129" calcext:value-type="float">
            <text:p>84.646897129</text:p>
          </table:table-cell>
          <table:table-cell office:value-type="float" office:value="89.9250878655" calcext:value-type="float">
            <text:p>89.9250878655</text:p>
          </table:table-cell>
          <table:table-cell office:value-type="float" office:value="101.946312268" calcext:value-type="float">
            <text:p>101.946312268</text:p>
          </table:table-cell>
          <table:table-cell office:value-type="float" office:value="119.949915116" calcext:value-type="float">
            <text:p>119.949915116</text:p>
          </table:table-cell>
          <table:table-cell office:value-type="float" office:value="147.38408334" calcext:value-type="float">
            <text:p>147.38408334</text:p>
          </table:table-cell>
          <table:table-cell office:value-type="float" office:value="178.183483812" calcext:value-type="float">
            <text:p>178.183483812</text:p>
          </table:table-cell>
          <table:table-cell office:value-type="float" office:value="245.792354403" calcext:value-type="float">
            <text:p>245.792354403</text:p>
          </table:table-cell>
          <table:table-cell office:value-type="float" office:value="457.983006408" calcext:value-type="float">
            <text:p>457.983006408</text:p>
          </table:table-cell>
          <table:table-cell office:value-type="float" office:value="738.512260149" calcext:value-type="float">
            <text:p>738.512260149</text:p>
          </table:table-cell>
          <table:table-cell office:value-type="float" office:value="1243.13489194" calcext:value-type="float">
            <text:p>1243.13489194</text:p>
          </table:table-cell>
          <table:table-cell office:value-type="float" office:value="1918.85209942" calcext:value-type="float">
            <text:p>1918.85209942</text:p>
          </table:table-cell>
          <table:table-cell office:value-type="float" office:value="2420.3647852" calcext:value-type="float">
            <text:p>2420.3647852</text:p>
          </table:table-cell>
          <table:table-cell office:value-type="float" office:value="3298.35177132" calcext:value-type="float">
            <text:p>3298.35177132</text:p>
          </table:table-cell>
          <table:table-cell office:value-type="float" office:value="4025.77554723" calcext:value-type="float">
            <text:p>4025.77554723</text:p>
          </table:table-cell>
          <table:table-cell office:value-type="float" office:value="4678.03703768" calcext:value-type="float">
            <text:p>4678.03703768</text:p>
          </table:table-cell>
          <table:table-cell office:value-type="float" office:value="5391.90695306" calcext:value-type="float">
            <text:p>5391.90695306</text:p>
          </table:table-cell>
          <table:table-cell office:value-type="float" office:value="5799.27474723" calcext:value-type="float">
            <text:p>5799.27474723</text:p>
          </table:table-cell>
          <table:table-cell office:value-type="float" office:value="6533.1750431" calcext:value-type="float">
            <text:p>6533.1750431</text:p>
          </table:table-cell>
          <table:table-cell office:value-type="float" office:value="6880.8367831" calcext:value-type="float">
            <text:p>6880.8367831</text:p>
          </table:table-cell>
          <table:table-cell office:value-type="float" office:value="7545.25554176" calcext:value-type="float">
            <text:p>7545.25554176</text:p>
          </table:table-cell>
          <table:table-cell office:value-type="float" office:value="7956.20406121" calcext:value-type="float">
            <text:p>7956.20406121</text:p>
          </table:table-cell>
          <table:table-cell office:value-type="float" office:value="8523.9607517" calcext:value-type="float">
            <text:p>8523.9607517</text:p>
          </table:table-cell>
          <table:table-cell office:value-type="float" office:value="8771.72838331" calcext:value-type="float">
            <text:p>8771.72838331</text:p>
          </table:table-cell>
          <table:table-cell office:value-type="float" office:value="9092.27646959" calcext:value-type="float">
            <text:p>9092.27646959</text:p>
          </table:table-cell>
          <table:table-cell office:value-type="float" office:value="9811.41826924" calcext:value-type="float">
            <text:p>9811.41826924</text:p>
          </table:table-cell>
          <table:table-cell office:value-type="float" office:value="10135.8308173" calcext:value-type="float">
            <text:p>10135.8308173</text:p>
          </table:table-cell>
          <table:table-cell office:value-type="float" office:value="11985.1559811" calcext:value-type="float">
            <text:p>11985.1559811</text:p>
          </table:table-cell>
          <table:table-cell office:value-type="float" office:value="13672.4819848" calcext:value-type="float">
            <text:p>13672.4819848</text:p>
          </table:table-cell>
          <table:table-cell office:value-type="float" office:value="14605.8553986" calcext:value-type="float">
            <text:p>14605.8553986</text:p>
          </table:table-cell>
          <table:table-cell office:value-type="float" office:value="15724.8779663" calcext:value-type="float">
            <text:p>15724.8779663</text:p>
          </table:table-cell>
          <table:table-cell office:value-type="float" office:value="16568.1878888" calcext:value-type="float">
            <text:p>16568.1878888</text:p>
          </table:table-cell>
        </table:table-row>
        <table:table-row table:style-name="ro1">
          <table:table-cell office:value-type="string" calcext:value-type="string">
            <text:p>S0.3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0.0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5.13655374107" calcext:value-type="float">
            <text:p>5.1365537411</text:p>
          </table:table-cell>
          <table:table-cell office:value-type="float" office:value="5.27673520677" calcext:value-type="float">
            <text:p>5.2767352068</text:p>
          </table:table-cell>
          <table:table-cell office:value-type="float" office:value="5.41429791456" calcext:value-type="float">
            <text:p>5.4142979146</text:p>
          </table:table-cell>
          <table:table-cell office:value-type="float" office:value="5.6089797616" calcext:value-type="float">
            <text:p>5.6089797616</text:p>
          </table:table-cell>
          <table:table-cell office:value-type="float" office:value="5.9108701827" calcext:value-type="float">
            <text:p>5.9108701827</text:p>
          </table:table-cell>
          <table:table-cell office:value-type="float" office:value="6.17653943156" calcext:value-type="float">
            <text:p>6.1765394316</text:p>
          </table:table-cell>
          <table:table-cell office:value-type="float" office:value="6.58095058432" calcext:value-type="float">
            <text:p>6.5809505843</text:p>
          </table:table-cell>
          <table:table-cell office:value-type="float" office:value="7.05157886853" calcext:value-type="float">
            <text:p>7.0515788685</text:p>
          </table:table-cell>
          <table:table-cell office:value-type="float" office:value="7.37377794195" calcext:value-type="float">
            <text:p>7.373777942</text:p>
          </table:table-cell>
          <table:table-cell office:value-type="float" office:value="8.0708689457" calcext:value-type="float">
            <text:p>8.0708689457</text:p>
          </table:table-cell>
          <table:table-cell office:value-type="float" office:value="9.02265240419" calcext:value-type="float">
            <text:p>9.0226524042</text:p>
          </table:table-cell>
          <table:table-cell office:value-type="float" office:value="10.1775717762" calcext:value-type="float">
            <text:p>10.1775717762</text:p>
          </table:table-cell>
          <table:table-cell office:value-type="float" office:value="11.1618593303" calcext:value-type="float">
            <text:p>11.1618593303</text:p>
          </table:table-cell>
          <table:table-cell office:value-type="float" office:value="13.6944025513" calcext:value-type="float">
            <text:p>13.6944025513</text:p>
          </table:table-cell>
          <table:table-cell office:value-type="float" office:value="17.7424986935" calcext:value-type="float">
            <text:p>17.7424986935</text:p>
          </table:table-cell>
          <table:table-cell office:value-type="float" office:value="33.4760305675" calcext:value-type="float">
            <text:p>33.4760305675</text:p>
          </table:table-cell>
          <table:table-cell office:value-type="float" office:value="57.0362167749" calcext:value-type="float">
            <text:p>57.0362167749</text:p>
          </table:table-cell>
          <table:table-cell office:value-type="float" office:value="129.881754765" calcext:value-type="float">
            <text:p>129.881754765</text:p>
          </table:table-cell>
          <table:table-cell office:value-type="float" office:value="739.229878007" calcext:value-type="float">
            <text:p>739.229878007</text:p>
          </table:table-cell>
          <table:table-cell office:value-type="float" office:value="2348.83929425" calcext:value-type="float">
            <text:p>2348.83929425</text:p>
          </table:table-cell>
          <table:table-cell office:value-type="float" office:value="3582.15510897" calcext:value-type="float">
            <text:p>3582.15510897</text:p>
          </table:table-cell>
          <table:table-cell office:value-type="float" office:value="5543.31966796" calcext:value-type="float">
            <text:p>5543.31966796</text:p>
          </table:table-cell>
          <table:table-cell office:value-type="float" office:value="7730.25359356" calcext:value-type="float">
            <text:p>7730.25359356</text:p>
          </table:table-cell>
          <table:table-cell office:value-type="float" office:value="8364.55372837" calcext:value-type="float">
            <text:p>8364.55372837</text:p>
          </table:table-cell>
          <table:table-cell office:value-type="float" office:value="9548.9096196" calcext:value-type="float">
            <text:p>9548.9096196</text:p>
          </table:table-cell>
          <table:table-cell office:value-type="float" office:value="11139.229843" calcext:value-type="float">
            <text:p>11139.229843</text:p>
          </table:table-cell>
          <table:table-cell office:value-type="float" office:value="12839.4961294" calcext:value-type="float">
            <text:p>12839.4961294</text:p>
          </table:table-cell>
          <table:table-cell office:value-type="float" office:value="13036.9584999" calcext:value-type="float">
            <text:p>13036.9584999</text:p>
          </table:table-cell>
          <table:table-cell office:value-type="float" office:value="13546.6055085" calcext:value-type="float">
            <text:p>13546.6055085</text:p>
          </table:table-cell>
          <table:table-cell office:value-type="float" office:value="13803.748886" calcext:value-type="float">
            <text:p>13803.748886</text:p>
          </table:table-cell>
          <table:table-cell office:value-type="float" office:value="15082.6795314" calcext:value-type="float">
            <text:p>15082.6795314</text:p>
          </table:table-cell>
          <table:table-cell office:value-type="float" office:value="15675.6072959" calcext:value-type="float">
            <text:p>15675.6072959</text:p>
          </table:table-cell>
          <table:table-cell office:value-type="float" office:value="16210.2218934" calcext:value-type="float">
            <text:p>16210.2218934</text:p>
          </table:table-cell>
          <table:table-cell office:value-type="float" office:value="17025.6890207" calcext:value-type="float">
            <text:p>17025.6890207</text:p>
          </table:table-cell>
          <table:table-cell office:value-type="float" office:value="17210.0761416" calcext:value-type="float">
            <text:p>17210.0761416</text:p>
          </table:table-cell>
          <table:table-cell office:value-type="float" office:value="18178.2510153" calcext:value-type="float">
            <text:p>18178.2510153</text:p>
          </table:table-cell>
          <table:table-cell office:value-type="float" office:value="18397.1970344" calcext:value-type="float">
            <text:p>18397.1970344</text:p>
          </table:table-cell>
          <table:table-cell office:value-type="float" office:value="18794.0017198" calcext:value-type="float">
            <text:p>18794.0017198</text:p>
          </table:table-cell>
          <table:table-cell office:value-type="float" office:value="19981.9831497" calcext:value-type="float">
            <text:p>19981.9831497</text:p>
          </table:table-cell>
          <table:table-cell office:value-type="float" office:value="20335.9451905" calcext:value-type="float">
            <text:p>20335.9451905</text:p>
          </table:table-cell>
          <table:table-cell office:value-type="float" office:value="22033.713022" calcext:value-type="float">
            <text:p>22033.713022</text:p>
          </table:table-cell>
          <table:table-cell office:value-type="float" office:value="21531.7757627" calcext:value-type="float">
            <text:p>21531.7757627</text:p>
          </table:table-cell>
          <table:table-cell office:value-type="float" office:value="23867.7702366" calcext:value-type="float">
            <text:p>23867.7702366</text:p>
          </table:table-cell>
          <table:table-cell office:value-type="float" office:value="24385.0196722" calcext:value-type="float">
            <text:p>24385.0196722</text:p>
          </table:table-cell>
          <table:table-cell office:value-type="float" office:value="25321.3171365" calcext:value-type="float">
            <text:p>25321.3171365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5.24025836824" calcext:value-type="float">
            <text:p>5.2402583682</text:p>
          </table:table-cell>
          <table:table-cell office:value-type="float" office:value="5.56636089017" calcext:value-type="float">
            <text:p>5.5663608902</text:p>
          </table:table-cell>
          <table:table-cell office:value-type="float" office:value="5.92689640706" calcext:value-type="float">
            <text:p>5.9268964071</text:p>
          </table:table-cell>
          <table:table-cell office:value-type="float" office:value="6.32688714738" calcext:value-type="float">
            <text:p>6.3268871474</text:p>
          </table:table-cell>
          <table:table-cell office:value-type="float" office:value="6.98208135195" calcext:value-type="float">
            <text:p>6.982081352</text:p>
          </table:table-cell>
          <table:table-cell office:value-type="float" office:value="7.71129889763" calcext:value-type="float">
            <text:p>7.7112988976</text:p>
          </table:table-cell>
          <table:table-cell office:value-type="float" office:value="8.67163237973" calcext:value-type="float">
            <text:p>8.6716323797</text:p>
          </table:table-cell>
          <table:table-cell office:value-type="float" office:value="9.78668337655" calcext:value-type="float">
            <text:p>9.7866833766</text:p>
          </table:table-cell>
          <table:table-cell office:value-type="float" office:value="11.1086498846" calcext:value-type="float">
            <text:p>11.1086498846</text:p>
          </table:table-cell>
          <table:table-cell office:value-type="float" office:value="12.6984302014" calcext:value-type="float">
            <text:p>12.6984302014</text:p>
          </table:table-cell>
          <table:table-cell office:value-type="float" office:value="14.7768611016" calcext:value-type="float">
            <text:p>14.7768611016</text:p>
          </table:table-cell>
          <table:table-cell office:value-type="float" office:value="17.55788466" calcext:value-type="float">
            <text:p>17.55788466</text:p>
          </table:table-cell>
          <table:table-cell office:value-type="float" office:value="19.9211063072" calcext:value-type="float">
            <text:p>19.9211063072</text:p>
          </table:table-cell>
          <table:table-cell office:value-type="float" office:value="23.226693913" calcext:value-type="float">
            <text:p>23.226693913</text:p>
          </table:table-cell>
          <table:table-cell office:value-type="float" office:value="26.4661020965" calcext:value-type="float">
            <text:p>26.4661020965</text:p>
          </table:table-cell>
          <table:table-cell office:value-type="float" office:value="32.5378107403" calcext:value-type="float">
            <text:p>32.5378107403</text:p>
          </table:table-cell>
          <table:table-cell office:value-type="float" office:value="37.3548924539" calcext:value-type="float">
            <text:p>37.3548924539</text:p>
          </table:table-cell>
          <table:table-cell office:value-type="float" office:value="45.2292128413" calcext:value-type="float">
            <text:p>45.2292128413</text:p>
          </table:table-cell>
          <table:table-cell office:value-type="float" office:value="59.1441748273" calcext:value-type="float">
            <text:p>59.1441748273</text:p>
          </table:table-cell>
          <table:table-cell office:value-type="float" office:value="77.3856905352" calcext:value-type="float">
            <text:p>77.3856905352</text:p>
          </table:table-cell>
          <table:table-cell office:value-type="float" office:value="97.9722416309" calcext:value-type="float">
            <text:p>97.9722416309</text:p>
          </table:table-cell>
          <table:table-cell office:value-type="float" office:value="115.889427857" calcext:value-type="float">
            <text:p>115.889427857</text:p>
          </table:table-cell>
          <table:table-cell office:value-type="float" office:value="135.907190517" calcext:value-type="float">
            <text:p>135.907190517</text:p>
          </table:table-cell>
          <table:table-cell office:value-type="float" office:value="184.247250829" calcext:value-type="float">
            <text:p>184.247250829</text:p>
          </table:table-cell>
          <table:table-cell office:value-type="float" office:value="359.531958026" calcext:value-type="float">
            <text:p>359.531958026</text:p>
          </table:table-cell>
          <table:table-cell office:value-type="float" office:value="659.897799874" calcext:value-type="float">
            <text:p>659.897799874</text:p>
          </table:table-cell>
          <table:table-cell office:value-type="float" office:value="828.494806742" calcext:value-type="float">
            <text:p>828.494806742</text:p>
          </table:table-cell>
          <table:table-cell office:value-type="float" office:value="1257.77983132" calcext:value-type="float">
            <text:p>1257.77983132</text:p>
          </table:table-cell>
          <table:table-cell office:value-type="float" office:value="1716.70154571" calcext:value-type="float">
            <text:p>1716.70154571</text:p>
          </table:table-cell>
          <table:table-cell office:value-type="float" office:value="2338.21470461" calcext:value-type="float">
            <text:p>2338.21470461</text:p>
          </table:table-cell>
          <table:table-cell office:value-type="float" office:value="2854.81403071" calcext:value-type="float">
            <text:p>2854.81403071</text:p>
          </table:table-cell>
          <table:table-cell office:value-type="float" office:value="3621.22329434" calcext:value-type="float">
            <text:p>3621.22329434</text:p>
          </table:table-cell>
          <table:table-cell office:value-type="float" office:value="4043.43186892" calcext:value-type="float">
            <text:p>4043.43186892</text:p>
          </table:table-cell>
          <table:table-cell office:value-type="float" office:value="4545.81146373" calcext:value-type="float">
            <text:p>4545.81146373</text:p>
          </table:table-cell>
          <table:table-cell office:value-type="float" office:value="4990.4946743" calcext:value-type="float">
            <text:p>4990.4946743</text:p>
          </table:table-cell>
          <table:table-cell office:value-type="float" office:value="5311.0962105" calcext:value-type="float">
            <text:p>5311.0962105</text:p>
          </table:table-cell>
          <table:table-cell office:value-type="float" office:value="5800.01129939" calcext:value-type="float">
            <text:p>5800.01129939</text:p>
          </table:table-cell>
          <table:table-cell office:value-type="float" office:value="6361.51238329" calcext:value-type="float">
            <text:p>6361.51238329</text:p>
          </table:table-cell>
          <table:table-cell office:value-type="float" office:value="6775.00960362" calcext:value-type="float">
            <text:p>6775.00960362</text:p>
          </table:table-cell>
          <table:table-cell office:value-type="float" office:value="7009.61743749" calcext:value-type="float">
            <text:p>7009.61743749</text:p>
          </table:table-cell>
          <table:table-cell office:value-type="float" office:value="8800.31905435" calcext:value-type="float">
            <text:p>8800.31905435</text:p>
          </table:table-cell>
          <table:table-cell office:value-type="float" office:value="10458.6903142" calcext:value-type="float">
            <text:p>10458.6903142</text:p>
          </table:table-cell>
          <table:table-cell office:value-type="float" office:value="11545.2819639" calcext:value-type="float">
            <text:p>11545.2819639</text:p>
          </table:table-cell>
          <table:table-cell office:value-type="float" office:value="12530.527747" calcext:value-type="float">
            <text:p>12530.527747</text:p>
          </table:table-cell>
          <table:table-cell office:value-type="float" office:value="13480.7001373" calcext:value-type="float">
            <text:p>13480.7001373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7569516742" calcext:value-type="float">
            <text:p>36.7569516742</text:p>
          </table:table-cell>
          <table:table-cell office:value-type="float" office:value="37.7498655772" calcext:value-type="float">
            <text:p>37.7498655772</text:p>
          </table:table-cell>
          <table:table-cell office:value-type="float" office:value="38.9585550838" calcext:value-type="float">
            <text:p>38.9585550838</text:p>
          </table:table-cell>
          <table:table-cell office:value-type="float" office:value="40.235090788" calcext:value-type="float">
            <text:p>40.235090788</text:p>
          </table:table-cell>
          <table:table-cell office:value-type="float" office:value="41.838177822" calcext:value-type="float">
            <text:p>41.838177822</text:p>
          </table:table-cell>
          <table:table-cell office:value-type="float" office:value="43.1640682865" calcext:value-type="float">
            <text:p>43.1640682865</text:p>
          </table:table-cell>
          <table:table-cell office:value-type="float" office:value="45.078117282" calcext:value-type="float">
            <text:p>45.078117282</text:p>
          </table:table-cell>
          <table:table-cell office:value-type="float" office:value="47.0515008614" calcext:value-type="float">
            <text:p>47.0515008614</text:p>
          </table:table-cell>
          <table:table-cell office:value-type="float" office:value="48.4662345653" calcext:value-type="float">
            <text:p>48.4662345653</text:p>
          </table:table-cell>
          <table:table-cell office:value-type="float" office:value="50.5623713421" calcext:value-type="float">
            <text:p>50.5623713421</text:p>
          </table:table-cell>
          <table:table-cell office:value-type="float" office:value="52.7751023816" calcext:value-type="float">
            <text:p>52.7751023816</text:p>
          </table:table-cell>
          <table:table-cell office:value-type="float" office:value="55.8754796628" calcext:value-type="float">
            <text:p>55.8754796628</text:p>
          </table:table-cell>
          <table:table-cell office:value-type="float" office:value="59.0843831138" calcext:value-type="float">
            <text:p>59.0843831138</text:p>
          </table:table-cell>
          <table:table-cell office:value-type="float" office:value="61.327962401" calcext:value-type="float">
            <text:p>61.327962401</text:p>
          </table:table-cell>
          <table:table-cell office:value-type="float" office:value="66.5078272398" calcext:value-type="float">
            <text:p>66.5078272398</text:p>
          </table:table-cell>
          <table:table-cell office:value-type="float" office:value="69.9858465787" calcext:value-type="float">
            <text:p>69.9858465787</text:p>
          </table:table-cell>
          <table:table-cell office:value-type="float" office:value="76.3218404368" calcext:value-type="float">
            <text:p>76.3218404368</text:p>
          </table:table-cell>
          <table:table-cell office:value-type="float" office:value="80.5852454468" calcext:value-type="float">
            <text:p>80.5852454468</text:p>
          </table:table-cell>
          <table:table-cell office:value-type="float" office:value="87.8992393224" calcext:value-type="float">
            <text:p>87.8992393224</text:p>
          </table:table-cell>
          <table:table-cell office:value-type="float" office:value="98.9404448103" calcext:value-type="float">
            <text:p>98.9404448103</text:p>
          </table:table-cell>
          <table:table-cell office:value-type="float" office:value="105.544631334" calcext:value-type="float">
            <text:p>105.544631334</text:p>
          </table:table-cell>
          <table:table-cell office:value-type="float" office:value="121.957847881" calcext:value-type="float">
            <text:p>121.957847881</text:p>
          </table:table-cell>
          <table:table-cell office:value-type="float" office:value="141.090697998" calcext:value-type="float">
            <text:p>141.090697998</text:p>
          </table:table-cell>
          <table:table-cell office:value-type="float" office:value="160.66743036" calcext:value-type="float">
            <text:p>160.66743036</text:p>
          </table:table-cell>
          <table:table-cell office:value-type="float" office:value="206.353809941" calcext:value-type="float">
            <text:p>206.353809941</text:p>
          </table:table-cell>
          <table:table-cell office:value-type="float" office:value="295.414581061" calcext:value-type="float">
            <text:p>295.414581061</text:p>
          </table:table-cell>
          <table:table-cell office:value-type="float" office:value="384.273724505" calcext:value-type="float">
            <text:p>384.273724505</text:p>
          </table:table-cell>
          <table:table-cell office:value-type="float" office:value="640.157496205" calcext:value-type="float">
            <text:p>640.157496205</text:p>
          </table:table-cell>
          <table:table-cell office:value-type="float" office:value="972.446234501" calcext:value-type="float">
            <text:p>972.446234501</text:p>
          </table:table-cell>
          <table:table-cell office:value-type="float" office:value="1268.41578883" calcext:value-type="float">
            <text:p>1268.41578883</text:p>
          </table:table-cell>
          <table:table-cell office:value-type="float" office:value="1851.09726557" calcext:value-type="float">
            <text:p>1851.09726557</text:p>
          </table:table-cell>
          <table:table-cell office:value-type="float" office:value="2405.94548606" calcext:value-type="float">
            <text:p>2405.94548606</text:p>
          </table:table-cell>
          <table:table-cell office:value-type="float" office:value="3037.65674942" calcext:value-type="float">
            <text:p>3037.65674942</text:p>
          </table:table-cell>
          <table:table-cell office:value-type="float" office:value="3271.02622691" calcext:value-type="float">
            <text:p>3271.02622691</text:p>
          </table:table-cell>
          <table:table-cell office:value-type="float" office:value="3998.22776582" calcext:value-type="float">
            <text:p>3998.22776582</text:p>
          </table:table-cell>
          <table:table-cell office:value-type="float" office:value="4464.96584877" calcext:value-type="float">
            <text:p>4464.96584877</text:p>
          </table:table-cell>
          <table:table-cell office:value-type="float" office:value="4853.60380529" calcext:value-type="float">
            <text:p>4853.60380529</text:p>
          </table:table-cell>
          <table:table-cell office:value-type="float" office:value="5193.95375016" calcext:value-type="float">
            <text:p>5193.95375016</text:p>
          </table:table-cell>
          <table:table-cell office:value-type="float" office:value="5532.54931083" calcext:value-type="float">
            <text:p>5532.54931083</text:p>
          </table:table-cell>
          <table:table-cell office:value-type="float" office:value="5988.07035959" calcext:value-type="float">
            <text:p>5988.07035959</text:p>
          </table:table-cell>
          <table:table-cell office:value-type="float" office:value="7640.95017791" calcext:value-type="float">
            <text:p>7640.95017791</text:p>
          </table:table-cell>
          <table:table-cell office:value-type="float" office:value="9176.66700231" calcext:value-type="float">
            <text:p>9176.66700231</text:p>
          </table:table-cell>
          <table:table-cell office:value-type="float" office:value="10426.101085" calcext:value-type="float">
            <text:p>10426.101085</text:p>
          </table:table-cell>
          <table:table-cell office:value-type="float" office:value="11509.5664188" calcext:value-type="float">
            <text:p>11509.5664188</text:p>
          </table:table-cell>
          <table:table-cell office:value-type="float" office:value="12288.6231492" calcext:value-type="float">
            <text:p>12288.6231492</text:p>
          </table:table-cell>
        </table:table-row>
        <table:table-row table:style-name="ro1">
          <table:table-cell office:value-type="string" calcext:value-type="string">
            <text:p>S0.4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0.0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5.13398167667" calcext:value-type="float">
            <text:p>5.1339816767</text:p>
          </table:table-cell>
          <table:table-cell office:value-type="float" office:value="5.27247327186" calcext:value-type="float">
            <text:p>5.2724732719</text:p>
          </table:table-cell>
          <table:table-cell office:value-type="float" office:value="5.43141506511" calcext:value-type="float">
            <text:p>5.4314150651</text:p>
          </table:table-cell>
          <table:table-cell office:value-type="float" office:value="5.64060103056" calcext:value-type="float">
            <text:p>5.6406010306</text:p>
          </table:table-cell>
          <table:table-cell office:value-type="float" office:value="5.91573661199" calcext:value-type="float">
            <text:p>5.915736612</text:p>
          </table:table-cell>
          <table:table-cell office:value-type="float" office:value="6.23751816033" calcext:value-type="float">
            <text:p>6.2375181603</text:p>
          </table:table-cell>
          <table:table-cell office:value-type="float" office:value="6.47821565445" calcext:value-type="float">
            <text:p>6.4782156545</text:p>
          </table:table-cell>
          <table:table-cell office:value-type="float" office:value="6.94377503846" calcext:value-type="float">
            <text:p>6.9437750385</text:p>
          </table:table-cell>
          <table:table-cell office:value-type="float" office:value="7.4876101818" calcext:value-type="float">
            <text:p>7.4876101818</text:p>
          </table:table-cell>
          <table:table-cell office:value-type="float" office:value="8.03940231545" calcext:value-type="float">
            <text:p>8.0394023155</text:p>
          </table:table-cell>
          <table:table-cell office:value-type="float" office:value="9.02135569937" calcext:value-type="float">
            <text:p>9.0213556994</text:p>
          </table:table-cell>
          <table:table-cell office:value-type="float" office:value="9.78924403683" calcext:value-type="float">
            <text:p>9.7892440368</text:p>
          </table:table-cell>
          <table:table-cell office:value-type="float" office:value="11.3244743468" calcext:value-type="float">
            <text:p>11.3244743468</text:p>
          </table:table-cell>
          <table:table-cell office:value-type="float" office:value="13.8996184382" calcext:value-type="float">
            <text:p>13.8996184382</text:p>
          </table:table-cell>
          <table:table-cell office:value-type="float" office:value="17.4783622478" calcext:value-type="float">
            <text:p>17.4783622478</text:p>
          </table:table-cell>
          <table:table-cell office:value-type="float" office:value="23.4969442366" calcext:value-type="float">
            <text:p>23.4969442366</text:p>
          </table:table-cell>
          <table:table-cell office:value-type="float" office:value="39.0249158727" calcext:value-type="float">
            <text:p>39.0249158727</text:p>
          </table:table-cell>
          <table:table-cell office:value-type="float" office:value="148.619865974" calcext:value-type="float">
            <text:p>148.619865974</text:p>
          </table:table-cell>
          <table:table-cell office:value-type="float" office:value="769.695742836" calcext:value-type="float">
            <text:p>769.695742836</text:p>
          </table:table-cell>
          <table:table-cell office:value-type="float" office:value="2416.11553021" calcext:value-type="float">
            <text:p>2416.11553021</text:p>
          </table:table-cell>
          <table:table-cell office:value-type="float" office:value="4108.61756345" calcext:value-type="float">
            <text:p>4108.61756345</text:p>
          </table:table-cell>
          <table:table-cell office:value-type="float" office:value="5309.74564976" calcext:value-type="float">
            <text:p>5309.74564976</text:p>
          </table:table-cell>
          <table:table-cell office:value-type="float" office:value="6806.44893973" calcext:value-type="float">
            <text:p>6806.44893973</text:p>
          </table:table-cell>
          <table:table-cell office:value-type="float" office:value="8714.19598836" calcext:value-type="float">
            <text:p>8714.19598836</text:p>
          </table:table-cell>
          <table:table-cell office:value-type="float" office:value="10012.6942218" calcext:value-type="float">
            <text:p>10012.6942218</text:p>
          </table:table-cell>
          <table:table-cell office:value-type="float" office:value="11182.0075877" calcext:value-type="float">
            <text:p>11182.0075877</text:p>
          </table:table-cell>
          <table:table-cell office:value-type="float" office:value="12310.5959961" calcext:value-type="float">
            <text:p>12310.5959961</text:p>
          </table:table-cell>
          <table:table-cell office:value-type="float" office:value="12878.2043018" calcext:value-type="float">
            <text:p>12878.2043018</text:p>
          </table:table-cell>
          <table:table-cell office:value-type="float" office:value="13989.3636419" calcext:value-type="float">
            <text:p>13989.3636419</text:p>
          </table:table-cell>
          <table:table-cell office:value-type="float" office:value="15914.6922593" calcext:value-type="float">
            <text:p>15914.6922593</text:p>
          </table:table-cell>
          <table:table-cell office:value-type="float" office:value="15282.0167252" calcext:value-type="float">
            <text:p>15282.0167252</text:p>
          </table:table-cell>
          <table:table-cell office:value-type="float" office:value="15919.9798284" calcext:value-type="float">
            <text:p>15919.9798284</text:p>
          </table:table-cell>
          <table:table-cell office:value-type="float" office:value="16665.2906266" calcext:value-type="float">
            <text:p>16665.2906266</text:p>
          </table:table-cell>
          <table:table-cell office:value-type="float" office:value="17570.76412" calcext:value-type="float">
            <text:p>17570.76412</text:p>
          </table:table-cell>
          <table:table-cell office:value-type="float" office:value="17422.1349787" calcext:value-type="float">
            <text:p>17422.1349787</text:p>
          </table:table-cell>
          <table:table-cell office:value-type="float" office:value="17837.1192288" calcext:value-type="float">
            <text:p>17837.1192288</text:p>
          </table:table-cell>
          <table:table-cell office:value-type="float" office:value="18918.122295" calcext:value-type="float">
            <text:p>18918.122295</text:p>
          </table:table-cell>
          <table:table-cell office:value-type="float" office:value="18669.0908476" calcext:value-type="float">
            <text:p>18669.0908476</text:p>
          </table:table-cell>
          <table:table-cell office:value-type="float" office:value="19227.4776992" calcext:value-type="float">
            <text:p>19227.4776992</text:p>
          </table:table-cell>
          <table:table-cell office:value-type="float" office:value="20695.5988706" calcext:value-type="float">
            <text:p>20695.5988706</text:p>
          </table:table-cell>
          <table:table-cell office:value-type="float" office:value="21434.4350327" calcext:value-type="float">
            <text:p>21434.4350327</text:p>
          </table:table-cell>
          <table:table-cell office:value-type="float" office:value="22295.0681578" calcext:value-type="float">
            <text:p>22295.0681578</text:p>
          </table:table-cell>
          <table:table-cell office:value-type="float" office:value="23702.5507178" calcext:value-type="float">
            <text:p>23702.5507178</text:p>
          </table:table-cell>
          <table:table-cell office:value-type="float" office:value="24120.6333469" calcext:value-type="float">
            <text:p>24120.6333469</text:p>
          </table:table-cell>
          <table:table-cell office:value-type="float" office:value="24906.3364697" calcext:value-type="float">
            <text:p>24906.3364697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5.22839398511" calcext:value-type="float">
            <text:p>5.2283939851</text:p>
          </table:table-cell>
          <table:table-cell office:value-type="float" office:value="5.49827206989" calcext:value-type="float">
            <text:p>5.4982720699</text:p>
          </table:table-cell>
          <table:table-cell office:value-type="float" office:value="5.83323917829" calcext:value-type="float">
            <text:p>5.8332391783</text:p>
          </table:table-cell>
          <table:table-cell office:value-type="float" office:value="6.37450229227" calcext:value-type="float">
            <text:p>6.3745022923</text:p>
          </table:table-cell>
          <table:table-cell office:value-type="float" office:value="7.13210265389" calcext:value-type="float">
            <text:p>7.1321026539</text:p>
          </table:table-cell>
          <table:table-cell office:value-type="float" office:value="7.77876324593" calcext:value-type="float">
            <text:p>7.7787632459</text:p>
          </table:table-cell>
          <table:table-cell office:value-type="float" office:value="8.7863235646" calcext:value-type="float">
            <text:p>8.7863235646</text:p>
          </table:table-cell>
          <table:table-cell office:value-type="float" office:value="9.72846611785" calcext:value-type="float">
            <text:p>9.7284661179</text:p>
          </table:table-cell>
          <table:table-cell office:value-type="float" office:value="10.8855681615" calcext:value-type="float">
            <text:p>10.8855681615</text:p>
          </table:table-cell>
          <table:table-cell office:value-type="float" office:value="12.861680421" calcext:value-type="float">
            <text:p>12.861680421</text:p>
          </table:table-cell>
          <table:table-cell office:value-type="float" office:value="14.8410876707" calcext:value-type="float">
            <text:p>14.8410876707</text:p>
          </table:table-cell>
          <table:table-cell office:value-type="float" office:value="16.8588307167" calcext:value-type="float">
            <text:p>16.8588307167</text:p>
          </table:table-cell>
          <table:table-cell office:value-type="float" office:value="19.5828557914" calcext:value-type="float">
            <text:p>19.5828557914</text:p>
          </table:table-cell>
          <table:table-cell office:value-type="float" office:value="22.4494675845" calcext:value-type="float">
            <text:p>22.4494675845</text:p>
          </table:table-cell>
          <table:table-cell office:value-type="float" office:value="26.1875220492" calcext:value-type="float">
            <text:p>26.1875220492</text:p>
          </table:table-cell>
          <table:table-cell office:value-type="float" office:value="32.1413663497" calcext:value-type="float">
            <text:p>32.1413663497</text:p>
          </table:table-cell>
          <table:table-cell office:value-type="float" office:value="37.461282821" calcext:value-type="float">
            <text:p>37.461282821</text:p>
          </table:table-cell>
          <table:table-cell office:value-type="float" office:value="44.7143552912" calcext:value-type="float">
            <text:p>44.7143552912</text:p>
          </table:table-cell>
          <table:table-cell office:value-type="float" office:value="52.8759174251" calcext:value-type="float">
            <text:p>52.8759174251</text:p>
          </table:table-cell>
          <table:table-cell office:value-type="float" office:value="58.4866293072" calcext:value-type="float">
            <text:p>58.4866293072</text:p>
          </table:table-cell>
          <table:table-cell office:value-type="float" office:value="76.3119019606" calcext:value-type="float">
            <text:p>76.3119019606</text:p>
          </table:table-cell>
          <table:table-cell office:value-type="float" office:value="94.5091953296" calcext:value-type="float">
            <text:p>94.5091953296</text:p>
          </table:table-cell>
          <table:table-cell office:value-type="float" office:value="111.101815531" calcext:value-type="float">
            <text:p>111.101815531</text:p>
          </table:table-cell>
          <table:table-cell office:value-type="float" office:value="133.864512987" calcext:value-type="float">
            <text:p>133.864512987</text:p>
          </table:table-cell>
          <table:table-cell office:value-type="float" office:value="148.117336389" calcext:value-type="float">
            <text:p>148.117336389</text:p>
          </table:table-cell>
          <table:table-cell office:value-type="float" office:value="182.607956703" calcext:value-type="float">
            <text:p>182.607956703</text:p>
          </table:table-cell>
          <table:table-cell office:value-type="float" office:value="251.22164368" calcext:value-type="float">
            <text:p>251.22164368</text:p>
          </table:table-cell>
          <table:table-cell office:value-type="float" office:value="321.150782934" calcext:value-type="float">
            <text:p>321.150782934</text:p>
          </table:table-cell>
          <table:table-cell office:value-type="float" office:value="450.772609092" calcext:value-type="float">
            <text:p>450.772609092</text:p>
          </table:table-cell>
          <table:table-cell office:value-type="float" office:value="676.350668571" calcext:value-type="float">
            <text:p>676.350668571</text:p>
          </table:table-cell>
          <table:table-cell office:value-type="float" office:value="1138.69427281" calcext:value-type="float">
            <text:p>1138.69427281</text:p>
          </table:table-cell>
          <table:table-cell office:value-type="float" office:value="1273.10179845" calcext:value-type="float">
            <text:p>1273.10179845</text:p>
          </table:table-cell>
          <table:table-cell office:value-type="float" office:value="1928.11080118" calcext:value-type="float">
            <text:p>1928.11080118</text:p>
          </table:table-cell>
          <table:table-cell office:value-type="float" office:value="2277.63241612" calcext:value-type="float">
            <text:p>2277.63241612</text:p>
          </table:table-cell>
          <table:table-cell office:value-type="float" office:value="2577.48885848" calcext:value-type="float">
            <text:p>2577.48885848</text:p>
          </table:table-cell>
          <table:table-cell office:value-type="float" office:value="2963.6349233" calcext:value-type="float">
            <text:p>2963.6349233</text:p>
          </table:table-cell>
          <table:table-cell office:value-type="float" office:value="3430.61220343" calcext:value-type="float">
            <text:p>3430.61220343</text:p>
          </table:table-cell>
          <table:table-cell office:value-type="float" office:value="3772.5069291" calcext:value-type="float">
            <text:p>3772.5069291</text:p>
          </table:table-cell>
          <table:table-cell office:value-type="float" office:value="4254.07603803" calcext:value-type="float">
            <text:p>4254.07603803</text:p>
          </table:table-cell>
          <table:table-cell office:value-type="float" office:value="4650.24018234" calcext:value-type="float">
            <text:p>4650.24018234</text:p>
          </table:table-cell>
          <table:table-cell office:value-type="float" office:value="6476.16030423" calcext:value-type="float">
            <text:p>6476.16030423</text:p>
          </table:table-cell>
          <table:table-cell office:value-type="float" office:value="7828.93194415" calcext:value-type="float">
            <text:p>7828.93194415</text:p>
          </table:table-cell>
          <table:table-cell office:value-type="float" office:value="8846.5590748" calcext:value-type="float">
            <text:p>8846.5590748</text:p>
          </table:table-cell>
          <table:table-cell office:value-type="float" office:value="9990.86963273" calcext:value-type="float">
            <text:p>9990.86963273</text:p>
          </table:table-cell>
          <table:table-cell office:value-type="float" office:value="10791.7278822" calcext:value-type="float">
            <text:p>10791.7278822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4524017922" calcext:value-type="float">
            <text:p>36.4524017922</text:p>
          </table:table-cell>
          <table:table-cell office:value-type="float" office:value="37.497930714" calcext:value-type="float">
            <text:p>37.497930714</text:p>
          </table:table-cell>
          <table:table-cell office:value-type="float" office:value="38.4002836493" calcext:value-type="float">
            <text:p>38.4002836493</text:p>
          </table:table-cell>
          <table:table-cell office:value-type="float" office:value="39.8590897926" calcext:value-type="float">
            <text:p>39.8590897926</text:p>
          </table:table-cell>
          <table:table-cell office:value-type="float" office:value="40.9687520182" calcext:value-type="float">
            <text:p>40.9687520182</text:p>
          </table:table-cell>
          <table:table-cell office:value-type="float" office:value="42.5060684826" calcext:value-type="float">
            <text:p>42.5060684826</text:p>
          </table:table-cell>
          <table:table-cell office:value-type="float" office:value="43.7430125658" calcext:value-type="float">
            <text:p>43.7430125658</text:p>
          </table:table-cell>
          <table:table-cell office:value-type="float" office:value="45.3063617055" calcext:value-type="float">
            <text:p>45.3063617055</text:p>
          </table:table-cell>
          <table:table-cell office:value-type="float" office:value="47.1883812625" calcext:value-type="float">
            <text:p>47.1883812625</text:p>
          </table:table-cell>
          <table:table-cell office:value-type="float" office:value="48.7858094855" calcext:value-type="float">
            <text:p>48.7858094855</text:p>
          </table:table-cell>
          <table:table-cell office:value-type="float" office:value="50.7992800435" calcext:value-type="float">
            <text:p>50.7992800435</text:p>
          </table:table-cell>
          <table:table-cell office:value-type="float" office:value="53.134058997" calcext:value-type="float">
            <text:p>53.134058997</text:p>
          </table:table-cell>
          <table:table-cell office:value-type="float" office:value="55.410193784" calcext:value-type="float">
            <text:p>55.410193784</text:p>
          </table:table-cell>
          <table:table-cell office:value-type="float" office:value="57.6825259693" calcext:value-type="float">
            <text:p>57.6825259693</text:p>
          </table:table-cell>
          <table:table-cell office:value-type="float" office:value="60.4326747529" calcext:value-type="float">
            <text:p>60.4326747529</text:p>
          </table:table-cell>
          <table:table-cell office:value-type="float" office:value="64.0549286006" calcext:value-type="float">
            <text:p>64.0549286006</text:p>
          </table:table-cell>
          <table:table-cell office:value-type="float" office:value="68.1758055234" calcext:value-type="float">
            <text:p>68.1758055234</text:p>
          </table:table-cell>
          <table:table-cell office:value-type="float" office:value="72.0593378611" calcext:value-type="float">
            <text:p>72.0593378611</text:p>
          </table:table-cell>
          <table:table-cell office:value-type="float" office:value="75.7439097443" calcext:value-type="float">
            <text:p>75.7439097443</text:p>
          </table:table-cell>
          <table:table-cell office:value-type="float" office:value="80.9877908444" calcext:value-type="float">
            <text:p>80.9877908444</text:p>
          </table:table-cell>
          <table:table-cell office:value-type="float" office:value="90.0322108788" calcext:value-type="float">
            <text:p>90.0322108788</text:p>
          </table:table-cell>
          <table:table-cell office:value-type="float" office:value="94.3005567824" calcext:value-type="float">
            <text:p>94.3005567824</text:p>
          </table:table-cell>
          <table:table-cell office:value-type="float" office:value="104.944427558" calcext:value-type="float">
            <text:p>104.944427558</text:p>
          </table:table-cell>
          <table:table-cell office:value-type="float" office:value="117.301294197" calcext:value-type="float">
            <text:p>117.301294197</text:p>
          </table:table-cell>
          <table:table-cell office:value-type="float" office:value="132.177861218" calcext:value-type="float">
            <text:p>132.177861218</text:p>
          </table:table-cell>
          <table:table-cell office:value-type="float" office:value="156.80452114" calcext:value-type="float">
            <text:p>156.80452114</text:p>
          </table:table-cell>
          <table:table-cell office:value-type="float" office:value="172.212269435" calcext:value-type="float">
            <text:p>172.212269435</text:p>
          </table:table-cell>
          <table:table-cell office:value-type="float" office:value="195.595881143" calcext:value-type="float">
            <text:p>195.595881143</text:p>
          </table:table-cell>
          <table:table-cell office:value-type="float" office:value="271.674856488" calcext:value-type="float">
            <text:p>271.674856488</text:p>
          </table:table-cell>
          <table:table-cell office:value-type="float" office:value="386.130295105" calcext:value-type="float">
            <text:p>386.130295105</text:p>
          </table:table-cell>
          <table:table-cell office:value-type="float" office:value="523.617805844" calcext:value-type="float">
            <text:p>523.617805844</text:p>
          </table:table-cell>
          <table:table-cell office:value-type="float" office:value="858.773051562" calcext:value-type="float">
            <text:p>858.773051562</text:p>
          </table:table-cell>
          <table:table-cell office:value-type="float" office:value="1220.02867228" calcext:value-type="float">
            <text:p>1220.02867228</text:p>
          </table:table-cell>
          <table:table-cell office:value-type="float" office:value="1563.26286622" calcext:value-type="float">
            <text:p>1563.26286622</text:p>
          </table:table-cell>
          <table:table-cell office:value-type="float" office:value="1779.44752183" calcext:value-type="float">
            <text:p>1779.44752183</text:p>
          </table:table-cell>
          <table:table-cell office:value-type="float" office:value="2320.19097422" calcext:value-type="float">
            <text:p>2320.19097422</text:p>
          </table:table-cell>
          <table:table-cell office:value-type="float" office:value="2862.40864385" calcext:value-type="float">
            <text:p>2862.40864385</text:p>
          </table:table-cell>
          <table:table-cell office:value-type="float" office:value="3067.55514335" calcext:value-type="float">
            <text:p>3067.55514335</text:p>
          </table:table-cell>
          <table:table-cell office:value-type="float" office:value="3566.17400021" calcext:value-type="float">
            <text:p>3566.17400021</text:p>
          </table:table-cell>
          <table:table-cell office:value-type="float" office:value="3823.08436122" calcext:value-type="float">
            <text:p>3823.08436122</text:p>
          </table:table-cell>
          <table:table-cell office:value-type="float" office:value="5737.13432017" calcext:value-type="float">
            <text:p>5737.13432017</text:p>
          </table:table-cell>
          <table:table-cell office:value-type="float" office:value="6981.22567756" calcext:value-type="float">
            <text:p>6981.22567756</text:p>
          </table:table-cell>
          <table:table-cell office:value-type="float" office:value="8376.62063163" calcext:value-type="float">
            <text:p>8376.62063163</text:p>
          </table:table-cell>
          <table:table-cell office:value-type="float" office:value="9406.12936696" calcext:value-type="float">
            <text:p>9406.12936696</text:p>
          </table:table-cell>
          <table:table-cell office:value-type="float" office:value="10237.5138924" calcext:value-type="float">
            <text:p>10237.5138924</text:p>
          </table:table-cell>
        </table:table-row>
        <table:table-row table:style-name="ro1">
          <table:table-cell office:value-type="string" calcext:value-type="string">
            <text:p>S0.5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0.0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5.13649036324" calcext:value-type="float">
            <text:p>5.1364903632</text:p>
          </table:table-cell>
          <table:table-cell office:value-type="float" office:value="5.27949648851" calcext:value-type="float">
            <text:p>5.2794964885</text:p>
          </table:table-cell>
          <table:table-cell office:value-type="float" office:value="5.45060843991" calcext:value-type="float">
            <text:p>5.4506084399</text:p>
          </table:table-cell>
          <table:table-cell office:value-type="float" office:value="5.66524605525" calcext:value-type="float">
            <text:p>5.6652460553</text:p>
          </table:table-cell>
          <table:table-cell office:value-type="float" office:value="5.85735108052" calcext:value-type="float">
            <text:p>5.8573510805</text:p>
          </table:table-cell>
          <table:table-cell office:value-type="float" office:value="6.19975792483" calcext:value-type="float">
            <text:p>6.1997579248</text:p>
          </table:table-cell>
          <table:table-cell office:value-type="float" office:value="6.58402486573" calcext:value-type="float">
            <text:p>6.5840248657</text:p>
          </table:table-cell>
          <table:table-cell office:value-type="float" office:value="6.95339087348" calcext:value-type="float">
            <text:p>6.9533908735</text:p>
          </table:table-cell>
          <table:table-cell office:value-type="float" office:value="7.37945393357" calcext:value-type="float">
            <text:p>7.3794539336</text:p>
          </table:table-cell>
          <table:table-cell office:value-type="float" office:value="8.0264471336" calcext:value-type="float">
            <text:p>8.0264471336</text:p>
          </table:table-cell>
          <table:table-cell office:value-type="float" office:value="8.64583137482" calcext:value-type="float">
            <text:p>8.6458313748</text:p>
          </table:table-cell>
          <table:table-cell office:value-type="float" office:value="9.90644916381" calcext:value-type="float">
            <text:p>9.9064491638</text:p>
          </table:table-cell>
          <table:table-cell office:value-type="float" office:value="11.2091783229" calcext:value-type="float">
            <text:p>11.2091783229</text:p>
          </table:table-cell>
          <table:table-cell office:value-type="float" office:value="13.6522543799" calcext:value-type="float">
            <text:p>13.6522543799</text:p>
          </table:table-cell>
          <table:table-cell office:value-type="float" office:value="19.0369834762" calcext:value-type="float">
            <text:p>19.0369834762</text:p>
          </table:table-cell>
          <table:table-cell office:value-type="float" office:value="24.8752812361" calcext:value-type="float">
            <text:p>24.8752812361</text:p>
          </table:table-cell>
          <table:table-cell office:value-type="float" office:value="57.6152919936" calcext:value-type="float">
            <text:p>57.6152919936</text:p>
          </table:table-cell>
          <table:table-cell office:value-type="float" office:value="153.346626254" calcext:value-type="float">
            <text:p>153.346626254</text:p>
          </table:table-cell>
          <table:table-cell office:value-type="float" office:value="548.376539387" calcext:value-type="float">
            <text:p>548.376539387</text:p>
          </table:table-cell>
          <table:table-cell office:value-type="float" office:value="2132.34932861" calcext:value-type="float">
            <text:p>2132.34932861</text:p>
          </table:table-cell>
          <table:table-cell office:value-type="float" office:value="4665.87216812" calcext:value-type="float">
            <text:p>4665.87216812</text:p>
          </table:table-cell>
          <table:table-cell office:value-type="float" office:value="5878.81742332" calcext:value-type="float">
            <text:p>5878.81742332</text:p>
          </table:table-cell>
          <table:table-cell office:value-type="float" office:value="7883.12546865" calcext:value-type="float">
            <text:p>7883.12546865</text:p>
          </table:table-cell>
          <table:table-cell office:value-type="float" office:value="8319.10950345" calcext:value-type="float">
            <text:p>8319.10950345</text:p>
          </table:table-cell>
          <table:table-cell office:value-type="float" office:value="9857.52158905" calcext:value-type="float">
            <text:p>9857.52158905</text:p>
          </table:table-cell>
          <table:table-cell office:value-type="float" office:value="12242.2600673" calcext:value-type="float">
            <text:p>12242.2600673</text:p>
          </table:table-cell>
          <table:table-cell office:value-type="float" office:value="12050.8758191" calcext:value-type="float">
            <text:p>12050.8758191</text:p>
          </table:table-cell>
          <table:table-cell office:value-type="float" office:value="13990.082596" calcext:value-type="float">
            <text:p>13990.082596</text:p>
          </table:table-cell>
          <table:table-cell office:value-type="float" office:value="15049.9839325" calcext:value-type="float">
            <text:p>15049.9839325</text:p>
          </table:table-cell>
          <table:table-cell office:value-type="float" office:value="15359.5989648" calcext:value-type="float">
            <text:p>15359.5989648</text:p>
          </table:table-cell>
          <table:table-cell office:value-type="float" office:value="16866.2630665" calcext:value-type="float">
            <text:p>16866.2630665</text:p>
          </table:table-cell>
          <table:table-cell office:value-type="float" office:value="16570.9258559" calcext:value-type="float">
            <text:p>16570.9258559</text:p>
          </table:table-cell>
          <table:table-cell office:value-type="float" office:value="17203.882964" calcext:value-type="float">
            <text:p>17203.882964</text:p>
          </table:table-cell>
          <table:table-cell office:value-type="float" office:value="18407.7926465" calcext:value-type="float">
            <text:p>18407.7926465</text:p>
          </table:table-cell>
          <table:table-cell office:value-type="float" office:value="18146.0277404" calcext:value-type="float">
            <text:p>18146.0277404</text:p>
          </table:table-cell>
          <table:table-cell office:value-type="float" office:value="19051.1220541" calcext:value-type="float">
            <text:p>19051.1220541</text:p>
          </table:table-cell>
          <table:table-cell office:value-type="float" office:value="18866.1755284" calcext:value-type="float">
            <text:p>18866.1755284</text:p>
          </table:table-cell>
          <table:table-cell office:value-type="float" office:value="19726.1599116" calcext:value-type="float">
            <text:p>19726.1599116</text:p>
          </table:table-cell>
          <table:table-cell office:value-type="float" office:value="19458.7972001" calcext:value-type="float">
            <text:p>19458.7972001</text:p>
          </table:table-cell>
          <table:table-cell office:value-type="float" office:value="20115.8466488" calcext:value-type="float">
            <text:p>20115.8466488</text:p>
          </table:table-cell>
          <table:table-cell office:value-type="float" office:value="21842.1576236" calcext:value-type="float">
            <text:p>21842.1576236</text:p>
          </table:table-cell>
          <table:table-cell office:value-type="float" office:value="23175.8026626" calcext:value-type="float">
            <text:p>23175.8026626</text:p>
          </table:table-cell>
          <table:table-cell office:value-type="float" office:value="24373.2499629" calcext:value-type="float">
            <text:p>24373.2499629</text:p>
          </table:table-cell>
          <table:table-cell office:value-type="float" office:value="24662.1157132" calcext:value-type="float">
            <text:p>24662.1157132</text:p>
          </table:table-cell>
          <table:table-cell office:value-type="float" office:value="25539.7406134" calcext:value-type="float">
            <text:p>25539.7406134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5.24725328331" calcext:value-type="float">
            <text:p>5.2472532833</text:p>
          </table:table-cell>
          <table:table-cell office:value-type="float" office:value="5.49194073607" calcext:value-type="float">
            <text:p>5.4919407361</text:p>
          </table:table-cell>
          <table:table-cell office:value-type="float" office:value="5.92497031995" calcext:value-type="float">
            <text:p>5.92497032</text:p>
          </table:table-cell>
          <table:table-cell office:value-type="float" office:value="6.47304511142" calcext:value-type="float">
            <text:p>6.4730451114</text:p>
          </table:table-cell>
          <table:table-cell office:value-type="float" office:value="6.96930784868" calcext:value-type="float">
            <text:p>6.9693078487</text:p>
          </table:table-cell>
          <table:table-cell office:value-type="float" office:value="7.8446063088" calcext:value-type="float">
            <text:p>7.8446063088</text:p>
          </table:table-cell>
          <table:table-cell office:value-type="float" office:value="8.71334130293" calcext:value-type="float">
            <text:p>8.7133413029</text:p>
          </table:table-cell>
          <table:table-cell office:value-type="float" office:value="9.7457232926" calcext:value-type="float">
            <text:p>9.7457232926</text:p>
          </table:table-cell>
          <table:table-cell office:value-type="float" office:value="11.0278729863" calcext:value-type="float">
            <text:p>11.0278729863</text:p>
          </table:table-cell>
          <table:table-cell office:value-type="float" office:value="13.1131809712" calcext:value-type="float">
            <text:p>13.1131809712</text:p>
          </table:table-cell>
          <table:table-cell office:value-type="float" office:value="14.5196692777" calcext:value-type="float">
            <text:p>14.5196692777</text:p>
          </table:table-cell>
          <table:table-cell office:value-type="float" office:value="16.9217180221" calcext:value-type="float">
            <text:p>16.9217180221</text:p>
          </table:table-cell>
          <table:table-cell office:value-type="float" office:value="19.9600657432" calcext:value-type="float">
            <text:p>19.9600657432</text:p>
          </table:table-cell>
          <table:table-cell office:value-type="float" office:value="23.1432118883" calcext:value-type="float">
            <text:p>23.1432118883</text:p>
          </table:table-cell>
          <table:table-cell office:value-type="float" office:value="27.0266439737" calcext:value-type="float">
            <text:p>27.0266439737</text:p>
          </table:table-cell>
          <table:table-cell office:value-type="float" office:value="32.4779063746" calcext:value-type="float">
            <text:p>32.4779063746</text:p>
          </table:table-cell>
          <table:table-cell office:value-type="float" office:value="40.638461362" calcext:value-type="float">
            <text:p>40.638461362</text:p>
          </table:table-cell>
          <table:table-cell office:value-type="float" office:value="44.7402529323" calcext:value-type="float">
            <text:p>44.7402529323</text:p>
          </table:table-cell>
          <table:table-cell office:value-type="float" office:value="52.8552354917" calcext:value-type="float">
            <text:p>52.8552354917</text:p>
          </table:table-cell>
          <table:table-cell office:value-type="float" office:value="64.5742217289" calcext:value-type="float">
            <text:p>64.5742217289</text:p>
          </table:table-cell>
          <table:table-cell office:value-type="float" office:value="71.9143574901" calcext:value-type="float">
            <text:p>71.9143574901</text:p>
          </table:table-cell>
          <table:table-cell office:value-type="float" office:value="85.3264936851" calcext:value-type="float">
            <text:p>85.3264936851</text:p>
          </table:table-cell>
          <table:table-cell office:value-type="float" office:value="96.4112001832" calcext:value-type="float">
            <text:p>96.4112001832</text:p>
          </table:table-cell>
          <table:table-cell office:value-type="float" office:value="111.096358207" calcext:value-type="float">
            <text:p>111.096358207</text:p>
          </table:table-cell>
          <table:table-cell office:value-type="float" office:value="130.158483459" calcext:value-type="float">
            <text:p>130.158483459</text:p>
          </table:table-cell>
          <table:table-cell office:value-type="float" office:value="150.560656972" calcext:value-type="float">
            <text:p>150.560656972</text:p>
          </table:table-cell>
          <table:table-cell office:value-type="float" office:value="167.880166738" calcext:value-type="float">
            <text:p>167.880166738</text:p>
          </table:table-cell>
          <table:table-cell office:value-type="float" office:value="208.037032416" calcext:value-type="float">
            <text:p>208.037032416</text:p>
          </table:table-cell>
          <table:table-cell office:value-type="float" office:value="252.502477563" calcext:value-type="float">
            <text:p>252.502477563</text:p>
          </table:table-cell>
          <table:table-cell office:value-type="float" office:value="308.962348389" calcext:value-type="float">
            <text:p>308.962348389</text:p>
          </table:table-cell>
          <table:table-cell office:value-type="float" office:value="423.563101532" calcext:value-type="float">
            <text:p>423.563101532</text:p>
          </table:table-cell>
          <table:table-cell office:value-type="float" office:value="617.287828261" calcext:value-type="float">
            <text:p>617.287828261</text:p>
          </table:table-cell>
          <table:table-cell office:value-type="float" office:value="773.691173622" calcext:value-type="float">
            <text:p>773.691173622</text:p>
          </table:table-cell>
          <table:table-cell office:value-type="float" office:value="1026.52024925" calcext:value-type="float">
            <text:p>1026.52024925</text:p>
          </table:table-cell>
          <table:table-cell office:value-type="float" office:value="1361.69209194" calcext:value-type="float">
            <text:p>1361.69209194</text:p>
          </table:table-cell>
          <table:table-cell office:value-type="float" office:value="1911.86752872" calcext:value-type="float">
            <text:p>1911.86752872</text:p>
          </table:table-cell>
          <table:table-cell office:value-type="float" office:value="2284.99190281" calcext:value-type="float">
            <text:p>2284.99190281</text:p>
          </table:table-cell>
          <table:table-cell office:value-type="float" office:value="2574.20086173" calcext:value-type="float">
            <text:p>2574.20086173</text:p>
          </table:table-cell>
          <table:table-cell office:value-type="float" office:value="2886.72936096" calcext:value-type="float">
            <text:p>2886.72936096</text:p>
          </table:table-cell>
          <table:table-cell office:value-type="float" office:value="3344.82665574" calcext:value-type="float">
            <text:p>3344.82665574</text:p>
          </table:table-cell>
          <table:table-cell office:value-type="float" office:value="4958.42694026" calcext:value-type="float">
            <text:p>4958.42694026</text:p>
          </table:table-cell>
          <table:table-cell office:value-type="float" office:value="6336.41021593" calcext:value-type="float">
            <text:p>6336.41021593</text:p>
          </table:table-cell>
          <table:table-cell office:value-type="float" office:value="7530.97494304" calcext:value-type="float">
            <text:p>7530.97494304</text:p>
          </table:table-cell>
          <table:table-cell office:value-type="float" office:value="8533.99783915" calcext:value-type="float">
            <text:p>8533.99783915</text:p>
          </table:table-cell>
          <table:table-cell office:value-type="float" office:value="9519.71220237" calcext:value-type="float">
            <text:p>9519.71220237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4524276223" calcext:value-type="float">
            <text:p>36.4524276223</text:p>
          </table:table-cell>
          <table:table-cell office:value-type="float" office:value="37.3564256954" calcext:value-type="float">
            <text:p>37.3564256954</text:p>
          </table:table-cell>
          <table:table-cell office:value-type="float" office:value="38.5534607978" calcext:value-type="float">
            <text:p>38.5534607978</text:p>
          </table:table-cell>
          <table:table-cell office:value-type="float" office:value="39.5033673215" calcext:value-type="float">
            <text:p>39.5033673215</text:p>
          </table:table-cell>
          <table:table-cell office:value-type="float" office:value="40.5416720814" calcext:value-type="float">
            <text:p>40.5416720814</text:p>
          </table:table-cell>
          <table:table-cell office:value-type="float" office:value="41.8980734495" calcext:value-type="float">
            <text:p>41.8980734495</text:p>
          </table:table-cell>
          <table:table-cell office:value-type="float" office:value="43.3310068106" calcext:value-type="float">
            <text:p>43.3310068106</text:p>
          </table:table-cell>
          <table:table-cell office:value-type="float" office:value="44.9423765745" calcext:value-type="float">
            <text:p>44.9423765745</text:p>
          </table:table-cell>
          <table:table-cell office:value-type="float" office:value="46.3120759778" calcext:value-type="float">
            <text:p>46.3120759778</text:p>
          </table:table-cell>
          <table:table-cell office:value-type="float" office:value="47.810480765" calcext:value-type="float">
            <text:p>47.810480765</text:p>
          </table:table-cell>
          <table:table-cell office:value-type="float" office:value="49.9553173641" calcext:value-type="float">
            <text:p>49.9553173641</text:p>
          </table:table-cell>
          <table:table-cell office:value-type="float" office:value="51.3685518319" calcext:value-type="float">
            <text:p>51.3685518319</text:p>
          </table:table-cell>
          <table:table-cell office:value-type="float" office:value="53.9620601264" calcext:value-type="float">
            <text:p>53.9620601264</text:p>
          </table:table-cell>
          <table:table-cell office:value-type="float" office:value="56.4053213474" calcext:value-type="float">
            <text:p>56.4053213474</text:p>
          </table:table-cell>
          <table:table-cell office:value-type="float" office:value="58.6254335384" calcext:value-type="float">
            <text:p>58.6254335384</text:p>
          </table:table-cell>
          <table:table-cell office:value-type="float" office:value="61.7022480381" calcext:value-type="float">
            <text:p>61.7022480381</text:p>
          </table:table-cell>
          <table:table-cell office:value-type="float" office:value="64.3345788354" calcext:value-type="float">
            <text:p>64.3345788354</text:p>
          </table:table-cell>
          <table:table-cell office:value-type="float" office:value="68.6278656607" calcext:value-type="float">
            <text:p>68.6278656607</text:p>
          </table:table-cell>
          <table:table-cell office:value-type="float" office:value="71.9041629855" calcext:value-type="float">
            <text:p>71.9041629855</text:p>
          </table:table-cell>
          <table:table-cell office:value-type="float" office:value="75.9952029884" calcext:value-type="float">
            <text:p>75.9952029884</text:p>
          </table:table-cell>
          <table:table-cell office:value-type="float" office:value="82.1065169928" calcext:value-type="float">
            <text:p>82.1065169928</text:p>
          </table:table-cell>
          <table:table-cell office:value-type="float" office:value="85.8508068461" calcext:value-type="float">
            <text:p>85.8508068461</text:p>
          </table:table-cell>
          <table:table-cell office:value-type="float" office:value="92.4176166798" calcext:value-type="float">
            <text:p>92.4176166798</text:p>
          </table:table-cell>
          <table:table-cell office:value-type="float" office:value="101.384923578" calcext:value-type="float">
            <text:p>101.384923578</text:p>
          </table:table-cell>
          <table:table-cell office:value-type="float" office:value="109.56269138" calcext:value-type="float">
            <text:p>109.56269138</text:p>
          </table:table-cell>
          <table:table-cell office:value-type="float" office:value="120.860208521" calcext:value-type="float">
            <text:p>120.860208521</text:p>
          </table:table-cell>
          <table:table-cell office:value-type="float" office:value="142.355225183" calcext:value-type="float">
            <text:p>142.355225183</text:p>
          </table:table-cell>
          <table:table-cell office:value-type="float" office:value="159.924967272" calcext:value-type="float">
            <text:p>159.924967272</text:p>
          </table:table-cell>
          <table:table-cell office:value-type="float" office:value="180.8035857" calcext:value-type="float">
            <text:p>180.8035857</text:p>
          </table:table-cell>
          <table:table-cell office:value-type="float" office:value="219.302121192" calcext:value-type="float">
            <text:p>219.302121192</text:p>
          </table:table-cell>
          <table:table-cell office:value-type="float" office:value="260.409968401" calcext:value-type="float">
            <text:p>260.409968401</text:p>
          </table:table-cell>
          <table:table-cell office:value-type="float" office:value="355.283901337" calcext:value-type="float">
            <text:p>355.283901337</text:p>
          </table:table-cell>
          <table:table-cell office:value-type="float" office:value="586.600359535" calcext:value-type="float">
            <text:p>586.600359535</text:p>
          </table:table-cell>
          <table:table-cell office:value-type="float" office:value="612.966371203" calcext:value-type="float">
            <text:p>612.966371203</text:p>
          </table:table-cell>
          <table:table-cell office:value-type="float" office:value="974.409712707" calcext:value-type="float">
            <text:p>974.409712707</text:p>
          </table:table-cell>
          <table:table-cell office:value-type="float" office:value="1330.23326443" calcext:value-type="float">
            <text:p>1330.23326443</text:p>
          </table:table-cell>
          <table:table-cell office:value-type="float" office:value="1748.18813177" calcext:value-type="float">
            <text:p>1748.18813177</text:p>
          </table:table-cell>
          <table:table-cell office:value-type="float" office:value="1997.30330618" calcext:value-type="float">
            <text:p>1997.30330618</text:p>
          </table:table-cell>
          <table:table-cell office:value-type="float" office:value="2399.96646071" calcext:value-type="float">
            <text:p>2399.96646071</text:p>
          </table:table-cell>
          <table:table-cell office:value-type="float" office:value="2988.95037327" calcext:value-type="float">
            <text:p>2988.95037327</text:p>
          </table:table-cell>
          <table:table-cell office:value-type="float" office:value="4403.22197572" calcext:value-type="float">
            <text:p>4403.22197572</text:p>
          </table:table-cell>
          <table:table-cell office:value-type="float" office:value="6067.60588951" calcext:value-type="float">
            <text:p>6067.60588951</text:p>
          </table:table-cell>
          <table:table-cell office:value-type="float" office:value="7227.17252544" calcext:value-type="float">
            <text:p>7227.17252544</text:p>
          </table:table-cell>
          <table:table-cell office:value-type="float" office:value="8359.45389846" calcext:value-type="float">
            <text:p>8359.45389846</text:p>
          </table:table-cell>
          <table:table-cell office:value-type="float" office:value="9141.03791712" calcext:value-type="float">
            <text:p>9141.03791712</text:p>
          </table:table-cell>
        </table:table-row>
        <table:table-row table:style-name="ro1">
          <table:table-cell office:value-type="string" calcext:value-type="string">
            <text:p>S0.6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0.0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5.12678288653" calcext:value-type="float">
            <text:p>5.1267828865</text:p>
          </table:table-cell>
          <table:table-cell office:value-type="float" office:value="5.27995798866" calcext:value-type="float">
            <text:p>5.2799579887</text:p>
          </table:table-cell>
          <table:table-cell office:value-type="float" office:value="5.44788428504" calcext:value-type="float">
            <text:p>5.447884285</text:p>
          </table:table-cell>
          <table:table-cell office:value-type="float" office:value="5.70939327889" calcext:value-type="float">
            <text:p>5.7093932789</text:p>
          </table:table-cell>
          <table:table-cell office:value-type="float" office:value="5.93054401067" calcext:value-type="float">
            <text:p>5.9305440107</text:p>
          </table:table-cell>
          <table:table-cell office:value-type="float" office:value="6.23864218619" calcext:value-type="float">
            <text:p>6.2386421862</text:p>
          </table:table-cell>
          <table:table-cell office:value-type="float" office:value="6.52183177106" calcext:value-type="float">
            <text:p>6.5218317711</text:p>
          </table:table-cell>
          <table:table-cell office:value-type="float" office:value="6.95661792216" calcext:value-type="float">
            <text:p>6.9566179222</text:p>
          </table:table-cell>
          <table:table-cell office:value-type="float" office:value="7.59308581361" calcext:value-type="float">
            <text:p>7.5930858136</text:p>
          </table:table-cell>
          <table:table-cell office:value-type="float" office:value="8.15886258744" calcext:value-type="float">
            <text:p>8.1588625874</text:p>
          </table:table-cell>
          <table:table-cell office:value-type="float" office:value="8.9646029225" calcext:value-type="float">
            <text:p>8.9646029225</text:p>
          </table:table-cell>
          <table:table-cell office:value-type="float" office:value="10.0897874185" calcext:value-type="float">
            <text:p>10.0897874185</text:p>
          </table:table-cell>
          <table:table-cell office:value-type="float" office:value="11.5403068986" calcext:value-type="float">
            <text:p>11.5403068986</text:p>
          </table:table-cell>
          <table:table-cell office:value-type="float" office:value="13.7782598646" calcext:value-type="float">
            <text:p>13.7782598646</text:p>
          </table:table-cell>
          <table:table-cell office:value-type="float" office:value="16.7079022002" calcext:value-type="float">
            <text:p>16.7079022002</text:p>
          </table:table-cell>
          <table:table-cell office:value-type="float" office:value="24.2475543745" calcext:value-type="float">
            <text:p>24.2475543745</text:p>
          </table:table-cell>
          <table:table-cell office:value-type="float" office:value="46.5061447778" calcext:value-type="float">
            <text:p>46.5061447778</text:p>
          </table:table-cell>
          <table:table-cell office:value-type="float" office:value="256.919489009" calcext:value-type="float">
            <text:p>256.919489009</text:p>
          </table:table-cell>
          <table:table-cell office:value-type="float" office:value="777.346039867" calcext:value-type="float">
            <text:p>777.346039867</text:p>
          </table:table-cell>
          <table:table-cell office:value-type="float" office:value="2598.820119" calcext:value-type="float">
            <text:p>2598.820119</text:p>
          </table:table-cell>
          <table:table-cell office:value-type="float" office:value="4028.51278371" calcext:value-type="float">
            <text:p>4028.51278371</text:p>
          </table:table-cell>
          <table:table-cell office:value-type="float" office:value="5305.19254011" calcext:value-type="float">
            <text:p>5305.19254011</text:p>
          </table:table-cell>
          <table:table-cell office:value-type="float" office:value="7512.81877868" calcext:value-type="float">
            <text:p>7512.81877868</text:p>
          </table:table-cell>
          <table:table-cell office:value-type="float" office:value="9476.81687996" calcext:value-type="float">
            <text:p>9476.81687996</text:p>
          </table:table-cell>
          <table:table-cell office:value-type="float" office:value="10308.6862144" calcext:value-type="float">
            <text:p>10308.6862144</text:p>
          </table:table-cell>
          <table:table-cell office:value-type="float" office:value="11992.5418035" calcext:value-type="float">
            <text:p>11992.5418035</text:p>
          </table:table-cell>
          <table:table-cell office:value-type="float" office:value="13094.6738803" calcext:value-type="float">
            <text:p>13094.6738803</text:p>
          </table:table-cell>
          <table:table-cell office:value-type="float" office:value="14379.0932171" calcext:value-type="float">
            <text:p>14379.0932171</text:p>
          </table:table-cell>
          <table:table-cell office:value-type="float" office:value="14865.2793946" calcext:value-type="float">
            <text:p>14865.2793946</text:p>
          </table:table-cell>
          <table:table-cell office:value-type="float" office:value="15586.4007126" calcext:value-type="float">
            <text:p>15586.4007126</text:p>
          </table:table-cell>
          <table:table-cell office:value-type="float" office:value="16010.1603226" calcext:value-type="float">
            <text:p>16010.1603226</text:p>
          </table:table-cell>
          <table:table-cell office:value-type="float" office:value="16971.2147416" calcext:value-type="float">
            <text:p>16971.2147416</text:p>
          </table:table-cell>
          <table:table-cell office:value-type="float" office:value="17729.1098535" calcext:value-type="float">
            <text:p>17729.1098535</text:p>
          </table:table-cell>
          <table:table-cell office:value-type="float" office:value="18083.8164376" calcext:value-type="float">
            <text:p>18083.8164376</text:p>
          </table:table-cell>
          <table:table-cell office:value-type="float" office:value="18394.031207" calcext:value-type="float">
            <text:p>18394.031207</text:p>
          </table:table-cell>
          <table:table-cell office:value-type="float" office:value="18450.9097897" calcext:value-type="float">
            <text:p>18450.9097897</text:p>
          </table:table-cell>
          <table:table-cell office:value-type="float" office:value="19719.3006318" calcext:value-type="float">
            <text:p>19719.3006318</text:p>
          </table:table-cell>
          <table:table-cell office:value-type="float" office:value="20364.2745544" calcext:value-type="float">
            <text:p>20364.2745544</text:p>
          </table:table-cell>
          <table:table-cell office:value-type="float" office:value="20143.6906799" calcext:value-type="float">
            <text:p>20143.6906799</text:p>
          </table:table-cell>
          <table:table-cell office:value-type="float" office:value="20806.4469859" calcext:value-type="float">
            <text:p>20806.4469859</text:p>
          </table:table-cell>
          <table:table-cell office:value-type="float" office:value="21617.4560568" calcext:value-type="float">
            <text:p>21617.4560568</text:p>
          </table:table-cell>
          <table:table-cell office:value-type="float" office:value="23197.0336313" calcext:value-type="float">
            <text:p>23197.0336313</text:p>
          </table:table-cell>
          <table:table-cell office:value-type="float" office:value="24296.4734308" calcext:value-type="float">
            <text:p>24296.4734308</text:p>
          </table:table-cell>
          <table:table-cell office:value-type="float" office:value="24683.8415926" calcext:value-type="float">
            <text:p>24683.8415926</text:p>
          </table:table-cell>
          <table:table-cell office:value-type="float" office:value="24844.3035461" calcext:value-type="float">
            <text:p>24844.3035461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5.20976671218" calcext:value-type="float">
            <text:p>5.2097667122</text:p>
          </table:table-cell>
          <table:table-cell office:value-type="float" office:value="5.51308978002" calcext:value-type="float">
            <text:p>5.51308978</text:p>
          </table:table-cell>
          <table:table-cell office:value-type="float" office:value="5.895367684" calcext:value-type="float">
            <text:p>5.895367684</text:p>
          </table:table-cell>
          <table:table-cell office:value-type="float" office:value="6.38461155996" calcext:value-type="float">
            <text:p>6.38461156</text:p>
          </table:table-cell>
          <table:table-cell office:value-type="float" office:value="7.06709186675" calcext:value-type="float">
            <text:p>7.0670918668</text:p>
          </table:table-cell>
          <table:table-cell office:value-type="float" office:value="7.83346414068" calcext:value-type="float">
            <text:p>7.8334641407</text:p>
          </table:table-cell>
          <table:table-cell office:value-type="float" office:value="8.59049950097" calcext:value-type="float">
            <text:p>8.590499501</text:p>
          </table:table-cell>
          <table:table-cell office:value-type="float" office:value="9.95900211161" calcext:value-type="float">
            <text:p>9.9590021116</text:p>
          </table:table-cell>
          <table:table-cell office:value-type="float" office:value="10.9612950505" calcext:value-type="float">
            <text:p>10.9612950505</text:p>
          </table:table-cell>
          <table:table-cell office:value-type="float" office:value="12.9138762619" calcext:value-type="float">
            <text:p>12.9138762619</text:p>
          </table:table-cell>
          <table:table-cell office:value-type="float" office:value="14.880008054" calcext:value-type="float">
            <text:p>14.880008054</text:p>
          </table:table-cell>
          <table:table-cell office:value-type="float" office:value="17.1642311431" calcext:value-type="float">
            <text:p>17.1642311431</text:p>
          </table:table-cell>
          <table:table-cell office:value-type="float" office:value="19.6324440569" calcext:value-type="float">
            <text:p>19.6324440569</text:p>
          </table:table-cell>
          <table:table-cell office:value-type="float" office:value="22.6085554258" calcext:value-type="float">
            <text:p>22.6085554258</text:p>
          </table:table-cell>
          <table:table-cell office:value-type="float" office:value="26.8470680464" calcext:value-type="float">
            <text:p>26.8470680464</text:p>
          </table:table-cell>
          <table:table-cell office:value-type="float" office:value="31.8533251078" calcext:value-type="float">
            <text:p>31.8533251078</text:p>
          </table:table-cell>
          <table:table-cell office:value-type="float" office:value="36.4760220904" calcext:value-type="float">
            <text:p>36.4760220904</text:p>
          </table:table-cell>
          <table:table-cell office:value-type="float" office:value="45.2532096293" calcext:value-type="float">
            <text:p>45.2532096293</text:p>
          </table:table-cell>
          <table:table-cell office:value-type="float" office:value="50.9335349996" calcext:value-type="float">
            <text:p>50.9335349996</text:p>
          </table:table-cell>
          <table:table-cell office:value-type="float" office:value="59.9897790461" calcext:value-type="float">
            <text:p>59.9897790461</text:p>
          </table:table-cell>
          <table:table-cell office:value-type="float" office:value="69.6533757445" calcext:value-type="float">
            <text:p>69.6533757445</text:p>
          </table:table-cell>
          <table:table-cell office:value-type="float" office:value="79.6952804821" calcext:value-type="float">
            <text:p>79.6952804821</text:p>
          </table:table-cell>
          <table:table-cell office:value-type="float" office:value="92.1864998167" calcext:value-type="float">
            <text:p>92.1864998167</text:p>
          </table:table-cell>
          <table:table-cell office:value-type="float" office:value="104.9965168" calcext:value-type="float">
            <text:p>104.9965168</text:p>
          </table:table-cell>
          <table:table-cell office:value-type="float" office:value="121.753628782" calcext:value-type="float">
            <text:p>121.753628782</text:p>
          </table:table-cell>
          <table:table-cell office:value-type="float" office:value="133.481826328" calcext:value-type="float">
            <text:p>133.481826328</text:p>
          </table:table-cell>
          <table:table-cell office:value-type="float" office:value="156.596654887" calcext:value-type="float">
            <text:p>156.596654887</text:p>
          </table:table-cell>
          <table:table-cell office:value-type="float" office:value="169.435550205" calcext:value-type="float">
            <text:p>169.435550205</text:p>
          </table:table-cell>
          <table:table-cell office:value-type="float" office:value="195.487368199" calcext:value-type="float">
            <text:p>195.487368199</text:p>
          </table:table-cell>
          <table:table-cell office:value-type="float" office:value="239.134924365" calcext:value-type="float">
            <text:p>239.134924365</text:p>
          </table:table-cell>
          <table:table-cell office:value-type="float" office:value="282.362115536" calcext:value-type="float">
            <text:p>282.362115536</text:p>
          </table:table-cell>
          <table:table-cell office:value-type="float" office:value="368.965684739" calcext:value-type="float">
            <text:p>368.965684739</text:p>
          </table:table-cell>
          <table:table-cell office:value-type="float" office:value="500.781707179" calcext:value-type="float">
            <text:p>500.781707179</text:p>
          </table:table-cell>
          <table:table-cell office:value-type="float" office:value="650.745564768" calcext:value-type="float">
            <text:p>650.745564768</text:p>
          </table:table-cell>
          <table:table-cell office:value-type="float" office:value="958.287769506" calcext:value-type="float">
            <text:p>958.287769506</text:p>
          </table:table-cell>
          <table:table-cell office:value-type="float" office:value="1238.83120059" calcext:value-type="float">
            <text:p>1238.83120059</text:p>
          </table:table-cell>
          <table:table-cell office:value-type="float" office:value="1362.91600713" calcext:value-type="float">
            <text:p>1362.91600713</text:p>
          </table:table-cell>
          <table:table-cell office:value-type="float" office:value="1893.95608062" calcext:value-type="float">
            <text:p>1893.95608062</text:p>
          </table:table-cell>
          <table:table-cell office:value-type="float" office:value="2180.56056739" calcext:value-type="float">
            <text:p>2180.56056739</text:p>
          </table:table-cell>
          <table:table-cell office:value-type="float" office:value="2613.86025701" calcext:value-type="float">
            <text:p>2613.86025701</text:p>
          </table:table-cell>
          <table:table-cell office:value-type="float" office:value="4128.34035708" calcext:value-type="float">
            <text:p>4128.34035708</text:p>
          </table:table-cell>
          <table:table-cell office:value-type="float" office:value="5803.20016104" calcext:value-type="float">
            <text:p>5803.20016104</text:p>
          </table:table-cell>
          <table:table-cell office:value-type="float" office:value="6800.56803407" calcext:value-type="float">
            <text:p>6800.56803407</text:p>
          </table:table-cell>
          <table:table-cell office:value-type="float" office:value="7929.53651754" calcext:value-type="float">
            <text:p>7929.53651754</text:p>
          </table:table-cell>
          <table:table-cell office:value-type="float" office:value="8676.42216512" calcext:value-type="float">
            <text:p>8676.42216512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3461777039" calcext:value-type="float">
            <text:p>36.3461777039</text:p>
          </table:table-cell>
          <table:table-cell office:value-type="float" office:value="37.3599187481" calcext:value-type="float">
            <text:p>37.3599187481</text:p>
          </table:table-cell>
          <table:table-cell office:value-type="float" office:value="38.3285609044" calcext:value-type="float">
            <text:p>38.3285609044</text:p>
          </table:table-cell>
          <table:table-cell office:value-type="float" office:value="39.5286898743" calcext:value-type="float">
            <text:p>39.5286898743</text:p>
          </table:table-cell>
          <table:table-cell office:value-type="float" office:value="40.5334502289" calcext:value-type="float">
            <text:p>40.5334502289</text:p>
          </table:table-cell>
          <table:table-cell office:value-type="float" office:value="41.8958192451" calcext:value-type="float">
            <text:p>41.8958192451</text:p>
          </table:table-cell>
          <table:table-cell office:value-type="float" office:value="43.1935060878" calcext:value-type="float">
            <text:p>43.1935060878</text:p>
          </table:table-cell>
          <table:table-cell office:value-type="float" office:value="44.5471040946" calcext:value-type="float">
            <text:p>44.5471040946</text:p>
          </table:table-cell>
          <table:table-cell office:value-type="float" office:value="46.2158873001" calcext:value-type="float">
            <text:p>46.2158873001</text:p>
          </table:table-cell>
          <table:table-cell office:value-type="float" office:value="47.5115016799" calcext:value-type="float">
            <text:p>47.5115016799</text:p>
          </table:table-cell>
          <table:table-cell office:value-type="float" office:value="49.4150210242" calcext:value-type="float">
            <text:p>49.4150210242</text:p>
          </table:table-cell>
          <table:table-cell office:value-type="float" office:value="50.9559588873" calcext:value-type="float">
            <text:p>50.9559588873</text:p>
          </table:table-cell>
          <table:table-cell office:value-type="float" office:value="52.5412817522" calcext:value-type="float">
            <text:p>52.5412817522</text:p>
          </table:table-cell>
          <table:table-cell office:value-type="float" office:value="55.0330052916" calcext:value-type="float">
            <text:p>55.0330052916</text:p>
          </table:table-cell>
          <table:table-cell office:value-type="float" office:value="57.3716316422" calcext:value-type="float">
            <text:p>57.3716316422</text:p>
          </table:table-cell>
          <table:table-cell office:value-type="float" office:value="60.1815954472" calcext:value-type="float">
            <text:p>60.1815954472</text:p>
          </table:table-cell>
          <table:table-cell office:value-type="float" office:value="62.4298970744" calcext:value-type="float">
            <text:p>62.4298970744</text:p>
          </table:table-cell>
          <table:table-cell office:value-type="float" office:value="66.2866001238" calcext:value-type="float">
            <text:p>66.2866001238</text:p>
          </table:table-cell>
          <table:table-cell office:value-type="float" office:value="69.6855879254" calcext:value-type="float">
            <text:p>69.6855879254</text:p>
          </table:table-cell>
          <table:table-cell office:value-type="float" office:value="73.7031653803" calcext:value-type="float">
            <text:p>73.7031653803</text:p>
          </table:table-cell>
          <table:table-cell office:value-type="float" office:value="78.7385022644" calcext:value-type="float">
            <text:p>78.7385022644</text:p>
          </table:table-cell>
          <table:table-cell office:value-type="float" office:value="84.1052018515" calcext:value-type="float">
            <text:p>84.1052018515</text:p>
          </table:table-cell>
          <table:table-cell office:value-type="float" office:value="87.6726138141" calcext:value-type="float">
            <text:p>87.6726138141</text:p>
          </table:table-cell>
          <table:table-cell office:value-type="float" office:value="97.5209310729" calcext:value-type="float">
            <text:p>97.5209310729</text:p>
          </table:table-cell>
          <table:table-cell office:value-type="float" office:value="103.892871285" calcext:value-type="float">
            <text:p>103.892871285</text:p>
          </table:table-cell>
          <table:table-cell office:value-type="float" office:value="112.957419684" calcext:value-type="float">
            <text:p>112.957419684</text:p>
          </table:table-cell>
          <table:table-cell office:value-type="float" office:value="124.444923924" calcext:value-type="float">
            <text:p>124.444923924</text:p>
          </table:table-cell>
          <table:table-cell office:value-type="float" office:value="135.707339477" calcext:value-type="float">
            <text:p>135.707339477</text:p>
          </table:table-cell>
          <table:table-cell office:value-type="float" office:value="148.803051457" calcext:value-type="float">
            <text:p>148.803051457</text:p>
          </table:table-cell>
          <table:table-cell office:value-type="float" office:value="174.79434279" calcext:value-type="float">
            <text:p>174.79434279</text:p>
          </table:table-cell>
          <table:table-cell office:value-type="float" office:value="216.016845341" calcext:value-type="float">
            <text:p>216.016845341</text:p>
          </table:table-cell>
          <table:table-cell office:value-type="float" office:value="255.430414344" calcext:value-type="float">
            <text:p>255.430414344</text:p>
          </table:table-cell>
          <table:table-cell office:value-type="float" office:value="334.738439875" calcext:value-type="float">
            <text:p>334.738439875</text:p>
          </table:table-cell>
          <table:table-cell office:value-type="float" office:value="472.034489305" calcext:value-type="float">
            <text:p>472.034489305</text:p>
          </table:table-cell>
          <table:table-cell office:value-type="float" office:value="582.658786273" calcext:value-type="float">
            <text:p>582.658786273</text:p>
          </table:table-cell>
          <table:table-cell office:value-type="float" office:value="820.266409706" calcext:value-type="float">
            <text:p>820.266409706</text:p>
          </table:table-cell>
          <table:table-cell office:value-type="float" office:value="1214.95917101" calcext:value-type="float">
            <text:p>1214.95917101</text:p>
          </table:table-cell>
          <table:table-cell office:value-type="float" office:value="1489.50677085" calcext:value-type="float">
            <text:p>1489.50677085</text:p>
          </table:table-cell>
          <table:table-cell office:value-type="float" office:value="1749.55745787" calcext:value-type="float">
            <text:p>1749.55745787</text:p>
          </table:table-cell>
          <table:table-cell office:value-type="float" office:value="2151.10190895" calcext:value-type="float">
            <text:p>2151.10190895</text:p>
          </table:table-cell>
          <table:table-cell office:value-type="float" office:value="3852.82621834" calcext:value-type="float">
            <text:p>3852.82621834</text:p>
          </table:table-cell>
          <table:table-cell office:value-type="float" office:value="5442.50880316" calcext:value-type="float">
            <text:p>5442.50880316</text:p>
          </table:table-cell>
          <table:table-cell office:value-type="float" office:value="6626.92536637" calcext:value-type="float">
            <text:p>6626.92536637</text:p>
          </table:table-cell>
          <table:table-cell office:value-type="float" office:value="7691.61419995" calcext:value-type="float">
            <text:p>7691.61419995</text:p>
          </table:table-cell>
          <table:table-cell office:value-type="float" office:value="8499.67844403" calcext:value-type="float">
            <text:p>8499.67844403</text:p>
          </table:table-cell>
        </table:table-row>
        <table:table-row table:style-name="ro1">
          <table:table-cell office:value-type="string" calcext:value-type="string">
            <text:p>S0.7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0.0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5.13066634499" calcext:value-type="float">
            <text:p>5.130666345</text:p>
          </table:table-cell>
          <table:table-cell office:value-type="float" office:value="5.27511521462" calcext:value-type="float">
            <text:p>5.2751152146</text:p>
          </table:table-cell>
          <table:table-cell office:value-type="float" office:value="5.47114034858" calcext:value-type="float">
            <text:p>5.4711403486</text:p>
          </table:table-cell>
          <table:table-cell office:value-type="float" office:value="5.67864094632" calcext:value-type="float">
            <text:p>5.6786409463</text:p>
          </table:table-cell>
          <table:table-cell office:value-type="float" office:value="5.92784348488" calcext:value-type="float">
            <text:p>5.9278434849</text:p>
          </table:table-cell>
          <table:table-cell office:value-type="float" office:value="6.17825428459" calcext:value-type="float">
            <text:p>6.1782542846</text:p>
          </table:table-cell>
          <table:table-cell office:value-type="float" office:value="6.57694117236" calcext:value-type="float">
            <text:p>6.5769411724</text:p>
          </table:table-cell>
          <table:table-cell office:value-type="float" office:value="6.97691014218" calcext:value-type="float">
            <text:p>6.9769101422</text:p>
          </table:table-cell>
          <table:table-cell office:value-type="float" office:value="7.37813535835" calcext:value-type="float">
            <text:p>7.3781353584</text:p>
          </table:table-cell>
          <table:table-cell office:value-type="float" office:value="8.14598519412" calcext:value-type="float">
            <text:p>8.1459851941</text:p>
          </table:table-cell>
          <table:table-cell office:value-type="float" office:value="9.01470476421" calcext:value-type="float">
            <text:p>9.0147047642</text:p>
          </table:table-cell>
          <table:table-cell office:value-type="float" office:value="9.97030242476" calcext:value-type="float">
            <text:p>9.9703024248</text:p>
          </table:table-cell>
          <table:table-cell office:value-type="float" office:value="11.2697119932" calcext:value-type="float">
            <text:p>11.2697119932</text:p>
          </table:table-cell>
          <table:table-cell office:value-type="float" office:value="13.9087583786" calcext:value-type="float">
            <text:p>13.9087583786</text:p>
          </table:table-cell>
          <table:table-cell office:value-type="float" office:value="15.9861319061" calcext:value-type="float">
            <text:p>15.9861319061</text:p>
          </table:table-cell>
          <table:table-cell office:value-type="float" office:value="24.2645310289" calcext:value-type="float">
            <text:p>24.2645310289</text:p>
          </table:table-cell>
          <table:table-cell office:value-type="float" office:value="71.5003964752" calcext:value-type="float">
            <text:p>71.5003964752</text:p>
          </table:table-cell>
          <table:table-cell office:value-type="float" office:value="163.358950682" calcext:value-type="float">
            <text:p>163.358950682</text:p>
          </table:table-cell>
          <table:table-cell office:value-type="float" office:value="833.053362182" calcext:value-type="float">
            <text:p>833.053362182</text:p>
          </table:table-cell>
          <table:table-cell office:value-type="float" office:value="2119.26918572" calcext:value-type="float">
            <text:p>2119.26918572</text:p>
          </table:table-cell>
          <table:table-cell office:value-type="float" office:value="4008.57918366" calcext:value-type="float">
            <text:p>4008.57918366</text:p>
          </table:table-cell>
          <table:table-cell office:value-type="float" office:value="6257.04213636" calcext:value-type="float">
            <text:p>6257.04213636</text:p>
          </table:table-cell>
          <table:table-cell office:value-type="float" office:value="7638.50013132" calcext:value-type="float">
            <text:p>7638.50013132</text:p>
          </table:table-cell>
          <table:table-cell office:value-type="float" office:value="9283.91047944" calcext:value-type="float">
            <text:p>9283.91047944</text:p>
          </table:table-cell>
          <table:table-cell office:value-type="float" office:value="11069.2779444" calcext:value-type="float">
            <text:p>11069.2779444</text:p>
          </table:table-cell>
          <table:table-cell office:value-type="float" office:value="11874.3369353" calcext:value-type="float">
            <text:p>11874.3369353</text:p>
          </table:table-cell>
          <table:table-cell office:value-type="float" office:value="12980.0613277" calcext:value-type="float">
            <text:p>12980.0613277</text:p>
          </table:table-cell>
          <table:table-cell office:value-type="float" office:value="13922.9138964" calcext:value-type="float">
            <text:p>13922.9138964</text:p>
          </table:table-cell>
          <table:table-cell office:value-type="float" office:value="15642.2853783" calcext:value-type="float">
            <text:p>15642.2853783</text:p>
          </table:table-cell>
          <table:table-cell office:value-type="float" office:value="14797.7097436" calcext:value-type="float">
            <text:p>14797.7097436</text:p>
          </table:table-cell>
          <table:table-cell office:value-type="float" office:value="15891.9785652" calcext:value-type="float">
            <text:p>15891.9785652</text:p>
          </table:table-cell>
          <table:table-cell office:value-type="float" office:value="16891.5359972" calcext:value-type="float">
            <text:p>16891.5359972</text:p>
          </table:table-cell>
          <table:table-cell office:value-type="float" office:value="17820.3020771" calcext:value-type="float">
            <text:p>17820.3020771</text:p>
          </table:table-cell>
          <table:table-cell office:value-type="float" office:value="18497.2529014" calcext:value-type="float">
            <text:p>18497.2529014</text:p>
          </table:table-cell>
          <table:table-cell office:value-type="float" office:value="18978.5750358" calcext:value-type="float">
            <text:p>18978.5750358</text:p>
          </table:table-cell>
          <table:table-cell office:value-type="float" office:value="18477.7815887" calcext:value-type="float">
            <text:p>18477.7815887</text:p>
          </table:table-cell>
          <table:table-cell office:value-type="float" office:value="19823.4751253" calcext:value-type="float">
            <text:p>19823.4751253</text:p>
          </table:table-cell>
          <table:table-cell office:value-type="float" office:value="20511.9670757" calcext:value-type="float">
            <text:p>20511.9670757</text:p>
          </table:table-cell>
          <table:table-cell office:value-type="float" office:value="20022.8280674" calcext:value-type="float">
            <text:p>20022.8280674</text:p>
          </table:table-cell>
          <table:table-cell office:value-type="float" office:value="19793.5817602" calcext:value-type="float">
            <text:p>19793.5817602</text:p>
          </table:table-cell>
          <table:table-cell office:value-type="float" office:value="21948.5111914" calcext:value-type="float">
            <text:p>21948.5111914</text:p>
          </table:table-cell>
          <table:table-cell office:value-type="float" office:value="23714.4243599" calcext:value-type="float">
            <text:p>23714.4243599</text:p>
          </table:table-cell>
          <table:table-cell office:value-type="float" office:value="24343.8578985" calcext:value-type="float">
            <text:p>24343.8578985</text:p>
          </table:table-cell>
          <table:table-cell office:value-type="float" office:value="25262.1950934" calcext:value-type="float">
            <text:p>25262.1950934</text:p>
          </table:table-cell>
          <table:table-cell office:value-type="float" office:value="25892.5436644" calcext:value-type="float">
            <text:p>25892.5436644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5.23254143203" calcext:value-type="float">
            <text:p>5.232541432</text:p>
          </table:table-cell>
          <table:table-cell office:value-type="float" office:value="5.56211228485" calcext:value-type="float">
            <text:p>5.5621122849</text:p>
          </table:table-cell>
          <table:table-cell office:value-type="float" office:value="5.88821033922" calcext:value-type="float">
            <text:p>5.8882103392</text:p>
          </table:table-cell>
          <table:table-cell office:value-type="float" office:value="6.30671459762" calcext:value-type="float">
            <text:p>6.3067145976</text:p>
          </table:table-cell>
          <table:table-cell office:value-type="float" office:value="7.12325425592" calcext:value-type="float">
            <text:p>7.1232542559</text:p>
          </table:table-cell>
          <table:table-cell office:value-type="float" office:value="7.76041849478" calcext:value-type="float">
            <text:p>7.7604184948</text:p>
          </table:table-cell>
          <table:table-cell office:value-type="float" office:value="8.67806084848" calcext:value-type="float">
            <text:p>8.6780608485</text:p>
          </table:table-cell>
          <table:table-cell office:value-type="float" office:value="9.87033466307" calcext:value-type="float">
            <text:p>9.8703346631</text:p>
          </table:table-cell>
          <table:table-cell office:value-type="float" office:value="11.735021105" calcext:value-type="float">
            <text:p>11.735021105</text:p>
          </table:table-cell>
          <table:table-cell office:value-type="float" office:value="12.9365776927" calcext:value-type="float">
            <text:p>12.9365776927</text:p>
          </table:table-cell>
          <table:table-cell office:value-type="float" office:value="14.4393927577" calcext:value-type="float">
            <text:p>14.4393927577</text:p>
          </table:table-cell>
          <table:table-cell office:value-type="float" office:value="16.1821837791" calcext:value-type="float">
            <text:p>16.1821837791</text:p>
          </table:table-cell>
          <table:table-cell office:value-type="float" office:value="19.558930591" calcext:value-type="float">
            <text:p>19.558930591</text:p>
          </table:table-cell>
          <table:table-cell office:value-type="float" office:value="22.2658419939" calcext:value-type="float">
            <text:p>22.2658419939</text:p>
          </table:table-cell>
          <table:table-cell office:value-type="float" office:value="27.2354536182" calcext:value-type="float">
            <text:p>27.2354536182</text:p>
          </table:table-cell>
          <table:table-cell office:value-type="float" office:value="32.0769328136" calcext:value-type="float">
            <text:p>32.0769328136</text:p>
          </table:table-cell>
          <table:table-cell office:value-type="float" office:value="35.9744483601" calcext:value-type="float">
            <text:p>35.9744483601</text:p>
          </table:table-cell>
          <table:table-cell office:value-type="float" office:value="43.8083257237" calcext:value-type="float">
            <text:p>43.8083257237</text:p>
          </table:table-cell>
          <table:table-cell office:value-type="float" office:value="51.5797170488" calcext:value-type="float">
            <text:p>51.5797170488</text:p>
          </table:table-cell>
          <table:table-cell office:value-type="float" office:value="60.940096898" calcext:value-type="float">
            <text:p>60.940096898</text:p>
          </table:table-cell>
          <table:table-cell office:value-type="float" office:value="68.0017682737" calcext:value-type="float">
            <text:p>68.0017682737</text:p>
          </table:table-cell>
          <table:table-cell office:value-type="float" office:value="80.9768299321" calcext:value-type="float">
            <text:p>80.9768299321</text:p>
          </table:table-cell>
          <table:table-cell office:value-type="float" office:value="87.7104075912" calcext:value-type="float">
            <text:p>87.7104075912</text:p>
          </table:table-cell>
          <table:table-cell office:value-type="float" office:value="102.272210789" calcext:value-type="float">
            <text:p>102.272210789</text:p>
          </table:table-cell>
          <table:table-cell office:value-type="float" office:value="114.156552841" calcext:value-type="float">
            <text:p>114.156552841</text:p>
          </table:table-cell>
          <table:table-cell office:value-type="float" office:value="128.024206887" calcext:value-type="float">
            <text:p>128.024206887</text:p>
          </table:table-cell>
          <table:table-cell office:value-type="float" office:value="141.094121442" calcext:value-type="float">
            <text:p>141.094121442</text:p>
          </table:table-cell>
          <table:table-cell office:value-type="float" office:value="155.954822015" calcext:value-type="float">
            <text:p>155.954822015</text:p>
          </table:table-cell>
          <table:table-cell office:value-type="float" office:value="183.926628252" calcext:value-type="float">
            <text:p>183.926628252</text:p>
          </table:table-cell>
          <table:table-cell office:value-type="float" office:value="222.189515357" calcext:value-type="float">
            <text:p>222.189515357</text:p>
          </table:table-cell>
          <table:table-cell office:value-type="float" office:value="257.558141536" calcext:value-type="float">
            <text:p>257.558141536</text:p>
          </table:table-cell>
          <table:table-cell office:value-type="float" office:value="323.494492198" calcext:value-type="float">
            <text:p>323.494492198</text:p>
          </table:table-cell>
          <table:table-cell office:value-type="float" office:value="379.661253953" calcext:value-type="float">
            <text:p>379.661253953</text:p>
          </table:table-cell>
          <table:table-cell office:value-type="float" office:value="553.837825156" calcext:value-type="float">
            <text:p>553.837825156</text:p>
          </table:table-cell>
          <table:table-cell office:value-type="float" office:value="641.729258662" calcext:value-type="float">
            <text:p>641.729258662</text:p>
          </table:table-cell>
          <table:table-cell office:value-type="float" office:value="893.89698165" calcext:value-type="float">
            <text:p>893.89698165</text:p>
          </table:table-cell>
          <table:table-cell office:value-type="float" office:value="1081.45384891" calcext:value-type="float">
            <text:p>1081.45384891</text:p>
          </table:table-cell>
          <table:table-cell office:value-type="float" office:value="1349.29012196" calcext:value-type="float">
            <text:p>1349.29012196</text:p>
          </table:table-cell>
          <table:table-cell office:value-type="float" office:value="1915.2021129" calcext:value-type="float">
            <text:p>1915.2021129</text:p>
          </table:table-cell>
          <table:table-cell office:value-type="float" office:value="2036.78775043" calcext:value-type="float">
            <text:p>2036.78775043</text:p>
          </table:table-cell>
          <table:table-cell office:value-type="float" office:value="3724.2416143" calcext:value-type="float">
            <text:p>3724.2416143</text:p>
          </table:table-cell>
          <table:table-cell office:value-type="float" office:value="5140.475471" calcext:value-type="float">
            <text:p>5140.475471</text:p>
          </table:table-cell>
          <table:table-cell office:value-type="float" office:value="6524.77106836" calcext:value-type="float">
            <text:p>6524.77106836</text:p>
          </table:table-cell>
          <table:table-cell office:value-type="float" office:value="7344.34558871" calcext:value-type="float">
            <text:p>7344.34558871</text:p>
          </table:table-cell>
          <table:table-cell office:value-type="float" office:value="8182.91321494" calcext:value-type="float">
            <text:p>8182.91321494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4650574927" calcext:value-type="float">
            <text:p>36.4650574927</text:p>
          </table:table-cell>
          <table:table-cell office:value-type="float" office:value="37.2112607157" calcext:value-type="float">
            <text:p>37.2112607157</text:p>
          </table:table-cell>
          <table:table-cell office:value-type="float" office:value="38.2208803872" calcext:value-type="float">
            <text:p>38.2208803872</text:p>
          </table:table-cell>
          <table:table-cell office:value-type="float" office:value="39.5727659867" calcext:value-type="float">
            <text:p>39.5727659867</text:p>
          </table:table-cell>
          <table:table-cell office:value-type="float" office:value="40.5580535208" calcext:value-type="float">
            <text:p>40.5580535208</text:p>
          </table:table-cell>
          <table:table-cell office:value-type="float" office:value="41.8164079352" calcext:value-type="float">
            <text:p>41.8164079352</text:p>
          </table:table-cell>
          <table:table-cell office:value-type="float" office:value="43.0838907577" calcext:value-type="float">
            <text:p>43.0838907577</text:p>
          </table:table-cell>
          <table:table-cell office:value-type="float" office:value="44.3224093321" calcext:value-type="float">
            <text:p>44.3224093321</text:p>
          </table:table-cell>
          <table:table-cell office:value-type="float" office:value="45.8403503776" calcext:value-type="float">
            <text:p>45.8403503776</text:p>
          </table:table-cell>
          <table:table-cell office:value-type="float" office:value="47.3781439383" calcext:value-type="float">
            <text:p>47.3781439383</text:p>
          </table:table-cell>
          <table:table-cell office:value-type="float" office:value="49.0424103607" calcext:value-type="float">
            <text:p>49.0424103607</text:p>
          </table:table-cell>
          <table:table-cell office:value-type="float" office:value="50.7922212037" calcext:value-type="float">
            <text:p>50.7922212037</text:p>
          </table:table-cell>
          <table:table-cell office:value-type="float" office:value="52.8985395414" calcext:value-type="float">
            <text:p>52.8985395414</text:p>
          </table:table-cell>
          <table:table-cell office:value-type="float" office:value="55.0351446014" calcext:value-type="float">
            <text:p>55.0351446014</text:p>
          </table:table-cell>
          <table:table-cell office:value-type="float" office:value="56.4778937503" calcext:value-type="float">
            <text:p>56.4778937503</text:p>
          </table:table-cell>
          <table:table-cell office:value-type="float" office:value="59.837206381" calcext:value-type="float">
            <text:p>59.837206381</text:p>
          </table:table-cell>
          <table:table-cell office:value-type="float" office:value="62.1006611658" calcext:value-type="float">
            <text:p>62.1006611658</text:p>
          </table:table-cell>
          <table:table-cell office:value-type="float" office:value="65.2220824332" calcext:value-type="float">
            <text:p>65.2220824332</text:p>
          </table:table-cell>
          <table:table-cell office:value-type="float" office:value="68.7987701372" calcext:value-type="float">
            <text:p>68.7987701372</text:p>
          </table:table-cell>
          <table:table-cell office:value-type="float" office:value="72.1468728192" calcext:value-type="float">
            <text:p>72.1468728192</text:p>
          </table:table-cell>
          <table:table-cell office:value-type="float" office:value="75.6707684364" calcext:value-type="float">
            <text:p>75.6707684364</text:p>
          </table:table-cell>
          <table:table-cell office:value-type="float" office:value="80.555745269" calcext:value-type="float">
            <text:p>80.555745269</text:p>
          </table:table-cell>
          <table:table-cell office:value-type="float" office:value="85.812398837" calcext:value-type="float">
            <text:p>85.812398837</text:p>
          </table:table-cell>
          <table:table-cell office:value-type="float" office:value="91.6628170579" calcext:value-type="float">
            <text:p>91.6628170579</text:p>
          </table:table-cell>
          <table:table-cell office:value-type="float" office:value="100.152076855" calcext:value-type="float">
            <text:p>100.152076855</text:p>
          </table:table-cell>
          <table:table-cell office:value-type="float" office:value="107.29647536" calcext:value-type="float">
            <text:p>107.29647536</text:p>
          </table:table-cell>
          <table:table-cell office:value-type="float" office:value="117.368878747" calcext:value-type="float">
            <text:p>117.368878747</text:p>
          </table:table-cell>
          <table:table-cell office:value-type="float" office:value="132.792620856" calcext:value-type="float">
            <text:p>132.792620856</text:p>
          </table:table-cell>
          <table:table-cell office:value-type="float" office:value="142.485392053" calcext:value-type="float">
            <text:p>142.485392053</text:p>
          </table:table-cell>
          <table:table-cell office:value-type="float" office:value="162.284299365" calcext:value-type="float">
            <text:p>162.284299365</text:p>
          </table:table-cell>
          <table:table-cell office:value-type="float" office:value="193.328437788" calcext:value-type="float">
            <text:p>193.328437788</text:p>
          </table:table-cell>
          <table:table-cell office:value-type="float" office:value="213.87696798" calcext:value-type="float">
            <text:p>213.87696798</text:p>
          </table:table-cell>
          <table:table-cell office:value-type="float" office:value="279.054070501" calcext:value-type="float">
            <text:p>279.054070501</text:p>
          </table:table-cell>
          <table:table-cell office:value-type="float" office:value="354.512208759" calcext:value-type="float">
            <text:p>354.512208759</text:p>
          </table:table-cell>
          <table:table-cell office:value-type="float" office:value="460.22084731" calcext:value-type="float">
            <text:p>460.22084731</text:p>
          </table:table-cell>
          <table:table-cell office:value-type="float" office:value="702.073822141" calcext:value-type="float">
            <text:p>702.073822141</text:p>
          </table:table-cell>
          <table:table-cell office:value-type="float" office:value="895.368954212" calcext:value-type="float">
            <text:p>895.368954212</text:p>
          </table:table-cell>
          <table:table-cell office:value-type="float" office:value="1234.52177628" calcext:value-type="float">
            <text:p>1234.52177628</text:p>
          </table:table-cell>
          <table:table-cell office:value-type="float" office:value="1406.2725632" calcext:value-type="float">
            <text:p>1406.2725632</text:p>
          </table:table-cell>
          <table:table-cell office:value-type="float" office:value="1864.13738797" calcext:value-type="float">
            <text:p>1864.13738797</text:p>
          </table:table-cell>
          <table:table-cell office:value-type="float" office:value="3413.14628308" calcext:value-type="float">
            <text:p>3413.14628308</text:p>
          </table:table-cell>
          <table:table-cell office:value-type="float" office:value="5059.09685007" calcext:value-type="float">
            <text:p>5059.09685007</text:p>
          </table:table-cell>
          <table:table-cell office:value-type="float" office:value="6062.07795443" calcext:value-type="float">
            <text:p>6062.07795443</text:p>
          </table:table-cell>
          <table:table-cell office:value-type="float" office:value="7288.92776366" calcext:value-type="float">
            <text:p>7288.92776366</text:p>
          </table:table-cell>
          <table:table-cell office:value-type="float" office:value="8233.96711255" calcext:value-type="float">
            <text:p>8233.96711255</text:p>
          </table:table-cell>
        </table:table-row>
        <table:table-row table:style-name="ro1">
          <table:table-cell office:value-type="string" calcext:value-type="string">
            <text:p>S0.8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0.0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5.12706540509" calcext:value-type="float">
            <text:p>5.1270654051</text:p>
          </table:table-cell>
          <table:table-cell office:value-type="float" office:value="5.2739050066" calcext:value-type="float">
            <text:p>5.2739050066</text:p>
          </table:table-cell>
          <table:table-cell office:value-type="float" office:value="5.43776021913" calcext:value-type="float">
            <text:p>5.4377602191</text:p>
          </table:table-cell>
          <table:table-cell office:value-type="float" office:value="5.65683809676" calcext:value-type="float">
            <text:p>5.6568380968</text:p>
          </table:table-cell>
          <table:table-cell office:value-type="float" office:value="5.85563626634" calcext:value-type="float">
            <text:p>5.8556362663</text:p>
          </table:table-cell>
          <table:table-cell office:value-type="float" office:value="6.24696938866" calcext:value-type="float">
            <text:p>6.2469693887</text:p>
          </table:table-cell>
          <table:table-cell office:value-type="float" office:value="6.49448854586" calcext:value-type="float">
            <text:p>6.4944885459</text:p>
          </table:table-cell>
          <table:table-cell office:value-type="float" office:value="6.98619227014" calcext:value-type="float">
            <text:p>6.9861922701</text:p>
          </table:table-cell>
          <table:table-cell office:value-type="float" office:value="7.48723482151" calcext:value-type="float">
            <text:p>7.4872348215</text:p>
          </table:table-cell>
          <table:table-cell office:value-type="float" office:value="7.99341661431" calcext:value-type="float">
            <text:p>7.9934166143</text:p>
          </table:table-cell>
          <table:table-cell office:value-type="float" office:value="9.1984275469" calcext:value-type="float">
            <text:p>9.1984275469</text:p>
          </table:table-cell>
          <table:table-cell office:value-type="float" office:value="10.0382141724" calcext:value-type="float">
            <text:p>10.0382141724</text:p>
          </table:table-cell>
          <table:table-cell office:value-type="float" office:value="11.485632906" calcext:value-type="float">
            <text:p>11.485632906</text:p>
          </table:table-cell>
          <table:table-cell office:value-type="float" office:value="14.0670531757" calcext:value-type="float">
            <text:p>14.0670531757</text:p>
          </table:table-cell>
          <table:table-cell office:value-type="float" office:value="17.5716543665" calcext:value-type="float">
            <text:p>17.5716543665</text:p>
          </table:table-cell>
          <table:table-cell office:value-type="float" office:value="22.0654419032" calcext:value-type="float">
            <text:p>22.0654419032</text:p>
          </table:table-cell>
          <table:table-cell office:value-type="float" office:value="54.1870459257" calcext:value-type="float">
            <text:p>54.1870459257</text:p>
          </table:table-cell>
          <table:table-cell office:value-type="float" office:value="97.2555011946" calcext:value-type="float">
            <text:p>97.2555011946</text:p>
          </table:table-cell>
          <table:table-cell office:value-type="float" office:value="870.644019166" calcext:value-type="float">
            <text:p>870.644019166</text:p>
          </table:table-cell>
          <table:table-cell office:value-type="float" office:value="2755.73041614" calcext:value-type="float">
            <text:p>2755.73041614</text:p>
          </table:table-cell>
          <table:table-cell office:value-type="float" office:value="3569.75019662" calcext:value-type="float">
            <text:p>3569.75019662</text:p>
          </table:table-cell>
          <table:table-cell office:value-type="float" office:value="5431.30653609" calcext:value-type="float">
            <text:p>5431.30653609</text:p>
          </table:table-cell>
          <table:table-cell office:value-type="float" office:value="7597.34310909" calcext:value-type="float">
            <text:p>7597.34310909</text:p>
          </table:table-cell>
          <table:table-cell office:value-type="float" office:value="8895.15619677" calcext:value-type="float">
            <text:p>8895.15619677</text:p>
          </table:table-cell>
          <table:table-cell office:value-type="float" office:value="10249.6003742" calcext:value-type="float">
            <text:p>10249.6003742</text:p>
          </table:table-cell>
          <table:table-cell office:value-type="float" office:value="11661.5967443" calcext:value-type="float">
            <text:p>11661.5967443</text:p>
          </table:table-cell>
          <table:table-cell office:value-type="float" office:value="13030.9146813" calcext:value-type="float">
            <text:p>13030.9146813</text:p>
          </table:table-cell>
          <table:table-cell office:value-type="float" office:value="13378.898973" calcext:value-type="float">
            <text:p>13378.898973</text:p>
          </table:table-cell>
          <table:table-cell office:value-type="float" office:value="14956.6624893" calcext:value-type="float">
            <text:p>14956.6624893</text:p>
          </table:table-cell>
          <table:table-cell office:value-type="float" office:value="15122.4728418" calcext:value-type="float">
            <text:p>15122.4728418</text:p>
          </table:table-cell>
          <table:table-cell office:value-type="float" office:value="16799.8604359" calcext:value-type="float">
            <text:p>16799.8604359</text:p>
          </table:table-cell>
          <table:table-cell office:value-type="float" office:value="16586.3899084" calcext:value-type="float">
            <text:p>16586.3899084</text:p>
          </table:table-cell>
          <table:table-cell office:value-type="float" office:value="18356.6578637" calcext:value-type="float">
            <text:p>18356.6578637</text:p>
          </table:table-cell>
          <table:table-cell office:value-type="float" office:value="18271.1893971" calcext:value-type="float">
            <text:p>18271.1893971</text:p>
          </table:table-cell>
          <table:table-cell office:value-type="float" office:value="18779.0703643" calcext:value-type="float">
            <text:p>18779.0703643</text:p>
          </table:table-cell>
          <table:table-cell office:value-type="float" office:value="19706.95356" calcext:value-type="float">
            <text:p>19706.95356</text:p>
          </table:table-cell>
          <table:table-cell office:value-type="float" office:value="19162.6940907" calcext:value-type="float">
            <text:p>19162.6940907</text:p>
          </table:table-cell>
          <table:table-cell office:value-type="float" office:value="19730.5779856" calcext:value-type="float">
            <text:p>19730.5779856</text:p>
          </table:table-cell>
          <table:table-cell office:value-type="float" office:value="20831.5693892" calcext:value-type="float">
            <text:p>20831.5693892</text:p>
          </table:table-cell>
          <table:table-cell office:value-type="float" office:value="21126.6505738" calcext:value-type="float">
            <text:p>21126.6505738</text:p>
          </table:table-cell>
          <table:table-cell office:value-type="float" office:value="22123.1525219" calcext:value-type="float">
            <text:p>22123.1525219</text:p>
          </table:table-cell>
          <table:table-cell office:value-type="float" office:value="23370.4026363" calcext:value-type="float">
            <text:p>23370.4026363</text:p>
          </table:table-cell>
          <table:table-cell office:value-type="float" office:value="24250.0106426" calcext:value-type="float">
            <text:p>24250.0106426</text:p>
          </table:table-cell>
          <table:table-cell office:value-type="float" office:value="24668.3013818" calcext:value-type="float">
            <text:p>24668.3013818</text:p>
          </table:table-cell>
          <table:table-cell office:value-type="float" office:value="25718.61342" calcext:value-type="float">
            <text:p>25718.61342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5.23114461464" calcext:value-type="float">
            <text:p>5.2311446146</text:p>
          </table:table-cell>
          <table:table-cell office:value-type="float" office:value="5.47818084001" calcext:value-type="float">
            <text:p>5.47818084</text:p>
          </table:table-cell>
          <table:table-cell office:value-type="float" office:value="5.92787762862" calcext:value-type="float">
            <text:p>5.9278776286</text:p>
          </table:table-cell>
          <table:table-cell office:value-type="float" office:value="6.49585973913" calcext:value-type="float">
            <text:p>6.4958597391</text:p>
          </table:table-cell>
          <table:table-cell office:value-type="float" office:value="7.08055237288" calcext:value-type="float">
            <text:p>7.0805523729</text:p>
          </table:table-cell>
          <table:table-cell office:value-type="float" office:value="7.84917719905" calcext:value-type="float">
            <text:p>7.8491771991</text:p>
          </table:table-cell>
          <table:table-cell office:value-type="float" office:value="8.7479611078" calcext:value-type="float">
            <text:p>8.7479611078</text:p>
          </table:table-cell>
          <table:table-cell office:value-type="float" office:value="10.1687923607" calcext:value-type="float">
            <text:p>10.1687923607</text:p>
          </table:table-cell>
          <table:table-cell office:value-type="float" office:value="11.4297421316" calcext:value-type="float">
            <text:p>11.4297421316</text:p>
          </table:table-cell>
          <table:table-cell office:value-type="float" office:value="12.7142090831" calcext:value-type="float">
            <text:p>12.7142090831</text:p>
          </table:table-cell>
          <table:table-cell office:value-type="float" office:value="14.3212599977" calcext:value-type="float">
            <text:p>14.3212599977</text:p>
          </table:table-cell>
          <table:table-cell office:value-type="float" office:value="17.0412075774" calcext:value-type="float">
            <text:p>17.0412075774</text:p>
          </table:table-cell>
          <table:table-cell office:value-type="float" office:value="19.6758462004" calcext:value-type="float">
            <text:p>19.6758462004</text:p>
          </table:table-cell>
          <table:table-cell office:value-type="float" office:value="23.2567774183" calcext:value-type="float">
            <text:p>23.2567774183</text:p>
          </table:table-cell>
          <table:table-cell office:value-type="float" office:value="27.212607929" calcext:value-type="float">
            <text:p>27.212607929</text:p>
          </table:table-cell>
          <table:table-cell office:value-type="float" office:value="32.0134107353" calcext:value-type="float">
            <text:p>32.0134107353</text:p>
          </table:table-cell>
          <table:table-cell office:value-type="float" office:value="37.0348033319" calcext:value-type="float">
            <text:p>37.0348033319</text:p>
          </table:table-cell>
          <table:table-cell office:value-type="float" office:value="43.7697252986" calcext:value-type="float">
            <text:p>43.7697252986</text:p>
          </table:table-cell>
          <table:table-cell office:value-type="float" office:value="50.8646513732" calcext:value-type="float">
            <text:p>50.8646513732</text:p>
          </table:table-cell>
          <table:table-cell office:value-type="float" office:value="60.1187447341" calcext:value-type="float">
            <text:p>60.1187447341</text:p>
          </table:table-cell>
          <table:table-cell office:value-type="float" office:value="69.0568936157" calcext:value-type="float">
            <text:p>69.0568936157</text:p>
          </table:table-cell>
          <table:table-cell office:value-type="float" office:value="77.7531635874" calcext:value-type="float">
            <text:p>77.7531635874</text:p>
          </table:table-cell>
          <table:table-cell office:value-type="float" office:value="90.5382917684" calcext:value-type="float">
            <text:p>90.5382917684</text:p>
          </table:table-cell>
          <table:table-cell office:value-type="float" office:value="99.7247441334" calcext:value-type="float">
            <text:p>99.7247441334</text:p>
          </table:table-cell>
          <table:table-cell office:value-type="float" office:value="113.400372047" calcext:value-type="float">
            <text:p>113.400372047</text:p>
          </table:table-cell>
          <table:table-cell office:value-type="float" office:value="124.543351827" calcext:value-type="float">
            <text:p>124.543351827</text:p>
          </table:table-cell>
          <table:table-cell office:value-type="float" office:value="135.021019883" calcext:value-type="float">
            <text:p>135.021019883</text:p>
          </table:table-cell>
          <table:table-cell office:value-type="float" office:value="150.593534387" calcext:value-type="float">
            <text:p>150.593534387</text:p>
          </table:table-cell>
          <table:table-cell office:value-type="float" office:value="179.697118645" calcext:value-type="float">
            <text:p>179.697118645</text:p>
          </table:table-cell>
          <table:table-cell office:value-type="float" office:value="204.960547151" calcext:value-type="float">
            <text:p>204.960547151</text:p>
          </table:table-cell>
          <table:table-cell office:value-type="float" office:value="224.385432776" calcext:value-type="float">
            <text:p>224.385432776</text:p>
          </table:table-cell>
          <table:table-cell office:value-type="float" office:value="283.644841861" calcext:value-type="float">
            <text:p>283.644841861</text:p>
          </table:table-cell>
          <table:table-cell office:value-type="float" office:value="335.074516136" calcext:value-type="float">
            <text:p>335.074516136</text:p>
          </table:table-cell>
          <table:table-cell office:value-type="float" office:value="425.565615457" calcext:value-type="float">
            <text:p>425.565615457</text:p>
          </table:table-cell>
          <table:table-cell office:value-type="float" office:value="577.84688147" calcext:value-type="float">
            <text:p>577.84688147</text:p>
          </table:table-cell>
          <table:table-cell office:value-type="float" office:value="655.073114686" calcext:value-type="float">
            <text:p>655.073114686</text:p>
          </table:table-cell>
          <table:table-cell office:value-type="float" office:value="930.487209532" calcext:value-type="float">
            <text:p>930.487209532</text:p>
          </table:table-cell>
          <table:table-cell office:value-type="float" office:value="1137.7852283" calcext:value-type="float">
            <text:p>1137.7852283</text:p>
          </table:table-cell>
          <table:table-cell office:value-type="float" office:value="1483.67916584" calcext:value-type="float">
            <text:p>1483.67916584</text:p>
          </table:table-cell>
          <table:table-cell office:value-type="float" office:value="1785.21997918" calcext:value-type="float">
            <text:p>1785.21997918</text:p>
          </table:table-cell>
          <table:table-cell office:value-type="float" office:value="3588.77191046" calcext:value-type="float">
            <text:p>3588.77191046</text:p>
          </table:table-cell>
          <table:table-cell office:value-type="float" office:value="4906.86213742" calcext:value-type="float">
            <text:p>4906.86213742</text:p>
          </table:table-cell>
          <table:table-cell office:value-type="float" office:value="6146.65919886" calcext:value-type="float">
            <text:p>6146.65919886</text:p>
          </table:table-cell>
          <table:table-cell office:value-type="float" office:value="7241.95118817" calcext:value-type="float">
            <text:p>7241.95118817</text:p>
          </table:table-cell>
          <table:table-cell office:value-type="float" office:value="7873.18582708" calcext:value-type="float">
            <text:p>7873.18582708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5428902356" calcext:value-type="float">
            <text:p>36.5428902356</text:p>
          </table:table-cell>
          <table:table-cell office:value-type="float" office:value="37.1332499216" calcext:value-type="float">
            <text:p>37.1332499216</text:p>
          </table:table-cell>
          <table:table-cell office:value-type="float" office:value="38.302829371" calcext:value-type="float">
            <text:p>38.302829371</text:p>
          </table:table-cell>
          <table:table-cell office:value-type="float" office:value="39.4583481615" calcext:value-type="float">
            <text:p>39.4583481615</text:p>
          </table:table-cell>
          <table:table-cell office:value-type="float" office:value="40.17200757" calcext:value-type="float">
            <text:p>40.17200757</text:p>
          </table:table-cell>
          <table:table-cell office:value-type="float" office:value="41.5957149509" calcext:value-type="float">
            <text:p>41.5957149509</text:p>
          </table:table-cell>
          <table:table-cell office:value-type="float" office:value="43.1427809137" calcext:value-type="float">
            <text:p>43.1427809137</text:p>
          </table:table-cell>
          <table:table-cell office:value-type="float" office:value="44.5129905762" calcext:value-type="float">
            <text:p>44.5129905762</text:p>
          </table:table-cell>
          <table:table-cell office:value-type="float" office:value="45.4646831361" calcext:value-type="float">
            <text:p>45.4646831361</text:p>
          </table:table-cell>
          <table:table-cell office:value-type="float" office:value="47.1891358737" calcext:value-type="float">
            <text:p>47.1891358737</text:p>
          </table:table-cell>
          <table:table-cell office:value-type="float" office:value="48.8975178325" calcext:value-type="float">
            <text:p>48.8975178325</text:p>
          </table:table-cell>
          <table:table-cell office:value-type="float" office:value="50.7694755702" calcext:value-type="float">
            <text:p>50.7694755702</text:p>
          </table:table-cell>
          <table:table-cell office:value-type="float" office:value="52.6092411946" calcext:value-type="float">
            <text:p>52.6092411946</text:p>
          </table:table-cell>
          <table:table-cell office:value-type="float" office:value="54.6181301273" calcext:value-type="float">
            <text:p>54.6181301273</text:p>
          </table:table-cell>
          <table:table-cell office:value-type="float" office:value="56.6601339597" calcext:value-type="float">
            <text:p>56.6601339597</text:p>
          </table:table-cell>
          <table:table-cell office:value-type="float" office:value="58.95112755" calcext:value-type="float">
            <text:p>58.95112755</text:p>
          </table:table-cell>
          <table:table-cell office:value-type="float" office:value="61.874801553" calcext:value-type="float">
            <text:p>61.874801553</text:p>
          </table:table-cell>
          <table:table-cell office:value-type="float" office:value="65.1242110007" calcext:value-type="float">
            <text:p>65.1242110007</text:p>
          </table:table-cell>
          <table:table-cell office:value-type="float" office:value="67.8124845732" calcext:value-type="float">
            <text:p>67.8124845732</text:p>
          </table:table-cell>
          <table:table-cell office:value-type="float" office:value="72.3198885064" calcext:value-type="float">
            <text:p>72.3198885064</text:p>
          </table:table-cell>
          <table:table-cell office:value-type="float" office:value="76.1835790232" calcext:value-type="float">
            <text:p>76.1835790232</text:p>
          </table:table-cell>
          <table:table-cell office:value-type="float" office:value="80.8045369348" calcext:value-type="float">
            <text:p>80.8045369348</text:p>
          </table:table-cell>
          <table:table-cell office:value-type="float" office:value="85.8536082815" calcext:value-type="float">
            <text:p>85.8536082815</text:p>
          </table:table-cell>
          <table:table-cell office:value-type="float" office:value="91.6574094996" calcext:value-type="float">
            <text:p>91.6574094996</text:p>
          </table:table-cell>
          <table:table-cell office:value-type="float" office:value="98.9058576975" calcext:value-type="float">
            <text:p>98.9058576975</text:p>
          </table:table-cell>
          <table:table-cell office:value-type="float" office:value="105.690367436" calcext:value-type="float">
            <text:p>105.690367436</text:p>
          </table:table-cell>
          <table:table-cell office:value-type="float" office:value="114.66078331" calcext:value-type="float">
            <text:p>114.66078331</text:p>
          </table:table-cell>
          <table:table-cell office:value-type="float" office:value="123.042964582" calcext:value-type="float">
            <text:p>123.042964582</text:p>
          </table:table-cell>
          <table:table-cell office:value-type="float" office:value="143.417071165" calcext:value-type="float">
            <text:p>143.417071165</text:p>
          </table:table-cell>
          <table:table-cell office:value-type="float" office:value="158.880997059" calcext:value-type="float">
            <text:p>158.880997059</text:p>
          </table:table-cell>
          <table:table-cell office:value-type="float" office:value="178.523157967" calcext:value-type="float">
            <text:p>178.523157967</text:p>
          </table:table-cell>
          <table:table-cell office:value-type="float" office:value="203.395959483" calcext:value-type="float">
            <text:p>203.395959483</text:p>
          </table:table-cell>
          <table:table-cell office:value-type="float" office:value="244.382757432" calcext:value-type="float">
            <text:p>244.382757432</text:p>
          </table:table-cell>
          <table:table-cell office:value-type="float" office:value="308.280626999" calcext:value-type="float">
            <text:p>308.280626999</text:p>
          </table:table-cell>
          <table:table-cell office:value-type="float" office:value="434.495891949" calcext:value-type="float">
            <text:p>434.495891949</text:p>
          </table:table-cell>
          <table:table-cell office:value-type="float" office:value="573.615873272" calcext:value-type="float">
            <text:p>573.615873272</text:p>
          </table:table-cell>
          <table:table-cell office:value-type="float" office:value="694.366248471" calcext:value-type="float">
            <text:p>694.366248471</text:p>
          </table:table-cell>
          <table:table-cell office:value-type="float" office:value="988.164930234" calcext:value-type="float">
            <text:p>988.164930234</text:p>
          </table:table-cell>
          <table:table-cell office:value-type="float" office:value="1398.98517118" calcext:value-type="float">
            <text:p>1398.98517118</text:p>
          </table:table-cell>
          <table:table-cell office:value-type="float" office:value="1561.88792595" calcext:value-type="float">
            <text:p>1561.88792595</text:p>
          </table:table-cell>
          <table:table-cell office:value-type="float" office:value="3337.52298112" calcext:value-type="float">
            <text:p>3337.52298112</text:p>
          </table:table-cell>
          <table:table-cell office:value-type="float" office:value="4758.65106642" calcext:value-type="float">
            <text:p>4758.65106642</text:p>
          </table:table-cell>
          <table:table-cell office:value-type="float" office:value="5972.8499867" calcext:value-type="float">
            <text:p>5972.8499867</text:p>
          </table:table-cell>
          <table:table-cell office:value-type="float" office:value="7022.95004953" calcext:value-type="float">
            <text:p>7022.95004953</text:p>
          </table:table-cell>
          <table:table-cell office:value-type="float" office:value="7861.98522897" calcext:value-type="float">
            <text:p>7861.98522897</text:p>
          </table:table-cell>
        </table:table-row>
        <table:table-row table:style-name="ro1">
          <table:table-cell office:value-type="string" calcext:value-type="string">
            <text:p>S0.9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0.0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5.12076399477" calcext:value-type="float">
            <text:p>5.1207639948</text:p>
          </table:table-cell>
          <table:table-cell office:value-type="float" office:value="5.27092228314" calcext:value-type="float">
            <text:p>5.2709222831</text:p>
          </table:table-cell>
          <table:table-cell office:value-type="float" office:value="5.44165194161" calcext:value-type="float">
            <text:p>5.4416519416</text:p>
          </table:table-cell>
          <table:table-cell office:value-type="float" office:value="5.67551295647" calcext:value-type="float">
            <text:p>5.6755129565</text:p>
          </table:table-cell>
          <table:table-cell office:value-type="float" office:value="5.90916764093" calcext:value-type="float">
            <text:p>5.9091676409</text:p>
          </table:table-cell>
          <table:table-cell office:value-type="float" office:value="6.19733085174" calcext:value-type="float">
            <text:p>6.1973308517</text:p>
          </table:table-cell>
          <table:table-cell office:value-type="float" office:value="6.57191054938" calcext:value-type="float">
            <text:p>6.5719105494</text:p>
          </table:table-cell>
          <table:table-cell office:value-type="float" office:value="6.9517749013" calcext:value-type="float">
            <text:p>6.9517749013</text:p>
          </table:table-cell>
          <table:table-cell office:value-type="float" office:value="7.46922210955" calcext:value-type="float">
            <text:p>7.4692221096</text:p>
          </table:table-cell>
          <table:table-cell office:value-type="float" office:value="8.12620312969" calcext:value-type="float">
            <text:p>8.1262031297</text:p>
          </table:table-cell>
          <table:table-cell office:value-type="float" office:value="9.09619432827" calcext:value-type="float">
            <text:p>9.0961943283</text:p>
          </table:table-cell>
          <table:table-cell office:value-type="float" office:value="9.9086391664" calcext:value-type="float">
            <text:p>9.9086391664</text:p>
          </table:table-cell>
          <table:table-cell office:value-type="float" office:value="11.226292945" calcext:value-type="float">
            <text:p>11.226292945</text:p>
          </table:table-cell>
          <table:table-cell office:value-type="float" office:value="13.7215290857" calcext:value-type="float">
            <text:p>13.7215290857</text:p>
          </table:table-cell>
          <table:table-cell office:value-type="float" office:value="17.128268005" calcext:value-type="float">
            <text:p>17.128268005</text:p>
          </table:table-cell>
          <table:table-cell office:value-type="float" office:value="24.4414951023" calcext:value-type="float">
            <text:p>24.4414951023</text:p>
          </table:table-cell>
          <table:table-cell office:value-type="float" office:value="53.4853956009" calcext:value-type="float">
            <text:p>53.4853956009</text:p>
          </table:table-cell>
          <table:table-cell office:value-type="float" office:value="203.53769867" calcext:value-type="float">
            <text:p>203.53769867</text:p>
          </table:table-cell>
          <table:table-cell office:value-type="float" office:value="857.927406888" calcext:value-type="float">
            <text:p>857.927406888</text:p>
          </table:table-cell>
          <table:table-cell office:value-type="float" office:value="2463.64266286" calcext:value-type="float">
            <text:p>2463.64266286</text:p>
          </table:table-cell>
          <table:table-cell office:value-type="float" office:value="4097.56074197" calcext:value-type="float">
            <text:p>4097.56074197</text:p>
          </table:table-cell>
          <table:table-cell office:value-type="float" office:value="6233.7237303" calcext:value-type="float">
            <text:p>6233.7237303</text:p>
          </table:table-cell>
          <table:table-cell office:value-type="float" office:value="7674.8870759" calcext:value-type="float">
            <text:p>7674.8870759</text:p>
          </table:table-cell>
          <table:table-cell office:value-type="float" office:value="9079.75618828" calcext:value-type="float">
            <text:p>9079.75618828</text:p>
          </table:table-cell>
          <table:table-cell office:value-type="float" office:value="10720.0599076" calcext:value-type="float">
            <text:p>10720.0599076</text:p>
          </table:table-cell>
          <table:table-cell office:value-type="float" office:value="11923.3534015" calcext:value-type="float">
            <text:p>11923.3534015</text:p>
          </table:table-cell>
          <table:table-cell office:value-type="float" office:value="13069.6548722" calcext:value-type="float">
            <text:p>13069.6548722</text:p>
          </table:table-cell>
          <table:table-cell office:value-type="float" office:value="13628.4337263" calcext:value-type="float">
            <text:p>13628.4337263</text:p>
          </table:table-cell>
          <table:table-cell office:value-type="float" office:value="14538.7499688" calcext:value-type="float">
            <text:p>14538.7499688</text:p>
          </table:table-cell>
          <table:table-cell office:value-type="float" office:value="16150.5449198" calcext:value-type="float">
            <text:p>16150.5449198</text:p>
          </table:table-cell>
          <table:table-cell office:value-type="float" office:value="16315.2688811" calcext:value-type="float">
            <text:p>16315.2688811</text:p>
          </table:table-cell>
          <table:table-cell office:value-type="float" office:value="16619.4537252" calcext:value-type="float">
            <text:p>16619.4537252</text:p>
          </table:table-cell>
          <table:table-cell office:value-type="float" office:value="17832.9564106" calcext:value-type="float">
            <text:p>17832.9564106</text:p>
          </table:table-cell>
          <table:table-cell office:value-type="float" office:value="17620.6234615" calcext:value-type="float">
            <text:p>17620.6234615</text:p>
          </table:table-cell>
          <table:table-cell office:value-type="float" office:value="17929.2735636" calcext:value-type="float">
            <text:p>17929.2735636</text:p>
          </table:table-cell>
          <table:table-cell office:value-type="float" office:value="18817.7157755" calcext:value-type="float">
            <text:p>18817.7157755</text:p>
          </table:table-cell>
          <table:table-cell office:value-type="float" office:value="19001.4276966" calcext:value-type="float">
            <text:p>19001.4276966</text:p>
          </table:table-cell>
          <table:table-cell office:value-type="float" office:value="19462.7800459" calcext:value-type="float">
            <text:p>19462.7800459</text:p>
          </table:table-cell>
          <table:table-cell office:value-type="float" office:value="20659.5407354" calcext:value-type="float">
            <text:p>20659.5407354</text:p>
          </table:table-cell>
          <table:table-cell office:value-type="float" office:value="20418.037992" calcext:value-type="float">
            <text:p>20418.037992</text:p>
          </table:table-cell>
          <table:table-cell office:value-type="float" office:value="23061.9925858" calcext:value-type="float">
            <text:p>23061.9925858</text:p>
          </table:table-cell>
          <table:table-cell office:value-type="float" office:value="23998.2134138" calcext:value-type="float">
            <text:p>23998.2134138</text:p>
          </table:table-cell>
          <table:table-cell office:value-type="float" office:value="24049.8413462" calcext:value-type="float">
            <text:p>24049.8413462</text:p>
          </table:table-cell>
          <table:table-cell office:value-type="float" office:value="25251.6105741" calcext:value-type="float">
            <text:p>25251.6105741</text:p>
          </table:table-cell>
          <table:table-cell office:value-type="float" office:value="25916.2587772" calcext:value-type="float">
            <text:p>25916.2587772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5.26045485278" calcext:value-type="float">
            <text:p>5.2604548528</text:p>
          </table:table-cell>
          <table:table-cell office:value-type="float" office:value="5.55407937579" calcext:value-type="float">
            <text:p>5.5540793758</text:p>
          </table:table-cell>
          <table:table-cell office:value-type="float" office:value="5.86932863493" calcext:value-type="float">
            <text:p>5.8693286349</text:p>
          </table:table-cell>
          <table:table-cell office:value-type="float" office:value="6.43097225507" calcext:value-type="float">
            <text:p>6.4309722551</text:p>
          </table:table-cell>
          <table:table-cell office:value-type="float" office:value="6.8919234735" calcext:value-type="float">
            <text:p>6.8919234735</text:p>
          </table:table-cell>
          <table:table-cell office:value-type="float" office:value="7.79029823829" calcext:value-type="float">
            <text:p>7.7902982383</text:p>
          </table:table-cell>
          <table:table-cell office:value-type="float" office:value="8.61823066574" calcext:value-type="float">
            <text:p>8.6182306657</text:p>
          </table:table-cell>
          <table:table-cell office:value-type="float" office:value="9.78739475488" calcext:value-type="float">
            <text:p>9.7873947549</text:p>
          </table:table-cell>
          <table:table-cell office:value-type="float" office:value="11.0384199417" calcext:value-type="float">
            <text:p>11.0384199417</text:p>
          </table:table-cell>
          <table:table-cell office:value-type="float" office:value="12.6373929942" calcext:value-type="float">
            <text:p>12.6373929942</text:p>
          </table:table-cell>
          <table:table-cell office:value-type="float" office:value="14.2503995585" calcext:value-type="float">
            <text:p>14.2503995585</text:p>
          </table:table-cell>
          <table:table-cell office:value-type="float" office:value="16.9828996746" calcext:value-type="float">
            <text:p>16.9828996746</text:p>
          </table:table-cell>
          <table:table-cell office:value-type="float" office:value="19.8934358896" calcext:value-type="float">
            <text:p>19.8934358896</text:p>
          </table:table-cell>
          <table:table-cell office:value-type="float" office:value="22.5629428133" calcext:value-type="float">
            <text:p>22.5629428133</text:p>
          </table:table-cell>
          <table:table-cell office:value-type="float" office:value="26.9481082276" calcext:value-type="float">
            <text:p>26.9481082276</text:p>
          </table:table-cell>
          <table:table-cell office:value-type="float" office:value="31.5838304042" calcext:value-type="float">
            <text:p>31.5838304042</text:p>
          </table:table-cell>
          <table:table-cell office:value-type="float" office:value="36.7017179151" calcext:value-type="float">
            <text:p>36.7017179151</text:p>
          </table:table-cell>
          <table:table-cell office:value-type="float" office:value="43.0241485954" calcext:value-type="float">
            <text:p>43.0241485954</text:p>
          </table:table-cell>
          <table:table-cell office:value-type="float" office:value="48.9548457701" calcext:value-type="float">
            <text:p>48.9548457701</text:p>
          </table:table-cell>
          <table:table-cell office:value-type="float" office:value="60.0485359338" calcext:value-type="float">
            <text:p>60.0485359338</text:p>
          </table:table-cell>
          <table:table-cell office:value-type="float" office:value="70.6638262142" calcext:value-type="float">
            <text:p>70.6638262142</text:p>
          </table:table-cell>
          <table:table-cell office:value-type="float" office:value="79.4717407254" calcext:value-type="float">
            <text:p>79.4717407254</text:p>
          </table:table-cell>
          <table:table-cell office:value-type="float" office:value="88.0243187259" calcext:value-type="float">
            <text:p>88.0243187259</text:p>
          </table:table-cell>
          <table:table-cell office:value-type="float" office:value="99.9878177181" calcext:value-type="float">
            <text:p>99.9878177181</text:p>
          </table:table-cell>
          <table:table-cell office:value-type="float" office:value="110.328281016" calcext:value-type="float">
            <text:p>110.328281016</text:p>
          </table:table-cell>
          <table:table-cell office:value-type="float" office:value="123.037867214" calcext:value-type="float">
            <text:p>123.037867214</text:p>
          </table:table-cell>
          <table:table-cell office:value-type="float" office:value="134.151965898" calcext:value-type="float">
            <text:p>134.151965898</text:p>
          </table:table-cell>
          <table:table-cell office:value-type="float" office:value="148.79137292" calcext:value-type="float">
            <text:p>148.79137292</text:p>
          </table:table-cell>
          <table:table-cell office:value-type="float" office:value="173.001860815" calcext:value-type="float">
            <text:p>173.001860815</text:p>
          </table:table-cell>
          <table:table-cell office:value-type="float" office:value="192.044710981" calcext:value-type="float">
            <text:p>192.044710981</text:p>
          </table:table-cell>
          <table:table-cell office:value-type="float" office:value="223.638158188" calcext:value-type="float">
            <text:p>223.638158188</text:p>
          </table:table-cell>
          <table:table-cell office:value-type="float" office:value="271.587205762" calcext:value-type="float">
            <text:p>271.587205762</text:p>
          </table:table-cell>
          <table:table-cell office:value-type="float" office:value="293.247138869" calcext:value-type="float">
            <text:p>293.247138869</text:p>
          </table:table-cell>
          <table:table-cell office:value-type="float" office:value="388.818213633" calcext:value-type="float">
            <text:p>388.818213633</text:p>
          </table:table-cell>
          <table:table-cell office:value-type="float" office:value="488.360014051" calcext:value-type="float">
            <text:p>488.360014051</text:p>
          </table:table-cell>
          <table:table-cell office:value-type="float" office:value="660.759762662" calcext:value-type="float">
            <text:p>660.759762662</text:p>
          </table:table-cell>
          <table:table-cell office:value-type="float" office:value="828.4743077" calcext:value-type="float">
            <text:p>828.4743077</text:p>
          </table:table-cell>
          <table:table-cell office:value-type="float" office:value="976.759493778" calcext:value-type="float">
            <text:p>976.759493778</text:p>
          </table:table-cell>
          <table:table-cell office:value-type="float" office:value="1361.64252052" calcext:value-type="float">
            <text:p>1361.64252052</text:p>
          </table:table-cell>
          <table:table-cell office:value-type="float" office:value="1608.29867089" calcext:value-type="float">
            <text:p>1608.29867089</text:p>
          </table:table-cell>
          <table:table-cell office:value-type="float" office:value="3099.56766049" calcext:value-type="float">
            <text:p>3099.56766049</text:p>
          </table:table-cell>
          <table:table-cell office:value-type="float" office:value="4706.89296944" calcext:value-type="float">
            <text:p>4706.89296944</text:p>
          </table:table-cell>
          <table:table-cell office:value-type="float" office:value="5970.5979161" calcext:value-type="float">
            <text:p>5970.5979161</text:p>
          </table:table-cell>
          <table:table-cell office:value-type="float" office:value="7012.10996747" calcext:value-type="float">
            <text:p>7012.10996747</text:p>
          </table:table-cell>
          <table:table-cell office:value-type="float" office:value="7792.00105199" calcext:value-type="float">
            <text:p>7792.00105199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2010522494" calcext:value-type="float">
            <text:p>36.2010522494</text:p>
          </table:table-cell>
          <table:table-cell office:value-type="float" office:value="37.2697266397" calcext:value-type="float">
            <text:p>37.2697266397</text:p>
          </table:table-cell>
          <table:table-cell office:value-type="float" office:value="38.2939442311" calcext:value-type="float">
            <text:p>38.2939442311</text:p>
          </table:table-cell>
          <table:table-cell office:value-type="float" office:value="39.2639297729" calcext:value-type="float">
            <text:p>39.2639297729</text:p>
          </table:table-cell>
          <table:table-cell office:value-type="float" office:value="40.2335919721" calcext:value-type="float">
            <text:p>40.2335919721</text:p>
          </table:table-cell>
          <table:table-cell office:value-type="float" office:value="41.7808858828" calcext:value-type="float">
            <text:p>41.7808858828</text:p>
          </table:table-cell>
          <table:table-cell office:value-type="float" office:value="42.8210740339" calcext:value-type="float">
            <text:p>42.8210740339</text:p>
          </table:table-cell>
          <table:table-cell office:value-type="float" office:value="44.1611983252" calcext:value-type="float">
            <text:p>44.1611983252</text:p>
          </table:table-cell>
          <table:table-cell office:value-type="float" office:value="45.7252622625" calcext:value-type="float">
            <text:p>45.7252622625</text:p>
          </table:table-cell>
          <table:table-cell office:value-type="float" office:value="46.8170037488" calcext:value-type="float">
            <text:p>46.8170037488</text:p>
          </table:table-cell>
          <table:table-cell office:value-type="float" office:value="48.8431348447" calcext:value-type="float">
            <text:p>48.8431348447</text:p>
          </table:table-cell>
          <table:table-cell office:value-type="float" office:value="50.7108091185" calcext:value-type="float">
            <text:p>50.7108091185</text:p>
          </table:table-cell>
          <table:table-cell office:value-type="float" office:value="52.0048090143" calcext:value-type="float">
            <text:p>52.0048090143</text:p>
          </table:table-cell>
          <table:table-cell office:value-type="float" office:value="54.5878665884" calcext:value-type="float">
            <text:p>54.5878665884</text:p>
          </table:table-cell>
          <table:table-cell office:value-type="float" office:value="56.7651119285" calcext:value-type="float">
            <text:p>56.7651119285</text:p>
          </table:table-cell>
          <table:table-cell office:value-type="float" office:value="59.352156388" calcext:value-type="float">
            <text:p>59.352156388</text:p>
          </table:table-cell>
          <table:table-cell office:value-type="float" office:value="61.7911577752" calcext:value-type="float">
            <text:p>61.7911577752</text:p>
          </table:table-cell>
          <table:table-cell office:value-type="float" office:value="64.2972646177" calcext:value-type="float">
            <text:p>64.2972646177</text:p>
          </table:table-cell>
          <table:table-cell office:value-type="float" office:value="68.0346577794" calcext:value-type="float">
            <text:p>68.0346577794</text:p>
          </table:table-cell>
          <table:table-cell office:value-type="float" office:value="70.786598561" calcext:value-type="float">
            <text:p>70.786598561</text:p>
          </table:table-cell>
          <table:table-cell office:value-type="float" office:value="75.7196682848" calcext:value-type="float">
            <text:p>75.7196682848</text:p>
          </table:table-cell>
          <table:table-cell office:value-type="float" office:value="79.3829768679" calcext:value-type="float">
            <text:p>79.3829768679</text:p>
          </table:table-cell>
          <table:table-cell office:value-type="float" office:value="84.804554104" calcext:value-type="float">
            <text:p>84.804554104</text:p>
          </table:table-cell>
          <table:table-cell office:value-type="float" office:value="89.621963456" calcext:value-type="float">
            <text:p>89.621963456</text:p>
          </table:table-cell>
          <table:table-cell office:value-type="float" office:value="97.5559741911" calcext:value-type="float">
            <text:p>97.5559741911</text:p>
          </table:table-cell>
          <table:table-cell office:value-type="float" office:value="103.47469945" calcext:value-type="float">
            <text:p>103.47469945</text:p>
          </table:table-cell>
          <table:table-cell office:value-type="float" office:value="113.464732927" calcext:value-type="float">
            <text:p>113.464732927</text:p>
          </table:table-cell>
          <table:table-cell office:value-type="float" office:value="123.024005644" calcext:value-type="float">
            <text:p>123.024005644</text:p>
          </table:table-cell>
          <table:table-cell office:value-type="float" office:value="137.710181888" calcext:value-type="float">
            <text:p>137.710181888</text:p>
          </table:table-cell>
          <table:table-cell office:value-type="float" office:value="152.51328054" calcext:value-type="float">
            <text:p>152.51328054</text:p>
          </table:table-cell>
          <table:table-cell office:value-type="float" office:value="172.29530483" calcext:value-type="float">
            <text:p>172.29530483</text:p>
          </table:table-cell>
          <table:table-cell office:value-type="float" office:value="203.638578371" calcext:value-type="float">
            <text:p>203.638578371</text:p>
          </table:table-cell>
          <table:table-cell office:value-type="float" office:value="234.098386539" calcext:value-type="float">
            <text:p>234.098386539</text:p>
          </table:table-cell>
          <table:table-cell office:value-type="float" office:value="295.290266612" calcext:value-type="float">
            <text:p>295.290266612</text:p>
          </table:table-cell>
          <table:table-cell office:value-type="float" office:value="375.336235177" calcext:value-type="float">
            <text:p>375.336235177</text:p>
          </table:table-cell>
          <table:table-cell office:value-type="float" office:value="471.683199704" calcext:value-type="float">
            <text:p>471.683199704</text:p>
          </table:table-cell>
          <table:table-cell office:value-type="float" office:value="746.610151523" calcext:value-type="float">
            <text:p>746.610151523</text:p>
          </table:table-cell>
          <table:table-cell office:value-type="float" office:value="966.303756476" calcext:value-type="float">
            <text:p>966.303756476</text:p>
          </table:table-cell>
          <table:table-cell office:value-type="float" office:value="1145.3041512" calcext:value-type="float">
            <text:p>1145.3041512</text:p>
          </table:table-cell>
          <table:table-cell office:value-type="float" office:value="1680.90267067" calcext:value-type="float">
            <text:p>1680.90267067</text:p>
          </table:table-cell>
          <table:table-cell office:value-type="float" office:value="3045.09627444" calcext:value-type="float">
            <text:p>3045.09627444</text:p>
          </table:table-cell>
          <table:table-cell office:value-type="float" office:value="4516.12407557" calcext:value-type="float">
            <text:p>4516.12407557</text:p>
          </table:table-cell>
          <table:table-cell office:value-type="float" office:value="5934.34993254" calcext:value-type="float">
            <text:p>5934.34993254</text:p>
          </table:table-cell>
          <table:table-cell office:value-type="float" office:value="6893.955011" calcext:value-type="float">
            <text:p>6893.955011</text:p>
          </table:table-cell>
          <table:table-cell office:value-type="float" office:value="7775.23534556" calcext:value-type="float">
            <text:p>7775.23534556</text:p>
          </table:table-cell>
        </table:table-row>
        <table:table-row table:style-name="ro1">
          <table:table-cell office:value-type="string" calcext:value-type="string">
            <text:p>S1.0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0.0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5.1417508696" calcext:value-type="float">
            <text:p>5.1417508696</text:p>
          </table:table-cell>
          <table:table-cell office:value-type="float" office:value="5.26239502826" calcext:value-type="float">
            <text:p>5.2623950283</text:p>
          </table:table-cell>
          <table:table-cell office:value-type="float" office:value="5.45187706723" calcext:value-type="float">
            <text:p>5.4518770672</text:p>
          </table:table-cell>
          <table:table-cell office:value-type="float" office:value="5.63547770727" calcext:value-type="float">
            <text:p>5.6354777073</text:p>
          </table:table-cell>
          <table:table-cell office:value-type="float" office:value="5.88327942587" calcext:value-type="float">
            <text:p>5.8832794259</text:p>
          </table:table-cell>
          <table:table-cell office:value-type="float" office:value="6.24216730117" calcext:value-type="float">
            <text:p>6.2421673012</text:p>
          </table:table-cell>
          <table:table-cell office:value-type="float" office:value="6.48536839488" calcext:value-type="float">
            <text:p>6.4853683949</text:p>
          </table:table-cell>
          <table:table-cell office:value-type="float" office:value="7.08239669389" calcext:value-type="float">
            <text:p>7.0823966939</text:p>
          </table:table-cell>
          <table:table-cell office:value-type="float" office:value="7.44258802002" calcext:value-type="float">
            <text:p>7.44258802</text:p>
          </table:table-cell>
          <table:table-cell office:value-type="float" office:value="8.28271297443" calcext:value-type="float">
            <text:p>8.2827129744</text:p>
          </table:table-cell>
          <table:table-cell office:value-type="float" office:value="8.78547310236" calcext:value-type="float">
            <text:p>8.7854731024</text:p>
          </table:table-cell>
          <table:table-cell office:value-type="float" office:value="10.3026163348" calcext:value-type="float">
            <text:p>10.3026163348</text:p>
          </table:table-cell>
          <table:table-cell office:value-type="float" office:value="11.4161185728" calcext:value-type="float">
            <text:p>11.4161185728</text:p>
          </table:table-cell>
          <table:table-cell office:value-type="float" office:value="13.5777368456" calcext:value-type="float">
            <text:p>13.5777368456</text:p>
          </table:table-cell>
          <table:table-cell office:value-type="float" office:value="16.6014991388" calcext:value-type="float">
            <text:p>16.6014991388</text:p>
          </table:table-cell>
          <table:table-cell office:value-type="float" office:value="27.8629772513" calcext:value-type="float">
            <text:p>27.8629772513</text:p>
          </table:table-cell>
          <table:table-cell office:value-type="float" office:value="52.0819007371" calcext:value-type="float">
            <text:p>52.0819007371</text:p>
          </table:table-cell>
          <table:table-cell office:value-type="float" office:value="179.718365573" calcext:value-type="float">
            <text:p>179.718365573</text:p>
          </table:table-cell>
          <table:table-cell office:value-type="float" office:value="977.055481451" calcext:value-type="float">
            <text:p>977.055481451</text:p>
          </table:table-cell>
          <table:table-cell office:value-type="float" office:value="2354.33794157" calcext:value-type="float">
            <text:p>2354.33794157</text:p>
          </table:table-cell>
          <table:table-cell office:value-type="float" office:value="4161.99948033" calcext:value-type="float">
            <text:p>4161.99948033</text:p>
          </table:table-cell>
          <table:table-cell office:value-type="float" office:value="6682.48708601" calcext:value-type="float">
            <text:p>6682.48708601</text:p>
          </table:table-cell>
          <table:table-cell office:value-type="float" office:value="7678.51654852" calcext:value-type="float">
            <text:p>7678.51654852</text:p>
          </table:table-cell>
          <table:table-cell office:value-type="float" office:value="9805.61558063" calcext:value-type="float">
            <text:p>9805.61558063</text:p>
          </table:table-cell>
          <table:table-cell office:value-type="float" office:value="10628.5019947" calcext:value-type="float">
            <text:p>10628.5019947</text:p>
          </table:table-cell>
          <table:table-cell office:value-type="float" office:value="11575.5045819" calcext:value-type="float">
            <text:p>11575.5045819</text:p>
          </table:table-cell>
          <table:table-cell office:value-type="float" office:value="12852.0473864" calcext:value-type="float">
            <text:p>12852.0473864</text:p>
          </table:table-cell>
          <table:table-cell office:value-type="float" office:value="13772.6849144" calcext:value-type="float">
            <text:p>13772.6849144</text:p>
          </table:table-cell>
          <table:table-cell office:value-type="float" office:value="15494.3964227" calcext:value-type="float">
            <text:p>15494.3964227</text:p>
          </table:table-cell>
          <table:table-cell office:value-type="float" office:value="15330.6496355" calcext:value-type="float">
            <text:p>15330.6496355</text:p>
          </table:table-cell>
          <table:table-cell office:value-type="float" office:value="16050.7663916" calcext:value-type="float">
            <text:p>16050.7663916</text:p>
          </table:table-cell>
          <table:table-cell office:value-type="float" office:value="17287.7265976" calcext:value-type="float">
            <text:p>17287.7265976</text:p>
          </table:table-cell>
          <table:table-cell office:value-type="float" office:value="17824.1726809" calcext:value-type="float">
            <text:p>17824.1726809</text:p>
          </table:table-cell>
          <table:table-cell office:value-type="float" office:value="17688.9764353" calcext:value-type="float">
            <text:p>17688.9764353</text:p>
          </table:table-cell>
          <table:table-cell office:value-type="float" office:value="19426.3193806" calcext:value-type="float">
            <text:p>19426.3193806</text:p>
          </table:table-cell>
          <table:table-cell office:value-type="float" office:value="19620.5539475" calcext:value-type="float">
            <text:p>19620.5539475</text:p>
          </table:table-cell>
          <table:table-cell office:value-type="float" office:value="19988.0581515" calcext:value-type="float">
            <text:p>19988.0581515</text:p>
          </table:table-cell>
          <table:table-cell office:value-type="float" office:value="20146.1414453" calcext:value-type="float">
            <text:p>20146.1414453</text:p>
          </table:table-cell>
          <table:table-cell office:value-type="float" office:value="20438.4018834" calcext:value-type="float">
            <text:p>20438.4018834</text:p>
          </table:table-cell>
          <table:table-cell office:value-type="float" office:value="20554.5293344" calcext:value-type="float">
            <text:p>20554.5293344</text:p>
          </table:table-cell>
          <table:table-cell office:value-type="float" office:value="21976.414398" calcext:value-type="float">
            <text:p>21976.414398</text:p>
          </table:table-cell>
          <table:table-cell office:value-type="float" office:value="23282.1464798" calcext:value-type="float">
            <text:p>23282.1464798</text:p>
          </table:table-cell>
          <table:table-cell office:value-type="float" office:value="23902.9139287" calcext:value-type="float">
            <text:p>23902.9139287</text:p>
          </table:table-cell>
          <table:table-cell office:value-type="float" office:value="24627.4976343" calcext:value-type="float">
            <text:p>24627.4976343</text:p>
          </table:table-cell>
          <table:table-cell office:value-type="float" office:value="26067.3776621" calcext:value-type="float">
            <text:p>26067.3776621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5.21648427092" calcext:value-type="float">
            <text:p>5.2164842709</text:p>
          </table:table-cell>
          <table:table-cell office:value-type="float" office:value="5.51868452128" calcext:value-type="float">
            <text:p>5.5186845213</text:p>
          </table:table-cell>
          <table:table-cell office:value-type="float" office:value="6.02232621472" calcext:value-type="float">
            <text:p>6.0223262147</text:p>
          </table:table-cell>
          <table:table-cell office:value-type="float" office:value="6.40250149626" calcext:value-type="float">
            <text:p>6.4025014963</text:p>
          </table:table-cell>
          <table:table-cell office:value-type="float" office:value="6.98573527613" calcext:value-type="float">
            <text:p>6.9857352761</text:p>
          </table:table-cell>
          <table:table-cell office:value-type="float" office:value="7.65809503271" calcext:value-type="float">
            <text:p>7.6580950327</text:p>
          </table:table-cell>
          <table:table-cell office:value-type="float" office:value="8.75997462129" calcext:value-type="float">
            <text:p>8.7599746213</text:p>
          </table:table-cell>
          <table:table-cell office:value-type="float" office:value="9.99119404853" calcext:value-type="float">
            <text:p>9.9911940485</text:p>
          </table:table-cell>
          <table:table-cell office:value-type="float" office:value="10.9324553965" calcext:value-type="float">
            <text:p>10.9324553965</text:p>
          </table:table-cell>
          <table:table-cell office:value-type="float" office:value="12.8955575844" calcext:value-type="float">
            <text:p>12.8955575844</text:p>
          </table:table-cell>
          <table:table-cell office:value-type="float" office:value="14.8278387935" calcext:value-type="float">
            <text:p>14.8278387935</text:p>
          </table:table-cell>
          <table:table-cell office:value-type="float" office:value="17.2812868224" calcext:value-type="float">
            <text:p>17.2812868224</text:p>
          </table:table-cell>
          <table:table-cell office:value-type="float" office:value="19.6843757044" calcext:value-type="float">
            <text:p>19.6843757044</text:p>
          </table:table-cell>
          <table:table-cell office:value-type="float" office:value="23.5308511761" calcext:value-type="float">
            <text:p>23.5308511761</text:p>
          </table:table-cell>
          <table:table-cell office:value-type="float" office:value="26.3573897863" calcext:value-type="float">
            <text:p>26.3573897863</text:p>
          </table:table-cell>
          <table:table-cell office:value-type="float" office:value="30.778594037" calcext:value-type="float">
            <text:p>30.778594037</text:p>
          </table:table-cell>
          <table:table-cell office:value-type="float" office:value="36.9598861885" calcext:value-type="float">
            <text:p>36.9598861885</text:p>
          </table:table-cell>
          <table:table-cell office:value-type="float" office:value="44.7786600897" calcext:value-type="float">
            <text:p>44.7786600897</text:p>
          </table:table-cell>
          <table:table-cell office:value-type="float" office:value="52.8345155765" calcext:value-type="float">
            <text:p>52.8345155765</text:p>
          </table:table-cell>
          <table:table-cell office:value-type="float" office:value="58.3581485231" calcext:value-type="float">
            <text:p>58.3581485231</text:p>
          </table:table-cell>
          <table:table-cell office:value-type="float" office:value="68.0489732877" calcext:value-type="float">
            <text:p>68.0489732877</text:p>
          </table:table-cell>
          <table:table-cell office:value-type="float" office:value="79.0789711096" calcext:value-type="float">
            <text:p>79.0789711096</text:p>
          </table:table-cell>
          <table:table-cell office:value-type="float" office:value="85.2765522229" calcext:value-type="float">
            <text:p>85.2765522229</text:p>
          </table:table-cell>
          <table:table-cell office:value-type="float" office:value="95.6691424609" calcext:value-type="float">
            <text:p>95.6691424609</text:p>
          </table:table-cell>
          <table:table-cell office:value-type="float" office:value="110.333281783" calcext:value-type="float">
            <text:p>110.333281783</text:p>
          </table:table-cell>
          <table:table-cell office:value-type="float" office:value="123.585334375" calcext:value-type="float">
            <text:p>123.585334375</text:p>
          </table:table-cell>
          <table:table-cell office:value-type="float" office:value="136.137877692" calcext:value-type="float">
            <text:p>136.137877692</text:p>
          </table:table-cell>
          <table:table-cell office:value-type="float" office:value="151.024109002" calcext:value-type="float">
            <text:p>151.024109002</text:p>
          </table:table-cell>
          <table:table-cell office:value-type="float" office:value="165.340276274" calcext:value-type="float">
            <text:p>165.340276274</text:p>
          </table:table-cell>
          <table:table-cell office:value-type="float" office:value="182.943161587" calcext:value-type="float">
            <text:p>182.943161587</text:p>
          </table:table-cell>
          <table:table-cell office:value-type="float" office:value="218.79983126" calcext:value-type="float">
            <text:p>218.79983126</text:p>
          </table:table-cell>
          <table:table-cell office:value-type="float" office:value="253.034087158" calcext:value-type="float">
            <text:p>253.034087158</text:p>
          </table:table-cell>
          <table:table-cell office:value-type="float" office:value="300.193452777" calcext:value-type="float">
            <text:p>300.193452777</text:p>
          </table:table-cell>
          <table:table-cell office:value-type="float" office:value="376.968883917" calcext:value-type="float">
            <text:p>376.968883917</text:p>
          </table:table-cell>
          <table:table-cell office:value-type="float" office:value="475.172135837" calcext:value-type="float">
            <text:p>475.172135837</text:p>
          </table:table-cell>
          <table:table-cell office:value-type="float" office:value="621.139507705" calcext:value-type="float">
            <text:p>621.139507705</text:p>
          </table:table-cell>
          <table:table-cell office:value-type="float" office:value="753.793703799" calcext:value-type="float">
            <text:p>753.793703799</text:p>
          </table:table-cell>
          <table:table-cell office:value-type="float" office:value="943.876886639" calcext:value-type="float">
            <text:p>943.876886639</text:p>
          </table:table-cell>
          <table:table-cell office:value-type="float" office:value="1304.01892282" calcext:value-type="float">
            <text:p>1304.01892282</text:p>
          </table:table-cell>
          <table:table-cell office:value-type="float" office:value="1563.2632381" calcext:value-type="float">
            <text:p>1563.2632381</text:p>
          </table:table-cell>
          <table:table-cell office:value-type="float" office:value="3140.51078814" calcext:value-type="float">
            <text:p>3140.51078814</text:p>
          </table:table-cell>
          <table:table-cell office:value-type="float" office:value="4543.51492023" calcext:value-type="float">
            <text:p>4543.51492023</text:p>
          </table:table-cell>
          <table:table-cell office:value-type="float" office:value="5809.01009746" calcext:value-type="float">
            <text:p>5809.01009746</text:p>
          </table:table-cell>
          <table:table-cell office:value-type="float" office:value="6817.6031079" calcext:value-type="float">
            <text:p>6817.6031079</text:p>
          </table:table-cell>
          <table:table-cell office:value-type="float" office:value="7726.73203482" calcext:value-type="float">
            <text:p>7726.73203482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459114665" calcext:value-type="float">
            <text:p>36.459114665</text:p>
          </table:table-cell>
          <table:table-cell office:value-type="float" office:value="37.5663325371" calcext:value-type="float">
            <text:p>37.5663325371</text:p>
          </table:table-cell>
          <table:table-cell office:value-type="float" office:value="38.1148722171" calcext:value-type="float">
            <text:p>38.1148722171</text:p>
          </table:table-cell>
          <table:table-cell office:value-type="float" office:value="39.5248256174" calcext:value-type="float">
            <text:p>39.5248256174</text:p>
          </table:table-cell>
          <table:table-cell office:value-type="float" office:value="40.5367917737" calcext:value-type="float">
            <text:p>40.5367917737</text:p>
          </table:table-cell>
          <table:table-cell office:value-type="float" office:value="41.5610676646" calcext:value-type="float">
            <text:p>41.5610676646</text:p>
          </table:table-cell>
          <table:table-cell office:value-type="float" office:value="42.8223489093" calcext:value-type="float">
            <text:p>42.8223489093</text:p>
          </table:table-cell>
          <table:table-cell office:value-type="float" office:value="44.1681193566" calcext:value-type="float">
            <text:p>44.1681193566</text:p>
          </table:table-cell>
          <table:table-cell office:value-type="float" office:value="45.5312383298" calcext:value-type="float">
            <text:p>45.5312383298</text:p>
          </table:table-cell>
          <table:table-cell office:value-type="float" office:value="47.0092614729" calcext:value-type="float">
            <text:p>47.0092614729</text:p>
          </table:table-cell>
          <table:table-cell office:value-type="float" office:value="48.7204523494" calcext:value-type="float">
            <text:p>48.7204523494</text:p>
          </table:table-cell>
          <table:table-cell office:value-type="float" office:value="50.2486685257" calcext:value-type="float">
            <text:p>50.2486685257</text:p>
          </table:table-cell>
          <table:table-cell office:value-type="float" office:value="52.5468876322" calcext:value-type="float">
            <text:p>52.5468876322</text:p>
          </table:table-cell>
          <table:table-cell office:value-type="float" office:value="54.7081776175" calcext:value-type="float">
            <text:p>54.7081776175</text:p>
          </table:table-cell>
          <table:table-cell office:value-type="float" office:value="56.4037536783" calcext:value-type="float">
            <text:p>56.4037536783</text:p>
          </table:table-cell>
          <table:table-cell office:value-type="float" office:value="59.5514319328" calcext:value-type="float">
            <text:p>59.5514319328</text:p>
          </table:table-cell>
          <table:table-cell office:value-type="float" office:value="61.8031906125" calcext:value-type="float">
            <text:p>61.8031906125</text:p>
          </table:table-cell>
          <table:table-cell office:value-type="float" office:value="63.711188771" calcext:value-type="float">
            <text:p>63.711188771</text:p>
          </table:table-cell>
          <table:table-cell office:value-type="float" office:value="67.1619893" calcext:value-type="float">
            <text:p>67.1619893</text:p>
          </table:table-cell>
          <table:table-cell office:value-type="float" office:value="70.4604806325" calcext:value-type="float">
            <text:p>70.4604806325</text:p>
          </table:table-cell>
          <table:table-cell office:value-type="float" office:value="74.9191306092" calcext:value-type="float">
            <text:p>74.9191306092</text:p>
          </table:table-cell>
          <table:table-cell office:value-type="float" office:value="80.2065747212" calcext:value-type="float">
            <text:p>80.2065747212</text:p>
          </table:table-cell>
          <table:table-cell office:value-type="float" office:value="83.7508502078" calcext:value-type="float">
            <text:p>83.7508502078</text:p>
          </table:table-cell>
          <table:table-cell office:value-type="float" office:value="88.3521716068" calcext:value-type="float">
            <text:p>88.3521716068</text:p>
          </table:table-cell>
          <table:table-cell office:value-type="float" office:value="94.3937903012" calcext:value-type="float">
            <text:p>94.3937903012</text:p>
          </table:table-cell>
          <table:table-cell office:value-type="float" office:value="105.154747233" calcext:value-type="float">
            <text:p>105.154747233</text:p>
          </table:table-cell>
          <table:table-cell office:value-type="float" office:value="110.977912261" calcext:value-type="float">
            <text:p>110.977912261</text:p>
          </table:table-cell>
          <table:table-cell office:value-type="float" office:value="125.841724575" calcext:value-type="float">
            <text:p>125.841724575</text:p>
          </table:table-cell>
          <table:table-cell office:value-type="float" office:value="140.255417549" calcext:value-type="float">
            <text:p>140.255417549</text:p>
          </table:table-cell>
          <table:table-cell office:value-type="float" office:value="152.280170416" calcext:value-type="float">
            <text:p>152.280170416</text:p>
          </table:table-cell>
          <table:table-cell office:value-type="float" office:value="173.03400283" calcext:value-type="float">
            <text:p>173.03400283</text:p>
          </table:table-cell>
          <table:table-cell office:value-type="float" office:value="190.987473816" calcext:value-type="float">
            <text:p>190.987473816</text:p>
          </table:table-cell>
          <table:table-cell office:value-type="float" office:value="221.608396445" calcext:value-type="float">
            <text:p>221.608396445</text:p>
          </table:table-cell>
          <table:table-cell office:value-type="float" office:value="264.823207301" calcext:value-type="float">
            <text:p>264.823207301</text:p>
          </table:table-cell>
          <table:table-cell office:value-type="float" office:value="359.666241818" calcext:value-type="float">
            <text:p>359.666241818</text:p>
          </table:table-cell>
          <table:table-cell office:value-type="float" office:value="479.321042829" calcext:value-type="float">
            <text:p>479.321042829</text:p>
          </table:table-cell>
          <table:table-cell office:value-type="float" office:value="559.390758042" calcext:value-type="float">
            <text:p>559.390758042</text:p>
          </table:table-cell>
          <table:table-cell office:value-type="float" office:value="824.451626558" calcext:value-type="float">
            <text:p>824.451626558</text:p>
          </table:table-cell>
          <table:table-cell office:value-type="float" office:value="1057.36326714" calcext:value-type="float">
            <text:p>1057.36326714</text:p>
          </table:table-cell>
          <table:table-cell office:value-type="float" office:value="1355.1013577" calcext:value-type="float">
            <text:p>1355.1013577</text:p>
          </table:table-cell>
          <table:table-cell office:value-type="float" office:value="2997.45465065" calcext:value-type="float">
            <text:p>2997.45465065</text:p>
          </table:table-cell>
          <table:table-cell office:value-type="float" office:value="4692.42984461" calcext:value-type="float">
            <text:p>4692.42984461</text:p>
          </table:table-cell>
          <table:table-cell office:value-type="float" office:value="5789.90407371" calcext:value-type="float">
            <text:p>5789.90407371</text:p>
          </table:table-cell>
          <table:table-cell office:value-type="float" office:value="6818.59892616" calcext:value-type="float">
            <text:p>6818.59892616</text:p>
          </table:table-cell>
          <table:table-cell office:value-type="float" office:value="7632.60730668" calcext:value-type="float">
            <text:p>7632.60730668</text:p>
          </table:table-cell>
        </table:table-row>
        <table:table-row table:style-name="ro1">
          <table:table-cell office:value-type="string" calcext:value-type="string">
            <text:p>S10.0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0.0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5.12508486631" calcext:value-type="float">
            <text:p>5.1250848663</text:p>
          </table:table-cell>
          <table:table-cell office:value-type="float" office:value="5.28248888236" calcext:value-type="float">
            <text:p>5.2824888824</text:p>
          </table:table-cell>
          <table:table-cell office:value-type="float" office:value="5.46052252311" calcext:value-type="float">
            <text:p>5.4605225231</text:p>
          </table:table-cell>
          <table:table-cell office:value-type="float" office:value="5.67592394635" calcext:value-type="float">
            <text:p>5.6759239464</text:p>
          </table:table-cell>
          <table:table-cell office:value-type="float" office:value="5.93185567579" calcext:value-type="float">
            <text:p>5.9318556758</text:p>
          </table:table-cell>
          <table:table-cell office:value-type="float" office:value="6.17319966152" calcext:value-type="float">
            <text:p>6.1731996615</text:p>
          </table:table-cell>
          <table:table-cell office:value-type="float" office:value="6.49619403003" calcext:value-type="float">
            <text:p>6.49619403</text:p>
          </table:table-cell>
          <table:table-cell office:value-type="float" office:value="7.0044986388" calcext:value-type="float">
            <text:p>7.0044986388</text:p>
          </table:table-cell>
          <table:table-cell office:value-type="float" office:value="7.56407758485" calcext:value-type="float">
            <text:p>7.5640775849</text:p>
          </table:table-cell>
          <table:table-cell office:value-type="float" office:value="8.19356922687" calcext:value-type="float">
            <text:p>8.1935692269</text:p>
          </table:table-cell>
          <table:table-cell office:value-type="float" office:value="8.96802427605" calcext:value-type="float">
            <text:p>8.9680242761</text:p>
          </table:table-cell>
          <table:table-cell office:value-type="float" office:value="10.1124758015" calcext:value-type="float">
            <text:p>10.1124758015</text:p>
          </table:table-cell>
          <table:table-cell office:value-type="float" office:value="11.839200191" calcext:value-type="float">
            <text:p>11.839200191</text:p>
          </table:table-cell>
          <table:table-cell office:value-type="float" office:value="13.7905276029" calcext:value-type="float">
            <text:p>13.7905276029</text:p>
          </table:table-cell>
          <table:table-cell office:value-type="float" office:value="19.0881532522" calcext:value-type="float">
            <text:p>19.0881532522</text:p>
          </table:table-cell>
          <table:table-cell office:value-type="float" office:value="45.3011115737" calcext:value-type="float">
            <text:p>45.3011115737</text:p>
          </table:table-cell>
          <table:table-cell office:value-type="float" office:value="60.3448787325" calcext:value-type="float">
            <text:p>60.3448787325</text:p>
          </table:table-cell>
          <table:table-cell office:value-type="float" office:value="94.7146820496" calcext:value-type="float">
            <text:p>94.7146820496</text:p>
          </table:table-cell>
          <table:table-cell office:value-type="float" office:value="873.177409146" calcext:value-type="float">
            <text:p>873.177409146</text:p>
          </table:table-cell>
          <table:table-cell office:value-type="float" office:value="2574.3291728" calcext:value-type="float">
            <text:p>2574.3291728</text:p>
          </table:table-cell>
          <table:table-cell office:value-type="float" office:value="4261.28257514" calcext:value-type="float">
            <text:p>4261.28257514</text:p>
          </table:table-cell>
          <table:table-cell office:value-type="float" office:value="6011.31709835" calcext:value-type="float">
            <text:p>6011.31709835</text:p>
          </table:table-cell>
          <table:table-cell office:value-type="float" office:value="7173.30137567" calcext:value-type="float">
            <text:p>7173.30137567</text:p>
          </table:table-cell>
          <table:table-cell office:value-type="float" office:value="8852.60927294" calcext:value-type="float">
            <text:p>8852.60927294</text:p>
          </table:table-cell>
          <table:table-cell office:value-type="float" office:value="10846.5942676" calcext:value-type="float">
            <text:p>10846.5942676</text:p>
          </table:table-cell>
          <table:table-cell office:value-type="float" office:value="11644.4518851" calcext:value-type="float">
            <text:p>11644.4518851</text:p>
          </table:table-cell>
          <table:table-cell office:value-type="float" office:value="13035.2728335" calcext:value-type="float">
            <text:p>13035.2728335</text:p>
          </table:table-cell>
          <table:table-cell office:value-type="float" office:value="13641.391295" calcext:value-type="float">
            <text:p>13641.391295</text:p>
          </table:table-cell>
          <table:table-cell office:value-type="float" office:value="15183.1121602" calcext:value-type="float">
            <text:p>15183.1121602</text:p>
          </table:table-cell>
          <table:table-cell office:value-type="float" office:value="15066.8450454" calcext:value-type="float">
            <text:p>15066.8450454</text:p>
          </table:table-cell>
          <table:table-cell office:value-type="float" office:value="16586.8367113" calcext:value-type="float">
            <text:p>16586.8367113</text:p>
          </table:table-cell>
          <table:table-cell office:value-type="float" office:value="16611.2277675" calcext:value-type="float">
            <text:p>16611.2277675</text:p>
          </table:table-cell>
          <table:table-cell office:value-type="float" office:value="16982.5793002" calcext:value-type="float">
            <text:p>16982.5793002</text:p>
          </table:table-cell>
          <table:table-cell office:value-type="float" office:value="18128.2169308" calcext:value-type="float">
            <text:p>18128.2169308</text:p>
          </table:table-cell>
          <table:table-cell office:value-type="float" office:value="17976.0489913" calcext:value-type="float">
            <text:p>17976.0489913</text:p>
          </table:table-cell>
          <table:table-cell office:value-type="float" office:value="19808.5844285" calcext:value-type="float">
            <text:p>19808.5844285</text:p>
          </table:table-cell>
          <table:table-cell office:value-type="float" office:value="19005.5477538" calcext:value-type="float">
            <text:p>19005.5477538</text:p>
          </table:table-cell>
          <table:table-cell office:value-type="float" office:value="20446.213994" calcext:value-type="float">
            <text:p>20446.213994</text:p>
          </table:table-cell>
          <table:table-cell office:value-type="float" office:value="20530.9097809" calcext:value-type="float">
            <text:p>20530.9097809</text:p>
          </table:table-cell>
          <table:table-cell office:value-type="float" office:value="20494.1468742" calcext:value-type="float">
            <text:p>20494.1468742</text:p>
          </table:table-cell>
          <table:table-cell office:value-type="float" office:value="23129.9175529" calcext:value-type="float">
            <text:p>23129.9175529</text:p>
          </table:table-cell>
          <table:table-cell office:value-type="float" office:value="23274.8028797" calcext:value-type="float">
            <text:p>23274.8028797</text:p>
          </table:table-cell>
          <table:table-cell office:value-type="float" office:value="24459.0475863" calcext:value-type="float">
            <text:p>24459.0475863</text:p>
          </table:table-cell>
          <table:table-cell office:value-type="float" office:value="24663.4629941" calcext:value-type="float">
            <text:p>24663.4629941</text:p>
          </table:table-cell>
          <table:table-cell office:value-type="float" office:value="26150.1644293" calcext:value-type="float">
            <text:p>26150.1644293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5.24184135858" calcext:value-type="float">
            <text:p>5.2418413586</text:p>
          </table:table-cell>
          <table:table-cell office:value-type="float" office:value="5.48397248699" calcext:value-type="float">
            <text:p>5.483972487</text:p>
          </table:table-cell>
          <table:table-cell office:value-type="float" office:value="5.87100573282" calcext:value-type="float">
            <text:p>5.8710057328</text:p>
          </table:table-cell>
          <table:table-cell office:value-type="float" office:value="6.37513442165" calcext:value-type="float">
            <text:p>6.3751344217</text:p>
          </table:table-cell>
          <table:table-cell office:value-type="float" office:value="7.03930191986" calcext:value-type="float">
            <text:p>7.0393019199</text:p>
          </table:table-cell>
          <table:table-cell office:value-type="float" office:value="7.74452156428" calcext:value-type="float">
            <text:p>7.7445215643</text:p>
          </table:table-cell>
          <table:table-cell office:value-type="float" office:value="8.66843770596" calcext:value-type="float">
            <text:p>8.668437706</text:p>
          </table:table-cell>
          <table:table-cell office:value-type="float" office:value="9.81031079222" calcext:value-type="float">
            <text:p>9.8103107922</text:p>
          </table:table-cell>
          <table:table-cell office:value-type="float" office:value="10.7528038257" calcext:value-type="float">
            <text:p>10.7528038257</text:p>
          </table:table-cell>
          <table:table-cell office:value-type="float" office:value="12.53313188" calcext:value-type="float">
            <text:p>12.53313188</text:p>
          </table:table-cell>
          <table:table-cell office:value-type="float" office:value="15.0307711212" calcext:value-type="float">
            <text:p>15.0307711212</text:p>
          </table:table-cell>
          <table:table-cell office:value-type="float" office:value="16.7109187818" calcext:value-type="float">
            <text:p>16.7109187818</text:p>
          </table:table-cell>
          <table:table-cell office:value-type="float" office:value="19.2898880118" calcext:value-type="float">
            <text:p>19.2898880118</text:p>
          </table:table-cell>
          <table:table-cell office:value-type="float" office:value="22.889588422" calcext:value-type="float">
            <text:p>22.889588422</text:p>
          </table:table-cell>
          <table:table-cell office:value-type="float" office:value="26.9885254903" calcext:value-type="float">
            <text:p>26.9885254903</text:p>
          </table:table-cell>
          <table:table-cell office:value-type="float" office:value="32.2093490224" calcext:value-type="float">
            <text:p>32.2093490224</text:p>
          </table:table-cell>
          <table:table-cell office:value-type="float" office:value="36.2457532047" calcext:value-type="float">
            <text:p>36.2457532047</text:p>
          </table:table-cell>
          <table:table-cell office:value-type="float" office:value="43.0849441349" calcext:value-type="float">
            <text:p>43.0849441349</text:p>
          </table:table-cell>
          <table:table-cell office:value-type="float" office:value="50.3595448753" calcext:value-type="float">
            <text:p>50.3595448753</text:p>
          </table:table-cell>
          <table:table-cell office:value-type="float" office:value="57.4336023668" calcext:value-type="float">
            <text:p>57.4336023668</text:p>
          </table:table-cell>
          <table:table-cell office:value-type="float" office:value="67.404851651" calcext:value-type="float">
            <text:p>67.404851651</text:p>
          </table:table-cell>
          <table:table-cell office:value-type="float" office:value="77.6661105379" calcext:value-type="float">
            <text:p>77.6661105379</text:p>
          </table:table-cell>
          <table:table-cell office:value-type="float" office:value="86.7017708234" calcext:value-type="float">
            <text:p>86.7017708234</text:p>
          </table:table-cell>
          <table:table-cell office:value-type="float" office:value="96.9126832742" calcext:value-type="float">
            <text:p>96.9126832742</text:p>
          </table:table-cell>
          <table:table-cell office:value-type="float" office:value="107.113208692" calcext:value-type="float">
            <text:p>107.113208692</text:p>
          </table:table-cell>
          <table:table-cell office:value-type="float" office:value="119.596329666" calcext:value-type="float">
            <text:p>119.596329666</text:p>
          </table:table-cell>
          <table:table-cell office:value-type="float" office:value="132.704943656" calcext:value-type="float">
            <text:p>132.704943656</text:p>
          </table:table-cell>
          <table:table-cell office:value-type="float" office:value="147.802629046" calcext:value-type="float">
            <text:p>147.802629046</text:p>
          </table:table-cell>
          <table:table-cell office:value-type="float" office:value="163.822585587" calcext:value-type="float">
            <text:p>163.822585587</text:p>
          </table:table-cell>
          <table:table-cell office:value-type="float" office:value="179.842946993" calcext:value-type="float">
            <text:p>179.842946993</text:p>
          </table:table-cell>
          <table:table-cell office:value-type="float" office:value="195.802406819" calcext:value-type="float">
            <text:p>195.802406819</text:p>
          </table:table-cell>
          <table:table-cell office:value-type="float" office:value="237.505604372" calcext:value-type="float">
            <text:p>237.505604372</text:p>
          </table:table-cell>
          <table:table-cell office:value-type="float" office:value="280.559736961" calcext:value-type="float">
            <text:p>280.559736961</text:p>
          </table:table-cell>
          <table:table-cell office:value-type="float" office:value="331.248460341" calcext:value-type="float">
            <text:p>331.248460341</text:p>
          </table:table-cell>
          <table:table-cell office:value-type="float" office:value="390.432439907" calcext:value-type="float">
            <text:p>390.432439907</text:p>
          </table:table-cell>
          <table:table-cell office:value-type="float" office:value="545.496654258" calcext:value-type="float">
            <text:p>545.496654258</text:p>
          </table:table-cell>
          <table:table-cell office:value-type="float" office:value="582.204446864" calcext:value-type="float">
            <text:p>582.204446864</text:p>
          </table:table-cell>
          <table:table-cell office:value-type="float" office:value="804.000608909" calcext:value-type="float">
            <text:p>804.000608909</text:p>
          </table:table-cell>
          <table:table-cell office:value-type="float" office:value="987.913275731" calcext:value-type="float">
            <text:p>987.913275731</text:p>
          </table:table-cell>
          <table:table-cell office:value-type="float" office:value="1308.37872136" calcext:value-type="float">
            <text:p>1308.37872136</text:p>
          </table:table-cell>
          <table:table-cell office:value-type="float" office:value="2796.24126743" calcext:value-type="float">
            <text:p>2796.24126743</text:p>
          </table:table-cell>
          <table:table-cell office:value-type="float" office:value="4312.71652258" calcext:value-type="float">
            <text:p>4312.71652258</text:p>
          </table:table-cell>
          <table:table-cell office:value-type="float" office:value="5423.48492183" calcext:value-type="float">
            <text:p>5423.48492183</text:p>
          </table:table-cell>
          <table:table-cell office:value-type="float" office:value="6409.87464233" calcext:value-type="float">
            <text:p>6409.87464233</text:p>
          </table:table-cell>
          <table:table-cell office:value-type="float" office:value="7455.58458313" calcext:value-type="float">
            <text:p>7455.58458313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5607744488" calcext:value-type="float">
            <text:p>36.5607744488</text:p>
          </table:table-cell>
          <table:table-cell office:value-type="float" office:value="37.4151044961" calcext:value-type="float">
            <text:p>37.4151044961</text:p>
          </table:table-cell>
          <table:table-cell office:value-type="float" office:value="38.2295488374" calcext:value-type="float">
            <text:p>38.2295488374</text:p>
          </table:table-cell>
          <table:table-cell office:value-type="float" office:value="39.2920950346" calcext:value-type="float">
            <text:p>39.2920950346</text:p>
          </table:table-cell>
          <table:table-cell office:value-type="float" office:value="40.183561077" calcext:value-type="float">
            <text:p>40.183561077</text:p>
          </table:table-cell>
          <table:table-cell office:value-type="float" office:value="41.405546545" calcext:value-type="float">
            <text:p>41.405546545</text:p>
          </table:table-cell>
          <table:table-cell office:value-type="float" office:value="42.6626861233" calcext:value-type="float">
            <text:p>42.6626861233</text:p>
          </table:table-cell>
          <table:table-cell office:value-type="float" office:value="43.7758450077" calcext:value-type="float">
            <text:p>43.7758450077</text:p>
          </table:table-cell>
          <table:table-cell office:value-type="float" office:value="45.7250562761" calcext:value-type="float">
            <text:p>45.7250562761</text:p>
          </table:table-cell>
          <table:table-cell office:value-type="float" office:value="46.7595935812" calcext:value-type="float">
            <text:p>46.7595935812</text:p>
          </table:table-cell>
          <table:table-cell office:value-type="float" office:value="48.6378606805" calcext:value-type="float">
            <text:p>48.6378606805</text:p>
          </table:table-cell>
          <table:table-cell office:value-type="float" office:value="50.1264983196" calcext:value-type="float">
            <text:p>50.1264983196</text:p>
          </table:table-cell>
          <table:table-cell office:value-type="float" office:value="51.7779636276" calcext:value-type="float">
            <text:p>51.7779636276</text:p>
          </table:table-cell>
          <table:table-cell office:value-type="float" office:value="54.1075912753" calcext:value-type="float">
            <text:p>54.1075912753</text:p>
          </table:table-cell>
          <table:table-cell office:value-type="float" office:value="56.8612572633" calcext:value-type="float">
            <text:p>56.8612572633</text:p>
          </table:table-cell>
          <table:table-cell office:value-type="float" office:value="58.683465713" calcext:value-type="float">
            <text:p>58.683465713</text:p>
          </table:table-cell>
          <table:table-cell office:value-type="float" office:value="60.6200730946" calcext:value-type="float">
            <text:p>60.6200730946</text:p>
          </table:table-cell>
          <table:table-cell office:value-type="float" office:value="63.8327462708" calcext:value-type="float">
            <text:p>63.8327462708</text:p>
          </table:table-cell>
          <table:table-cell office:value-type="float" office:value="67.7500594863" calcext:value-type="float">
            <text:p>67.7500594863</text:p>
          </table:table-cell>
          <table:table-cell office:value-type="float" office:value="69.980857087" calcext:value-type="float">
            <text:p>69.980857087</text:p>
          </table:table-cell>
          <table:table-cell office:value-type="float" office:value="75.0728229891" calcext:value-type="float">
            <text:p>75.0728229891</text:p>
          </table:table-cell>
          <table:table-cell office:value-type="float" office:value="78.6351161505" calcext:value-type="float">
            <text:p>78.6351161505</text:p>
          </table:table-cell>
          <table:table-cell office:value-type="float" office:value="84.1788296737" calcext:value-type="float">
            <text:p>84.1788296737</text:p>
          </table:table-cell>
          <table:table-cell office:value-type="float" office:value="88.2950603394" calcext:value-type="float">
            <text:p>88.2950603394</text:p>
          </table:table-cell>
          <table:table-cell office:value-type="float" office:value="94.4679626206" calcext:value-type="float">
            <text:p>94.4679626206</text:p>
          </table:table-cell>
          <table:table-cell office:value-type="float" office:value="102.407205157" calcext:value-type="float">
            <text:p>102.407205157</text:p>
          </table:table-cell>
          <table:table-cell office:value-type="float" office:value="109.576907886" calcext:value-type="float">
            <text:p>109.576907886</text:p>
          </table:table-cell>
          <table:table-cell office:value-type="float" office:value="119.551043978" calcext:value-type="float">
            <text:p>119.551043978</text:p>
          </table:table-cell>
          <table:table-cell office:value-type="float" office:value="135.880597385" calcext:value-type="float">
            <text:p>135.880597385</text:p>
          </table:table-cell>
          <table:table-cell office:value-type="float" office:value="149.465840987" calcext:value-type="float">
            <text:p>149.465840987</text:p>
          </table:table-cell>
          <table:table-cell office:value-type="float" office:value="165.530146449" calcext:value-type="float">
            <text:p>165.530146449</text:p>
          </table:table-cell>
          <table:table-cell office:value-type="float" office:value="182.942249558" calcext:value-type="float">
            <text:p>182.942249558</text:p>
          </table:table-cell>
          <table:table-cell office:value-type="float" office:value="220.087751654" calcext:value-type="float">
            <text:p>220.087751654</text:p>
          </table:table-cell>
          <table:table-cell office:value-type="float" office:value="265.314213446" calcext:value-type="float">
            <text:p>265.314213446</text:p>
          </table:table-cell>
          <table:table-cell office:value-type="float" office:value="323.289410809" calcext:value-type="float">
            <text:p>323.289410809</text:p>
          </table:table-cell>
          <table:table-cell office:value-type="float" office:value="400.751804372" calcext:value-type="float">
            <text:p>400.751804372</text:p>
          </table:table-cell>
          <table:table-cell office:value-type="float" office:value="593.066740737" calcext:value-type="float">
            <text:p>593.066740737</text:p>
          </table:table-cell>
          <table:table-cell office:value-type="float" office:value="711.142405649" calcext:value-type="float">
            <text:p>711.142405649</text:p>
          </table:table-cell>
          <table:table-cell office:value-type="float" office:value="951.495304505" calcext:value-type="float">
            <text:p>951.495304505</text:p>
          </table:table-cell>
          <table:table-cell office:value-type="float" office:value="1170.29343856" calcext:value-type="float">
            <text:p>1170.29343856</text:p>
          </table:table-cell>
          <table:table-cell office:value-type="float" office:value="2687.33964572" calcext:value-type="float">
            <text:p>2687.33964572</text:p>
          </table:table-cell>
          <table:table-cell office:value-type="float" office:value="4195.21268201" calcext:value-type="float">
            <text:p>4195.21268201</text:p>
          </table:table-cell>
          <table:table-cell office:value-type="float" office:value="5445.863373" calcext:value-type="float">
            <text:p>5445.863373</text:p>
          </table:table-cell>
          <table:table-cell office:value-type="float" office:value="6521.85938573" calcext:value-type="float">
            <text:p>6521.85938573</text:p>
          </table:table-cell>
          <table:table-cell office:value-type="float" office:value="7378.65098955" calcext:value-type="float">
            <text:p>7378.65098955</text:p>
          </table:table-cell>
        </table:table-row>
        <table:table-row table:style-name="ro1">
          <table:table-cell office:value-type="string" calcext:value-type="string">
            <text:p>S100.0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0.0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5.11994112721" calcext:value-type="float">
            <text:p>5.1199411272</text:p>
          </table:table-cell>
          <table:table-cell office:value-type="float" office:value="5.28178604592" calcext:value-type="float">
            <text:p>5.2817860459</text:p>
          </table:table-cell>
          <table:table-cell office:value-type="float" office:value="5.45253122148" calcext:value-type="float">
            <text:p>5.4525312215</text:p>
          </table:table-cell>
          <table:table-cell office:value-type="float" office:value="5.68148519006" calcext:value-type="float">
            <text:p>5.6814851901</text:p>
          </table:table-cell>
          <table:table-cell office:value-type="float" office:value="5.90078038238" calcext:value-type="float">
            <text:p>5.9007803824</text:p>
          </table:table-cell>
          <table:table-cell office:value-type="float" office:value="6.2154315624" calcext:value-type="float">
            <text:p>6.2154315624</text:p>
          </table:table-cell>
          <table:table-cell office:value-type="float" office:value="6.53493511087" calcext:value-type="float">
            <text:p>6.5349351109</text:p>
          </table:table-cell>
          <table:table-cell office:value-type="float" office:value="7.0849124685" calcext:value-type="float">
            <text:p>7.0849124685</text:p>
          </table:table-cell>
          <table:table-cell office:value-type="float" office:value="7.42667099742" calcext:value-type="float">
            <text:p>7.4266709974</text:p>
          </table:table-cell>
          <table:table-cell office:value-type="float" office:value="8.02342761666" calcext:value-type="float">
            <text:p>8.0234276167</text:p>
          </table:table-cell>
          <table:table-cell office:value-type="float" office:value="8.82418591274" calcext:value-type="float">
            <text:p>8.8241859127</text:p>
          </table:table-cell>
          <table:table-cell office:value-type="float" office:value="10.204095465" calcext:value-type="float">
            <text:p>10.204095465</text:p>
          </table:table-cell>
          <table:table-cell office:value-type="float" office:value="11.39648155" calcext:value-type="float">
            <text:p>11.39648155</text:p>
          </table:table-cell>
          <table:table-cell office:value-type="float" office:value="14.2947722951" calcext:value-type="float">
            <text:p>14.2947722951</text:p>
          </table:table-cell>
          <table:table-cell office:value-type="float" office:value="18.2768424531" calcext:value-type="float">
            <text:p>18.2768424531</text:p>
          </table:table-cell>
          <table:table-cell office:value-type="float" office:value="25.7710582601" calcext:value-type="float">
            <text:p>25.7710582601</text:p>
          </table:table-cell>
          <table:table-cell office:value-type="float" office:value="75.7065446121" calcext:value-type="float">
            <text:p>75.7065446121</text:p>
          </table:table-cell>
          <table:table-cell office:value-type="float" office:value="133.195031105" calcext:value-type="float">
            <text:p>133.195031105</text:p>
          </table:table-cell>
          <table:table-cell office:value-type="float" office:value="1147.94785112" calcext:value-type="float">
            <text:p>1147.94785112</text:p>
          </table:table-cell>
          <table:table-cell office:value-type="float" office:value="2932.55840565" calcext:value-type="float">
            <text:p>2932.55840565</text:p>
          </table:table-cell>
          <table:table-cell office:value-type="float" office:value="4379.38430385" calcext:value-type="float">
            <text:p>4379.38430385</text:p>
          </table:table-cell>
          <table:table-cell office:value-type="float" office:value="5801.90374085" calcext:value-type="float">
            <text:p>5801.90374085</text:p>
          </table:table-cell>
          <table:table-cell office:value-type="float" office:value="7608.42925452" calcext:value-type="float">
            <text:p>7608.42925452</text:p>
          </table:table-cell>
          <table:table-cell office:value-type="float" office:value="8772.03767845" calcext:value-type="float">
            <text:p>8772.03767845</text:p>
          </table:table-cell>
          <table:table-cell office:value-type="float" office:value="10571.9854501" calcext:value-type="float">
            <text:p>10571.9854501</text:p>
          </table:table-cell>
          <table:table-cell office:value-type="float" office:value="11788.6501542" calcext:value-type="float">
            <text:p>11788.6501542</text:p>
          </table:table-cell>
          <table:table-cell office:value-type="float" office:value="12671.1301976" calcext:value-type="float">
            <text:p>12671.1301976</text:p>
          </table:table-cell>
          <table:table-cell office:value-type="float" office:value="14174.711358" calcext:value-type="float">
            <text:p>14174.711358</text:p>
          </table:table-cell>
          <table:table-cell office:value-type="float" office:value="14329.8436387" calcext:value-type="float">
            <text:p>14329.8436387</text:p>
          </table:table-cell>
          <table:table-cell office:value-type="float" office:value="16145.3025518" calcext:value-type="float">
            <text:p>16145.3025518</text:p>
          </table:table-cell>
          <table:table-cell office:value-type="float" office:value="16005.0772431" calcext:value-type="float">
            <text:p>16005.0772431</text:p>
          </table:table-cell>
          <table:table-cell office:value-type="float" office:value="17450.1383674" calcext:value-type="float">
            <text:p>17450.1383674</text:p>
          </table:table-cell>
          <table:table-cell office:value-type="float" office:value="17203.5865537" calcext:value-type="float">
            <text:p>17203.5865537</text:p>
          </table:table-cell>
          <table:table-cell office:value-type="float" office:value="18453.1120203" calcext:value-type="float">
            <text:p>18453.1120203</text:p>
          </table:table-cell>
          <table:table-cell office:value-type="float" office:value="17974.6692989" calcext:value-type="float">
            <text:p>17974.6692989</text:p>
          </table:table-cell>
          <table:table-cell office:value-type="float" office:value="20003.6658953" calcext:value-type="float">
            <text:p>20003.6658953</text:p>
          </table:table-cell>
          <table:table-cell office:value-type="float" office:value="19550.7165575" calcext:value-type="float">
            <text:p>19550.7165575</text:p>
          </table:table-cell>
          <table:table-cell office:value-type="float" office:value="20273.1551419" calcext:value-type="float">
            <text:p>20273.1551419</text:p>
          </table:table-cell>
          <table:table-cell office:value-type="float" office:value="20513.163234" calcext:value-type="float">
            <text:p>20513.163234</text:p>
          </table:table-cell>
          <table:table-cell office:value-type="float" office:value="21012.0541058" calcext:value-type="float">
            <text:p>21012.0541058</text:p>
          </table:table-cell>
          <table:table-cell office:value-type="float" office:value="22272.0148526" calcext:value-type="float">
            <text:p>22272.0148526</text:p>
          </table:table-cell>
          <table:table-cell office:value-type="float" office:value="23714.4225239" calcext:value-type="float">
            <text:p>23714.4225239</text:p>
          </table:table-cell>
          <table:table-cell office:value-type="float" office:value="24263.647361" calcext:value-type="float">
            <text:p>24263.647361</text:p>
          </table:table-cell>
          <table:table-cell office:value-type="float" office:value="25424.5437116" calcext:value-type="float">
            <text:p>25424.5437116</text:p>
          </table:table-cell>
          <table:table-cell office:value-type="float" office:value="25298.7391237" calcext:value-type="float">
            <text:p>25298.7391237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5.23920449108" calcext:value-type="float">
            <text:p>5.2392044911</text:p>
          </table:table-cell>
          <table:table-cell office:value-type="float" office:value="5.49871952477" calcext:value-type="float">
            <text:p>5.4987195248</text:p>
          </table:table-cell>
          <table:table-cell office:value-type="float" office:value="5.91924756608" calcext:value-type="float">
            <text:p>5.9192475661</text:p>
          </table:table-cell>
          <table:table-cell office:value-type="float" office:value="6.37293501756" calcext:value-type="float">
            <text:p>6.3729350176</text:p>
          </table:table-cell>
          <table:table-cell office:value-type="float" office:value="6.98876312769" calcext:value-type="float">
            <text:p>6.9887631277</text:p>
          </table:table-cell>
          <table:table-cell office:value-type="float" office:value="7.66743530686" calcext:value-type="float">
            <text:p>7.6674353069</text:p>
          </table:table-cell>
          <table:table-cell office:value-type="float" office:value="8.72283969936" calcext:value-type="float">
            <text:p>8.7228396994</text:p>
          </table:table-cell>
          <table:table-cell office:value-type="float" office:value="9.86318528131" calcext:value-type="float">
            <text:p>9.8631852813</text:p>
          </table:table-cell>
          <table:table-cell office:value-type="float" office:value="11.1121972923" calcext:value-type="float">
            <text:p>11.1121972923</text:p>
          </table:table-cell>
          <table:table-cell office:value-type="float" office:value="12.7764231838" calcext:value-type="float">
            <text:p>12.7764231838</text:p>
          </table:table-cell>
          <table:table-cell office:value-type="float" office:value="14.9980951188" calcext:value-type="float">
            <text:p>14.9980951188</text:p>
          </table:table-cell>
          <table:table-cell office:value-type="float" office:value="16.8017018318" calcext:value-type="float">
            <text:p>16.8017018318</text:p>
          </table:table-cell>
          <table:table-cell office:value-type="float" office:value="19.6375358238" calcext:value-type="float">
            <text:p>19.6375358238</text:p>
          </table:table-cell>
          <table:table-cell office:value-type="float" office:value="22.5190466988" calcext:value-type="float">
            <text:p>22.5190466988</text:p>
          </table:table-cell>
          <table:table-cell office:value-type="float" office:value="26.6278556749" calcext:value-type="float">
            <text:p>26.6278556749</text:p>
          </table:table-cell>
          <table:table-cell office:value-type="float" office:value="30.2937432898" calcext:value-type="float">
            <text:p>30.2937432898</text:p>
          </table:table-cell>
          <table:table-cell office:value-type="float" office:value="37.5343949273" calcext:value-type="float">
            <text:p>37.5343949273</text:p>
          </table:table-cell>
          <table:table-cell office:value-type="float" office:value="43.4394311308" calcext:value-type="float">
            <text:p>43.4394311308</text:p>
          </table:table-cell>
          <table:table-cell office:value-type="float" office:value="49.7454354635" calcext:value-type="float">
            <text:p>49.7454354635</text:p>
          </table:table-cell>
          <table:table-cell office:value-type="float" office:value="57.1047877482" calcext:value-type="float">
            <text:p>57.1047877482</text:p>
          </table:table-cell>
          <table:table-cell office:value-type="float" office:value="67.9105113815" calcext:value-type="float">
            <text:p>67.9105113815</text:p>
          </table:table-cell>
          <table:table-cell office:value-type="float" office:value="77.4921749901" calcext:value-type="float">
            <text:p>77.4921749901</text:p>
          </table:table-cell>
          <table:table-cell office:value-type="float" office:value="88.6551476375" calcext:value-type="float">
            <text:p>88.6551476375</text:p>
          </table:table-cell>
          <table:table-cell office:value-type="float" office:value="99.9201383667" calcext:value-type="float">
            <text:p>99.9201383667</text:p>
          </table:table-cell>
          <table:table-cell office:value-type="float" office:value="108.81814795" calcext:value-type="float">
            <text:p>108.81814795</text:p>
          </table:table-cell>
          <table:table-cell office:value-type="float" office:value="117.863055011" calcext:value-type="float">
            <text:p>117.863055011</text:p>
          </table:table-cell>
          <table:table-cell office:value-type="float" office:value="131.685593732" calcext:value-type="float">
            <text:p>131.685593732</text:p>
          </table:table-cell>
          <table:table-cell office:value-type="float" office:value="147.919376801" calcext:value-type="float">
            <text:p>147.919376801</text:p>
          </table:table-cell>
          <table:table-cell office:value-type="float" office:value="158.65288192" calcext:value-type="float">
            <text:p>158.65288192</text:p>
          </table:table-cell>
          <table:table-cell office:value-type="float" office:value="186.30025771" calcext:value-type="float">
            <text:p>186.30025771</text:p>
          </table:table-cell>
          <table:table-cell office:value-type="float" office:value="207.442047987" calcext:value-type="float">
            <text:p>207.442047987</text:p>
          </table:table-cell>
          <table:table-cell office:value-type="float" office:value="235.357624233" calcext:value-type="float">
            <text:p>235.357624233</text:p>
          </table:table-cell>
          <table:table-cell office:value-type="float" office:value="291.357804432" calcext:value-type="float">
            <text:p>291.357804432</text:p>
          </table:table-cell>
          <table:table-cell office:value-type="float" office:value="309.878926819" calcext:value-type="float">
            <text:p>309.878926819</text:p>
          </table:table-cell>
          <table:table-cell office:value-type="float" office:value="398.062060318" calcext:value-type="float">
            <text:p>398.062060318</text:p>
          </table:table-cell>
          <table:table-cell office:value-type="float" office:value="454.846083298" calcext:value-type="float">
            <text:p>454.846083298</text:p>
          </table:table-cell>
          <table:table-cell office:value-type="float" office:value="703.792500343" calcext:value-type="float">
            <text:p>703.792500343</text:p>
          </table:table-cell>
          <table:table-cell office:value-type="float" office:value="813.99081442" calcext:value-type="float">
            <text:p>813.99081442</text:p>
          </table:table-cell>
          <table:table-cell office:value-type="float" office:value="1141.12124325" calcext:value-type="float">
            <text:p>1141.12124325</text:p>
          </table:table-cell>
          <table:table-cell office:value-type="float" office:value="1334.87976373" calcext:value-type="float">
            <text:p>1334.87976373</text:p>
          </table:table-cell>
          <table:table-cell office:value-type="float" office:value="2755.20298438" calcext:value-type="float">
            <text:p>2755.20298438</text:p>
          </table:table-cell>
          <table:table-cell office:value-type="float" office:value="4139.55344706" calcext:value-type="float">
            <text:p>4139.55344706</text:p>
          </table:table-cell>
          <table:table-cell office:value-type="float" office:value="5551.09643147" calcext:value-type="float">
            <text:p>5551.09643147</text:p>
          </table:table-cell>
          <table:table-cell office:value-type="float" office:value="6479.32366089" calcext:value-type="float">
            <text:p>6479.32366089</text:p>
          </table:table-cell>
          <table:table-cell office:value-type="float" office:value="7419.20562551" calcext:value-type="float">
            <text:p>7419.20562551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3623387334" calcext:value-type="float">
            <text:p>36.3623387334</text:p>
          </table:table-cell>
          <table:table-cell office:value-type="float" office:value="37.1415402682" calcext:value-type="float">
            <text:p>37.1415402682</text:p>
          </table:table-cell>
          <table:table-cell office:value-type="float" office:value="38.1974227923" calcext:value-type="float">
            <text:p>38.1974227923</text:p>
          </table:table-cell>
          <table:table-cell office:value-type="float" office:value="39.3745823115" calcext:value-type="float">
            <text:p>39.3745823115</text:p>
          </table:table-cell>
          <table:table-cell office:value-type="float" office:value="40.2794527018" calcext:value-type="float">
            <text:p>40.2794527018</text:p>
          </table:table-cell>
          <table:table-cell office:value-type="float" office:value="41.67777784" calcext:value-type="float">
            <text:p>41.67777784</text:p>
          </table:table-cell>
          <table:table-cell office:value-type="float" office:value="42.6197515466" calcext:value-type="float">
            <text:p>42.6197515466</text:p>
          </table:table-cell>
          <table:table-cell office:value-type="float" office:value="43.9590806631" calcext:value-type="float">
            <text:p>43.9590806631</text:p>
          </table:table-cell>
          <table:table-cell office:value-type="float" office:value="45.4142601172" calcext:value-type="float">
            <text:p>45.4142601172</text:p>
          </table:table-cell>
          <table:table-cell office:value-type="float" office:value="46.745841952" calcext:value-type="float">
            <text:p>46.745841952</text:p>
          </table:table-cell>
          <table:table-cell office:value-type="float" office:value="48.1648014123" calcext:value-type="float">
            <text:p>48.1648014123</text:p>
          </table:table-cell>
          <table:table-cell office:value-type="float" office:value="50.429959635" calcext:value-type="float">
            <text:p>50.429959635</text:p>
          </table:table-cell>
          <table:table-cell office:value-type="float" office:value="52.366422333" calcext:value-type="float">
            <text:p>52.366422333</text:p>
          </table:table-cell>
          <table:table-cell office:value-type="float" office:value="54.1209440653" calcext:value-type="float">
            <text:p>54.1209440653</text:p>
          </table:table-cell>
          <table:table-cell office:value-type="float" office:value="56.1914535986" calcext:value-type="float">
            <text:p>56.1914535986</text:p>
          </table:table-cell>
          <table:table-cell office:value-type="float" office:value="59.0218118369" calcext:value-type="float">
            <text:p>59.0218118369</text:p>
          </table:table-cell>
          <table:table-cell office:value-type="float" office:value="61.7529624537" calcext:value-type="float">
            <text:p>61.7529624537</text:p>
          </table:table-cell>
          <table:table-cell office:value-type="float" office:value="63.2656569875" calcext:value-type="float">
            <text:p>63.2656569875</text:p>
          </table:table-cell>
          <table:table-cell office:value-type="float" office:value="67.375241328" calcext:value-type="float">
            <text:p>67.375241328</text:p>
          </table:table-cell>
          <table:table-cell office:value-type="float" office:value="70.5501413126" calcext:value-type="float">
            <text:p>70.5501413126</text:p>
          </table:table-cell>
          <table:table-cell office:value-type="float" office:value="74.2353709628" calcext:value-type="float">
            <text:p>74.2353709628</text:p>
          </table:table-cell>
          <table:table-cell office:value-type="float" office:value="77.6889243547" calcext:value-type="float">
            <text:p>77.6889243547</text:p>
          </table:table-cell>
          <table:table-cell office:value-type="float" office:value="83.3667807017" calcext:value-type="float">
            <text:p>83.3667807017</text:p>
          </table:table-cell>
          <table:table-cell office:value-type="float" office:value="90.1770308994" calcext:value-type="float">
            <text:p>90.1770308994</text:p>
          </table:table-cell>
          <table:table-cell office:value-type="float" office:value="94.6978410432" calcext:value-type="float">
            <text:p>94.6978410432</text:p>
          </table:table-cell>
          <table:table-cell office:value-type="float" office:value="99.4932608729" calcext:value-type="float">
            <text:p>99.4932608729</text:p>
          </table:table-cell>
          <table:table-cell office:value-type="float" office:value="110.702806809" calcext:value-type="float">
            <text:p>110.702806809</text:p>
          </table:table-cell>
          <table:table-cell office:value-type="float" office:value="119.029170558" calcext:value-type="float">
            <text:p>119.029170558</text:p>
          </table:table-cell>
          <table:table-cell office:value-type="float" office:value="131.048863536" calcext:value-type="float">
            <text:p>131.048863536</text:p>
          </table:table-cell>
          <table:table-cell office:value-type="float" office:value="150.305495585" calcext:value-type="float">
            <text:p>150.305495585</text:p>
          </table:table-cell>
          <table:table-cell office:value-type="float" office:value="168.614113678" calcext:value-type="float">
            <text:p>168.614113678</text:p>
          </table:table-cell>
          <table:table-cell office:value-type="float" office:value="180.543128564" calcext:value-type="float">
            <text:p>180.543128564</text:p>
          </table:table-cell>
          <table:table-cell office:value-type="float" office:value="220.366777232" calcext:value-type="float">
            <text:p>220.366777232</text:p>
          </table:table-cell>
          <table:table-cell office:value-type="float" office:value="264.455212312" calcext:value-type="float">
            <text:p>264.455212312</text:p>
          </table:table-cell>
          <table:table-cell office:value-type="float" office:value="324.674707508" calcext:value-type="float">
            <text:p>324.674707508</text:p>
          </table:table-cell>
          <table:table-cell office:value-type="float" office:value="414.303021608" calcext:value-type="float">
            <text:p>414.303021608</text:p>
          </table:table-cell>
          <table:table-cell office:value-type="float" office:value="583.561460183" calcext:value-type="float">
            <text:p>583.561460183</text:p>
          </table:table-cell>
          <table:table-cell office:value-type="float" office:value="670.132810664" calcext:value-type="float">
            <text:p>670.132810664</text:p>
          </table:table-cell>
          <table:table-cell office:value-type="float" office:value="908.70853356" calcext:value-type="float">
            <text:p>908.70853356</text:p>
          </table:table-cell>
          <table:table-cell office:value-type="float" office:value="1206.30611124" calcext:value-type="float">
            <text:p>1206.30611124</text:p>
          </table:table-cell>
          <table:table-cell office:value-type="float" office:value="2682.49269555" calcext:value-type="float">
            <text:p>2682.49269555</text:p>
          </table:table-cell>
          <table:table-cell office:value-type="float" office:value="4149.52639985" calcext:value-type="float">
            <text:p>4149.52639985</text:p>
          </table:table-cell>
          <table:table-cell office:value-type="float" office:value="5433.58550188" calcext:value-type="float">
            <text:p>5433.58550188</text:p>
          </table:table-cell>
          <table:table-cell office:value-type="float" office:value="6464.37544675" calcext:value-type="float">
            <text:p>6464.37544675</text:p>
          </table:table-cell>
          <table:table-cell office:value-type="float" office:value="7350.12780978" calcext:value-type="float">
            <text:p>7350.12780978</text:p>
          </table:table-cell>
        </table:table-row>
        <table:table-row table:style-name="ro1" table:number-rows-repeated="2">
          <table:table-cell table:number-columns-repeated="46"/>
        </table:table-row>
        <table:table-row table:style-name="ro1">
          <table:table-cell office:value-type="string" calcext:value-type="string">
            <text:p>Lambda1=0.0007</text:p>
          </table:table-cell>
          <table:table-cell office:value-type="string" calcext:value-type="string">
            <text:p>S=0.1</text:p>
          </table:table-cell>
          <table:table-cell office:value-type="string" calcext:value-type="string">
            <text:p>S=0.2</text:p>
          </table:table-cell>
          <table:table-cell office:value-type="string" calcext:value-type="string">
            <text:p>S=0.3</text:p>
          </table:table-cell>
          <table:table-cell office:value-type="string" calcext:value-type="string">
            <text:p>S=0.4</text:p>
          </table:table-cell>
          <table:table-cell office:value-type="string" calcext:value-type="string">
            <text:p>S=0.5</text:p>
          </table:table-cell>
          <table:table-cell office:value-type="string" calcext:value-type="string">
            <text:p>S=0.6</text:p>
          </table:table-cell>
          <table:table-cell office:value-type="string" calcext:value-type="string">
            <text:p>S=0.7</text:p>
          </table:table-cell>
          <table:table-cell office:value-type="string" calcext:value-type="string">
            <text:p>S=0.8</text:p>
          </table:table-cell>
          <table:table-cell office:value-type="string" calcext:value-type="string">
            <text:p>S=0.9</text:p>
          </table:table-cell>
          <table:table-cell office:value-type="string" calcext:value-type="string">
            <text:p>S=1</text:p>
          </table:table-cell>
          <table:table-cell office:value-type="string" calcext:value-type="string">
            <text:p>S=10</text:p>
          </table:table-cell>
          <table:table-cell office:value-type="string" calcext:value-type="string">
            <text:p>S=10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rs_non_p</text:p>
          </table:table-cell>
          <table:table-cell table:style-name="ce1" table:formula="of:=[.H5]" office:value-type="float" office:value="6.5629714339" calcext:value-type="float">
            <text:p>6.56</text:p>
          </table:table-cell>
          <table:table-cell table:style-name="ce1" table:formula="of:=[.H11]" office:value-type="float" office:value="6.49982653891" calcext:value-type="float">
            <text:p>6.50</text:p>
          </table:table-cell>
          <table:table-cell table:style-name="ce1" table:formula="of:=[.H17]" office:value-type="float" office:value="6.58095058432" calcext:value-type="float">
            <text:p>6.58</text:p>
          </table:table-cell>
          <table:table-cell table:style-name="ce1" table:formula="of:=[.H23]" office:value-type="float" office:value="6.47821565445" calcext:value-type="float">
            <text:p>6.48</text:p>
          </table:table-cell>
          <table:table-cell table:style-name="ce1" table:formula="of:=[.H29]" office:value-type="float" office:value="6.58402486573" calcext:value-type="float">
            <text:p>6.58</text:p>
          </table:table-cell>
          <table:table-cell table:style-name="ce1" table:formula="of:=[.H35]" office:value-type="float" office:value="6.52183177106" calcext:value-type="float">
            <text:p>6.52</text:p>
          </table:table-cell>
          <table:table-cell table:style-name="ce1" table:formula="of:=[.H41]" office:value-type="float" office:value="6.57694117236" calcext:value-type="float">
            <text:p>6.58</text:p>
          </table:table-cell>
          <table:table-cell table:style-name="ce1" table:formula="of:=[.H47]" office:value-type="float" office:value="6.49448854586" calcext:value-type="float">
            <text:p>6.49</text:p>
          </table:table-cell>
          <table:table-cell table:style-name="ce1" table:formula="of:=[.H53]" office:value-type="float" office:value="6.57191054938" calcext:value-type="float">
            <text:p>6.57</text:p>
          </table:table-cell>
          <table:table-cell table:style-name="ce1" table:formula="of:=[.H59]" office:value-type="float" office:value="6.48536839488" calcext:value-type="float">
            <text:p>6.49</text:p>
          </table:table-cell>
          <table:table-cell table:style-name="ce1" table:formula="of:=[.H65]" office:value-type="float" office:value="6.49619403003" calcext:value-type="float">
            <text:p>6.50</text:p>
          </table:table-cell>
          <table:table-cell table:style-name="ce1" table:formula="of:=[.H71]" office:value-type="float" office:value="6.53493511087" calcext:value-type="float">
            <text:p>6.5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uzzy_token</text:p>
          </table:table-cell>
          <table:table-cell table:style-name="ce1" table:formula="of:=[.H6]" office:value-type="float" office:value="8.60261375468" calcext:value-type="float">
            <text:p>8.60</text:p>
          </table:table-cell>
          <table:table-cell table:style-name="ce1" table:formula="of:=[.H12]" office:value-type="float" office:value="8.64820478904" calcext:value-type="float">
            <text:p>8.65</text:p>
          </table:table-cell>
          <table:table-cell table:style-name="ce1" table:formula="of:=[.H18]" office:value-type="float" office:value="8.67163237973" calcext:value-type="float">
            <text:p>8.67</text:p>
          </table:table-cell>
          <table:table-cell table:style-name="ce1" table:formula="of:=[.H24]" office:value-type="float" office:value="8.7863235646" calcext:value-type="float">
            <text:p>8.79</text:p>
          </table:table-cell>
          <table:table-cell table:style-name="ce1" table:formula="of:=[.H30]" office:value-type="float" office:value="8.71334130293" calcext:value-type="float">
            <text:p>8.71</text:p>
          </table:table-cell>
          <table:table-cell table:style-name="ce1" table:formula="of:=[.H36]" office:value-type="float" office:value="8.59049950097" calcext:value-type="float">
            <text:p>8.59</text:p>
          </table:table-cell>
          <table:table-cell table:style-name="ce1" table:formula="of:=[.H42]" office:value-type="float" office:value="8.67806084848" calcext:value-type="float">
            <text:p>8.68</text:p>
          </table:table-cell>
          <table:table-cell table:style-name="ce1" table:formula="of:=[.H48]" office:value-type="float" office:value="8.7479611078" calcext:value-type="float">
            <text:p>8.75</text:p>
          </table:table-cell>
          <table:table-cell table:style-name="ce1" table:formula="of:=[.H54]" office:value-type="float" office:value="8.61823066574" calcext:value-type="float">
            <text:p>8.62</text:p>
          </table:table-cell>
          <table:table-cell table:style-name="ce1" table:formula="of:=[.H60]" office:value-type="float" office:value="8.75997462129" calcext:value-type="float">
            <text:p>8.76</text:p>
          </table:table-cell>
          <table:table-cell table:style-name="ce1" table:formula="of:=[.H66]" office:value-type="float" office:value="8.66843770596" calcext:value-type="float">
            <text:p>8.67</text:p>
          </table:table-cell>
          <table:table-cell table:style-name="ce1" table:formula="of:=[.H72]" office:value-type="float" office:value="8.72283969936" calcext:value-type="float">
            <text:p>8.7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token</text:p>
          </table:table-cell>
          <table:table-cell table:style-name="ce1" table:formula="of:=[.H7]" office:value-type="float" office:value="58.8780721889" calcext:value-type="float">
            <text:p>58.88</text:p>
          </table:table-cell>
          <table:table-cell table:style-name="ce1" table:formula="of:=[.H13]" office:value-type="float" office:value="47.5766051875" calcext:value-type="float">
            <text:p>47.58</text:p>
          </table:table-cell>
          <table:table-cell table:style-name="ce1" table:formula="of:=[.H19]" office:value-type="float" office:value="45.078117282" calcext:value-type="float">
            <text:p>45.08</text:p>
          </table:table-cell>
          <table:table-cell table:style-name="ce1" table:formula="of:=[.H25]" office:value-type="float" office:value="43.7430125658" calcext:value-type="float">
            <text:p>43.74</text:p>
          </table:table-cell>
          <table:table-cell table:style-name="ce1" table:formula="of:=[.H31]" office:value-type="float" office:value="43.3310068106" calcext:value-type="float">
            <text:p>43.33</text:p>
          </table:table-cell>
          <table:table-cell table:style-name="ce1" table:formula="of:=[.H37]" office:value-type="float" office:value="43.1935060878" calcext:value-type="float">
            <text:p>43.19</text:p>
          </table:table-cell>
          <table:table-cell table:style-name="ce1" table:formula="of:=[.H43]" office:value-type="float" office:value="43.0838907577" calcext:value-type="float">
            <text:p>43.08</text:p>
          </table:table-cell>
          <table:table-cell table:style-name="ce1" table:formula="of:=[.H49]" office:value-type="float" office:value="43.1427809137" calcext:value-type="float">
            <text:p>43.14</text:p>
          </table:table-cell>
          <table:table-cell table:style-name="ce1" table:formula="of:=[.H55]" office:value-type="float" office:value="42.8210740339" calcext:value-type="float">
            <text:p>42.82</text:p>
          </table:table-cell>
          <table:table-cell table:style-name="ce1" table:formula="of:=[.H61]" office:value-type="float" office:value="42.8223489093" calcext:value-type="float">
            <text:p>42.82</text:p>
          </table:table-cell>
          <table:table-cell table:style-name="ce1" table:formula="of:=[.H67]" office:value-type="float" office:value="42.6626861233" calcext:value-type="float">
            <text:p>42.66</text:p>
          </table:table-cell>
          <table:table-cell table:style-name="ce1" table:formula="of:=[.H73]" office:value-type="float" office:value="42.6197515466" calcext:value-type="float">
            <text:p>42.62</text:p>
          </table:table-cell>
          <table:table-cell table:number-columns-repeated="33"/>
        </table:table-row>
        <table:table-row table:style-name="ro1">
          <table:table-cell table:number-columns-repeated="46"/>
        </table:table-row>
        <table:table-row table:style-name="ro1">
          <table:table-cell office:value-type="string" calcext:value-type="string">
            <text:p>Lambda1=0.0017</text:p>
          </table:table-cell>
          <table:table-cell office:value-type="string" calcext:value-type="string">
            <text:p>S=0.1</text:p>
          </table:table-cell>
          <table:table-cell office:value-type="string" calcext:value-type="string">
            <text:p>S=0.2</text:p>
          </table:table-cell>
          <table:table-cell office:value-type="string" calcext:value-type="string">
            <text:p>S=0.3</text:p>
          </table:table-cell>
          <table:table-cell office:value-type="string" calcext:value-type="string">
            <text:p>S=0.4</text:p>
          </table:table-cell>
          <table:table-cell office:value-type="string" calcext:value-type="string">
            <text:p>S=0.5</text:p>
          </table:table-cell>
          <table:table-cell office:value-type="string" calcext:value-type="string">
            <text:p>S=0.6</text:p>
          </table:table-cell>
          <table:table-cell office:value-type="string" calcext:value-type="string">
            <text:p>S=0.7</text:p>
          </table:table-cell>
          <table:table-cell office:value-type="string" calcext:value-type="string">
            <text:p>S=0.8</text:p>
          </table:table-cell>
          <table:table-cell office:value-type="string" calcext:value-type="string">
            <text:p>S=0.9</text:p>
          </table:table-cell>
          <table:table-cell office:value-type="string" calcext:value-type="string">
            <text:p>S=1</text:p>
          </table:table-cell>
          <table:table-cell office:value-type="string" calcext:value-type="string">
            <text:p>S=10</text:p>
          </table:table-cell>
          <table:table-cell office:value-type="string" calcext:value-type="string">
            <text:p>S=10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rs_non_p</text:p>
          </table:table-cell>
          <table:table-cell table:style-name="ce1" table:formula="of:=[.R5]" office:value-type="float" office:value="41.7941769712" calcext:value-type="float">
            <text:p>41.79</text:p>
          </table:table-cell>
          <table:table-cell table:style-name="ce1" table:formula="of:=[.R11]" office:value-type="float" office:value="34.5428388641" calcext:value-type="float">
            <text:p>34.54</text:p>
          </table:table-cell>
          <table:table-cell table:style-name="ce1" table:formula="of:=[.R17]" office:value-type="float" office:value="57.0362167749" calcext:value-type="float">
            <text:p>57.04</text:p>
          </table:table-cell>
          <table:table-cell table:style-name="ce1" table:formula="of:=[.R23]" office:value-type="float" office:value="39.0249158727" calcext:value-type="float">
            <text:p>39.02</text:p>
          </table:table-cell>
          <table:table-cell table:style-name="ce1" table:formula="of:=[.R29]" office:value-type="float" office:value="57.6152919936" calcext:value-type="float">
            <text:p>57.62</text:p>
          </table:table-cell>
          <table:table-cell table:style-name="ce1" table:formula="of:=[.R35]" office:value-type="float" office:value="46.5061447778" calcext:value-type="float">
            <text:p>46.51</text:p>
          </table:table-cell>
          <table:table-cell table:style-name="ce1" table:formula="of:=[.R41]" office:value-type="float" office:value="71.5003964752" calcext:value-type="float">
            <text:p>71.50</text:p>
          </table:table-cell>
          <table:table-cell table:style-name="ce1" table:formula="of:=[.R47]" office:value-type="float" office:value="54.1870459257" calcext:value-type="float">
            <text:p>54.19</text:p>
          </table:table-cell>
          <table:table-cell table:style-name="ce1" table:formula="of:=[.R53]" office:value-type="float" office:value="53.4853956009" calcext:value-type="float">
            <text:p>53.49</text:p>
          </table:table-cell>
          <table:table-cell table:style-name="ce1" table:formula="of:=[.R59]" office:value-type="float" office:value="52.0819007371" calcext:value-type="float">
            <text:p>52.08</text:p>
          </table:table-cell>
          <table:table-cell table:style-name="ce1" table:formula="of:=[.R65]" office:value-type="float" office:value="60.3448787325" calcext:value-type="float">
            <text:p>60.34</text:p>
          </table:table-cell>
          <table:table-cell table:style-name="ce1" table:formula="of:=[.R71]" office:value-type="float" office:value="75.7065446121" calcext:value-type="float">
            <text:p>75.7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uzzy_token</text:p>
          </table:table-cell>
          <table:table-cell table:style-name="ce1" table:formula="of:=[.R6]" office:value-type="float" office:value="44.7850959195" calcext:value-type="float">
            <text:p>44.79</text:p>
          </table:table-cell>
          <table:table-cell table:style-name="ce1" table:formula="of:=[.R12]" office:value-type="float" office:value="39.8149935182" calcext:value-type="float">
            <text:p>39.81</text:p>
          </table:table-cell>
          <table:table-cell table:style-name="ce1" table:formula="of:=[.R18]" office:value-type="float" office:value="37.3548924539" calcext:value-type="float">
            <text:p>37.35</text:p>
          </table:table-cell>
          <table:table-cell table:style-name="ce1" table:formula="of:=[.R24]" office:value-type="float" office:value="37.461282821" calcext:value-type="float">
            <text:p>37.46</text:p>
          </table:table-cell>
          <table:table-cell table:style-name="ce1" table:formula="of:=[.R30]" office:value-type="float" office:value="40.638461362" calcext:value-type="float">
            <text:p>40.64</text:p>
          </table:table-cell>
          <table:table-cell table:style-name="ce1" table:formula="of:=[.R36]" office:value-type="float" office:value="36.4760220904" calcext:value-type="float">
            <text:p>36.48</text:p>
          </table:table-cell>
          <table:table-cell table:style-name="ce1" table:formula="of:=[.R42]" office:value-type="float" office:value="35.9744483601" calcext:value-type="float">
            <text:p>35.97</text:p>
          </table:table-cell>
          <table:table-cell table:style-name="ce1" table:formula="of:=[.R48]" office:value-type="float" office:value="37.0348033319" calcext:value-type="float">
            <text:p>37.03</text:p>
          </table:table-cell>
          <table:table-cell table:style-name="ce1" table:formula="of:=[.R54]" office:value-type="float" office:value="36.7017179151" calcext:value-type="float">
            <text:p>36.70</text:p>
          </table:table-cell>
          <table:table-cell table:style-name="ce1" table:formula="of:=[.R60]" office:value-type="float" office:value="36.9598861885" calcext:value-type="float">
            <text:p>36.96</text:p>
          </table:table-cell>
          <table:table-cell table:style-name="ce1" table:formula="of:=[.R66]" office:value-type="float" office:value="36.2457532047" calcext:value-type="float">
            <text:p>36.25</text:p>
          </table:table-cell>
          <table:table-cell table:style-name="ce1" table:formula="of:=[.R72]" office:value-type="float" office:value="37.5343949273" calcext:value-type="float">
            <text:p>37.5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token</text:p>
          </table:table-cell>
          <table:table-cell table:style-name="ce1" table:formula="of:=[.R7]" office:value-type="float" office:value="3789.88826621" calcext:value-type="float">
            <text:p>3789.89</text:p>
          </table:table-cell>
          <table:table-cell table:style-name="ce1" table:formula="of:=[.R13]" office:value-type="float" office:value="101.946312268" calcext:value-type="float">
            <text:p>101.95</text:p>
          </table:table-cell>
          <table:table-cell table:style-name="ce1" table:formula="of:=[.R19]" office:value-type="float" office:value="76.3218404368" calcext:value-type="float">
            <text:p>76.32</text:p>
          </table:table-cell>
          <table:table-cell table:style-name="ce1" table:formula="of:=[.R25]" office:value-type="float" office:value="68.1758055234" calcext:value-type="float">
            <text:p>68.18</text:p>
          </table:table-cell>
          <table:table-cell table:style-name="ce1" table:formula="of:=[.R31]" office:value-type="float" office:value="64.3345788354" calcext:value-type="float">
            <text:p>64.33</text:p>
          </table:table-cell>
          <table:table-cell table:style-name="ce1" table:formula="of:=[.R37]" office:value-type="float" office:value="62.4298970744" calcext:value-type="float">
            <text:p>62.43</text:p>
          </table:table-cell>
          <table:table-cell table:style-name="ce1" table:formula="of:=[.R43]" office:value-type="float" office:value="62.1006611658" calcext:value-type="float">
            <text:p>62.10</text:p>
          </table:table-cell>
          <table:table-cell table:style-name="ce1" table:formula="of:=[.R49]" office:value-type="float" office:value="61.874801553" calcext:value-type="float">
            <text:p>61.87</text:p>
          </table:table-cell>
          <table:table-cell table:style-name="ce1" table:formula="of:=[.R55]" office:value-type="float" office:value="61.7911577752" calcext:value-type="float">
            <text:p>61.79</text:p>
          </table:table-cell>
          <table:table-cell table:style-name="ce1" table:formula="of:=[.R61]" office:value-type="float" office:value="61.8031906125" calcext:value-type="float">
            <text:p>61.80</text:p>
          </table:table-cell>
          <table:table-cell table:style-name="ce1" table:formula="of:=[.R67]" office:value-type="float" office:value="60.6200730946" calcext:value-type="float">
            <text:p>60.62</text:p>
          </table:table-cell>
          <table:table-cell table:style-name="ce1" table:formula="of:=[.R73]" office:value-type="float" office:value="61.7529624537" calcext:value-type="float">
            <text:p>61.75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7">00/00/0000</text:date>, <text:time style:data-style-name="N2" text:time-value="14:58:19.157494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7T15:23:10.535640154</dc:date>
    <meta:editing-duration>PT4H35M12S</meta:editing-duration>
    <meta:editing-cycles>5</meta:editing-cycles>
    <meta:generator>LibreOffice/5.1.6.2$Linux_X86_64 LibreOffice_project/10m0$Build-2</meta:generator>
    <meta:document-statistic meta:table-count="1" meta:cell-count="233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43cm" svg:height="12.795cm" xlink:href=".." xlink:type="simple" chart:class="chart:line" chart:style-name="ch1">
        <chart:title svg:x="7.37cm" svg:y="0.391cm" chart:style-name="ch2">
          <text:p>S=0.9</text:p>
        </chart:title>
        <chart:legend svg:x="3.152cm" svg:y="1.608cm" style:legend-expansion="custom" chartooo:width="3.137cm" chartooo:height="2.231cm" style:legend-expansion-aspect-ratio="1.40609592111161" chart:style-name="ch3"/>
        <chart:plot-area chart:style-name="ch4" table:cell-range-address="spreadsheet_latencies.A52:spreadsheet_latencies.AM55" chart:data-source-has-labels="both" svg:x="1.429cm" svg:y="1.451cm" svg:width="14.392cm" svg:height="10.012cm">
          <chartooo:coordinate-region svg:x="2.392cm" svg:y="1.451cm" svg:width="13.429cm" svg:height="8.468cm"/>
          <chart:axis chart:dimension="x" chart:name="primary-x" chart:style-name="ch5" chartooo:axis-type="auto">
            <chartooo:date-scale/>
            <chart:title svg:x="5.768cm" svg:y="11.718cm" chart:style-name="ch6">
              <text:p>Average injection rate (per node)</text:p>
            </chart:title>
            <chart:categories table:cell-range-address="spreadsheet_latencies.B52:spreadsheet_latencies.AM52"/>
          </chart:axis>
          <chart:axis chart:dimension="y" chart:name="primary-y" chart:style-name="ch7">
            <chart:title svg:x="0.451cm" svg:y="8.538cm" chart:style-name="ch8">
              <text:p>Average packet latency</text:p>
            </chart:title>
            <chart:grid chart:style-name="ch9" chart:class="major"/>
          </chart:axis>
          <chart:series chart:style-name="ch10" chart:values-cell-range-address="spreadsheet_latencies.B53:spreadsheet_latencies.AM53" chart:label-cell-address="spreadsheet_latencies.A53:spreadsheet_latencies.A53" chart:class="chart:line">
            <chart:data-point chart:repeated="38"/>
          </chart:series>
          <chart:series chart:style-name="ch11" chart:values-cell-range-address="spreadsheet_latencies.B54:spreadsheet_latencies.AM54" chart:label-cell-address="spreadsheet_latencies.A54:spreadsheet_latencies.A54" chart:class="chart:line">
            <chart:data-point chart:repeated="38"/>
          </chart:series>
          <chart:series chart:style-name="ch12" chart:values-cell-range-address="spreadsheet_latencies.B55:spreadsheet_latencies.AM55" chart:label-cell-address="spreadsheet_latencies.A55:spreadsheet_latencies.A55" chart:class="chart:line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.B52:spreadsheet_latencies.AM52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.A53:spreadsheet_latencies.A53</svg:desc>
                </draw:g>
              </table:table-cell>
              <table:table-cell office:value-type="float" office:value="5.12076399477">
                <text:p>5.12076399477</text:p>
                <draw:g>
                  <svg:desc>spreadsheet_latencies.B53:spreadsheet_latencies.AM53</svg:desc>
                </draw:g>
              </table:table-cell>
              <table:table-cell office:value-type="float" office:value="5.27092228314">
                <text:p>5.27092228314</text:p>
              </table:table-cell>
              <table:table-cell office:value-type="float" office:value="5.44165194161">
                <text:p>5.44165194161</text:p>
              </table:table-cell>
              <table:table-cell office:value-type="float" office:value="5.67551295647">
                <text:p>5.67551295647</text:p>
              </table:table-cell>
              <table:table-cell office:value-type="float" office:value="5.90916764093">
                <text:p>5.90916764093</text:p>
              </table:table-cell>
              <table:table-cell office:value-type="float" office:value="6.19733085174">
                <text:p>6.19733085174</text:p>
              </table:table-cell>
              <table:table-cell office:value-type="float" office:value="6.57191054938">
                <text:p>6.57191054938</text:p>
              </table:table-cell>
              <table:table-cell office:value-type="float" office:value="6.9517749013">
                <text:p>6.9517749013</text:p>
              </table:table-cell>
              <table:table-cell office:value-type="float" office:value="7.46922210955">
                <text:p>7.46922210955</text:p>
              </table:table-cell>
              <table:table-cell office:value-type="float" office:value="8.12620312969">
                <text:p>8.12620312969</text:p>
              </table:table-cell>
              <table:table-cell office:value-type="float" office:value="9.09619432827">
                <text:p>9.09619432827</text:p>
              </table:table-cell>
              <table:table-cell office:value-type="float" office:value="9.9086391664">
                <text:p>9.9086391664</text:p>
              </table:table-cell>
              <table:table-cell office:value-type="float" office:value="11.226292945">
                <text:p>11.226292945</text:p>
              </table:table-cell>
              <table:table-cell office:value-type="float" office:value="13.7215290857">
                <text:p>13.7215290857</text:p>
              </table:table-cell>
              <table:table-cell office:value-type="float" office:value="17.128268005">
                <text:p>17.128268005</text:p>
              </table:table-cell>
              <table:table-cell office:value-type="float" office:value="24.4414951023">
                <text:p>24.4414951023</text:p>
              </table:table-cell>
              <table:table-cell office:value-type="float" office:value="53.4853956009">
                <text:p>53.4853956009</text:p>
              </table:table-cell>
              <table:table-cell office:value-type="float" office:value="203.53769867">
                <text:p>203.53769867</text:p>
              </table:table-cell>
              <table:table-cell office:value-type="float" office:value="857.927406888">
                <text:p>857.927406888</text:p>
              </table:table-cell>
              <table:table-cell office:value-type="float" office:value="2463.64266286">
                <text:p>2463.64266286</text:p>
              </table:table-cell>
              <table:table-cell office:value-type="float" office:value="4097.56074197">
                <text:p>4097.56074197</text:p>
              </table:table-cell>
              <table:table-cell office:value-type="float" office:value="6233.7237303">
                <text:p>6233.7237303</text:p>
              </table:table-cell>
              <table:table-cell office:value-type="float" office:value="7674.8870759">
                <text:p>7674.8870759</text:p>
              </table:table-cell>
              <table:table-cell office:value-type="float" office:value="9079.75618828">
                <text:p>9079.75618828</text:p>
              </table:table-cell>
              <table:table-cell office:value-type="float" office:value="10720.0599076">
                <text:p>10720.0599076</text:p>
              </table:table-cell>
              <table:table-cell office:value-type="float" office:value="11923.3534015">
                <text:p>11923.3534015</text:p>
              </table:table-cell>
              <table:table-cell office:value-type="float" office:value="13069.6548722">
                <text:p>13069.6548722</text:p>
              </table:table-cell>
              <table:table-cell office:value-type="float" office:value="13628.4337263">
                <text:p>13628.4337263</text:p>
              </table:table-cell>
              <table:table-cell office:value-type="float" office:value="14538.7499688">
                <text:p>14538.7499688</text:p>
              </table:table-cell>
              <table:table-cell office:value-type="float" office:value="16150.5449198">
                <text:p>16150.5449198</text:p>
              </table:table-cell>
              <table:table-cell office:value-type="float" office:value="16315.2688811">
                <text:p>16315.2688811</text:p>
              </table:table-cell>
              <table:table-cell office:value-type="float" office:value="16619.4537252">
                <text:p>16619.4537252</text:p>
              </table:table-cell>
              <table:table-cell office:value-type="float" office:value="17832.9564106">
                <text:p>17832.9564106</text:p>
              </table:table-cell>
              <table:table-cell office:value-type="float" office:value="17620.6234615">
                <text:p>17620.6234615</text:p>
              </table:table-cell>
              <table:table-cell office:value-type="float" office:value="17929.2735636">
                <text:p>17929.2735636</text:p>
              </table:table-cell>
              <table:table-cell office:value-type="float" office:value="18817.7157755">
                <text:p>18817.7157755</text:p>
              </table:table-cell>
              <table:table-cell office:value-type="float" office:value="19001.4276966">
                <text:p>19001.4276966</text:p>
              </table:table-cell>
              <table:table-cell office:value-type="float" office:value="19462.7800459">
                <text:p>19462.7800459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.A54:spreadsheet_latencies.A54</svg:desc>
                </draw:g>
              </table:table-cell>
              <table:table-cell office:value-type="float" office:value="5.26045485278">
                <text:p>5.26045485278</text:p>
                <draw:g>
                  <svg:desc>spreadsheet_latencies.B54:spreadsheet_latencies.AM54</svg:desc>
                </draw:g>
              </table:table-cell>
              <table:table-cell office:value-type="float" office:value="5.55407937579">
                <text:p>5.55407937579</text:p>
              </table:table-cell>
              <table:table-cell office:value-type="float" office:value="5.86932863493">
                <text:p>5.86932863493</text:p>
              </table:table-cell>
              <table:table-cell office:value-type="float" office:value="6.43097225507">
                <text:p>6.43097225507</text:p>
              </table:table-cell>
              <table:table-cell office:value-type="float" office:value="6.8919234735">
                <text:p>6.8919234735</text:p>
              </table:table-cell>
              <table:table-cell office:value-type="float" office:value="7.79029823829">
                <text:p>7.79029823829</text:p>
              </table:table-cell>
              <table:table-cell office:value-type="float" office:value="8.61823066574">
                <text:p>8.61823066574</text:p>
              </table:table-cell>
              <table:table-cell office:value-type="float" office:value="9.78739475488">
                <text:p>9.78739475488</text:p>
              </table:table-cell>
              <table:table-cell office:value-type="float" office:value="11.0384199417">
                <text:p>11.0384199417</text:p>
              </table:table-cell>
              <table:table-cell office:value-type="float" office:value="12.6373929942">
                <text:p>12.6373929942</text:p>
              </table:table-cell>
              <table:table-cell office:value-type="float" office:value="14.2503995585">
                <text:p>14.2503995585</text:p>
              </table:table-cell>
              <table:table-cell office:value-type="float" office:value="16.9828996746">
                <text:p>16.9828996746</text:p>
              </table:table-cell>
              <table:table-cell office:value-type="float" office:value="19.8934358896">
                <text:p>19.8934358896</text:p>
              </table:table-cell>
              <table:table-cell office:value-type="float" office:value="22.5629428133">
                <text:p>22.5629428133</text:p>
              </table:table-cell>
              <table:table-cell office:value-type="float" office:value="26.9481082276">
                <text:p>26.9481082276</text:p>
              </table:table-cell>
              <table:table-cell office:value-type="float" office:value="31.5838304042">
                <text:p>31.5838304042</text:p>
              </table:table-cell>
              <table:table-cell office:value-type="float" office:value="36.7017179151">
                <text:p>36.7017179151</text:p>
              </table:table-cell>
              <table:table-cell office:value-type="float" office:value="43.0241485954">
                <text:p>43.0241485954</text:p>
              </table:table-cell>
              <table:table-cell office:value-type="float" office:value="48.9548457701">
                <text:p>48.9548457701</text:p>
              </table:table-cell>
              <table:table-cell office:value-type="float" office:value="60.0485359338">
                <text:p>60.0485359338</text:p>
              </table:table-cell>
              <table:table-cell office:value-type="float" office:value="70.6638262142">
                <text:p>70.6638262142</text:p>
              </table:table-cell>
              <table:table-cell office:value-type="float" office:value="79.4717407254">
                <text:p>79.4717407254</text:p>
              </table:table-cell>
              <table:table-cell office:value-type="float" office:value="88.0243187259">
                <text:p>88.0243187259</text:p>
              </table:table-cell>
              <table:table-cell office:value-type="float" office:value="99.9878177181">
                <text:p>99.9878177181</text:p>
              </table:table-cell>
              <table:table-cell office:value-type="float" office:value="110.328281016">
                <text:p>110.328281016</text:p>
              </table:table-cell>
              <table:table-cell office:value-type="float" office:value="123.037867214">
                <text:p>123.037867214</text:p>
              </table:table-cell>
              <table:table-cell office:value-type="float" office:value="134.151965898">
                <text:p>134.151965898</text:p>
              </table:table-cell>
              <table:table-cell office:value-type="float" office:value="148.79137292">
                <text:p>148.79137292</text:p>
              </table:table-cell>
              <table:table-cell office:value-type="float" office:value="173.001860815">
                <text:p>173.001860815</text:p>
              </table:table-cell>
              <table:table-cell office:value-type="float" office:value="192.044710981">
                <text:p>192.044710981</text:p>
              </table:table-cell>
              <table:table-cell office:value-type="float" office:value="223.638158188">
                <text:p>223.638158188</text:p>
              </table:table-cell>
              <table:table-cell office:value-type="float" office:value="271.587205762">
                <text:p>271.587205762</text:p>
              </table:table-cell>
              <table:table-cell office:value-type="float" office:value="293.247138869">
                <text:p>293.247138869</text:p>
              </table:table-cell>
              <table:table-cell office:value-type="float" office:value="388.818213633">
                <text:p>388.818213633</text:p>
              </table:table-cell>
              <table:table-cell office:value-type="float" office:value="488.360014051">
                <text:p>488.360014051</text:p>
              </table:table-cell>
              <table:table-cell office:value-type="float" office:value="660.759762662">
                <text:p>660.759762662</text:p>
              </table:table-cell>
              <table:table-cell office:value-type="float" office:value="828.4743077">
                <text:p>828.4743077</text:p>
              </table:table-cell>
              <table:table-cell office:value-type="float" office:value="976.759493778">
                <text:p>976.759493778</text:p>
              </table:table-cell>
            </table:table-row>
            <table:table-row>
              <table:table-cell office:value-type="string">
                <text:p>token</text:p>
                <draw:g>
                  <svg:desc>spreadsheet_latencies.A55:spreadsheet_latencies.A55</svg:desc>
                </draw:g>
              </table:table-cell>
              <table:table-cell office:value-type="float" office:value="36.2010522494">
                <text:p>36.2010522494</text:p>
                <draw:g>
                  <svg:desc>spreadsheet_latencies.B55:spreadsheet_latencies.AM55</svg:desc>
                </draw:g>
              </table:table-cell>
              <table:table-cell office:value-type="float" office:value="37.2697266397">
                <text:p>37.2697266397</text:p>
              </table:table-cell>
              <table:table-cell office:value-type="float" office:value="38.2939442311">
                <text:p>38.2939442311</text:p>
              </table:table-cell>
              <table:table-cell office:value-type="float" office:value="39.2639297729">
                <text:p>39.2639297729</text:p>
              </table:table-cell>
              <table:table-cell office:value-type="float" office:value="40.2335919721">
                <text:p>40.2335919721</text:p>
              </table:table-cell>
              <table:table-cell office:value-type="float" office:value="41.7808858828">
                <text:p>41.7808858828</text:p>
              </table:table-cell>
              <table:table-cell office:value-type="float" office:value="42.8210740339">
                <text:p>42.8210740339</text:p>
              </table:table-cell>
              <table:table-cell office:value-type="float" office:value="44.1611983252">
                <text:p>44.1611983252</text:p>
              </table:table-cell>
              <table:table-cell office:value-type="float" office:value="45.7252622625">
                <text:p>45.7252622625</text:p>
              </table:table-cell>
              <table:table-cell office:value-type="float" office:value="46.8170037488">
                <text:p>46.8170037488</text:p>
              </table:table-cell>
              <table:table-cell office:value-type="float" office:value="48.8431348447">
                <text:p>48.8431348447</text:p>
              </table:table-cell>
              <table:table-cell office:value-type="float" office:value="50.7108091185">
                <text:p>50.7108091185</text:p>
              </table:table-cell>
              <table:table-cell office:value-type="float" office:value="52.0048090143">
                <text:p>52.0048090143</text:p>
              </table:table-cell>
              <table:table-cell office:value-type="float" office:value="54.5878665884">
                <text:p>54.5878665884</text:p>
              </table:table-cell>
              <table:table-cell office:value-type="float" office:value="56.7651119285">
                <text:p>56.7651119285</text:p>
              </table:table-cell>
              <table:table-cell office:value-type="float" office:value="59.352156388">
                <text:p>59.352156388</text:p>
              </table:table-cell>
              <table:table-cell office:value-type="float" office:value="61.7911577752">
                <text:p>61.7911577752</text:p>
              </table:table-cell>
              <table:table-cell office:value-type="float" office:value="64.2972646177">
                <text:p>64.2972646177</text:p>
              </table:table-cell>
              <table:table-cell office:value-type="float" office:value="68.0346577794">
                <text:p>68.0346577794</text:p>
              </table:table-cell>
              <table:table-cell office:value-type="float" office:value="70.786598561">
                <text:p>70.786598561</text:p>
              </table:table-cell>
              <table:table-cell office:value-type="float" office:value="75.7196682848">
                <text:p>75.7196682848</text:p>
              </table:table-cell>
              <table:table-cell office:value-type="float" office:value="79.3829768679">
                <text:p>79.3829768679</text:p>
              </table:table-cell>
              <table:table-cell office:value-type="float" office:value="84.804554104">
                <text:p>84.804554104</text:p>
              </table:table-cell>
              <table:table-cell office:value-type="float" office:value="89.621963456">
                <text:p>89.621963456</text:p>
              </table:table-cell>
              <table:table-cell office:value-type="float" office:value="97.5559741911">
                <text:p>97.5559741911</text:p>
              </table:table-cell>
              <table:table-cell office:value-type="float" office:value="103.47469945">
                <text:p>103.47469945</text:p>
              </table:table-cell>
              <table:table-cell office:value-type="float" office:value="113.464732927">
                <text:p>113.464732927</text:p>
              </table:table-cell>
              <table:table-cell office:value-type="float" office:value="123.024005644">
                <text:p>123.024005644</text:p>
              </table:table-cell>
              <table:table-cell office:value-type="float" office:value="137.710181888">
                <text:p>137.710181888</text:p>
              </table:table-cell>
              <table:table-cell office:value-type="float" office:value="152.51328054">
                <text:p>152.51328054</text:p>
              </table:table-cell>
              <table:table-cell office:value-type="float" office:value="172.29530483">
                <text:p>172.29530483</text:p>
              </table:table-cell>
              <table:table-cell office:value-type="float" office:value="203.638578371">
                <text:p>203.638578371</text:p>
              </table:table-cell>
              <table:table-cell office:value-type="float" office:value="234.098386539">
                <text:p>234.098386539</text:p>
              </table:table-cell>
              <table:table-cell office:value-type="float" office:value="295.290266612">
                <text:p>295.290266612</text:p>
              </table:table-cell>
              <table:table-cell office:value-type="float" office:value="375.336235177">
                <text:p>375.336235177</text:p>
              </table:table-cell>
              <table:table-cell office:value-type="float" office:value="471.683199704">
                <text:p>471.683199704</text:p>
              </table:table-cell>
              <table:table-cell office:value-type="float" office:value="746.610151523">
                <text:p>746.610151523</text:p>
              </table:table-cell>
              <table:table-cell office:value-type="float" office:value="966.303756476">
                <text:p>966.303756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43cm" svg:height="12.795cm" xlink:href=".." xlink:type="simple" chart:class="chart:line" chart:style-name="ch1">
        <chart:title svg:x="7.317cm" svg:y="0.391cm" chart:style-name="ch2">
          <text:p>S=100</text:p>
        </chart:title>
        <chart:legend svg:x="3.152cm" svg:y="1.608cm" style:legend-expansion="custom" chartooo:width="3.137cm" chartooo:height="2.231cm" style:legend-expansion-aspect-ratio="1.40609592111161" chart:style-name="ch3"/>
        <chart:plot-area chart:style-name="ch4" table:cell-range-address="spreadsheet_latencies.A70:spreadsheet_latencies.AM73" chart:data-source-has-labels="both" svg:x="1.429cm" svg:y="1.451cm" svg:width="14.392cm" svg:height="10.012cm">
          <chartooo:coordinate-region svg:x="2.392cm" svg:y="1.451cm" svg:width="13.429cm" svg:height="8.468cm"/>
          <chart:axis chart:dimension="x" chart:name="primary-x" chart:style-name="ch5" chartooo:axis-type="auto">
            <chartooo:date-scale/>
            <chart:title svg:x="5.768cm" svg:y="11.718cm" chart:style-name="ch6">
              <text:p>Average injection rate (per node)</text:p>
            </chart:title>
            <chart:categories table:cell-range-address="spreadsheet_latencies.B70:spreadsheet_latencies.AM70"/>
          </chart:axis>
          <chart:axis chart:dimension="y" chart:name="primary-y" chart:style-name="ch7">
            <chart:title svg:x="0.451cm" svg:y="8.538cm" chart:style-name="ch8">
              <text:p>Average packet latency</text:p>
            </chart:title>
            <chart:grid chart:style-name="ch9" chart:class="major"/>
          </chart:axis>
          <chart:series chart:style-name="ch10" chart:values-cell-range-address="spreadsheet_latencies.B71:spreadsheet_latencies.AM71" chart:label-cell-address="spreadsheet_latencies.A71:spreadsheet_latencies.A71" chart:class="chart:line">
            <chart:data-point chart:repeated="38"/>
          </chart:series>
          <chart:series chart:style-name="ch11" chart:values-cell-range-address="spreadsheet_latencies.B72:spreadsheet_latencies.AM72" chart:label-cell-address="spreadsheet_latencies.A72:spreadsheet_latencies.A72" chart:class="chart:line">
            <chart:data-point chart:repeated="38"/>
          </chart:series>
          <chart:series chart:style-name="ch12" chart:values-cell-range-address="spreadsheet_latencies.B73:spreadsheet_latencies.AM73" chart:label-cell-address="spreadsheet_latencies.A73:spreadsheet_latencies.A73" chart:class="chart:line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.B70:spreadsheet_latencies.AM70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.A71:spreadsheet_latencies.A71</svg:desc>
                </draw:g>
              </table:table-cell>
              <table:table-cell office:value-type="float" office:value="5.11994112721">
                <text:p>5.11994112721</text:p>
                <draw:g>
                  <svg:desc>spreadsheet_latencies.B71:spreadsheet_latencies.AM71</svg:desc>
                </draw:g>
              </table:table-cell>
              <table:table-cell office:value-type="float" office:value="5.28178604592">
                <text:p>5.28178604592</text:p>
              </table:table-cell>
              <table:table-cell office:value-type="float" office:value="5.45253122148">
                <text:p>5.45253122148</text:p>
              </table:table-cell>
              <table:table-cell office:value-type="float" office:value="5.68148519006">
                <text:p>5.68148519006</text:p>
              </table:table-cell>
              <table:table-cell office:value-type="float" office:value="5.90078038238">
                <text:p>5.90078038238</text:p>
              </table:table-cell>
              <table:table-cell office:value-type="float" office:value="6.2154315624">
                <text:p>6.2154315624</text:p>
              </table:table-cell>
              <table:table-cell office:value-type="float" office:value="6.53493511087">
                <text:p>6.53493511087</text:p>
              </table:table-cell>
              <table:table-cell office:value-type="float" office:value="7.0849124685">
                <text:p>7.0849124685</text:p>
              </table:table-cell>
              <table:table-cell office:value-type="float" office:value="7.42667099742">
                <text:p>7.42667099742</text:p>
              </table:table-cell>
              <table:table-cell office:value-type="float" office:value="8.02342761666">
                <text:p>8.02342761666</text:p>
              </table:table-cell>
              <table:table-cell office:value-type="float" office:value="8.82418591274">
                <text:p>8.82418591274</text:p>
              </table:table-cell>
              <table:table-cell office:value-type="float" office:value="10.204095465">
                <text:p>10.204095465</text:p>
              </table:table-cell>
              <table:table-cell office:value-type="float" office:value="11.39648155">
                <text:p>11.39648155</text:p>
              </table:table-cell>
              <table:table-cell office:value-type="float" office:value="14.2947722951">
                <text:p>14.2947722951</text:p>
              </table:table-cell>
              <table:table-cell office:value-type="float" office:value="18.2768424531">
                <text:p>18.2768424531</text:p>
              </table:table-cell>
              <table:table-cell office:value-type="float" office:value="25.7710582601">
                <text:p>25.7710582601</text:p>
              </table:table-cell>
              <table:table-cell office:value-type="float" office:value="75.7065446121">
                <text:p>75.7065446121</text:p>
              </table:table-cell>
              <table:table-cell office:value-type="float" office:value="133.195031105">
                <text:p>133.195031105</text:p>
              </table:table-cell>
              <table:table-cell office:value-type="float" office:value="1147.94785112">
                <text:p>1147.94785112</text:p>
              </table:table-cell>
              <table:table-cell office:value-type="float" office:value="2932.55840565">
                <text:p>2932.55840565</text:p>
              </table:table-cell>
              <table:table-cell office:value-type="float" office:value="4379.38430385">
                <text:p>4379.38430385</text:p>
              </table:table-cell>
              <table:table-cell office:value-type="float" office:value="5801.90374085">
                <text:p>5801.90374085</text:p>
              </table:table-cell>
              <table:table-cell office:value-type="float" office:value="7608.42925452">
                <text:p>7608.42925452</text:p>
              </table:table-cell>
              <table:table-cell office:value-type="float" office:value="8772.03767845">
                <text:p>8772.03767845</text:p>
              </table:table-cell>
              <table:table-cell office:value-type="float" office:value="10571.9854501">
                <text:p>10571.9854501</text:p>
              </table:table-cell>
              <table:table-cell office:value-type="float" office:value="11788.6501542">
                <text:p>11788.6501542</text:p>
              </table:table-cell>
              <table:table-cell office:value-type="float" office:value="12671.1301976">
                <text:p>12671.1301976</text:p>
              </table:table-cell>
              <table:table-cell office:value-type="float" office:value="14174.711358">
                <text:p>14174.711358</text:p>
              </table:table-cell>
              <table:table-cell office:value-type="float" office:value="14329.8436387">
                <text:p>14329.8436387</text:p>
              </table:table-cell>
              <table:table-cell office:value-type="float" office:value="16145.3025518">
                <text:p>16145.3025518</text:p>
              </table:table-cell>
              <table:table-cell office:value-type="float" office:value="16005.0772431">
                <text:p>16005.0772431</text:p>
              </table:table-cell>
              <table:table-cell office:value-type="float" office:value="17450.1383674">
                <text:p>17450.1383674</text:p>
              </table:table-cell>
              <table:table-cell office:value-type="float" office:value="17203.5865537">
                <text:p>17203.5865537</text:p>
              </table:table-cell>
              <table:table-cell office:value-type="float" office:value="18453.1120203">
                <text:p>18453.1120203</text:p>
              </table:table-cell>
              <table:table-cell office:value-type="float" office:value="17974.6692989">
                <text:p>17974.6692989</text:p>
              </table:table-cell>
              <table:table-cell office:value-type="float" office:value="20003.6658953">
                <text:p>20003.6658953</text:p>
              </table:table-cell>
              <table:table-cell office:value-type="float" office:value="19550.7165575">
                <text:p>19550.7165575</text:p>
              </table:table-cell>
              <table:table-cell office:value-type="float" office:value="20273.1551419">
                <text:p>20273.1551419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.A72:spreadsheet_latencies.A72</svg:desc>
                </draw:g>
              </table:table-cell>
              <table:table-cell office:value-type="float" office:value="5.23920449108">
                <text:p>5.23920449108</text:p>
                <draw:g>
                  <svg:desc>spreadsheet_latencies.B72:spreadsheet_latencies.AM72</svg:desc>
                </draw:g>
              </table:table-cell>
              <table:table-cell office:value-type="float" office:value="5.49871952477">
                <text:p>5.49871952477</text:p>
              </table:table-cell>
              <table:table-cell office:value-type="float" office:value="5.91924756608">
                <text:p>5.91924756608</text:p>
              </table:table-cell>
              <table:table-cell office:value-type="float" office:value="6.37293501756">
                <text:p>6.37293501756</text:p>
              </table:table-cell>
              <table:table-cell office:value-type="float" office:value="6.98876312769">
                <text:p>6.98876312769</text:p>
              </table:table-cell>
              <table:table-cell office:value-type="float" office:value="7.66743530686">
                <text:p>7.66743530686</text:p>
              </table:table-cell>
              <table:table-cell office:value-type="float" office:value="8.72283969936">
                <text:p>8.72283969936</text:p>
              </table:table-cell>
              <table:table-cell office:value-type="float" office:value="9.86318528131">
                <text:p>9.86318528131</text:p>
              </table:table-cell>
              <table:table-cell office:value-type="float" office:value="11.1121972923">
                <text:p>11.1121972923</text:p>
              </table:table-cell>
              <table:table-cell office:value-type="float" office:value="12.7764231838">
                <text:p>12.7764231838</text:p>
              </table:table-cell>
              <table:table-cell office:value-type="float" office:value="14.9980951188">
                <text:p>14.9980951188</text:p>
              </table:table-cell>
              <table:table-cell office:value-type="float" office:value="16.8017018318">
                <text:p>16.8017018318</text:p>
              </table:table-cell>
              <table:table-cell office:value-type="float" office:value="19.6375358238">
                <text:p>19.6375358238</text:p>
              </table:table-cell>
              <table:table-cell office:value-type="float" office:value="22.5190466988">
                <text:p>22.5190466988</text:p>
              </table:table-cell>
              <table:table-cell office:value-type="float" office:value="26.6278556749">
                <text:p>26.6278556749</text:p>
              </table:table-cell>
              <table:table-cell office:value-type="float" office:value="30.2937432898">
                <text:p>30.2937432898</text:p>
              </table:table-cell>
              <table:table-cell office:value-type="float" office:value="37.5343949273">
                <text:p>37.5343949273</text:p>
              </table:table-cell>
              <table:table-cell office:value-type="float" office:value="43.4394311308">
                <text:p>43.4394311308</text:p>
              </table:table-cell>
              <table:table-cell office:value-type="float" office:value="49.7454354635">
                <text:p>49.7454354635</text:p>
              </table:table-cell>
              <table:table-cell office:value-type="float" office:value="57.1047877482">
                <text:p>57.1047877482</text:p>
              </table:table-cell>
              <table:table-cell office:value-type="float" office:value="67.9105113815">
                <text:p>67.9105113815</text:p>
              </table:table-cell>
              <table:table-cell office:value-type="float" office:value="77.4921749901">
                <text:p>77.4921749901</text:p>
              </table:table-cell>
              <table:table-cell office:value-type="float" office:value="88.6551476375">
                <text:p>88.6551476375</text:p>
              </table:table-cell>
              <table:table-cell office:value-type="float" office:value="99.9201383667">
                <text:p>99.9201383667</text:p>
              </table:table-cell>
              <table:table-cell office:value-type="float" office:value="108.81814795">
                <text:p>108.81814795</text:p>
              </table:table-cell>
              <table:table-cell office:value-type="float" office:value="117.863055011">
                <text:p>117.863055011</text:p>
              </table:table-cell>
              <table:table-cell office:value-type="float" office:value="131.685593732">
                <text:p>131.685593732</text:p>
              </table:table-cell>
              <table:table-cell office:value-type="float" office:value="147.919376801">
                <text:p>147.919376801</text:p>
              </table:table-cell>
              <table:table-cell office:value-type="float" office:value="158.65288192">
                <text:p>158.65288192</text:p>
              </table:table-cell>
              <table:table-cell office:value-type="float" office:value="186.30025771">
                <text:p>186.30025771</text:p>
              </table:table-cell>
              <table:table-cell office:value-type="float" office:value="207.442047987">
                <text:p>207.442047987</text:p>
              </table:table-cell>
              <table:table-cell office:value-type="float" office:value="235.357624233">
                <text:p>235.357624233</text:p>
              </table:table-cell>
              <table:table-cell office:value-type="float" office:value="291.357804432">
                <text:p>291.357804432</text:p>
              </table:table-cell>
              <table:table-cell office:value-type="float" office:value="309.878926819">
                <text:p>309.878926819</text:p>
              </table:table-cell>
              <table:table-cell office:value-type="float" office:value="398.062060318">
                <text:p>398.062060318</text:p>
              </table:table-cell>
              <table:table-cell office:value-type="float" office:value="454.846083298">
                <text:p>454.846083298</text:p>
              </table:table-cell>
              <table:table-cell office:value-type="float" office:value="703.792500343">
                <text:p>703.792500343</text:p>
              </table:table-cell>
              <table:table-cell office:value-type="float" office:value="813.99081442">
                <text:p>813.99081442</text:p>
              </table:table-cell>
            </table:table-row>
            <table:table-row>
              <table:table-cell office:value-type="string">
                <text:p>token</text:p>
                <draw:g>
                  <svg:desc>spreadsheet_latencies.A73:spreadsheet_latencies.A73</svg:desc>
                </draw:g>
              </table:table-cell>
              <table:table-cell office:value-type="float" office:value="36.3623387334">
                <text:p>36.3623387334</text:p>
                <draw:g>
                  <svg:desc>spreadsheet_latencies.B73:spreadsheet_latencies.AM73</svg:desc>
                </draw:g>
              </table:table-cell>
              <table:table-cell office:value-type="float" office:value="37.1415402682">
                <text:p>37.1415402682</text:p>
              </table:table-cell>
              <table:table-cell office:value-type="float" office:value="38.1974227923">
                <text:p>38.1974227923</text:p>
              </table:table-cell>
              <table:table-cell office:value-type="float" office:value="39.3745823115">
                <text:p>39.3745823115</text:p>
              </table:table-cell>
              <table:table-cell office:value-type="float" office:value="40.2794527018">
                <text:p>40.2794527018</text:p>
              </table:table-cell>
              <table:table-cell office:value-type="float" office:value="41.67777784">
                <text:p>41.67777784</text:p>
              </table:table-cell>
              <table:table-cell office:value-type="float" office:value="42.6197515466">
                <text:p>42.6197515466</text:p>
              </table:table-cell>
              <table:table-cell office:value-type="float" office:value="43.9590806631">
                <text:p>43.9590806631</text:p>
              </table:table-cell>
              <table:table-cell office:value-type="float" office:value="45.4142601172">
                <text:p>45.4142601172</text:p>
              </table:table-cell>
              <table:table-cell office:value-type="float" office:value="46.745841952">
                <text:p>46.745841952</text:p>
              </table:table-cell>
              <table:table-cell office:value-type="float" office:value="48.1648014123">
                <text:p>48.1648014123</text:p>
              </table:table-cell>
              <table:table-cell office:value-type="float" office:value="50.429959635">
                <text:p>50.429959635</text:p>
              </table:table-cell>
              <table:table-cell office:value-type="float" office:value="52.366422333">
                <text:p>52.366422333</text:p>
              </table:table-cell>
              <table:table-cell office:value-type="float" office:value="54.1209440653">
                <text:p>54.1209440653</text:p>
              </table:table-cell>
              <table:table-cell office:value-type="float" office:value="56.1914535986">
                <text:p>56.1914535986</text:p>
              </table:table-cell>
              <table:table-cell office:value-type="float" office:value="59.0218118369">
                <text:p>59.0218118369</text:p>
              </table:table-cell>
              <table:table-cell office:value-type="float" office:value="61.7529624537">
                <text:p>61.7529624537</text:p>
              </table:table-cell>
              <table:table-cell office:value-type="float" office:value="63.2656569875">
                <text:p>63.2656569875</text:p>
              </table:table-cell>
              <table:table-cell office:value-type="float" office:value="67.375241328">
                <text:p>67.375241328</text:p>
              </table:table-cell>
              <table:table-cell office:value-type="float" office:value="70.5501413126">
                <text:p>70.5501413126</text:p>
              </table:table-cell>
              <table:table-cell office:value-type="float" office:value="74.2353709628">
                <text:p>74.2353709628</text:p>
              </table:table-cell>
              <table:table-cell office:value-type="float" office:value="77.6889243547">
                <text:p>77.6889243547</text:p>
              </table:table-cell>
              <table:table-cell office:value-type="float" office:value="83.3667807017">
                <text:p>83.3667807017</text:p>
              </table:table-cell>
              <table:table-cell office:value-type="float" office:value="90.1770308994">
                <text:p>90.1770308994</text:p>
              </table:table-cell>
              <table:table-cell office:value-type="float" office:value="94.6978410432">
                <text:p>94.6978410432</text:p>
              </table:table-cell>
              <table:table-cell office:value-type="float" office:value="99.4932608729">
                <text:p>99.4932608729</text:p>
              </table:table-cell>
              <table:table-cell office:value-type="float" office:value="110.702806809">
                <text:p>110.702806809</text:p>
              </table:table-cell>
              <table:table-cell office:value-type="float" office:value="119.029170558">
                <text:p>119.029170558</text:p>
              </table:table-cell>
              <table:table-cell office:value-type="float" office:value="131.048863536">
                <text:p>131.048863536</text:p>
              </table:table-cell>
              <table:table-cell office:value-type="float" office:value="150.305495585">
                <text:p>150.305495585</text:p>
              </table:table-cell>
              <table:table-cell office:value-type="float" office:value="168.614113678">
                <text:p>168.614113678</text:p>
              </table:table-cell>
              <table:table-cell office:value-type="float" office:value="180.543128564">
                <text:p>180.543128564</text:p>
              </table:table-cell>
              <table:table-cell office:value-type="float" office:value="220.366777232">
                <text:p>220.366777232</text:p>
              </table:table-cell>
              <table:table-cell office:value-type="float" office:value="264.455212312">
                <text:p>264.455212312</text:p>
              </table:table-cell>
              <table:table-cell office:value-type="float" office:value="324.674707508">
                <text:p>324.674707508</text:p>
              </table:table-cell>
              <table:table-cell office:value-type="float" office:value="414.303021608">
                <text:p>414.303021608</text:p>
              </table:table-cell>
              <table:table-cell office:value-type="float" office:value="583.561460183">
                <text:p>583.561460183</text:p>
              </table:table-cell>
              <table:table-cell office:value-type="float" office:value="670.132810664">
                <text:p>670.13281066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43cm" svg:height="12.795cm" xlink:href=".." xlink:type="simple" chart:class="chart:line" chart:style-name="ch1">
        <chart:title svg:x="7.317cm" svg:y="0.399cm" chart:style-name="ch2">
          <text:p>S=1</text:p>
        </chart:title>
        <chart:legend svg:x="3.152cm" svg:y="1.608cm" style:legend-expansion="custom" chartooo:width="3.137cm" chartooo:height="2.231cm" style:legend-expansion-aspect-ratio="1.40609592111161" chart:style-name="ch3"/>
        <chart:plot-area chart:style-name="ch4" table:cell-range-address="spreadsheet_latencies.A58:spreadsheet_latencies.AM61" chart:data-source-has-labels="both" svg:x="1.429cm" svg:y="1.451cm" svg:width="14.392cm" svg:height="10.012cm">
          <chartooo:coordinate-region svg:x="2.392cm" svg:y="1.451cm" svg:width="13.429cm" svg:height="8.468cm"/>
          <chart:axis chart:dimension="x" chart:name="primary-x" chart:style-name="ch5" chartooo:axis-type="auto">
            <chartooo:date-scale/>
            <chart:title svg:x="5.768cm" svg:y="11.718cm" chart:style-name="ch6">
              <text:p>Average injection rate (per node)</text:p>
            </chart:title>
            <chart:categories table:cell-range-address="spreadsheet_latencies.B58:spreadsheet_latencies.AM58"/>
          </chart:axis>
          <chart:axis chart:dimension="y" chart:name="primary-y" chart:style-name="ch7">
            <chart:title svg:x="0.451cm" svg:y="8.538cm" chart:style-name="ch8">
              <text:p>Average packet latency</text:p>
            </chart:title>
            <chart:grid chart:style-name="ch9" chart:class="major"/>
          </chart:axis>
          <chart:series chart:style-name="ch10" chart:values-cell-range-address="spreadsheet_latencies.B59:spreadsheet_latencies.AM59" chart:label-cell-address="spreadsheet_latencies.A59:spreadsheet_latencies.A59" chart:class="chart:line">
            <chart:data-point chart:repeated="38"/>
          </chart:series>
          <chart:series chart:style-name="ch11" chart:values-cell-range-address="spreadsheet_latencies.B60:spreadsheet_latencies.AM60" chart:label-cell-address="spreadsheet_latencies.A60:spreadsheet_latencies.A60" chart:class="chart:line">
            <chart:data-point chart:repeated="38"/>
          </chart:series>
          <chart:series chart:style-name="ch12" chart:values-cell-range-address="spreadsheet_latencies.B61:spreadsheet_latencies.AM61" chart:label-cell-address="spreadsheet_latencies.A61:spreadsheet_latencies.A61" chart:class="chart:line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.B58:spreadsheet_latencies.AM58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.A59:spreadsheet_latencies.A59</svg:desc>
                </draw:g>
              </table:table-cell>
              <table:table-cell office:value-type="float" office:value="5.1417508696">
                <text:p>5.1417508696</text:p>
                <draw:g>
                  <svg:desc>spreadsheet_latencies.B59:spreadsheet_latencies.AM59</svg:desc>
                </draw:g>
              </table:table-cell>
              <table:table-cell office:value-type="float" office:value="5.26239502826">
                <text:p>5.26239502826</text:p>
              </table:table-cell>
              <table:table-cell office:value-type="float" office:value="5.45187706723">
                <text:p>5.45187706723</text:p>
              </table:table-cell>
              <table:table-cell office:value-type="float" office:value="5.63547770727">
                <text:p>5.63547770727</text:p>
              </table:table-cell>
              <table:table-cell office:value-type="float" office:value="5.88327942587">
                <text:p>5.88327942587</text:p>
              </table:table-cell>
              <table:table-cell office:value-type="float" office:value="6.24216730117">
                <text:p>6.24216730117</text:p>
              </table:table-cell>
              <table:table-cell office:value-type="float" office:value="6.48536839488">
                <text:p>6.48536839488</text:p>
              </table:table-cell>
              <table:table-cell office:value-type="float" office:value="7.08239669389">
                <text:p>7.08239669389</text:p>
              </table:table-cell>
              <table:table-cell office:value-type="float" office:value="7.44258802002">
                <text:p>7.44258802002</text:p>
              </table:table-cell>
              <table:table-cell office:value-type="float" office:value="8.28271297443">
                <text:p>8.28271297443</text:p>
              </table:table-cell>
              <table:table-cell office:value-type="float" office:value="8.78547310236">
                <text:p>8.78547310236</text:p>
              </table:table-cell>
              <table:table-cell office:value-type="float" office:value="10.3026163348">
                <text:p>10.3026163348</text:p>
              </table:table-cell>
              <table:table-cell office:value-type="float" office:value="11.4161185728">
                <text:p>11.4161185728</text:p>
              </table:table-cell>
              <table:table-cell office:value-type="float" office:value="13.5777368456">
                <text:p>13.5777368456</text:p>
              </table:table-cell>
              <table:table-cell office:value-type="float" office:value="16.6014991388">
                <text:p>16.6014991388</text:p>
              </table:table-cell>
              <table:table-cell office:value-type="float" office:value="27.8629772513">
                <text:p>27.8629772513</text:p>
              </table:table-cell>
              <table:table-cell office:value-type="float" office:value="52.0819007371">
                <text:p>52.0819007371</text:p>
              </table:table-cell>
              <table:table-cell office:value-type="float" office:value="179.718365573">
                <text:p>179.718365573</text:p>
              </table:table-cell>
              <table:table-cell office:value-type="float" office:value="977.055481451">
                <text:p>977.055481451</text:p>
              </table:table-cell>
              <table:table-cell office:value-type="float" office:value="2354.33794157">
                <text:p>2354.33794157</text:p>
              </table:table-cell>
              <table:table-cell office:value-type="float" office:value="4161.99948033">
                <text:p>4161.99948033</text:p>
              </table:table-cell>
              <table:table-cell office:value-type="float" office:value="6682.48708601">
                <text:p>6682.48708601</text:p>
              </table:table-cell>
              <table:table-cell office:value-type="float" office:value="7678.51654852">
                <text:p>7678.51654852</text:p>
              </table:table-cell>
              <table:table-cell office:value-type="float" office:value="9805.61558063">
                <text:p>9805.61558063</text:p>
              </table:table-cell>
              <table:table-cell office:value-type="float" office:value="10628.5019947">
                <text:p>10628.5019947</text:p>
              </table:table-cell>
              <table:table-cell office:value-type="float" office:value="11575.5045819">
                <text:p>11575.5045819</text:p>
              </table:table-cell>
              <table:table-cell office:value-type="float" office:value="12852.0473864">
                <text:p>12852.0473864</text:p>
              </table:table-cell>
              <table:table-cell office:value-type="float" office:value="13772.6849144">
                <text:p>13772.6849144</text:p>
              </table:table-cell>
              <table:table-cell office:value-type="float" office:value="15494.3964227">
                <text:p>15494.3964227</text:p>
              </table:table-cell>
              <table:table-cell office:value-type="float" office:value="15330.6496355">
                <text:p>15330.6496355</text:p>
              </table:table-cell>
              <table:table-cell office:value-type="float" office:value="16050.7663916">
                <text:p>16050.7663916</text:p>
              </table:table-cell>
              <table:table-cell office:value-type="float" office:value="17287.7265976">
                <text:p>17287.7265976</text:p>
              </table:table-cell>
              <table:table-cell office:value-type="float" office:value="17824.1726809">
                <text:p>17824.1726809</text:p>
              </table:table-cell>
              <table:table-cell office:value-type="float" office:value="17688.9764353">
                <text:p>17688.9764353</text:p>
              </table:table-cell>
              <table:table-cell office:value-type="float" office:value="19426.3193806">
                <text:p>19426.3193806</text:p>
              </table:table-cell>
              <table:table-cell office:value-type="float" office:value="19620.5539475">
                <text:p>19620.5539475</text:p>
              </table:table-cell>
              <table:table-cell office:value-type="float" office:value="19988.0581515">
                <text:p>19988.0581515</text:p>
              </table:table-cell>
              <table:table-cell office:value-type="float" office:value="20146.1414453">
                <text:p>20146.1414453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.A60:spreadsheet_latencies.A60</svg:desc>
                </draw:g>
              </table:table-cell>
              <table:table-cell office:value-type="float" office:value="5.21648427092">
                <text:p>5.21648427092</text:p>
                <draw:g>
                  <svg:desc>spreadsheet_latencies.B60:spreadsheet_latencies.AM60</svg:desc>
                </draw:g>
              </table:table-cell>
              <table:table-cell office:value-type="float" office:value="5.51868452128">
                <text:p>5.51868452128</text:p>
              </table:table-cell>
              <table:table-cell office:value-type="float" office:value="6.02232621472">
                <text:p>6.02232621472</text:p>
              </table:table-cell>
              <table:table-cell office:value-type="float" office:value="6.40250149626">
                <text:p>6.40250149626</text:p>
              </table:table-cell>
              <table:table-cell office:value-type="float" office:value="6.98573527613">
                <text:p>6.98573527613</text:p>
              </table:table-cell>
              <table:table-cell office:value-type="float" office:value="7.65809503271">
                <text:p>7.65809503271</text:p>
              </table:table-cell>
              <table:table-cell office:value-type="float" office:value="8.75997462129">
                <text:p>8.75997462129</text:p>
              </table:table-cell>
              <table:table-cell office:value-type="float" office:value="9.99119404853">
                <text:p>9.99119404853</text:p>
              </table:table-cell>
              <table:table-cell office:value-type="float" office:value="10.9324553965">
                <text:p>10.9324553965</text:p>
              </table:table-cell>
              <table:table-cell office:value-type="float" office:value="12.8955575844">
                <text:p>12.8955575844</text:p>
              </table:table-cell>
              <table:table-cell office:value-type="float" office:value="14.8278387935">
                <text:p>14.8278387935</text:p>
              </table:table-cell>
              <table:table-cell office:value-type="float" office:value="17.2812868224">
                <text:p>17.2812868224</text:p>
              </table:table-cell>
              <table:table-cell office:value-type="float" office:value="19.6843757044">
                <text:p>19.6843757044</text:p>
              </table:table-cell>
              <table:table-cell office:value-type="float" office:value="23.5308511761">
                <text:p>23.5308511761</text:p>
              </table:table-cell>
              <table:table-cell office:value-type="float" office:value="26.3573897863">
                <text:p>26.3573897863</text:p>
              </table:table-cell>
              <table:table-cell office:value-type="float" office:value="30.778594037">
                <text:p>30.778594037</text:p>
              </table:table-cell>
              <table:table-cell office:value-type="float" office:value="36.9598861885">
                <text:p>36.9598861885</text:p>
              </table:table-cell>
              <table:table-cell office:value-type="float" office:value="44.7786600897">
                <text:p>44.7786600897</text:p>
              </table:table-cell>
              <table:table-cell office:value-type="float" office:value="52.8345155765">
                <text:p>52.8345155765</text:p>
              </table:table-cell>
              <table:table-cell office:value-type="float" office:value="58.3581485231">
                <text:p>58.3581485231</text:p>
              </table:table-cell>
              <table:table-cell office:value-type="float" office:value="68.0489732877">
                <text:p>68.0489732877</text:p>
              </table:table-cell>
              <table:table-cell office:value-type="float" office:value="79.0789711096">
                <text:p>79.0789711096</text:p>
              </table:table-cell>
              <table:table-cell office:value-type="float" office:value="85.2765522229">
                <text:p>85.2765522229</text:p>
              </table:table-cell>
              <table:table-cell office:value-type="float" office:value="95.6691424609">
                <text:p>95.6691424609</text:p>
              </table:table-cell>
              <table:table-cell office:value-type="float" office:value="110.333281783">
                <text:p>110.333281783</text:p>
              </table:table-cell>
              <table:table-cell office:value-type="float" office:value="123.585334375">
                <text:p>123.585334375</text:p>
              </table:table-cell>
              <table:table-cell office:value-type="float" office:value="136.137877692">
                <text:p>136.137877692</text:p>
              </table:table-cell>
              <table:table-cell office:value-type="float" office:value="151.024109002">
                <text:p>151.024109002</text:p>
              </table:table-cell>
              <table:table-cell office:value-type="float" office:value="165.340276274">
                <text:p>165.340276274</text:p>
              </table:table-cell>
              <table:table-cell office:value-type="float" office:value="182.943161587">
                <text:p>182.943161587</text:p>
              </table:table-cell>
              <table:table-cell office:value-type="float" office:value="218.79983126">
                <text:p>218.79983126</text:p>
              </table:table-cell>
              <table:table-cell office:value-type="float" office:value="253.034087158">
                <text:p>253.034087158</text:p>
              </table:table-cell>
              <table:table-cell office:value-type="float" office:value="300.193452777">
                <text:p>300.193452777</text:p>
              </table:table-cell>
              <table:table-cell office:value-type="float" office:value="376.968883917">
                <text:p>376.968883917</text:p>
              </table:table-cell>
              <table:table-cell office:value-type="float" office:value="475.172135837">
                <text:p>475.172135837</text:p>
              </table:table-cell>
              <table:table-cell office:value-type="float" office:value="621.139507705">
                <text:p>621.139507705</text:p>
              </table:table-cell>
              <table:table-cell office:value-type="float" office:value="753.793703799">
                <text:p>753.793703799</text:p>
              </table:table-cell>
              <table:table-cell office:value-type="float" office:value="943.876886639">
                <text:p>943.876886639</text:p>
              </table:table-cell>
            </table:table-row>
            <table:table-row>
              <table:table-cell office:value-type="string">
                <text:p>token</text:p>
                <draw:g>
                  <svg:desc>spreadsheet_latencies.A61:spreadsheet_latencies.A61</svg:desc>
                </draw:g>
              </table:table-cell>
              <table:table-cell office:value-type="float" office:value="36.459114665">
                <text:p>36.459114665</text:p>
                <draw:g>
                  <svg:desc>spreadsheet_latencies.B61:spreadsheet_latencies.AM61</svg:desc>
                </draw:g>
              </table:table-cell>
              <table:table-cell office:value-type="float" office:value="37.5663325371">
                <text:p>37.5663325371</text:p>
              </table:table-cell>
              <table:table-cell office:value-type="float" office:value="38.1148722171">
                <text:p>38.1148722171</text:p>
              </table:table-cell>
              <table:table-cell office:value-type="float" office:value="39.5248256174">
                <text:p>39.5248256174</text:p>
              </table:table-cell>
              <table:table-cell office:value-type="float" office:value="40.5367917737">
                <text:p>40.5367917737</text:p>
              </table:table-cell>
              <table:table-cell office:value-type="float" office:value="41.5610676646">
                <text:p>41.5610676646</text:p>
              </table:table-cell>
              <table:table-cell office:value-type="float" office:value="42.8223489093">
                <text:p>42.8223489093</text:p>
              </table:table-cell>
              <table:table-cell office:value-type="float" office:value="44.1681193566">
                <text:p>44.1681193566</text:p>
              </table:table-cell>
              <table:table-cell office:value-type="float" office:value="45.5312383298">
                <text:p>45.5312383298</text:p>
              </table:table-cell>
              <table:table-cell office:value-type="float" office:value="47.0092614729">
                <text:p>47.0092614729</text:p>
              </table:table-cell>
              <table:table-cell office:value-type="float" office:value="48.7204523494">
                <text:p>48.7204523494</text:p>
              </table:table-cell>
              <table:table-cell office:value-type="float" office:value="50.2486685257">
                <text:p>50.2486685257</text:p>
              </table:table-cell>
              <table:table-cell office:value-type="float" office:value="52.5468876322">
                <text:p>52.5468876322</text:p>
              </table:table-cell>
              <table:table-cell office:value-type="float" office:value="54.7081776175">
                <text:p>54.7081776175</text:p>
              </table:table-cell>
              <table:table-cell office:value-type="float" office:value="56.4037536783">
                <text:p>56.4037536783</text:p>
              </table:table-cell>
              <table:table-cell office:value-type="float" office:value="59.5514319328">
                <text:p>59.5514319328</text:p>
              </table:table-cell>
              <table:table-cell office:value-type="float" office:value="61.8031906125">
                <text:p>61.8031906125</text:p>
              </table:table-cell>
              <table:table-cell office:value-type="float" office:value="63.711188771">
                <text:p>63.711188771</text:p>
              </table:table-cell>
              <table:table-cell office:value-type="float" office:value="67.1619893">
                <text:p>67.1619893</text:p>
              </table:table-cell>
              <table:table-cell office:value-type="float" office:value="70.4604806325">
                <text:p>70.4604806325</text:p>
              </table:table-cell>
              <table:table-cell office:value-type="float" office:value="74.9191306092">
                <text:p>74.9191306092</text:p>
              </table:table-cell>
              <table:table-cell office:value-type="float" office:value="80.2065747212">
                <text:p>80.2065747212</text:p>
              </table:table-cell>
              <table:table-cell office:value-type="float" office:value="83.7508502078">
                <text:p>83.7508502078</text:p>
              </table:table-cell>
              <table:table-cell office:value-type="float" office:value="88.3521716068">
                <text:p>88.3521716068</text:p>
              </table:table-cell>
              <table:table-cell office:value-type="float" office:value="94.3937903012">
                <text:p>94.3937903012</text:p>
              </table:table-cell>
              <table:table-cell office:value-type="float" office:value="105.154747233">
                <text:p>105.154747233</text:p>
              </table:table-cell>
              <table:table-cell office:value-type="float" office:value="110.977912261">
                <text:p>110.977912261</text:p>
              </table:table-cell>
              <table:table-cell office:value-type="float" office:value="125.841724575">
                <text:p>125.841724575</text:p>
              </table:table-cell>
              <table:table-cell office:value-type="float" office:value="140.255417549">
                <text:p>140.255417549</text:p>
              </table:table-cell>
              <table:table-cell office:value-type="float" office:value="152.280170416">
                <text:p>152.280170416</text:p>
              </table:table-cell>
              <table:table-cell office:value-type="float" office:value="173.03400283">
                <text:p>173.03400283</text:p>
              </table:table-cell>
              <table:table-cell office:value-type="float" office:value="190.987473816">
                <text:p>190.987473816</text:p>
              </table:table-cell>
              <table:table-cell office:value-type="float" office:value="221.608396445">
                <text:p>221.608396445</text:p>
              </table:table-cell>
              <table:table-cell office:value-type="float" office:value="264.823207301">
                <text:p>264.823207301</text:p>
              </table:table-cell>
              <table:table-cell office:value-type="float" office:value="359.666241818">
                <text:p>359.666241818</text:p>
              </table:table-cell>
              <table:table-cell office:value-type="float" office:value="479.321042829">
                <text:p>479.321042829</text:p>
              </table:table-cell>
              <table:table-cell office:value-type="float" office:value="559.390758042">
                <text:p>559.390758042</text:p>
              </table:table-cell>
              <table:table-cell office:value-type="float" office:value="824.451626558">
                <text:p>824.45162655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43cm" svg:height="12.795cm" xlink:href=".." xlink:type="simple" chart:class="chart:line" chart:style-name="ch1">
        <chart:title svg:x="7.441cm" svg:y="0.391cm" chart:style-name="ch2">
          <text:p>S=10</text:p>
        </chart:title>
        <chart:legend svg:x="3.152cm" svg:y="1.608cm" style:legend-expansion="custom" chartooo:width="3.137cm" chartooo:height="2.231cm" style:legend-expansion-aspect-ratio="1.40609592111161" chart:style-name="ch3"/>
        <chart:plot-area chart:style-name="ch4" table:cell-range-address="spreadsheet_latencies.A64:spreadsheet_latencies.AM67" chart:data-source-has-labels="both" svg:x="1.429cm" svg:y="1.451cm" svg:width="14.392cm" svg:height="10.012cm">
          <chartooo:coordinate-region svg:x="2.392cm" svg:y="1.451cm" svg:width="13.429cm" svg:height="8.468cm"/>
          <chart:axis chart:dimension="x" chart:name="primary-x" chart:style-name="ch5" chartooo:axis-type="auto">
            <chartooo:date-scale/>
            <chart:title svg:x="5.768cm" svg:y="11.718cm" chart:style-name="ch6">
              <text:p>Average injection rate (per node)</text:p>
            </chart:title>
            <chart:categories table:cell-range-address="spreadsheet_latencies.B64:spreadsheet_latencies.AM64"/>
          </chart:axis>
          <chart:axis chart:dimension="y" chart:name="primary-y" chart:style-name="ch7">
            <chart:title svg:x="0.451cm" svg:y="8.538cm" chart:style-name="ch8">
              <text:p>Average packet latency</text:p>
            </chart:title>
            <chart:grid chart:style-name="ch9" chart:class="major"/>
          </chart:axis>
          <chart:series chart:style-name="ch10" chart:values-cell-range-address="spreadsheet_latencies.B65:spreadsheet_latencies.AM65" chart:label-cell-address="spreadsheet_latencies.A65:spreadsheet_latencies.A65" chart:class="chart:line">
            <chart:data-point chart:repeated="38"/>
          </chart:series>
          <chart:series chart:style-name="ch11" chart:values-cell-range-address="spreadsheet_latencies.B66:spreadsheet_latencies.AM66" chart:label-cell-address="spreadsheet_latencies.A66:spreadsheet_latencies.A66" chart:class="chart:line">
            <chart:data-point chart:repeated="38"/>
          </chart:series>
          <chart:series chart:style-name="ch12" chart:values-cell-range-address="spreadsheet_latencies.B67:spreadsheet_latencies.AM67" chart:label-cell-address="spreadsheet_latencies.A67:spreadsheet_latencies.A67" chart:class="chart:line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.B64:spreadsheet_latencies.AM6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.A65:spreadsheet_latencies.A65</svg:desc>
                </draw:g>
              </table:table-cell>
              <table:table-cell office:value-type="float" office:value="5.12508486631">
                <text:p>5.12508486631</text:p>
                <draw:g>
                  <svg:desc>spreadsheet_latencies.B65:spreadsheet_latencies.AM65</svg:desc>
                </draw:g>
              </table:table-cell>
              <table:table-cell office:value-type="float" office:value="5.28248888236">
                <text:p>5.28248888236</text:p>
              </table:table-cell>
              <table:table-cell office:value-type="float" office:value="5.46052252311">
                <text:p>5.46052252311</text:p>
              </table:table-cell>
              <table:table-cell office:value-type="float" office:value="5.67592394635">
                <text:p>5.67592394635</text:p>
              </table:table-cell>
              <table:table-cell office:value-type="float" office:value="5.93185567579">
                <text:p>5.93185567579</text:p>
              </table:table-cell>
              <table:table-cell office:value-type="float" office:value="6.17319966152">
                <text:p>6.17319966152</text:p>
              </table:table-cell>
              <table:table-cell office:value-type="float" office:value="6.49619403003">
                <text:p>6.49619403003</text:p>
              </table:table-cell>
              <table:table-cell office:value-type="float" office:value="7.0044986388">
                <text:p>7.0044986388</text:p>
              </table:table-cell>
              <table:table-cell office:value-type="float" office:value="7.56407758485">
                <text:p>7.56407758485</text:p>
              </table:table-cell>
              <table:table-cell office:value-type="float" office:value="8.19356922687">
                <text:p>8.19356922687</text:p>
              </table:table-cell>
              <table:table-cell office:value-type="float" office:value="8.96802427605">
                <text:p>8.96802427605</text:p>
              </table:table-cell>
              <table:table-cell office:value-type="float" office:value="10.1124758015">
                <text:p>10.1124758015</text:p>
              </table:table-cell>
              <table:table-cell office:value-type="float" office:value="11.839200191">
                <text:p>11.839200191</text:p>
              </table:table-cell>
              <table:table-cell office:value-type="float" office:value="13.7905276029">
                <text:p>13.7905276029</text:p>
              </table:table-cell>
              <table:table-cell office:value-type="float" office:value="19.0881532522">
                <text:p>19.0881532522</text:p>
              </table:table-cell>
              <table:table-cell office:value-type="float" office:value="45.3011115737">
                <text:p>45.3011115737</text:p>
              </table:table-cell>
              <table:table-cell office:value-type="float" office:value="60.3448787325">
                <text:p>60.3448787325</text:p>
              </table:table-cell>
              <table:table-cell office:value-type="float" office:value="94.7146820496">
                <text:p>94.7146820496</text:p>
              </table:table-cell>
              <table:table-cell office:value-type="float" office:value="873.177409146">
                <text:p>873.177409146</text:p>
              </table:table-cell>
              <table:table-cell office:value-type="float" office:value="2574.3291728">
                <text:p>2574.3291728</text:p>
              </table:table-cell>
              <table:table-cell office:value-type="float" office:value="4261.28257514">
                <text:p>4261.28257514</text:p>
              </table:table-cell>
              <table:table-cell office:value-type="float" office:value="6011.31709835">
                <text:p>6011.31709835</text:p>
              </table:table-cell>
              <table:table-cell office:value-type="float" office:value="7173.30137567">
                <text:p>7173.30137567</text:p>
              </table:table-cell>
              <table:table-cell office:value-type="float" office:value="8852.60927294">
                <text:p>8852.60927294</text:p>
              </table:table-cell>
              <table:table-cell office:value-type="float" office:value="10846.5942676">
                <text:p>10846.5942676</text:p>
              </table:table-cell>
              <table:table-cell office:value-type="float" office:value="11644.4518851">
                <text:p>11644.4518851</text:p>
              </table:table-cell>
              <table:table-cell office:value-type="float" office:value="13035.2728335">
                <text:p>13035.2728335</text:p>
              </table:table-cell>
              <table:table-cell office:value-type="float" office:value="13641.391295">
                <text:p>13641.391295</text:p>
              </table:table-cell>
              <table:table-cell office:value-type="float" office:value="15183.1121602">
                <text:p>15183.1121602</text:p>
              </table:table-cell>
              <table:table-cell office:value-type="float" office:value="15066.8450454">
                <text:p>15066.8450454</text:p>
              </table:table-cell>
              <table:table-cell office:value-type="float" office:value="16586.8367113">
                <text:p>16586.8367113</text:p>
              </table:table-cell>
              <table:table-cell office:value-type="float" office:value="16611.2277675">
                <text:p>16611.2277675</text:p>
              </table:table-cell>
              <table:table-cell office:value-type="float" office:value="16982.5793002">
                <text:p>16982.5793002</text:p>
              </table:table-cell>
              <table:table-cell office:value-type="float" office:value="18128.2169308">
                <text:p>18128.2169308</text:p>
              </table:table-cell>
              <table:table-cell office:value-type="float" office:value="17976.0489913">
                <text:p>17976.0489913</text:p>
              </table:table-cell>
              <table:table-cell office:value-type="float" office:value="19808.5844285">
                <text:p>19808.5844285</text:p>
              </table:table-cell>
              <table:table-cell office:value-type="float" office:value="19005.5477538">
                <text:p>19005.5477538</text:p>
              </table:table-cell>
              <table:table-cell office:value-type="float" office:value="20446.213994">
                <text:p>20446.213994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.A66:spreadsheet_latencies.A66</svg:desc>
                </draw:g>
              </table:table-cell>
              <table:table-cell office:value-type="float" office:value="5.24184135858">
                <text:p>5.24184135858</text:p>
                <draw:g>
                  <svg:desc>spreadsheet_latencies.B66:spreadsheet_latencies.AM66</svg:desc>
                </draw:g>
              </table:table-cell>
              <table:table-cell office:value-type="float" office:value="5.48397248699">
                <text:p>5.48397248699</text:p>
              </table:table-cell>
              <table:table-cell office:value-type="float" office:value="5.87100573282">
                <text:p>5.87100573282</text:p>
              </table:table-cell>
              <table:table-cell office:value-type="float" office:value="6.37513442165">
                <text:p>6.37513442165</text:p>
              </table:table-cell>
              <table:table-cell office:value-type="float" office:value="7.03930191986">
                <text:p>7.03930191986</text:p>
              </table:table-cell>
              <table:table-cell office:value-type="float" office:value="7.74452156428">
                <text:p>7.74452156428</text:p>
              </table:table-cell>
              <table:table-cell office:value-type="float" office:value="8.66843770596">
                <text:p>8.66843770596</text:p>
              </table:table-cell>
              <table:table-cell office:value-type="float" office:value="9.81031079222">
                <text:p>9.81031079222</text:p>
              </table:table-cell>
              <table:table-cell office:value-type="float" office:value="10.7528038257">
                <text:p>10.7528038257</text:p>
              </table:table-cell>
              <table:table-cell office:value-type="float" office:value="12.53313188">
                <text:p>12.53313188</text:p>
              </table:table-cell>
              <table:table-cell office:value-type="float" office:value="15.0307711212">
                <text:p>15.0307711212</text:p>
              </table:table-cell>
              <table:table-cell office:value-type="float" office:value="16.7109187818">
                <text:p>16.7109187818</text:p>
              </table:table-cell>
              <table:table-cell office:value-type="float" office:value="19.2898880118">
                <text:p>19.2898880118</text:p>
              </table:table-cell>
              <table:table-cell office:value-type="float" office:value="22.889588422">
                <text:p>22.889588422</text:p>
              </table:table-cell>
              <table:table-cell office:value-type="float" office:value="26.9885254903">
                <text:p>26.9885254903</text:p>
              </table:table-cell>
              <table:table-cell office:value-type="float" office:value="32.2093490224">
                <text:p>32.2093490224</text:p>
              </table:table-cell>
              <table:table-cell office:value-type="float" office:value="36.2457532047">
                <text:p>36.2457532047</text:p>
              </table:table-cell>
              <table:table-cell office:value-type="float" office:value="43.0849441349">
                <text:p>43.0849441349</text:p>
              </table:table-cell>
              <table:table-cell office:value-type="float" office:value="50.3595448753">
                <text:p>50.3595448753</text:p>
              </table:table-cell>
              <table:table-cell office:value-type="float" office:value="57.4336023668">
                <text:p>57.4336023668</text:p>
              </table:table-cell>
              <table:table-cell office:value-type="float" office:value="67.404851651">
                <text:p>67.404851651</text:p>
              </table:table-cell>
              <table:table-cell office:value-type="float" office:value="77.6661105379">
                <text:p>77.6661105379</text:p>
              </table:table-cell>
              <table:table-cell office:value-type="float" office:value="86.7017708234">
                <text:p>86.7017708234</text:p>
              </table:table-cell>
              <table:table-cell office:value-type="float" office:value="96.9126832742">
                <text:p>96.9126832742</text:p>
              </table:table-cell>
              <table:table-cell office:value-type="float" office:value="107.113208692">
                <text:p>107.113208692</text:p>
              </table:table-cell>
              <table:table-cell office:value-type="float" office:value="119.596329666">
                <text:p>119.596329666</text:p>
              </table:table-cell>
              <table:table-cell office:value-type="float" office:value="132.704943656">
                <text:p>132.704943656</text:p>
              </table:table-cell>
              <table:table-cell office:value-type="float" office:value="147.802629046">
                <text:p>147.802629046</text:p>
              </table:table-cell>
              <table:table-cell office:value-type="float" office:value="163.822585587">
                <text:p>163.822585587</text:p>
              </table:table-cell>
              <table:table-cell office:value-type="float" office:value="179.842946993">
                <text:p>179.842946993</text:p>
              </table:table-cell>
              <table:table-cell office:value-type="float" office:value="195.802406819">
                <text:p>195.802406819</text:p>
              </table:table-cell>
              <table:table-cell office:value-type="float" office:value="237.505604372">
                <text:p>237.505604372</text:p>
              </table:table-cell>
              <table:table-cell office:value-type="float" office:value="280.559736961">
                <text:p>280.559736961</text:p>
              </table:table-cell>
              <table:table-cell office:value-type="float" office:value="331.248460341">
                <text:p>331.248460341</text:p>
              </table:table-cell>
              <table:table-cell office:value-type="float" office:value="390.432439907">
                <text:p>390.432439907</text:p>
              </table:table-cell>
              <table:table-cell office:value-type="float" office:value="545.496654258">
                <text:p>545.496654258</text:p>
              </table:table-cell>
              <table:table-cell office:value-type="float" office:value="582.204446864">
                <text:p>582.204446864</text:p>
              </table:table-cell>
              <table:table-cell office:value-type="float" office:value="804.000608909">
                <text:p>804.000608909</text:p>
              </table:table-cell>
            </table:table-row>
            <table:table-row>
              <table:table-cell office:value-type="string">
                <text:p>token</text:p>
                <draw:g>
                  <svg:desc>spreadsheet_latencies.A67:spreadsheet_latencies.A67</svg:desc>
                </draw:g>
              </table:table-cell>
              <table:table-cell office:value-type="float" office:value="36.5607744488">
                <text:p>36.5607744488</text:p>
                <draw:g>
                  <svg:desc>spreadsheet_latencies.B67:spreadsheet_latencies.AM67</svg:desc>
                </draw:g>
              </table:table-cell>
              <table:table-cell office:value-type="float" office:value="37.4151044961">
                <text:p>37.4151044961</text:p>
              </table:table-cell>
              <table:table-cell office:value-type="float" office:value="38.2295488374">
                <text:p>38.2295488374</text:p>
              </table:table-cell>
              <table:table-cell office:value-type="float" office:value="39.2920950346">
                <text:p>39.2920950346</text:p>
              </table:table-cell>
              <table:table-cell office:value-type="float" office:value="40.183561077">
                <text:p>40.183561077</text:p>
              </table:table-cell>
              <table:table-cell office:value-type="float" office:value="41.405546545">
                <text:p>41.405546545</text:p>
              </table:table-cell>
              <table:table-cell office:value-type="float" office:value="42.6626861233">
                <text:p>42.6626861233</text:p>
              </table:table-cell>
              <table:table-cell office:value-type="float" office:value="43.7758450077">
                <text:p>43.7758450077</text:p>
              </table:table-cell>
              <table:table-cell office:value-type="float" office:value="45.7250562761">
                <text:p>45.7250562761</text:p>
              </table:table-cell>
              <table:table-cell office:value-type="float" office:value="46.7595935812">
                <text:p>46.7595935812</text:p>
              </table:table-cell>
              <table:table-cell office:value-type="float" office:value="48.6378606805">
                <text:p>48.6378606805</text:p>
              </table:table-cell>
              <table:table-cell office:value-type="float" office:value="50.1264983196">
                <text:p>50.1264983196</text:p>
              </table:table-cell>
              <table:table-cell office:value-type="float" office:value="51.7779636276">
                <text:p>51.7779636276</text:p>
              </table:table-cell>
              <table:table-cell office:value-type="float" office:value="54.1075912753">
                <text:p>54.1075912753</text:p>
              </table:table-cell>
              <table:table-cell office:value-type="float" office:value="56.8612572633">
                <text:p>56.8612572633</text:p>
              </table:table-cell>
              <table:table-cell office:value-type="float" office:value="58.683465713">
                <text:p>58.683465713</text:p>
              </table:table-cell>
              <table:table-cell office:value-type="float" office:value="60.6200730946">
                <text:p>60.6200730946</text:p>
              </table:table-cell>
              <table:table-cell office:value-type="float" office:value="63.8327462708">
                <text:p>63.8327462708</text:p>
              </table:table-cell>
              <table:table-cell office:value-type="float" office:value="67.7500594863">
                <text:p>67.7500594863</text:p>
              </table:table-cell>
              <table:table-cell office:value-type="float" office:value="69.980857087">
                <text:p>69.980857087</text:p>
              </table:table-cell>
              <table:table-cell office:value-type="float" office:value="75.0728229891">
                <text:p>75.0728229891</text:p>
              </table:table-cell>
              <table:table-cell office:value-type="float" office:value="78.6351161505">
                <text:p>78.6351161505</text:p>
              </table:table-cell>
              <table:table-cell office:value-type="float" office:value="84.1788296737">
                <text:p>84.1788296737</text:p>
              </table:table-cell>
              <table:table-cell office:value-type="float" office:value="88.2950603394">
                <text:p>88.2950603394</text:p>
              </table:table-cell>
              <table:table-cell office:value-type="float" office:value="94.4679626206">
                <text:p>94.4679626206</text:p>
              </table:table-cell>
              <table:table-cell office:value-type="float" office:value="102.407205157">
                <text:p>102.407205157</text:p>
              </table:table-cell>
              <table:table-cell office:value-type="float" office:value="109.576907886">
                <text:p>109.576907886</text:p>
              </table:table-cell>
              <table:table-cell office:value-type="float" office:value="119.551043978">
                <text:p>119.551043978</text:p>
              </table:table-cell>
              <table:table-cell office:value-type="float" office:value="135.880597385">
                <text:p>135.880597385</text:p>
              </table:table-cell>
              <table:table-cell office:value-type="float" office:value="149.465840987">
                <text:p>149.465840987</text:p>
              </table:table-cell>
              <table:table-cell office:value-type="float" office:value="165.530146449">
                <text:p>165.530146449</text:p>
              </table:table-cell>
              <table:table-cell office:value-type="float" office:value="182.942249558">
                <text:p>182.942249558</text:p>
              </table:table-cell>
              <table:table-cell office:value-type="float" office:value="220.087751654">
                <text:p>220.087751654</text:p>
              </table:table-cell>
              <table:table-cell office:value-type="float" office:value="265.314213446">
                <text:p>265.314213446</text:p>
              </table:table-cell>
              <table:table-cell office:value-type="float" office:value="323.289410809">
                <text:p>323.289410809</text:p>
              </table:table-cell>
              <table:table-cell office:value-type="float" office:value="400.751804372">
                <text:p>400.751804372</text:p>
              </table:table-cell>
              <table:table-cell office:value-type="float" office:value="593.066740737">
                <text:p>593.066740737</text:p>
              </table:table-cell>
              <table:table-cell office:value-type="float" office:value="711.142405649">
                <text:p>711.14240564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2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51cm" svg:height="12.306cm" xlink:href=".." xlink:type="simple" chart:class="chart:bar" chart:style-name="ch1">
        <chart:title svg:x="5.475cm" svg:y="0.21cm" chart:style-name="ch2">
          <text:p>Lambda1=0.0007 (per node)</text:p>
        </chart:title>
        <chart:subtitle svg:x="6.271cm" svg:y="0.926cm" chart:style-name="ch3">
          <text:p>Lambda1=0.045 (per chip)</text:p>
        </chart:subtitle>
        <chart:legend svg:x="5.163cm" svg:y="1.803cm" style:legend-expansion="custom" chartooo:width="7.004cm" chartooo:height="1.64cm" style:legend-expansion-aspect-ratio="4.27073170731707" chart:style-name="ch4"/>
        <chart:plot-area chart:style-name="ch5" table:cell-range-address="spreadsheet_latencies.A76:spreadsheet_latencies.M79" chart:data-source-has-labels="both" svg:x="1.292cm" svg:y="1.607cm" svg:width="13.623cm" svg:height="10.506cm">
          <chartooo:coordinate-region svg:x="2.496cm" svg:y="1.802cm" svg:width="12.419cm" svg:height="9.151cm"/>
          <chart:axis chart:dimension="x" chart:name="primary-x" chart:style-name="ch6" chartooo:axis-type="auto">
            <chartooo:date-scale/>
            <chart:categories table:cell-range-address="spreadsheet_latencies.B76:spreadsheet_latencies.M76"/>
          </chart:axis>
          <chart:axis chart:dimension="y" chart:name="primary-y" chart:style-name="ch7">
            <chart:title svg:x="0.444cm" svg:y="8.628cm" chart:style-name="ch8">
              <text:p>Average packet latency</text:p>
            </chart:title>
            <chart:grid chart:style-name="ch9" chart:class="major"/>
          </chart:axis>
          <chart:series chart:style-name="ch10" chart:values-cell-range-address="spreadsheet_latencies.B77:spreadsheet_latencies.M77" chart:label-cell-address="spreadsheet_latencies.A77:spreadsheet_latencies.A77" chart:class="chart:bar">
            <chart:data-point chart:repeated="12"/>
          </chart:series>
          <chart:series chart:style-name="ch11" chart:values-cell-range-address="spreadsheet_latencies.B78:spreadsheet_latencies.M78" chart:label-cell-address="spreadsheet_latencies.A78:spreadsheet_latencies.A78" chart:class="chart:bar">
            <chart:data-point chart:repeated="12"/>
          </chart:series>
          <chart:series chart:style-name="ch12" chart:values-cell-range-address="spreadsheet_latencies.B79:spreadsheet_latencies.M79" chart:label-cell-address="spreadsheet_latencies.A79:spreadsheet_latencies.A79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=0.1</text:p>
                <draw:g>
                  <svg:desc>spreadsheet_latencies.B76:spreadsheet_latencies.M76</svg:desc>
                </draw:g>
              </table:table-cell>
              <table:table-cell office:value-type="string">
                <text:p>S=0.2</text:p>
              </table:table-cell>
              <table:table-cell office:value-type="string">
                <text:p>S=0.3</text:p>
              </table:table-cell>
              <table:table-cell office:value-type="string">
                <text:p>S=0.4</text:p>
              </table:table-cell>
              <table:table-cell office:value-type="string">
                <text:p>S=0.5</text:p>
              </table:table-cell>
              <table:table-cell office:value-type="string">
                <text:p>S=0.6</text:p>
              </table:table-cell>
              <table:table-cell office:value-type="string">
                <text:p>S=0.7</text:p>
              </table:table-cell>
              <table:table-cell office:value-type="string">
                <text:p>S=0.8</text:p>
              </table:table-cell>
              <table:table-cell office:value-type="string">
                <text:p>S=0.9</text:p>
              </table:table-cell>
              <table:table-cell office:value-type="string">
                <text:p>S=1</text:p>
              </table:table-cell>
              <table:table-cell office:value-type="string">
                <text:p>S=10</text:p>
              </table:table-cell>
              <table:table-cell office:value-type="string">
                <text:p>S=100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.A77:spreadsheet_latencies.A77</svg:desc>
                </draw:g>
              </table:table-cell>
              <table:table-cell office:value-type="float" office:value="6.5629714339">
                <text:p>6.5629714339</text:p>
                <draw:g>
                  <svg:desc>spreadsheet_latencies.B77:spreadsheet_latencies.M77</svg:desc>
                </draw:g>
              </table:table-cell>
              <table:table-cell office:value-type="float" office:value="6.49982653891">
                <text:p>6.49982653891</text:p>
              </table:table-cell>
              <table:table-cell office:value-type="float" office:value="6.58095058432">
                <text:p>6.58095058432</text:p>
              </table:table-cell>
              <table:table-cell office:value-type="float" office:value="6.47821565445">
                <text:p>6.47821565445</text:p>
              </table:table-cell>
              <table:table-cell office:value-type="float" office:value="6.58402486573">
                <text:p>6.58402486573</text:p>
              </table:table-cell>
              <table:table-cell office:value-type="float" office:value="6.52183177106">
                <text:p>6.52183177106</text:p>
              </table:table-cell>
              <table:table-cell office:value-type="float" office:value="6.57694117236">
                <text:p>6.57694117236</text:p>
              </table:table-cell>
              <table:table-cell office:value-type="float" office:value="6.49448854586">
                <text:p>6.49448854586</text:p>
              </table:table-cell>
              <table:table-cell office:value-type="float" office:value="6.57191054938">
                <text:p>6.57191054938</text:p>
              </table:table-cell>
              <table:table-cell office:value-type="float" office:value="6.48536839488">
                <text:p>6.48536839488</text:p>
              </table:table-cell>
              <table:table-cell office:value-type="float" office:value="6.49619403003">
                <text:p>6.49619403003</text:p>
              </table:table-cell>
              <table:table-cell office:value-type="float" office:value="6.53493511087">
                <text:p>6.53493511087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.A78:spreadsheet_latencies.A78</svg:desc>
                </draw:g>
              </table:table-cell>
              <table:table-cell office:value-type="float" office:value="8.60261375468">
                <text:p>8.60261375468</text:p>
                <draw:g>
                  <svg:desc>spreadsheet_latencies.B78:spreadsheet_latencies.M78</svg:desc>
                </draw:g>
              </table:table-cell>
              <table:table-cell office:value-type="float" office:value="8.64820478904">
                <text:p>8.64820478904</text:p>
              </table:table-cell>
              <table:table-cell office:value-type="float" office:value="8.67163237973">
                <text:p>8.67163237973</text:p>
              </table:table-cell>
              <table:table-cell office:value-type="float" office:value="8.7863235646">
                <text:p>8.7863235646</text:p>
              </table:table-cell>
              <table:table-cell office:value-type="float" office:value="8.71334130293">
                <text:p>8.71334130293</text:p>
              </table:table-cell>
              <table:table-cell office:value-type="float" office:value="8.59049950097">
                <text:p>8.59049950097</text:p>
              </table:table-cell>
              <table:table-cell office:value-type="float" office:value="8.67806084848">
                <text:p>8.67806084848</text:p>
              </table:table-cell>
              <table:table-cell office:value-type="float" office:value="8.7479611078">
                <text:p>8.7479611078</text:p>
              </table:table-cell>
              <table:table-cell office:value-type="float" office:value="8.61823066574">
                <text:p>8.61823066574</text:p>
              </table:table-cell>
              <table:table-cell office:value-type="float" office:value="8.75997462129">
                <text:p>8.75997462129</text:p>
              </table:table-cell>
              <table:table-cell office:value-type="float" office:value="8.66843770596">
                <text:p>8.66843770596</text:p>
              </table:table-cell>
              <table:table-cell office:value-type="float" office:value="8.72283969936">
                <text:p>8.72283969936</text:p>
              </table:table-cell>
            </table:table-row>
            <table:table-row>
              <table:table-cell office:value-type="string">
                <text:p>token</text:p>
                <draw:g>
                  <svg:desc>spreadsheet_latencies.A79:spreadsheet_latencies.A79</svg:desc>
                </draw:g>
              </table:table-cell>
              <table:table-cell office:value-type="float" office:value="58.8780721889">
                <text:p>58.8780721889</text:p>
                <draw:g>
                  <svg:desc>spreadsheet_latencies.B79:spreadsheet_latencies.M79</svg:desc>
                </draw:g>
              </table:table-cell>
              <table:table-cell office:value-type="float" office:value="47.5766051875">
                <text:p>47.5766051875</text:p>
              </table:table-cell>
              <table:table-cell office:value-type="float" office:value="45.078117282">
                <text:p>45.078117282</text:p>
              </table:table-cell>
              <table:table-cell office:value-type="float" office:value="43.7430125658">
                <text:p>43.7430125658</text:p>
              </table:table-cell>
              <table:table-cell office:value-type="float" office:value="43.3310068106">
                <text:p>43.3310068106</text:p>
              </table:table-cell>
              <table:table-cell office:value-type="float" office:value="43.1935060878">
                <text:p>43.1935060878</text:p>
              </table:table-cell>
              <table:table-cell office:value-type="float" office:value="43.0838907577">
                <text:p>43.0838907577</text:p>
              </table:table-cell>
              <table:table-cell office:value-type="float" office:value="43.1427809137">
                <text:p>43.1427809137</text:p>
              </table:table-cell>
              <table:table-cell office:value-type="float" office:value="42.8210740339">
                <text:p>42.8210740339</text:p>
              </table:table-cell>
              <table:table-cell office:value-type="float" office:value="42.8223489093">
                <text:p>42.8223489093</text:p>
              </table:table-cell>
              <table:table-cell office:value-type="float" office:value="42.6626861233">
                <text:p>42.6626861233</text:p>
              </table:table-cell>
              <table:table-cell office:value-type="float" office:value="42.6197515466">
                <text:p>42.619751546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5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29">
      <style:chart-properties chart:link-data-style-to-source="true" chart:data-label-number="value" chart:data-label-text="false" chart:data-label-symbol="false" chart:label-position="top" style:rotation-angle="31"/>
      <style:graphic-properties draw:stroke="none" draw:fill-color="#ffd320" dr3d:edge-rounding="5%"/>
      <style:text-properties fo:font-size="10.5pt" style:font-size-asian="10pt" style:font-size-complex="10pt"/>
    </style:style>
    <style:style style:name="ch13" style:family="chart">
      <style:chart-properties chart:solid-type="cuboid" chart:data-label-number="none" chart:data-label-text="false" chart:data-label-symbol="fals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51cm" svg:height="12.193cm" xlink:href=".." xlink:type="simple" chart:class="chart:bar" chart:style-name="ch1">
        <chart:title svg:x="5.475cm" svg:y="0.192cm" chart:style-name="ch2">
          <text:p>Lambda2=0.0017 (per node)</text:p>
        </chart:title>
        <chart:subtitle svg:x="6.273cm" svg:y="0.904cm" chart:style-name="ch3">
          <text:p>Lambda2=0.1 (per chip)</text:p>
        </chart:subtitle>
        <chart:legend svg:x="5.163cm" svg:y="1.584cm" style:legend-expansion="custom" chartooo:width="7.004cm" chartooo:height="1.625cm" style:legend-expansion-aspect-ratio="4.31015384615385" chart:style-name="ch4"/>
        <chart:plot-area chart:style-name="ch5" table:cell-range-address="spreadsheet_latencies.A81:spreadsheet_latencies.M84" chart:data-source-has-labels="both" svg:x="1.081cm" svg:y="1.591cm" svg:width="13.834cm" svg:height="10.345cm">
          <chartooo:coordinate-region svg:x="2.496cm" svg:y="1.786cm" svg:width="12.419cm" svg:height="9.086cm"/>
          <chart:axis chart:dimension="x" chart:name="primary-x" chart:style-name="ch6" chartooo:axis-type="auto">
            <chartooo:date-scale/>
            <chart:categories table:cell-range-address="spreadsheet_latencies.B81:spreadsheet_latencies.M81"/>
          </chart:axis>
          <chart:axis chart:dimension="y" chart:name="primary-y" chart:style-name="ch7">
            <chart:title svg:x="0.233cm" svg:y="8.531cm" chart:style-name="ch8">
              <text:p>Average packet latency</text:p>
            </chart:title>
            <chart:grid chart:style-name="ch9" chart:class="major"/>
          </chart:axis>
          <chart:series chart:style-name="ch10" chart:values-cell-range-address="spreadsheet_latencies.B82:spreadsheet_latencies.M82" chart:label-cell-address="spreadsheet_latencies.A82:spreadsheet_latencies.A82" chart:class="chart:bar">
            <chart:data-point chart:repeated="12"/>
          </chart:series>
          <chart:series chart:style-name="ch11" chart:values-cell-range-address="spreadsheet_latencies.B83:spreadsheet_latencies.M83" chart:label-cell-address="spreadsheet_latencies.A83:spreadsheet_latencies.A83" chart:class="chart:bar">
            <chart:data-point chart:repeated="12"/>
          </chart:series>
          <chart:series chart:style-name="ch12" chart:values-cell-range-address="spreadsheet_latencies.B84:spreadsheet_latencies.M84" chart:label-cell-address="spreadsheet_latencies.A84:spreadsheet_latencies.A84" chart:class="chart:bar">
            <chart:data-point chart:repeated="2"/>
            <chart:data-point chart:style-name="ch13"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=0.1</text:p>
                <draw:g>
                  <svg:desc>spreadsheet_latencies.B81:spreadsheet_latencies.M81</svg:desc>
                </draw:g>
              </table:table-cell>
              <table:table-cell office:value-type="string">
                <text:p>S=0.2</text:p>
              </table:table-cell>
              <table:table-cell office:value-type="string">
                <text:p>S=0.3</text:p>
              </table:table-cell>
              <table:table-cell office:value-type="string">
                <text:p>S=0.4</text:p>
              </table:table-cell>
              <table:table-cell office:value-type="string">
                <text:p>S=0.5</text:p>
              </table:table-cell>
              <table:table-cell office:value-type="string">
                <text:p>S=0.6</text:p>
              </table:table-cell>
              <table:table-cell office:value-type="string">
                <text:p>S=0.7</text:p>
              </table:table-cell>
              <table:table-cell office:value-type="string">
                <text:p>S=0.8</text:p>
              </table:table-cell>
              <table:table-cell office:value-type="string">
                <text:p>S=0.9</text:p>
              </table:table-cell>
              <table:table-cell office:value-type="string">
                <text:p>S=1</text:p>
              </table:table-cell>
              <table:table-cell office:value-type="string">
                <text:p>S=10</text:p>
              </table:table-cell>
              <table:table-cell office:value-type="string">
                <text:p>S=100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.A82:spreadsheet_latencies.A82</svg:desc>
                </draw:g>
              </table:table-cell>
              <table:table-cell office:value-type="float" office:value="41.7941769712">
                <text:p>41.7941769712</text:p>
                <draw:g>
                  <svg:desc>spreadsheet_latencies.B82:spreadsheet_latencies.M82</svg:desc>
                </draw:g>
              </table:table-cell>
              <table:table-cell office:value-type="float" office:value="34.5428388641">
                <text:p>34.5428388641</text:p>
              </table:table-cell>
              <table:table-cell office:value-type="float" office:value="57.0362167749">
                <text:p>57.0362167749</text:p>
              </table:table-cell>
              <table:table-cell office:value-type="float" office:value="39.0249158727">
                <text:p>39.0249158727</text:p>
              </table:table-cell>
              <table:table-cell office:value-type="float" office:value="57.6152919936">
                <text:p>57.6152919936</text:p>
              </table:table-cell>
              <table:table-cell office:value-type="float" office:value="46.5061447778">
                <text:p>46.5061447778</text:p>
              </table:table-cell>
              <table:table-cell office:value-type="float" office:value="71.5003964752">
                <text:p>71.5003964752</text:p>
              </table:table-cell>
              <table:table-cell office:value-type="float" office:value="54.1870459257">
                <text:p>54.1870459257</text:p>
              </table:table-cell>
              <table:table-cell office:value-type="float" office:value="53.4853956009">
                <text:p>53.4853956009</text:p>
              </table:table-cell>
              <table:table-cell office:value-type="float" office:value="52.0819007371">
                <text:p>52.0819007371</text:p>
              </table:table-cell>
              <table:table-cell office:value-type="float" office:value="60.3448787325">
                <text:p>60.3448787325</text:p>
              </table:table-cell>
              <table:table-cell office:value-type="float" office:value="75.7065446121">
                <text:p>75.7065446121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.A83:spreadsheet_latencies.A83</svg:desc>
                </draw:g>
              </table:table-cell>
              <table:table-cell office:value-type="float" office:value="44.7850959195">
                <text:p>44.7850959195</text:p>
                <draw:g>
                  <svg:desc>spreadsheet_latencies.B83:spreadsheet_latencies.M83</svg:desc>
                </draw:g>
              </table:table-cell>
              <table:table-cell office:value-type="float" office:value="39.8149935182">
                <text:p>39.8149935182</text:p>
              </table:table-cell>
              <table:table-cell office:value-type="float" office:value="37.3548924539">
                <text:p>37.3548924539</text:p>
              </table:table-cell>
              <table:table-cell office:value-type="float" office:value="37.461282821">
                <text:p>37.461282821</text:p>
              </table:table-cell>
              <table:table-cell office:value-type="float" office:value="40.638461362">
                <text:p>40.638461362</text:p>
              </table:table-cell>
              <table:table-cell office:value-type="float" office:value="36.4760220904">
                <text:p>36.4760220904</text:p>
              </table:table-cell>
              <table:table-cell office:value-type="float" office:value="35.9744483601">
                <text:p>35.9744483601</text:p>
              </table:table-cell>
              <table:table-cell office:value-type="float" office:value="37.0348033319">
                <text:p>37.0348033319</text:p>
              </table:table-cell>
              <table:table-cell office:value-type="float" office:value="36.7017179151">
                <text:p>36.7017179151</text:p>
              </table:table-cell>
              <table:table-cell office:value-type="float" office:value="36.9598861885">
                <text:p>36.9598861885</text:p>
              </table:table-cell>
              <table:table-cell office:value-type="float" office:value="36.2457532047">
                <text:p>36.2457532047</text:p>
              </table:table-cell>
              <table:table-cell office:value-type="float" office:value="37.5343949273">
                <text:p>37.5343949273</text:p>
              </table:table-cell>
            </table:table-row>
            <table:table-row>
              <table:table-cell office:value-type="string">
                <text:p>token</text:p>
                <draw:g>
                  <svg:desc>spreadsheet_latencies.A84:spreadsheet_latencies.A84</svg:desc>
                </draw:g>
              </table:table-cell>
              <table:table-cell office:value-type="float" office:value="3789.88826621">
                <text:p>3789.88826621</text:p>
                <draw:g>
                  <svg:desc>spreadsheet_latencies.B84:spreadsheet_latencies.M84</svg:desc>
                </draw:g>
              </table:table-cell>
              <table:table-cell office:value-type="float" office:value="101.946312268">
                <text:p>101.946312268</text:p>
              </table:table-cell>
              <table:table-cell office:value-type="float" office:value="76.3218404368">
                <text:p>76.3218404368</text:p>
              </table:table-cell>
              <table:table-cell office:value-type="float" office:value="68.1758055234">
                <text:p>68.1758055234</text:p>
              </table:table-cell>
              <table:table-cell office:value-type="float" office:value="64.3345788354">
                <text:p>64.3345788354</text:p>
              </table:table-cell>
              <table:table-cell office:value-type="float" office:value="62.4298970744">
                <text:p>62.4298970744</text:p>
              </table:table-cell>
              <table:table-cell office:value-type="float" office:value="62.1006611658">
                <text:p>62.1006611658</text:p>
              </table:table-cell>
              <table:table-cell office:value-type="float" office:value="61.874801553">
                <text:p>61.874801553</text:p>
              </table:table-cell>
              <table:table-cell office:value-type="float" office:value="61.7911577752">
                <text:p>61.7911577752</text:p>
              </table:table-cell>
              <table:table-cell office:value-type="float" office:value="61.8031906125">
                <text:p>61.8031906125</text:p>
              </table:table-cell>
              <table:table-cell office:value-type="float" office:value="60.6200730946">
                <text:p>60.6200730946</text:p>
              </table:table-cell>
              <table:table-cell office:value-type="float" office:value="61.7529624537">
                <text:p>61.752962453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43cm" svg:height="12.795cm" xlink:href=".." xlink:type="simple" chart:class="chart:line" chart:style-name="ch1">
        <chart:title svg:x="7.317cm" svg:y="0.394cm" chart:style-name="ch2">
          <text:p>S=0.1</text:p>
        </chart:title>
        <chart:legend svg:x="3.152cm" svg:y="1.608cm" style:legend-expansion="custom" chartooo:width="3.137cm" chartooo:height="2.231cm" style:legend-expansion-aspect-ratio="1.40609592111161" chart:style-name="ch3"/>
        <chart:plot-area chart:style-name="ch4" table:cell-range-address="spreadsheet_latencies.A4:spreadsheet_latencies.AM7" chart:data-source-has-labels="both" svg:x="1.429cm" svg:y="1.451cm" svg:width="14.392cm" svg:height="10.012cm">
          <chartooo:coordinate-region svg:x="2.392cm" svg:y="1.451cm" svg:width="13.429cm" svg:height="8.468cm"/>
          <chart:axis chart:dimension="x" chart:name="primary-x" chart:style-name="ch5" chartooo:axis-type="auto">
            <chartooo:date-scale/>
            <chart:title svg:x="5.768cm" svg:y="11.718cm" chart:style-name="ch6">
              <text:p>Average injection rate (per node)</text:p>
            </chart:title>
            <chart:categories table:cell-range-address="spreadsheet_latencies.B4:spreadsheet_latencies.AM4"/>
          </chart:axis>
          <chart:axis chart:dimension="y" chart:name="primary-y" chart:style-name="ch7">
            <chart:title svg:x="0.451cm" svg:y="8.538cm" chart:style-name="ch8">
              <text:p>Average packet latency</text:p>
            </chart:title>
            <chart:grid chart:style-name="ch9" chart:class="major"/>
          </chart:axis>
          <chart:series chart:style-name="ch10" chart:values-cell-range-address="spreadsheet_latencies.B5:spreadsheet_latencies.AM5" chart:label-cell-address="spreadsheet_latencies.A5:spreadsheet_latencies.A5" chart:class="chart:line">
            <chart:data-point chart:repeated="38"/>
          </chart:series>
          <chart:series chart:style-name="ch11" chart:values-cell-range-address="spreadsheet_latencies.B6:spreadsheet_latencies.AM6" chart:label-cell-address="spreadsheet_latencies.A6:spreadsheet_latencies.A6" chart:class="chart:line">
            <chart:data-point chart:repeated="38"/>
          </chart:series>
          <chart:series chart:style-name="ch12" chart:values-cell-range-address="spreadsheet_latencies.B7:spreadsheet_latencies.AM7" chart:label-cell-address="spreadsheet_latencies.A7:spreadsheet_latencies.A7" chart:class="chart:line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.B4:spreadsheet_latencies.AM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.A5:spreadsheet_latencies.A5</svg:desc>
                </draw:g>
              </table:table-cell>
              <table:table-cell office:value-type="float" office:value="5.13745153561">
                <text:p>5.13745153561</text:p>
                <draw:g>
                  <svg:desc>spreadsheet_latencies.B5:spreadsheet_latencies.AM5</svg:desc>
                </draw:g>
              </table:table-cell>
              <table:table-cell office:value-type="float" office:value="5.26114704837">
                <text:p>5.26114704837</text:p>
              </table:table-cell>
              <table:table-cell office:value-type="float" office:value="5.44650731381">
                <text:p>5.44650731381</text:p>
              </table:table-cell>
              <table:table-cell office:value-type="float" office:value="5.65424024591">
                <text:p>5.65424024591</text:p>
              </table:table-cell>
              <table:table-cell office:value-type="float" office:value="5.89038983235">
                <text:p>5.89038983235</text:p>
              </table:table-cell>
              <table:table-cell office:value-type="float" office:value="6.18870283188">
                <text:p>6.18870283188</text:p>
              </table:table-cell>
              <table:table-cell office:value-type="float" office:value="6.5629714339">
                <text:p>6.5629714339</text:p>
              </table:table-cell>
              <table:table-cell office:value-type="float" office:value="6.90573150457">
                <text:p>6.90573150457</text:p>
              </table:table-cell>
              <table:table-cell office:value-type="float" office:value="7.34832866727">
                <text:p>7.34832866727</text:p>
              </table:table-cell>
              <table:table-cell office:value-type="float" office:value="8.01174929591">
                <text:p>8.01174929591</text:p>
              </table:table-cell>
              <table:table-cell office:value-type="float" office:value="8.75081100755">
                <text:p>8.75081100755</text:p>
              </table:table-cell>
              <table:table-cell office:value-type="float" office:value="9.66432663635">
                <text:p>9.66432663635</text:p>
              </table:table-cell>
              <table:table-cell office:value-type="float" office:value="10.6596840295">
                <text:p>10.6596840295</text:p>
              </table:table-cell>
              <table:table-cell office:value-type="float" office:value="13.2004565854">
                <text:p>13.2004565854</text:p>
              </table:table-cell>
              <table:table-cell office:value-type="float" office:value="15.4307181172">
                <text:p>15.4307181172</text:p>
              </table:table-cell>
              <table:table-cell office:value-type="float" office:value="21.3675276774">
                <text:p>21.3675276774</text:p>
              </table:table-cell>
              <table:table-cell office:value-type="float" office:value="41.7941769712">
                <text:p>41.7941769712</text:p>
              </table:table-cell>
              <table:table-cell office:value-type="float" office:value="47.2700080295">
                <text:p>47.2700080295</text:p>
              </table:table-cell>
              <table:table-cell office:value-type="float" office:value="305.199582824">
                <text:p>305.199582824</text:p>
              </table:table-cell>
              <table:table-cell office:value-type="float" office:value="821.189348448">
                <text:p>821.189348448</text:p>
              </table:table-cell>
              <table:table-cell office:value-type="float" office:value="2651.68567728">
                <text:p>2651.68567728</text:p>
              </table:table-cell>
              <table:table-cell office:value-type="float" office:value="3865.74401472">
                <text:p>3865.74401472</text:p>
              </table:table-cell>
              <table:table-cell office:value-type="float" office:value="6494.82362929">
                <text:p>6494.82362929</text:p>
              </table:table-cell>
              <table:table-cell office:value-type="float" office:value="4855.65277908">
                <text:p>4855.65277908</text:p>
              </table:table-cell>
              <table:table-cell office:value-type="float" office:value="7628.57611459">
                <text:p>7628.57611459</text:p>
              </table:table-cell>
              <table:table-cell office:value-type="float" office:value="6807.91247683">
                <text:p>6807.91247683</text:p>
              </table:table-cell>
              <table:table-cell office:value-type="float" office:value="10028.8585789">
                <text:p>10028.8585789</text:p>
              </table:table-cell>
              <table:table-cell office:value-type="float" office:value="9432.07863303">
                <text:p>9432.07863303</text:p>
              </table:table-cell>
              <table:table-cell office:value-type="float" office:value="11046.6481318">
                <text:p>11046.6481318</text:p>
              </table:table-cell>
              <table:table-cell office:value-type="float" office:value="10391.1473201">
                <text:p>10391.1473201</text:p>
              </table:table-cell>
              <table:table-cell office:value-type="float" office:value="11493.5575592">
                <text:p>11493.5575592</text:p>
              </table:table-cell>
              <table:table-cell office:value-type="float" office:value="11842.8225484">
                <text:p>11842.8225484</text:p>
              </table:table-cell>
              <table:table-cell office:value-type="float" office:value="12098.4238463">
                <text:p>12098.4238463</text:p>
              </table:table-cell>
              <table:table-cell office:value-type="float" office:value="13850.9778114">
                <text:p>13850.9778114</text:p>
              </table:table-cell>
              <table:table-cell office:value-type="float" office:value="13230.1679018">
                <text:p>13230.1679018</text:p>
              </table:table-cell>
              <table:table-cell office:value-type="float" office:value="15083.0768456">
                <text:p>15083.0768456</text:p>
              </table:table-cell>
              <table:table-cell office:value-type="float" office:value="13315.1219653">
                <text:p>13315.1219653</text:p>
              </table:table-cell>
              <table:table-cell office:value-type="float" office:value="15076.8356643">
                <text:p>15076.8356643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.A6:spreadsheet_latencies.A6</svg:desc>
                </draw:g>
              </table:table-cell>
              <table:table-cell office:value-type="float" office:value="5.21251986371">
                <text:p>5.21251986371</text:p>
                <draw:g>
                  <svg:desc>spreadsheet_latencies.B6:spreadsheet_latencies.AM6</svg:desc>
                </draw:g>
              </table:table-cell>
              <table:table-cell office:value-type="float" office:value="5.5290597152">
                <text:p>5.5290597152</text:p>
              </table:table-cell>
              <table:table-cell office:value-type="float" office:value="5.87771337478">
                <text:p>5.87771337478</text:p>
              </table:table-cell>
              <table:table-cell office:value-type="float" office:value="6.35414307114">
                <text:p>6.35414307114</text:p>
              </table:table-cell>
              <table:table-cell office:value-type="float" office:value="6.99919321915">
                <text:p>6.99919321915</text:p>
              </table:table-cell>
              <table:table-cell office:value-type="float" office:value="7.5396213777">
                <text:p>7.5396213777</text:p>
              </table:table-cell>
              <table:table-cell office:value-type="float" office:value="8.60261375468">
                <text:p>8.60261375468</text:p>
              </table:table-cell>
              <table:table-cell office:value-type="float" office:value="9.56882589288">
                <text:p>9.56882589288</text:p>
              </table:table-cell>
              <table:table-cell office:value-type="float" office:value="12.1088524606">
                <text:p>12.1088524606</text:p>
              </table:table-cell>
              <table:table-cell office:value-type="float" office:value="11.9683674862">
                <text:p>11.9683674862</text:p>
              </table:table-cell>
              <table:table-cell office:value-type="float" office:value="14.7880459588">
                <text:p>14.7880459588</text:p>
              </table:table-cell>
              <table:table-cell office:value-type="float" office:value="18.8924437735">
                <text:p>18.8924437735</text:p>
              </table:table-cell>
              <table:table-cell office:value-type="float" office:value="19.6699482033">
                <text:p>19.6699482033</text:p>
              </table:table-cell>
              <table:table-cell office:value-type="float" office:value="26.4732899586">
                <text:p>26.4732899586</text:p>
              </table:table-cell>
              <table:table-cell office:value-type="float" office:value="32.5484434427">
                <text:p>32.5484434427</text:p>
              </table:table-cell>
              <table:table-cell office:value-type="float" office:value="34.8070779925">
                <text:p>34.8070779925</text:p>
              </table:table-cell>
              <table:table-cell office:value-type="float" office:value="44.7850959195">
                <text:p>44.7850959195</text:p>
              </table:table-cell>
              <table:table-cell office:value-type="float" office:value="40.9822274835">
                <text:p>40.9822274835</text:p>
              </table:table-cell>
              <table:table-cell office:value-type="float" office:value="44.6918592115">
                <text:p>44.6918592115</text:p>
              </table:table-cell>
              <table:table-cell office:value-type="float" office:value="59.7161913018">
                <text:p>59.7161913018</text:p>
              </table:table-cell>
              <table:table-cell office:value-type="float" office:value="1807.09568009">
                <text:p>1807.09568009</text:p>
              </table:table-cell>
              <table:table-cell office:value-type="float" office:value="4370.00376161">
                <text:p>4370.00376161</text:p>
              </table:table-cell>
              <table:table-cell office:value-type="float" office:value="4566.44627282">
                <text:p>4566.44627282</text:p>
              </table:table-cell>
              <table:table-cell office:value-type="float" office:value="9247.38468652">
                <text:p>9247.38468652</text:p>
              </table:table-cell>
              <table:table-cell office:value-type="float" office:value="10317.4278058">
                <text:p>10317.4278058</text:p>
              </table:table-cell>
              <table:table-cell office:value-type="float" office:value="9929.16025111">
                <text:p>9929.16025111</text:p>
              </table:table-cell>
              <table:table-cell office:value-type="float" office:value="10001.1785469">
                <text:p>10001.1785469</text:p>
              </table:table-cell>
              <table:table-cell office:value-type="float" office:value="10384.3457669">
                <text:p>10384.3457669</text:p>
              </table:table-cell>
              <table:table-cell office:value-type="float" office:value="11775.1215097">
                <text:p>11775.1215097</text:p>
              </table:table-cell>
              <table:table-cell office:value-type="float" office:value="12670.1032247">
                <text:p>12670.1032247</text:p>
              </table:table-cell>
              <table:table-cell office:value-type="float" office:value="13521.4837403">
                <text:p>13521.4837403</text:p>
              </table:table-cell>
              <table:table-cell office:value-type="float" office:value="14237.9592383">
                <text:p>14237.9592383</text:p>
              </table:table-cell>
              <table:table-cell office:value-type="float" office:value="15287.7576832">
                <text:p>15287.7576832</text:p>
              </table:table-cell>
              <table:table-cell office:value-type="float" office:value="16602.6789859">
                <text:p>16602.6789859</text:p>
              </table:table-cell>
              <table:table-cell office:value-type="float" office:value="17030.5012594">
                <text:p>17030.5012594</text:p>
              </table:table-cell>
              <table:table-cell office:value-type="float" office:value="16463.3926981">
                <text:p>16463.3926981</text:p>
              </table:table-cell>
              <table:table-cell office:value-type="float" office:value="17000.5164307">
                <text:p>17000.5164307</text:p>
              </table:table-cell>
              <table:table-cell office:value-type="float" office:value="14780.3189686">
                <text:p>14780.3189686</text:p>
              </table:table-cell>
            </table:table-row>
            <table:table-row>
              <table:table-cell office:value-type="string">
                <text:p>token</text:p>
                <draw:g>
                  <svg:desc>spreadsheet_latencies.A7:spreadsheet_latencies.A7</svg:desc>
                </draw:g>
              </table:table-cell>
              <table:table-cell office:value-type="float" office:value="37.4657316837">
                <text:p>37.4657316837</text:p>
                <draw:g>
                  <svg:desc>spreadsheet_latencies.B7:spreadsheet_latencies.AM7</svg:desc>
                </draw:g>
              </table:table-cell>
              <table:table-cell office:value-type="float" office:value="39.6928968494">
                <text:p>39.6928968494</text:p>
              </table:table-cell>
              <table:table-cell office:value-type="float" office:value="42.266719189">
                <text:p>42.266719189</text:p>
              </table:table-cell>
              <table:table-cell office:value-type="float" office:value="45.1774792395">
                <text:p>45.1774792395</text:p>
              </table:table-cell>
              <table:table-cell office:value-type="float" office:value="49.3453494545">
                <text:p>49.3453494545</text:p>
              </table:table-cell>
              <table:table-cell office:value-type="float" office:value="53.3893430218">
                <text:p>53.3893430218</text:p>
              </table:table-cell>
              <table:table-cell office:value-type="float" office:value="58.8780721889">
                <text:p>58.8780721889</text:p>
              </table:table-cell>
              <table:table-cell office:value-type="float" office:value="63.8850719609">
                <text:p>63.8850719609</text:p>
              </table:table-cell>
              <table:table-cell office:value-type="float" office:value="73.6527552088">
                <text:p>73.6527552088</text:p>
              </table:table-cell>
              <table:table-cell office:value-type="float" office:value="82.8777762482">
                <text:p>82.8777762482</text:p>
              </table:table-cell>
              <table:table-cell office:value-type="float" office:value="102.841244458">
                <text:p>102.841244458</text:p>
              </table:table-cell>
              <table:table-cell office:value-type="float" office:value="124.165466584">
                <text:p>124.165466584</text:p>
              </table:table-cell>
              <table:table-cell office:value-type="float" office:value="189.529720974">
                <text:p>189.529720974</text:p>
              </table:table-cell>
              <table:table-cell office:value-type="float" office:value="495.632323999">
                <text:p>495.632323999</text:p>
              </table:table-cell>
              <table:table-cell office:value-type="float" office:value="905.386397847">
                <text:p>905.386397847</text:p>
              </table:table-cell>
              <table:table-cell office:value-type="float" office:value="2251.10452026">
                <text:p>2251.10452026</text:p>
              </table:table-cell>
              <table:table-cell office:value-type="float" office:value="3789.88826621">
                <text:p>3789.88826621</text:p>
              </table:table-cell>
              <table:table-cell office:value-type="float" office:value="5464.64854617">
                <text:p>5464.64854617</text:p>
              </table:table-cell>
              <table:table-cell office:value-type="float" office:value="6466.26046621">
                <text:p>6466.26046621</text:p>
              </table:table-cell>
              <table:table-cell office:value-type="float" office:value="8029.12179316">
                <text:p>8029.12179316</text:p>
              </table:table-cell>
              <table:table-cell office:value-type="float" office:value="8948.57280059">
                <text:p>8948.57280059</text:p>
              </table:table-cell>
              <table:table-cell office:value-type="float" office:value="10632.574775">
                <text:p>10632.574775</text:p>
              </table:table-cell>
              <table:table-cell office:value-type="float" office:value="11363.7273599">
                <text:p>11363.7273599</text:p>
              </table:table-cell>
              <table:table-cell office:value-type="float" office:value="12617.8455738">
                <text:p>12617.8455738</text:p>
              </table:table-cell>
              <table:table-cell office:value-type="float" office:value="13693.7808132">
                <text:p>13693.7808132</text:p>
              </table:table-cell>
              <table:table-cell office:value-type="float" office:value="14535.3017184">
                <text:p>14535.3017184</text:p>
              </table:table-cell>
              <table:table-cell office:value-type="float" office:value="15163.8777088">
                <text:p>15163.8777088</text:p>
              </table:table-cell>
              <table:table-cell office:value-type="float" office:value="16494.0330664">
                <text:p>16494.0330664</text:p>
              </table:table-cell>
              <table:table-cell office:value-type="float" office:value="16920.2535383">
                <text:p>16920.2535383</text:p>
              </table:table-cell>
              <table:table-cell office:value-type="float" office:value="17758.0353535">
                <text:p>17758.0353535</text:p>
              </table:table-cell>
              <table:table-cell office:value-type="float" office:value="18190.6224616">
                <text:p>18190.6224616</text:p>
              </table:table-cell>
              <table:table-cell office:value-type="float" office:value="18915.0334119">
                <text:p>18915.0334119</text:p>
              </table:table-cell>
              <table:table-cell office:value-type="float" office:value="19417.090527">
                <text:p>19417.090527</text:p>
              </table:table-cell>
              <table:table-cell office:value-type="float" office:value="19975.3620279">
                <text:p>19975.3620279</text:p>
              </table:table-cell>
              <table:table-cell office:value-type="float" office:value="20690.1491411">
                <text:p>20690.1491411</text:p>
              </table:table-cell>
              <table:table-cell office:value-type="float" office:value="21081.4228572">
                <text:p>21081.4228572</text:p>
              </table:table-cell>
              <table:table-cell office:value-type="float" office:value="21381.2224008">
                <text:p>21381.2224008</text:p>
              </table:table-cell>
              <table:table-cell office:value-type="float" office:value="21977.2818048">
                <text:p>21977.2818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43cm" svg:height="12.795cm" xlink:href=".." xlink:type="simple" chart:class="chart:line" chart:style-name="ch1">
        <chart:title svg:x="7.37cm" svg:y="0.391cm" chart:style-name="ch2">
          <text:p>S=0.2</text:p>
        </chart:title>
        <chart:legend svg:x="3.152cm" svg:y="1.608cm" style:legend-expansion="custom" chartooo:width="3.137cm" chartooo:height="2.231cm" style:legend-expansion-aspect-ratio="1.40609592111161" chart:style-name="ch3"/>
        <chart:plot-area chart:style-name="ch4" table:cell-range-address="spreadsheet_latencies.A10:spreadsheet_latencies.AM13" chart:data-source-has-labels="both" svg:x="1.429cm" svg:y="1.451cm" svg:width="14.392cm" svg:height="10.012cm">
          <chartooo:coordinate-region svg:x="2.392cm" svg:y="1.451cm" svg:width="13.429cm" svg:height="8.468cm"/>
          <chart:axis chart:dimension="x" chart:name="primary-x" chart:style-name="ch5" chartooo:axis-type="auto">
            <chartooo:date-scale/>
            <chart:title svg:x="5.768cm" svg:y="11.718cm" chart:style-name="ch6">
              <text:p>Average injection rate (per node)</text:p>
            </chart:title>
            <chart:categories table:cell-range-address="spreadsheet_latencies.B10:spreadsheet_latencies.AM10"/>
          </chart:axis>
          <chart:axis chart:dimension="y" chart:name="primary-y" chart:style-name="ch7">
            <chart:title svg:x="0.451cm" svg:y="8.538cm" chart:style-name="ch8">
              <text:p>Average packet latency</text:p>
            </chart:title>
            <chart:grid chart:style-name="ch9" chart:class="major"/>
          </chart:axis>
          <chart:series chart:style-name="ch10" chart:values-cell-range-address="spreadsheet_latencies.B11:spreadsheet_latencies.AM11" chart:label-cell-address="spreadsheet_latencies.A11:spreadsheet_latencies.A11" chart:class="chart:line">
            <chart:data-point chart:repeated="38"/>
          </chart:series>
          <chart:series chart:style-name="ch11" chart:values-cell-range-address="spreadsheet_latencies.B12:spreadsheet_latencies.AM12" chart:label-cell-address="spreadsheet_latencies.A12:spreadsheet_latencies.A12" chart:class="chart:line">
            <chart:data-point chart:repeated="38"/>
          </chart:series>
          <chart:series chart:style-name="ch12" chart:values-cell-range-address="spreadsheet_latencies.B13:spreadsheet_latencies.AM13" chart:label-cell-address="spreadsheet_latencies.A13:spreadsheet_latencies.A13" chart:class="chart:line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.B10:spreadsheet_latencies.AM10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.A11:spreadsheet_latencies.A11</svg:desc>
                </draw:g>
              </table:table-cell>
              <table:table-cell office:value-type="float" office:value="5.13686503248">
                <text:p>5.13686503248</text:p>
                <draw:g>
                  <svg:desc>spreadsheet_latencies.B11:spreadsheet_latencies.AM11</svg:desc>
                </draw:g>
              </table:table-cell>
              <table:table-cell office:value-type="float" office:value="5.30858304453">
                <text:p>5.30858304453</text:p>
              </table:table-cell>
              <table:table-cell office:value-type="float" office:value="5.45247747849">
                <text:p>5.45247747849</text:p>
              </table:table-cell>
              <table:table-cell office:value-type="float" office:value="5.65169692685">
                <text:p>5.65169692685</text:p>
              </table:table-cell>
              <table:table-cell office:value-type="float" office:value="5.91538874764">
                <text:p>5.91538874764</text:p>
              </table:table-cell>
              <table:table-cell office:value-type="float" office:value="6.1753997815">
                <text:p>6.1753997815</text:p>
              </table:table-cell>
              <table:table-cell office:value-type="float" office:value="6.49982653891">
                <text:p>6.49982653891</text:p>
              </table:table-cell>
              <table:table-cell office:value-type="float" office:value="6.85736853232">
                <text:p>6.85736853232</text:p>
              </table:table-cell>
              <table:table-cell office:value-type="float" office:value="7.39970153588">
                <text:p>7.39970153588</text:p>
              </table:table-cell>
              <table:table-cell office:value-type="float" office:value="8.00370297452">
                <text:p>8.00370297452</text:p>
              </table:table-cell>
              <table:table-cell office:value-type="float" office:value="8.65461191994">
                <text:p>8.65461191994</text:p>
              </table:table-cell>
              <table:table-cell office:value-type="float" office:value="10.1264609156">
                <text:p>10.1264609156</text:p>
              </table:table-cell>
              <table:table-cell office:value-type="float" office:value="11.8054573205">
                <text:p>11.8054573205</text:p>
              </table:table-cell>
              <table:table-cell office:value-type="float" office:value="13.7170897158">
                <text:p>13.7170897158</text:p>
              </table:table-cell>
              <table:table-cell office:value-type="float" office:value="17.9166003226">
                <text:p>17.9166003226</text:p>
              </table:table-cell>
              <table:table-cell office:value-type="float" office:value="23.0639601746">
                <text:p>23.0639601746</text:p>
              </table:table-cell>
              <table:table-cell office:value-type="float" office:value="34.5428388641">
                <text:p>34.5428388641</text:p>
              </table:table-cell>
              <table:table-cell office:value-type="float" office:value="74.2425689024">
                <text:p>74.2425689024</text:p>
              </table:table-cell>
              <table:table-cell office:value-type="float" office:value="420.10048696">
                <text:p>420.10048696</text:p>
              </table:table-cell>
              <table:table-cell office:value-type="float" office:value="1464.44648457">
                <text:p>1464.44648457</text:p>
              </table:table-cell>
              <table:table-cell office:value-type="float" office:value="3201.44233214">
                <text:p>3201.44233214</text:p>
              </table:table-cell>
              <table:table-cell office:value-type="float" office:value="5381.86221824">
                <text:p>5381.86221824</text:p>
              </table:table-cell>
              <table:table-cell office:value-type="float" office:value="6045.97770568">
                <text:p>6045.97770568</text:p>
              </table:table-cell>
              <table:table-cell office:value-type="float" office:value="7320.15440353">
                <text:p>7320.15440353</text:p>
              </table:table-cell>
              <table:table-cell office:value-type="float" office:value="8375.94785189">
                <text:p>8375.94785189</text:p>
              </table:table-cell>
              <table:table-cell office:value-type="float" office:value="9328.17915716">
                <text:p>9328.17915716</text:p>
              </table:table-cell>
              <table:table-cell office:value-type="float" office:value="11568.5113433">
                <text:p>11568.5113433</text:p>
              </table:table-cell>
              <table:table-cell office:value-type="float" office:value="12363.6796701">
                <text:p>12363.6796701</text:p>
              </table:table-cell>
              <table:table-cell office:value-type="float" office:value="12031.0763801">
                <text:p>12031.0763801</text:p>
              </table:table-cell>
              <table:table-cell office:value-type="float" office:value="12768.7516924">
                <text:p>12768.7516924</text:p>
              </table:table-cell>
              <table:table-cell office:value-type="float" office:value="13818.4130437">
                <text:p>13818.4130437</text:p>
              </table:table-cell>
              <table:table-cell office:value-type="float" office:value="13909.1176644">
                <text:p>13909.1176644</text:p>
              </table:table-cell>
              <table:table-cell office:value-type="float" office:value="16000.9808978">
                <text:p>16000.9808978</text:p>
              </table:table-cell>
              <table:table-cell office:value-type="float" office:value="16544.4117104">
                <text:p>16544.4117104</text:p>
              </table:table-cell>
              <table:table-cell office:value-type="float" office:value="16042.1010367">
                <text:p>16042.1010367</text:p>
              </table:table-cell>
              <table:table-cell office:value-type="float" office:value="16768.3911495">
                <text:p>16768.3911495</text:p>
              </table:table-cell>
              <table:table-cell office:value-type="float" office:value="16654.6167473">
                <text:p>16654.6167473</text:p>
              </table:table-cell>
              <table:table-cell office:value-type="float" office:value="17181.9690223">
                <text:p>17181.9690223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.A12:spreadsheet_latencies.A12</svg:desc>
                </draw:g>
              </table:table-cell>
              <table:table-cell office:value-type="float" office:value="5.23156561225">
                <text:p>5.23156561225</text:p>
                <draw:g>
                  <svg:desc>spreadsheet_latencies.B12:spreadsheet_latencies.AM12</svg:desc>
                </draw:g>
              </table:table-cell>
              <table:table-cell office:value-type="float" office:value="5.59046194258">
                <text:p>5.59046194258</text:p>
              </table:table-cell>
              <table:table-cell office:value-type="float" office:value="5.9230748224">
                <text:p>5.9230748224</text:p>
              </table:table-cell>
              <table:table-cell office:value-type="float" office:value="6.41171132517">
                <text:p>6.41171132517</text:p>
              </table:table-cell>
              <table:table-cell office:value-type="float" office:value="6.9009270373">
                <text:p>6.9009270373</text:p>
              </table:table-cell>
              <table:table-cell office:value-type="float" office:value="7.85117644828">
                <text:p>7.85117644828</text:p>
              </table:table-cell>
              <table:table-cell office:value-type="float" office:value="8.64820478904">
                <text:p>8.64820478904</text:p>
              </table:table-cell>
              <table:table-cell office:value-type="float" office:value="9.72515708811">
                <text:p>9.72515708811</text:p>
              </table:table-cell>
              <table:table-cell office:value-type="float" office:value="10.992251963">
                <text:p>10.992251963</text:p>
              </table:table-cell>
              <table:table-cell office:value-type="float" office:value="12.9369158487">
                <text:p>12.9369158487</text:p>
              </table:table-cell>
              <table:table-cell office:value-type="float" office:value="15.0272760329">
                <text:p>15.0272760329</text:p>
              </table:table-cell>
              <table:table-cell office:value-type="float" office:value="17.5031229457">
                <text:p>17.5031229457</text:p>
              </table:table-cell>
              <table:table-cell office:value-type="float" office:value="21.0917844474">
                <text:p>21.0917844474</text:p>
              </table:table-cell>
              <table:table-cell office:value-type="float" office:value="24.9478755579">
                <text:p>24.9478755579</text:p>
              </table:table-cell>
              <table:table-cell office:value-type="float" office:value="27.1878396761">
                <text:p>27.1878396761</text:p>
              </table:table-cell>
              <table:table-cell office:value-type="float" office:value="32.3394630628">
                <text:p>32.3394630628</text:p>
              </table:table-cell>
              <table:table-cell office:value-type="float" office:value="39.8149935182">
                <text:p>39.8149935182</text:p>
              </table:table-cell>
              <table:table-cell office:value-type="float" office:value="50.2678405791">
                <text:p>50.2678405791</text:p>
              </table:table-cell>
              <table:table-cell office:value-type="float" office:value="65.7743405081">
                <text:p>65.7743405081</text:p>
              </table:table-cell>
              <table:table-cell office:value-type="float" office:value="96.4371556632">
                <text:p>96.4371556632</text:p>
              </table:table-cell>
              <table:table-cell office:value-type="float" office:value="172.326284823">
                <text:p>172.326284823</text:p>
              </table:table-cell>
              <table:table-cell office:value-type="float" office:value="436.831841279">
                <text:p>436.831841279</text:p>
              </table:table-cell>
              <table:table-cell office:value-type="float" office:value="547.218324536">
                <text:p>547.218324536</text:p>
              </table:table-cell>
              <table:table-cell office:value-type="float" office:value="1523.82520313">
                <text:p>1523.82520313</text:p>
              </table:table-cell>
              <table:table-cell office:value-type="float" office:value="2337.02960547">
                <text:p>2337.02960547</text:p>
              </table:table-cell>
              <table:table-cell office:value-type="float" office:value="3292.99916793">
                <text:p>3292.99916793</text:p>
              </table:table-cell>
              <table:table-cell office:value-type="float" office:value="4382.42773436">
                <text:p>4382.42773436</text:p>
              </table:table-cell>
              <table:table-cell office:value-type="float" office:value="5095.69632948">
                <text:p>5095.69632948</text:p>
              </table:table-cell>
              <table:table-cell office:value-type="float" office:value="5660.3236409">
                <text:p>5660.3236409</text:p>
              </table:table-cell>
              <table:table-cell office:value-type="float" office:value="6890.20075506">
                <text:p>6890.20075506</text:p>
              </table:table-cell>
              <table:table-cell office:value-type="float" office:value="7286.40136522">
                <text:p>7286.40136522</text:p>
              </table:table-cell>
              <table:table-cell office:value-type="float" office:value="6684.74796506">
                <text:p>6684.74796506</text:p>
              </table:table-cell>
              <table:table-cell office:value-type="float" office:value="7297.98189831">
                <text:p>7297.98189831</text:p>
              </table:table-cell>
              <table:table-cell office:value-type="float" office:value="8978.42283417">
                <text:p>8978.42283417</text:p>
              </table:table-cell>
              <table:table-cell office:value-type="float" office:value="9597.53929022">
                <text:p>9597.53929022</text:p>
              </table:table-cell>
              <table:table-cell office:value-type="float" office:value="9949.65158921">
                <text:p>9949.65158921</text:p>
              </table:table-cell>
              <table:table-cell office:value-type="float" office:value="10637.688598">
                <text:p>10637.688598</text:p>
              </table:table-cell>
              <table:table-cell office:value-type="float" office:value="10596.4591819">
                <text:p>10596.4591819</text:p>
              </table:table-cell>
            </table:table-row>
            <table:table-row>
              <table:table-cell office:value-type="string">
                <text:p>token</text:p>
                <draw:g>
                  <svg:desc>spreadsheet_latencies.A13:spreadsheet_latencies.A13</svg:desc>
                </draw:g>
              </table:table-cell>
              <table:table-cell office:value-type="float" office:value="36.8922968395">
                <text:p>36.8922968395</text:p>
                <draw:g>
                  <svg:desc>spreadsheet_latencies.B13:spreadsheet_latencies.AM13</svg:desc>
                </draw:g>
              </table:table-cell>
              <table:table-cell office:value-type="float" office:value="38.344624796">
                <text:p>38.344624796</text:p>
              </table:table-cell>
              <table:table-cell office:value-type="float" office:value="39.8033213541">
                <text:p>39.8033213541</text:p>
              </table:table-cell>
              <table:table-cell office:value-type="float" office:value="41.4083823273">
                <text:p>41.4083823273</text:p>
              </table:table-cell>
              <table:table-cell office:value-type="float" office:value="43.1542574574">
                <text:p>43.1542574574</text:p>
              </table:table-cell>
              <table:table-cell office:value-type="float" office:value="45.3814725283">
                <text:p>45.3814725283</text:p>
              </table:table-cell>
              <table:table-cell office:value-type="float" office:value="47.5766051875">
                <text:p>47.5766051875</text:p>
              </table:table-cell>
              <table:table-cell office:value-type="float" office:value="50.1126696365">
                <text:p>50.1126696365</text:p>
              </table:table-cell>
              <table:table-cell office:value-type="float" office:value="52.7758211537">
                <text:p>52.7758211537</text:p>
              </table:table-cell>
              <table:table-cell office:value-type="float" office:value="56.3581916812">
                <text:p>56.3581916812</text:p>
              </table:table-cell>
              <table:table-cell office:value-type="float" office:value="59.5742675557">
                <text:p>59.5742675557</text:p>
              </table:table-cell>
              <table:table-cell office:value-type="float" office:value="63.6442002846">
                <text:p>63.6442002846</text:p>
              </table:table-cell>
              <table:table-cell office:value-type="float" office:value="69.6518533494">
                <text:p>69.6518533494</text:p>
              </table:table-cell>
              <table:table-cell office:value-type="float" office:value="74.9262305426">
                <text:p>74.9262305426</text:p>
              </table:table-cell>
              <table:table-cell office:value-type="float" office:value="84.646897129">
                <text:p>84.646897129</text:p>
              </table:table-cell>
              <table:table-cell office:value-type="float" office:value="89.9250878655">
                <text:p>89.9250878655</text:p>
              </table:table-cell>
              <table:table-cell office:value-type="float" office:value="101.946312268">
                <text:p>101.946312268</text:p>
              </table:table-cell>
              <table:table-cell office:value-type="float" office:value="119.949915116">
                <text:p>119.949915116</text:p>
              </table:table-cell>
              <table:table-cell office:value-type="float" office:value="147.38408334">
                <text:p>147.38408334</text:p>
              </table:table-cell>
              <table:table-cell office:value-type="float" office:value="178.183483812">
                <text:p>178.183483812</text:p>
              </table:table-cell>
              <table:table-cell office:value-type="float" office:value="245.792354403">
                <text:p>245.792354403</text:p>
              </table:table-cell>
              <table:table-cell office:value-type="float" office:value="457.983006408">
                <text:p>457.983006408</text:p>
              </table:table-cell>
              <table:table-cell office:value-type="float" office:value="738.512260149">
                <text:p>738.512260149</text:p>
              </table:table-cell>
              <table:table-cell office:value-type="float" office:value="1243.13489194">
                <text:p>1243.13489194</text:p>
              </table:table-cell>
              <table:table-cell office:value-type="float" office:value="1918.85209942">
                <text:p>1918.85209942</text:p>
              </table:table-cell>
              <table:table-cell office:value-type="float" office:value="2420.3647852">
                <text:p>2420.3647852</text:p>
              </table:table-cell>
              <table:table-cell office:value-type="float" office:value="3298.35177132">
                <text:p>3298.35177132</text:p>
              </table:table-cell>
              <table:table-cell office:value-type="float" office:value="4025.77554723">
                <text:p>4025.77554723</text:p>
              </table:table-cell>
              <table:table-cell office:value-type="float" office:value="4678.03703768">
                <text:p>4678.03703768</text:p>
              </table:table-cell>
              <table:table-cell office:value-type="float" office:value="5391.90695306">
                <text:p>5391.90695306</text:p>
              </table:table-cell>
              <table:table-cell office:value-type="float" office:value="5799.27474723">
                <text:p>5799.27474723</text:p>
              </table:table-cell>
              <table:table-cell office:value-type="float" office:value="6533.1750431">
                <text:p>6533.1750431</text:p>
              </table:table-cell>
              <table:table-cell office:value-type="float" office:value="6880.8367831">
                <text:p>6880.8367831</text:p>
              </table:table-cell>
              <table:table-cell office:value-type="float" office:value="7545.25554176">
                <text:p>7545.25554176</text:p>
              </table:table-cell>
              <table:table-cell office:value-type="float" office:value="7956.20406121">
                <text:p>7956.20406121</text:p>
              </table:table-cell>
              <table:table-cell office:value-type="float" office:value="8523.9607517">
                <text:p>8523.9607517</text:p>
              </table:table-cell>
              <table:table-cell office:value-type="float" office:value="8771.72838331">
                <text:p>8771.72838331</text:p>
              </table:table-cell>
              <table:table-cell office:value-type="float" office:value="9092.27646959">
                <text:p>9092.276469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43cm" svg:height="12.795cm" xlink:href=".." xlink:type="simple" chart:class="chart:line" chart:style-name="ch1">
        <chart:title svg:x="7.37cm" svg:y="0.391cm" chart:style-name="ch2">
          <text:p>S=0.3</text:p>
        </chart:title>
        <chart:legend svg:x="3.152cm" svg:y="1.608cm" style:legend-expansion="custom" chartooo:width="3.137cm" chartooo:height="2.231cm" style:legend-expansion-aspect-ratio="1.40609592111161" chart:style-name="ch3"/>
        <chart:plot-area chart:style-name="ch4" table:cell-range-address="spreadsheet_latencies.A16:spreadsheet_latencies.AM19" chart:data-source-has-labels="both" svg:x="1.429cm" svg:y="1.451cm" svg:width="14.392cm" svg:height="10.012cm">
          <chartooo:coordinate-region svg:x="2.392cm" svg:y="1.451cm" svg:width="13.429cm" svg:height="8.468cm"/>
          <chart:axis chart:dimension="x" chart:name="primary-x" chart:style-name="ch5" chartooo:axis-type="auto">
            <chartooo:date-scale/>
            <chart:title svg:x="5.768cm" svg:y="11.718cm" chart:style-name="ch6">
              <text:p>Average injection rate (per node)</text:p>
            </chart:title>
            <chart:categories table:cell-range-address="spreadsheet_latencies.B16:spreadsheet_latencies.AM16"/>
          </chart:axis>
          <chart:axis chart:dimension="y" chart:name="primary-y" chart:style-name="ch7">
            <chart:title svg:x="0.451cm" svg:y="8.538cm" chart:style-name="ch8">
              <text:p>Average packet latency</text:p>
            </chart:title>
            <chart:grid chart:style-name="ch9" chart:class="major"/>
          </chart:axis>
          <chart:series chart:style-name="ch10" chart:values-cell-range-address="spreadsheet_latencies.B17:spreadsheet_latencies.AM17" chart:label-cell-address="spreadsheet_latencies.A17:spreadsheet_latencies.A17" chart:class="chart:line">
            <chart:data-point chart:repeated="38"/>
          </chart:series>
          <chart:series chart:style-name="ch11" chart:values-cell-range-address="spreadsheet_latencies.B18:spreadsheet_latencies.AM18" chart:label-cell-address="spreadsheet_latencies.A18:spreadsheet_latencies.A18" chart:class="chart:line">
            <chart:data-point chart:repeated="38"/>
          </chart:series>
          <chart:series chart:style-name="ch12" chart:values-cell-range-address="spreadsheet_latencies.B19:spreadsheet_latencies.AM19" chart:label-cell-address="spreadsheet_latencies.A19:spreadsheet_latencies.A19" chart:class="chart:line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.B16:spreadsheet_latencies.AM16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.A17:spreadsheet_latencies.A17</svg:desc>
                </draw:g>
              </table:table-cell>
              <table:table-cell office:value-type="float" office:value="5.13655374107">
                <text:p>5.13655374107</text:p>
                <draw:g>
                  <svg:desc>spreadsheet_latencies.B17:spreadsheet_latencies.AM17</svg:desc>
                </draw:g>
              </table:table-cell>
              <table:table-cell office:value-type="float" office:value="5.27673520677">
                <text:p>5.27673520677</text:p>
              </table:table-cell>
              <table:table-cell office:value-type="float" office:value="5.41429791456">
                <text:p>5.41429791456</text:p>
              </table:table-cell>
              <table:table-cell office:value-type="float" office:value="5.6089797616">
                <text:p>5.6089797616</text:p>
              </table:table-cell>
              <table:table-cell office:value-type="float" office:value="5.9108701827">
                <text:p>5.9108701827</text:p>
              </table:table-cell>
              <table:table-cell office:value-type="float" office:value="6.17653943156">
                <text:p>6.17653943156</text:p>
              </table:table-cell>
              <table:table-cell office:value-type="float" office:value="6.58095058432">
                <text:p>6.58095058432</text:p>
              </table:table-cell>
              <table:table-cell office:value-type="float" office:value="7.05157886853">
                <text:p>7.05157886853</text:p>
              </table:table-cell>
              <table:table-cell office:value-type="float" office:value="7.37377794195">
                <text:p>7.37377794195</text:p>
              </table:table-cell>
              <table:table-cell office:value-type="float" office:value="8.0708689457">
                <text:p>8.0708689457</text:p>
              </table:table-cell>
              <table:table-cell office:value-type="float" office:value="9.02265240419">
                <text:p>9.02265240419</text:p>
              </table:table-cell>
              <table:table-cell office:value-type="float" office:value="10.1775717762">
                <text:p>10.1775717762</text:p>
              </table:table-cell>
              <table:table-cell office:value-type="float" office:value="11.1618593303">
                <text:p>11.1618593303</text:p>
              </table:table-cell>
              <table:table-cell office:value-type="float" office:value="13.6944025513">
                <text:p>13.6944025513</text:p>
              </table:table-cell>
              <table:table-cell office:value-type="float" office:value="17.7424986935">
                <text:p>17.7424986935</text:p>
              </table:table-cell>
              <table:table-cell office:value-type="float" office:value="33.4760305675">
                <text:p>33.4760305675</text:p>
              </table:table-cell>
              <table:table-cell office:value-type="float" office:value="57.0362167749">
                <text:p>57.0362167749</text:p>
              </table:table-cell>
              <table:table-cell office:value-type="float" office:value="129.881754765">
                <text:p>129.881754765</text:p>
              </table:table-cell>
              <table:table-cell office:value-type="float" office:value="739.229878007">
                <text:p>739.229878007</text:p>
              </table:table-cell>
              <table:table-cell office:value-type="float" office:value="2348.83929425">
                <text:p>2348.83929425</text:p>
              </table:table-cell>
              <table:table-cell office:value-type="float" office:value="3582.15510897">
                <text:p>3582.15510897</text:p>
              </table:table-cell>
              <table:table-cell office:value-type="float" office:value="5543.31966796">
                <text:p>5543.31966796</text:p>
              </table:table-cell>
              <table:table-cell office:value-type="float" office:value="7730.25359356">
                <text:p>7730.25359356</text:p>
              </table:table-cell>
              <table:table-cell office:value-type="float" office:value="8364.55372837">
                <text:p>8364.55372837</text:p>
              </table:table-cell>
              <table:table-cell office:value-type="float" office:value="9548.9096196">
                <text:p>9548.9096196</text:p>
              </table:table-cell>
              <table:table-cell office:value-type="float" office:value="11139.229843">
                <text:p>11139.229843</text:p>
              </table:table-cell>
              <table:table-cell office:value-type="float" office:value="12839.4961294">
                <text:p>12839.4961294</text:p>
              </table:table-cell>
              <table:table-cell office:value-type="float" office:value="13036.9584999">
                <text:p>13036.9584999</text:p>
              </table:table-cell>
              <table:table-cell office:value-type="float" office:value="13546.6055085">
                <text:p>13546.6055085</text:p>
              </table:table-cell>
              <table:table-cell office:value-type="float" office:value="13803.748886">
                <text:p>13803.748886</text:p>
              </table:table-cell>
              <table:table-cell office:value-type="float" office:value="15082.6795314">
                <text:p>15082.6795314</text:p>
              </table:table-cell>
              <table:table-cell office:value-type="float" office:value="15675.6072959">
                <text:p>15675.6072959</text:p>
              </table:table-cell>
              <table:table-cell office:value-type="float" office:value="16210.2218934">
                <text:p>16210.2218934</text:p>
              </table:table-cell>
              <table:table-cell office:value-type="float" office:value="17025.6890207">
                <text:p>17025.6890207</text:p>
              </table:table-cell>
              <table:table-cell office:value-type="float" office:value="17210.0761416">
                <text:p>17210.0761416</text:p>
              </table:table-cell>
              <table:table-cell office:value-type="float" office:value="18178.2510153">
                <text:p>18178.2510153</text:p>
              </table:table-cell>
              <table:table-cell office:value-type="float" office:value="18397.1970344">
                <text:p>18397.1970344</text:p>
              </table:table-cell>
              <table:table-cell office:value-type="float" office:value="18794.0017198">
                <text:p>18794.0017198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.A18:spreadsheet_latencies.A18</svg:desc>
                </draw:g>
              </table:table-cell>
              <table:table-cell office:value-type="float" office:value="5.24025836824">
                <text:p>5.24025836824</text:p>
                <draw:g>
                  <svg:desc>spreadsheet_latencies.B18:spreadsheet_latencies.AM18</svg:desc>
                </draw:g>
              </table:table-cell>
              <table:table-cell office:value-type="float" office:value="5.56636089017">
                <text:p>5.56636089017</text:p>
              </table:table-cell>
              <table:table-cell office:value-type="float" office:value="5.92689640706">
                <text:p>5.92689640706</text:p>
              </table:table-cell>
              <table:table-cell office:value-type="float" office:value="6.32688714738">
                <text:p>6.32688714738</text:p>
              </table:table-cell>
              <table:table-cell office:value-type="float" office:value="6.98208135195">
                <text:p>6.98208135195</text:p>
              </table:table-cell>
              <table:table-cell office:value-type="float" office:value="7.71129889763">
                <text:p>7.71129889763</text:p>
              </table:table-cell>
              <table:table-cell office:value-type="float" office:value="8.67163237973">
                <text:p>8.67163237973</text:p>
              </table:table-cell>
              <table:table-cell office:value-type="float" office:value="9.78668337655">
                <text:p>9.78668337655</text:p>
              </table:table-cell>
              <table:table-cell office:value-type="float" office:value="11.1086498846">
                <text:p>11.1086498846</text:p>
              </table:table-cell>
              <table:table-cell office:value-type="float" office:value="12.6984302014">
                <text:p>12.6984302014</text:p>
              </table:table-cell>
              <table:table-cell office:value-type="float" office:value="14.7768611016">
                <text:p>14.7768611016</text:p>
              </table:table-cell>
              <table:table-cell office:value-type="float" office:value="17.55788466">
                <text:p>17.55788466</text:p>
              </table:table-cell>
              <table:table-cell office:value-type="float" office:value="19.9211063072">
                <text:p>19.9211063072</text:p>
              </table:table-cell>
              <table:table-cell office:value-type="float" office:value="23.226693913">
                <text:p>23.226693913</text:p>
              </table:table-cell>
              <table:table-cell office:value-type="float" office:value="26.4661020965">
                <text:p>26.4661020965</text:p>
              </table:table-cell>
              <table:table-cell office:value-type="float" office:value="32.5378107403">
                <text:p>32.5378107403</text:p>
              </table:table-cell>
              <table:table-cell office:value-type="float" office:value="37.3548924539">
                <text:p>37.3548924539</text:p>
              </table:table-cell>
              <table:table-cell office:value-type="float" office:value="45.2292128413">
                <text:p>45.2292128413</text:p>
              </table:table-cell>
              <table:table-cell office:value-type="float" office:value="59.1441748273">
                <text:p>59.1441748273</text:p>
              </table:table-cell>
              <table:table-cell office:value-type="float" office:value="77.3856905352">
                <text:p>77.3856905352</text:p>
              </table:table-cell>
              <table:table-cell office:value-type="float" office:value="97.9722416309">
                <text:p>97.9722416309</text:p>
              </table:table-cell>
              <table:table-cell office:value-type="float" office:value="115.889427857">
                <text:p>115.889427857</text:p>
              </table:table-cell>
              <table:table-cell office:value-type="float" office:value="135.907190517">
                <text:p>135.907190517</text:p>
              </table:table-cell>
              <table:table-cell office:value-type="float" office:value="184.247250829">
                <text:p>184.247250829</text:p>
              </table:table-cell>
              <table:table-cell office:value-type="float" office:value="359.531958026">
                <text:p>359.531958026</text:p>
              </table:table-cell>
              <table:table-cell office:value-type="float" office:value="659.897799874">
                <text:p>659.897799874</text:p>
              </table:table-cell>
              <table:table-cell office:value-type="float" office:value="828.494806742">
                <text:p>828.494806742</text:p>
              </table:table-cell>
              <table:table-cell office:value-type="float" office:value="1257.77983132">
                <text:p>1257.77983132</text:p>
              </table:table-cell>
              <table:table-cell office:value-type="float" office:value="1716.70154571">
                <text:p>1716.70154571</text:p>
              </table:table-cell>
              <table:table-cell office:value-type="float" office:value="2338.21470461">
                <text:p>2338.21470461</text:p>
              </table:table-cell>
              <table:table-cell office:value-type="float" office:value="2854.81403071">
                <text:p>2854.81403071</text:p>
              </table:table-cell>
              <table:table-cell office:value-type="float" office:value="3621.22329434">
                <text:p>3621.22329434</text:p>
              </table:table-cell>
              <table:table-cell office:value-type="float" office:value="4043.43186892">
                <text:p>4043.43186892</text:p>
              </table:table-cell>
              <table:table-cell office:value-type="float" office:value="4545.81146373">
                <text:p>4545.81146373</text:p>
              </table:table-cell>
              <table:table-cell office:value-type="float" office:value="4990.4946743">
                <text:p>4990.4946743</text:p>
              </table:table-cell>
              <table:table-cell office:value-type="float" office:value="5311.0962105">
                <text:p>5311.0962105</text:p>
              </table:table-cell>
              <table:table-cell office:value-type="float" office:value="5800.01129939">
                <text:p>5800.01129939</text:p>
              </table:table-cell>
              <table:table-cell office:value-type="float" office:value="6361.51238329">
                <text:p>6361.51238329</text:p>
              </table:table-cell>
            </table:table-row>
            <table:table-row>
              <table:table-cell office:value-type="string">
                <text:p>token</text:p>
                <draw:g>
                  <svg:desc>spreadsheet_latencies.A19:spreadsheet_latencies.A19</svg:desc>
                </draw:g>
              </table:table-cell>
              <table:table-cell office:value-type="float" office:value="36.7569516742">
                <text:p>36.7569516742</text:p>
                <draw:g>
                  <svg:desc>spreadsheet_latencies.B19:spreadsheet_latencies.AM19</svg:desc>
                </draw:g>
              </table:table-cell>
              <table:table-cell office:value-type="float" office:value="37.7498655772">
                <text:p>37.7498655772</text:p>
              </table:table-cell>
              <table:table-cell office:value-type="float" office:value="38.9585550838">
                <text:p>38.9585550838</text:p>
              </table:table-cell>
              <table:table-cell office:value-type="float" office:value="40.235090788">
                <text:p>40.235090788</text:p>
              </table:table-cell>
              <table:table-cell office:value-type="float" office:value="41.838177822">
                <text:p>41.838177822</text:p>
              </table:table-cell>
              <table:table-cell office:value-type="float" office:value="43.1640682865">
                <text:p>43.1640682865</text:p>
              </table:table-cell>
              <table:table-cell office:value-type="float" office:value="45.078117282">
                <text:p>45.078117282</text:p>
              </table:table-cell>
              <table:table-cell office:value-type="float" office:value="47.0515008614">
                <text:p>47.0515008614</text:p>
              </table:table-cell>
              <table:table-cell office:value-type="float" office:value="48.4662345653">
                <text:p>48.4662345653</text:p>
              </table:table-cell>
              <table:table-cell office:value-type="float" office:value="50.5623713421">
                <text:p>50.5623713421</text:p>
              </table:table-cell>
              <table:table-cell office:value-type="float" office:value="52.7751023816">
                <text:p>52.7751023816</text:p>
              </table:table-cell>
              <table:table-cell office:value-type="float" office:value="55.8754796628">
                <text:p>55.8754796628</text:p>
              </table:table-cell>
              <table:table-cell office:value-type="float" office:value="59.0843831138">
                <text:p>59.0843831138</text:p>
              </table:table-cell>
              <table:table-cell office:value-type="float" office:value="61.327962401">
                <text:p>61.327962401</text:p>
              </table:table-cell>
              <table:table-cell office:value-type="float" office:value="66.5078272398">
                <text:p>66.5078272398</text:p>
              </table:table-cell>
              <table:table-cell office:value-type="float" office:value="69.9858465787">
                <text:p>69.9858465787</text:p>
              </table:table-cell>
              <table:table-cell office:value-type="float" office:value="76.3218404368">
                <text:p>76.3218404368</text:p>
              </table:table-cell>
              <table:table-cell office:value-type="float" office:value="80.5852454468">
                <text:p>80.5852454468</text:p>
              </table:table-cell>
              <table:table-cell office:value-type="float" office:value="87.8992393224">
                <text:p>87.8992393224</text:p>
              </table:table-cell>
              <table:table-cell office:value-type="float" office:value="98.9404448103">
                <text:p>98.9404448103</text:p>
              </table:table-cell>
              <table:table-cell office:value-type="float" office:value="105.544631334">
                <text:p>105.544631334</text:p>
              </table:table-cell>
              <table:table-cell office:value-type="float" office:value="121.957847881">
                <text:p>121.957847881</text:p>
              </table:table-cell>
              <table:table-cell office:value-type="float" office:value="141.090697998">
                <text:p>141.090697998</text:p>
              </table:table-cell>
              <table:table-cell office:value-type="float" office:value="160.66743036">
                <text:p>160.66743036</text:p>
              </table:table-cell>
              <table:table-cell office:value-type="float" office:value="206.353809941">
                <text:p>206.353809941</text:p>
              </table:table-cell>
              <table:table-cell office:value-type="float" office:value="295.414581061">
                <text:p>295.414581061</text:p>
              </table:table-cell>
              <table:table-cell office:value-type="float" office:value="384.273724505">
                <text:p>384.273724505</text:p>
              </table:table-cell>
              <table:table-cell office:value-type="float" office:value="640.157496205">
                <text:p>640.157496205</text:p>
              </table:table-cell>
              <table:table-cell office:value-type="float" office:value="972.446234501">
                <text:p>972.446234501</text:p>
              </table:table-cell>
              <table:table-cell office:value-type="float" office:value="1268.41578883">
                <text:p>1268.41578883</text:p>
              </table:table-cell>
              <table:table-cell office:value-type="float" office:value="1851.09726557">
                <text:p>1851.09726557</text:p>
              </table:table-cell>
              <table:table-cell office:value-type="float" office:value="2405.94548606">
                <text:p>2405.94548606</text:p>
              </table:table-cell>
              <table:table-cell office:value-type="float" office:value="3037.65674942">
                <text:p>3037.65674942</text:p>
              </table:table-cell>
              <table:table-cell office:value-type="float" office:value="3271.02622691">
                <text:p>3271.02622691</text:p>
              </table:table-cell>
              <table:table-cell office:value-type="float" office:value="3998.22776582">
                <text:p>3998.22776582</text:p>
              </table:table-cell>
              <table:table-cell office:value-type="float" office:value="4464.96584877">
                <text:p>4464.96584877</text:p>
              </table:table-cell>
              <table:table-cell office:value-type="float" office:value="4853.60380529">
                <text:p>4853.60380529</text:p>
              </table:table-cell>
              <table:table-cell office:value-type="float" office:value="5193.95375016">
                <text:p>5193.95375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43cm" svg:height="12.795cm" xlink:href=".." xlink:type="simple" chart:class="chart:line" chart:style-name="ch1">
        <chart:title svg:x="7.317cm" svg:y="0.396cm" chart:style-name="ch2">
          <text:p>S=0.4</text:p>
        </chart:title>
        <chart:legend svg:x="3.152cm" svg:y="1.608cm" style:legend-expansion="custom" chartooo:width="3.137cm" chartooo:height="2.231cm" style:legend-expansion-aspect-ratio="1.40609592111161" chart:style-name="ch3"/>
        <chart:plot-area chart:style-name="ch4" table:cell-range-address="spreadsheet_latencies.A22:spreadsheet_latencies.AM25" chart:data-source-has-labels="both" svg:x="1.429cm" svg:y="1.451cm" svg:width="14.392cm" svg:height="10.012cm">
          <chartooo:coordinate-region svg:x="2.392cm" svg:y="1.451cm" svg:width="13.429cm" svg:height="8.468cm"/>
          <chart:axis chart:dimension="x" chart:name="primary-x" chart:style-name="ch5" chartooo:axis-type="auto">
            <chartooo:date-scale/>
            <chart:title svg:x="5.768cm" svg:y="11.718cm" chart:style-name="ch6">
              <text:p>Average injection rate (per node)</text:p>
            </chart:title>
            <chart:categories table:cell-range-address="spreadsheet_latencies.B22:spreadsheet_latencies.AM22"/>
          </chart:axis>
          <chart:axis chart:dimension="y" chart:name="primary-y" chart:style-name="ch7">
            <chart:title svg:x="0.451cm" svg:y="8.538cm" chart:style-name="ch8">
              <text:p>Average packet latency</text:p>
            </chart:title>
            <chart:grid chart:style-name="ch9" chart:class="major"/>
          </chart:axis>
          <chart:series chart:style-name="ch10" chart:values-cell-range-address="spreadsheet_latencies.B23:spreadsheet_latencies.AM23" chart:label-cell-address="spreadsheet_latencies.A23:spreadsheet_latencies.A23" chart:class="chart:line">
            <chart:data-point chart:repeated="38"/>
          </chart:series>
          <chart:series chart:style-name="ch11" chart:values-cell-range-address="spreadsheet_latencies.B24:spreadsheet_latencies.AM24" chart:label-cell-address="spreadsheet_latencies.A24:spreadsheet_latencies.A24" chart:class="chart:line">
            <chart:data-point chart:repeated="38"/>
          </chart:series>
          <chart:series chart:style-name="ch12" chart:values-cell-range-address="spreadsheet_latencies.B25:spreadsheet_latencies.AM25" chart:label-cell-address="spreadsheet_latencies.A25:spreadsheet_latencies.A25" chart:class="chart:line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.B22:spreadsheet_latencies.AM22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.A23:spreadsheet_latencies.A23</svg:desc>
                </draw:g>
              </table:table-cell>
              <table:table-cell office:value-type="float" office:value="5.13398167667">
                <text:p>5.13398167667</text:p>
                <draw:g>
                  <svg:desc>spreadsheet_latencies.B23:spreadsheet_latencies.AM23</svg:desc>
                </draw:g>
              </table:table-cell>
              <table:table-cell office:value-type="float" office:value="5.27247327186">
                <text:p>5.27247327186</text:p>
              </table:table-cell>
              <table:table-cell office:value-type="float" office:value="5.43141506511">
                <text:p>5.43141506511</text:p>
              </table:table-cell>
              <table:table-cell office:value-type="float" office:value="5.64060103056">
                <text:p>5.64060103056</text:p>
              </table:table-cell>
              <table:table-cell office:value-type="float" office:value="5.91573661199">
                <text:p>5.91573661199</text:p>
              </table:table-cell>
              <table:table-cell office:value-type="float" office:value="6.23751816033">
                <text:p>6.23751816033</text:p>
              </table:table-cell>
              <table:table-cell office:value-type="float" office:value="6.47821565445">
                <text:p>6.47821565445</text:p>
              </table:table-cell>
              <table:table-cell office:value-type="float" office:value="6.94377503846">
                <text:p>6.94377503846</text:p>
              </table:table-cell>
              <table:table-cell office:value-type="float" office:value="7.4876101818">
                <text:p>7.4876101818</text:p>
              </table:table-cell>
              <table:table-cell office:value-type="float" office:value="8.03940231545">
                <text:p>8.03940231545</text:p>
              </table:table-cell>
              <table:table-cell office:value-type="float" office:value="9.02135569937">
                <text:p>9.02135569937</text:p>
              </table:table-cell>
              <table:table-cell office:value-type="float" office:value="9.78924403683">
                <text:p>9.78924403683</text:p>
              </table:table-cell>
              <table:table-cell office:value-type="float" office:value="11.3244743468">
                <text:p>11.3244743468</text:p>
              </table:table-cell>
              <table:table-cell office:value-type="float" office:value="13.8996184382">
                <text:p>13.8996184382</text:p>
              </table:table-cell>
              <table:table-cell office:value-type="float" office:value="17.4783622478">
                <text:p>17.4783622478</text:p>
              </table:table-cell>
              <table:table-cell office:value-type="float" office:value="23.4969442366">
                <text:p>23.4969442366</text:p>
              </table:table-cell>
              <table:table-cell office:value-type="float" office:value="39.0249158727">
                <text:p>39.0249158727</text:p>
              </table:table-cell>
              <table:table-cell office:value-type="float" office:value="148.619865974">
                <text:p>148.619865974</text:p>
              </table:table-cell>
              <table:table-cell office:value-type="float" office:value="769.695742836">
                <text:p>769.695742836</text:p>
              </table:table-cell>
              <table:table-cell office:value-type="float" office:value="2416.11553021">
                <text:p>2416.11553021</text:p>
              </table:table-cell>
              <table:table-cell office:value-type="float" office:value="4108.61756345">
                <text:p>4108.61756345</text:p>
              </table:table-cell>
              <table:table-cell office:value-type="float" office:value="5309.74564976">
                <text:p>5309.74564976</text:p>
              </table:table-cell>
              <table:table-cell office:value-type="float" office:value="6806.44893973">
                <text:p>6806.44893973</text:p>
              </table:table-cell>
              <table:table-cell office:value-type="float" office:value="8714.19598836">
                <text:p>8714.19598836</text:p>
              </table:table-cell>
              <table:table-cell office:value-type="float" office:value="10012.6942218">
                <text:p>10012.6942218</text:p>
              </table:table-cell>
              <table:table-cell office:value-type="float" office:value="11182.0075877">
                <text:p>11182.0075877</text:p>
              </table:table-cell>
              <table:table-cell office:value-type="float" office:value="12310.5959961">
                <text:p>12310.5959961</text:p>
              </table:table-cell>
              <table:table-cell office:value-type="float" office:value="12878.2043018">
                <text:p>12878.2043018</text:p>
              </table:table-cell>
              <table:table-cell office:value-type="float" office:value="13989.3636419">
                <text:p>13989.3636419</text:p>
              </table:table-cell>
              <table:table-cell office:value-type="float" office:value="15914.6922593">
                <text:p>15914.6922593</text:p>
              </table:table-cell>
              <table:table-cell office:value-type="float" office:value="15282.0167252">
                <text:p>15282.0167252</text:p>
              </table:table-cell>
              <table:table-cell office:value-type="float" office:value="15919.9798284">
                <text:p>15919.9798284</text:p>
              </table:table-cell>
              <table:table-cell office:value-type="float" office:value="16665.2906266">
                <text:p>16665.2906266</text:p>
              </table:table-cell>
              <table:table-cell office:value-type="float" office:value="17570.76412">
                <text:p>17570.76412</text:p>
              </table:table-cell>
              <table:table-cell office:value-type="float" office:value="17422.1349787">
                <text:p>17422.1349787</text:p>
              </table:table-cell>
              <table:table-cell office:value-type="float" office:value="17837.1192288">
                <text:p>17837.1192288</text:p>
              </table:table-cell>
              <table:table-cell office:value-type="float" office:value="18918.122295">
                <text:p>18918.122295</text:p>
              </table:table-cell>
              <table:table-cell office:value-type="float" office:value="18669.0908476">
                <text:p>18669.0908476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.A24:spreadsheet_latencies.A24</svg:desc>
                </draw:g>
              </table:table-cell>
              <table:table-cell office:value-type="float" office:value="5.22839398511">
                <text:p>5.22839398511</text:p>
                <draw:g>
                  <svg:desc>spreadsheet_latencies.B24:spreadsheet_latencies.AM24</svg:desc>
                </draw:g>
              </table:table-cell>
              <table:table-cell office:value-type="float" office:value="5.49827206989">
                <text:p>5.49827206989</text:p>
              </table:table-cell>
              <table:table-cell office:value-type="float" office:value="5.83323917829">
                <text:p>5.83323917829</text:p>
              </table:table-cell>
              <table:table-cell office:value-type="float" office:value="6.37450229227">
                <text:p>6.37450229227</text:p>
              </table:table-cell>
              <table:table-cell office:value-type="float" office:value="7.13210265389">
                <text:p>7.13210265389</text:p>
              </table:table-cell>
              <table:table-cell office:value-type="float" office:value="7.77876324593">
                <text:p>7.77876324593</text:p>
              </table:table-cell>
              <table:table-cell office:value-type="float" office:value="8.7863235646">
                <text:p>8.7863235646</text:p>
              </table:table-cell>
              <table:table-cell office:value-type="float" office:value="9.72846611785">
                <text:p>9.72846611785</text:p>
              </table:table-cell>
              <table:table-cell office:value-type="float" office:value="10.8855681615">
                <text:p>10.8855681615</text:p>
              </table:table-cell>
              <table:table-cell office:value-type="float" office:value="12.861680421">
                <text:p>12.861680421</text:p>
              </table:table-cell>
              <table:table-cell office:value-type="float" office:value="14.8410876707">
                <text:p>14.8410876707</text:p>
              </table:table-cell>
              <table:table-cell office:value-type="float" office:value="16.8588307167">
                <text:p>16.8588307167</text:p>
              </table:table-cell>
              <table:table-cell office:value-type="float" office:value="19.5828557914">
                <text:p>19.5828557914</text:p>
              </table:table-cell>
              <table:table-cell office:value-type="float" office:value="22.4494675845">
                <text:p>22.4494675845</text:p>
              </table:table-cell>
              <table:table-cell office:value-type="float" office:value="26.1875220492">
                <text:p>26.1875220492</text:p>
              </table:table-cell>
              <table:table-cell office:value-type="float" office:value="32.1413663497">
                <text:p>32.1413663497</text:p>
              </table:table-cell>
              <table:table-cell office:value-type="float" office:value="37.461282821">
                <text:p>37.461282821</text:p>
              </table:table-cell>
              <table:table-cell office:value-type="float" office:value="44.7143552912">
                <text:p>44.7143552912</text:p>
              </table:table-cell>
              <table:table-cell office:value-type="float" office:value="52.8759174251">
                <text:p>52.8759174251</text:p>
              </table:table-cell>
              <table:table-cell office:value-type="float" office:value="58.4866293072">
                <text:p>58.4866293072</text:p>
              </table:table-cell>
              <table:table-cell office:value-type="float" office:value="76.3119019606">
                <text:p>76.3119019606</text:p>
              </table:table-cell>
              <table:table-cell office:value-type="float" office:value="94.5091953296">
                <text:p>94.5091953296</text:p>
              </table:table-cell>
              <table:table-cell office:value-type="float" office:value="111.101815531">
                <text:p>111.101815531</text:p>
              </table:table-cell>
              <table:table-cell office:value-type="float" office:value="133.864512987">
                <text:p>133.864512987</text:p>
              </table:table-cell>
              <table:table-cell office:value-type="float" office:value="148.117336389">
                <text:p>148.117336389</text:p>
              </table:table-cell>
              <table:table-cell office:value-type="float" office:value="182.607956703">
                <text:p>182.607956703</text:p>
              </table:table-cell>
              <table:table-cell office:value-type="float" office:value="251.22164368">
                <text:p>251.22164368</text:p>
              </table:table-cell>
              <table:table-cell office:value-type="float" office:value="321.150782934">
                <text:p>321.150782934</text:p>
              </table:table-cell>
              <table:table-cell office:value-type="float" office:value="450.772609092">
                <text:p>450.772609092</text:p>
              </table:table-cell>
              <table:table-cell office:value-type="float" office:value="676.350668571">
                <text:p>676.350668571</text:p>
              </table:table-cell>
              <table:table-cell office:value-type="float" office:value="1138.69427281">
                <text:p>1138.69427281</text:p>
              </table:table-cell>
              <table:table-cell office:value-type="float" office:value="1273.10179845">
                <text:p>1273.10179845</text:p>
              </table:table-cell>
              <table:table-cell office:value-type="float" office:value="1928.11080118">
                <text:p>1928.11080118</text:p>
              </table:table-cell>
              <table:table-cell office:value-type="float" office:value="2277.63241612">
                <text:p>2277.63241612</text:p>
              </table:table-cell>
              <table:table-cell office:value-type="float" office:value="2577.48885848">
                <text:p>2577.48885848</text:p>
              </table:table-cell>
              <table:table-cell office:value-type="float" office:value="2963.6349233">
                <text:p>2963.6349233</text:p>
              </table:table-cell>
              <table:table-cell office:value-type="float" office:value="3430.61220343">
                <text:p>3430.61220343</text:p>
              </table:table-cell>
              <table:table-cell office:value-type="float" office:value="3772.5069291">
                <text:p>3772.5069291</text:p>
              </table:table-cell>
            </table:table-row>
            <table:table-row>
              <table:table-cell office:value-type="string">
                <text:p>token</text:p>
                <draw:g>
                  <svg:desc>spreadsheet_latencies.A25:spreadsheet_latencies.A25</svg:desc>
                </draw:g>
              </table:table-cell>
              <table:table-cell office:value-type="float" office:value="36.4524017922">
                <text:p>36.4524017922</text:p>
                <draw:g>
                  <svg:desc>spreadsheet_latencies.B25:spreadsheet_latencies.AM25</svg:desc>
                </draw:g>
              </table:table-cell>
              <table:table-cell office:value-type="float" office:value="37.497930714">
                <text:p>37.497930714</text:p>
              </table:table-cell>
              <table:table-cell office:value-type="float" office:value="38.4002836493">
                <text:p>38.4002836493</text:p>
              </table:table-cell>
              <table:table-cell office:value-type="float" office:value="39.8590897926">
                <text:p>39.8590897926</text:p>
              </table:table-cell>
              <table:table-cell office:value-type="float" office:value="40.9687520182">
                <text:p>40.9687520182</text:p>
              </table:table-cell>
              <table:table-cell office:value-type="float" office:value="42.5060684826">
                <text:p>42.5060684826</text:p>
              </table:table-cell>
              <table:table-cell office:value-type="float" office:value="43.7430125658">
                <text:p>43.7430125658</text:p>
              </table:table-cell>
              <table:table-cell office:value-type="float" office:value="45.3063617055">
                <text:p>45.3063617055</text:p>
              </table:table-cell>
              <table:table-cell office:value-type="float" office:value="47.1883812625">
                <text:p>47.1883812625</text:p>
              </table:table-cell>
              <table:table-cell office:value-type="float" office:value="48.7858094855">
                <text:p>48.7858094855</text:p>
              </table:table-cell>
              <table:table-cell office:value-type="float" office:value="50.7992800435">
                <text:p>50.7992800435</text:p>
              </table:table-cell>
              <table:table-cell office:value-type="float" office:value="53.134058997">
                <text:p>53.134058997</text:p>
              </table:table-cell>
              <table:table-cell office:value-type="float" office:value="55.410193784">
                <text:p>55.410193784</text:p>
              </table:table-cell>
              <table:table-cell office:value-type="float" office:value="57.6825259693">
                <text:p>57.6825259693</text:p>
              </table:table-cell>
              <table:table-cell office:value-type="float" office:value="60.4326747529">
                <text:p>60.4326747529</text:p>
              </table:table-cell>
              <table:table-cell office:value-type="float" office:value="64.0549286006">
                <text:p>64.0549286006</text:p>
              </table:table-cell>
              <table:table-cell office:value-type="float" office:value="68.1758055234">
                <text:p>68.1758055234</text:p>
              </table:table-cell>
              <table:table-cell office:value-type="float" office:value="72.0593378611">
                <text:p>72.0593378611</text:p>
              </table:table-cell>
              <table:table-cell office:value-type="float" office:value="75.7439097443">
                <text:p>75.7439097443</text:p>
              </table:table-cell>
              <table:table-cell office:value-type="float" office:value="80.9877908444">
                <text:p>80.9877908444</text:p>
              </table:table-cell>
              <table:table-cell office:value-type="float" office:value="90.0322108788">
                <text:p>90.0322108788</text:p>
              </table:table-cell>
              <table:table-cell office:value-type="float" office:value="94.3005567824">
                <text:p>94.3005567824</text:p>
              </table:table-cell>
              <table:table-cell office:value-type="float" office:value="104.944427558">
                <text:p>104.944427558</text:p>
              </table:table-cell>
              <table:table-cell office:value-type="float" office:value="117.301294197">
                <text:p>117.301294197</text:p>
              </table:table-cell>
              <table:table-cell office:value-type="float" office:value="132.177861218">
                <text:p>132.177861218</text:p>
              </table:table-cell>
              <table:table-cell office:value-type="float" office:value="156.80452114">
                <text:p>156.80452114</text:p>
              </table:table-cell>
              <table:table-cell office:value-type="float" office:value="172.212269435">
                <text:p>172.212269435</text:p>
              </table:table-cell>
              <table:table-cell office:value-type="float" office:value="195.595881143">
                <text:p>195.595881143</text:p>
              </table:table-cell>
              <table:table-cell office:value-type="float" office:value="271.674856488">
                <text:p>271.674856488</text:p>
              </table:table-cell>
              <table:table-cell office:value-type="float" office:value="386.130295105">
                <text:p>386.130295105</text:p>
              </table:table-cell>
              <table:table-cell office:value-type="float" office:value="523.617805844">
                <text:p>523.617805844</text:p>
              </table:table-cell>
              <table:table-cell office:value-type="float" office:value="858.773051562">
                <text:p>858.773051562</text:p>
              </table:table-cell>
              <table:table-cell office:value-type="float" office:value="1220.02867228">
                <text:p>1220.02867228</text:p>
              </table:table-cell>
              <table:table-cell office:value-type="float" office:value="1563.26286622">
                <text:p>1563.26286622</text:p>
              </table:table-cell>
              <table:table-cell office:value-type="float" office:value="1779.44752183">
                <text:p>1779.44752183</text:p>
              </table:table-cell>
              <table:table-cell office:value-type="float" office:value="2320.19097422">
                <text:p>2320.19097422</text:p>
              </table:table-cell>
              <table:table-cell office:value-type="float" office:value="2862.40864385">
                <text:p>2862.40864385</text:p>
              </table:table-cell>
              <table:table-cell office:value-type="float" office:value="3067.55514335">
                <text:p>3067.555143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43cm" svg:height="12.795cm" xlink:href=".." xlink:type="simple" chart:class="chart:line" chart:style-name="ch1">
        <chart:title svg:x="7.37cm" svg:y="0.391cm" chart:style-name="ch2">
          <text:p>S=0.5</text:p>
        </chart:title>
        <chart:legend svg:x="3.152cm" svg:y="1.608cm" style:legend-expansion="custom" chartooo:width="3.137cm" chartooo:height="2.231cm" style:legend-expansion-aspect-ratio="1.40609592111161" chart:style-name="ch3"/>
        <chart:plot-area chart:style-name="ch4" table:cell-range-address="spreadsheet_latencies.A28:spreadsheet_latencies.AM31" chart:data-source-has-labels="both" svg:x="1.429cm" svg:y="1.451cm" svg:width="14.392cm" svg:height="10.012cm">
          <chartooo:coordinate-region svg:x="2.392cm" svg:y="1.451cm" svg:width="13.429cm" svg:height="8.468cm"/>
          <chart:axis chart:dimension="x" chart:name="primary-x" chart:style-name="ch5" chartooo:axis-type="auto">
            <chartooo:date-scale/>
            <chart:title svg:x="5.768cm" svg:y="11.718cm" chart:style-name="ch6">
              <text:p>Average injection rate (per node)</text:p>
            </chart:title>
            <chart:categories table:cell-range-address="spreadsheet_latencies.B28:spreadsheet_latencies.AM28"/>
          </chart:axis>
          <chart:axis chart:dimension="y" chart:name="primary-y" chart:style-name="ch7">
            <chart:title svg:x="0.451cm" svg:y="8.538cm" chart:style-name="ch8">
              <text:p>Average packet latency</text:p>
            </chart:title>
            <chart:grid chart:style-name="ch9" chart:class="major"/>
          </chart:axis>
          <chart:series chart:style-name="ch10" chart:values-cell-range-address="spreadsheet_latencies.B29:spreadsheet_latencies.AM29" chart:label-cell-address="spreadsheet_latencies.A29:spreadsheet_latencies.A29" chart:class="chart:line">
            <chart:data-point chart:repeated="38"/>
          </chart:series>
          <chart:series chart:style-name="ch11" chart:values-cell-range-address="spreadsheet_latencies.B30:spreadsheet_latencies.AM30" chart:label-cell-address="spreadsheet_latencies.A30:spreadsheet_latencies.A30" chart:class="chart:line">
            <chart:data-point chart:repeated="38"/>
          </chart:series>
          <chart:series chart:style-name="ch12" chart:values-cell-range-address="spreadsheet_latencies.B31:spreadsheet_latencies.AM31" chart:label-cell-address="spreadsheet_latencies.A31:spreadsheet_latencies.A31" chart:class="chart:line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.B28:spreadsheet_latencies.AM28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.A29:spreadsheet_latencies.A29</svg:desc>
                </draw:g>
              </table:table-cell>
              <table:table-cell office:value-type="float" office:value="5.13649036324">
                <text:p>5.13649036324</text:p>
                <draw:g>
                  <svg:desc>spreadsheet_latencies.B29:spreadsheet_latencies.AM29</svg:desc>
                </draw:g>
              </table:table-cell>
              <table:table-cell office:value-type="float" office:value="5.27949648851">
                <text:p>5.27949648851</text:p>
              </table:table-cell>
              <table:table-cell office:value-type="float" office:value="5.45060843991">
                <text:p>5.45060843991</text:p>
              </table:table-cell>
              <table:table-cell office:value-type="float" office:value="5.66524605525">
                <text:p>5.66524605525</text:p>
              </table:table-cell>
              <table:table-cell office:value-type="float" office:value="5.85735108052">
                <text:p>5.85735108052</text:p>
              </table:table-cell>
              <table:table-cell office:value-type="float" office:value="6.19975792483">
                <text:p>6.19975792483</text:p>
              </table:table-cell>
              <table:table-cell office:value-type="float" office:value="6.58402486573">
                <text:p>6.58402486573</text:p>
              </table:table-cell>
              <table:table-cell office:value-type="float" office:value="6.95339087348">
                <text:p>6.95339087348</text:p>
              </table:table-cell>
              <table:table-cell office:value-type="float" office:value="7.37945393357">
                <text:p>7.37945393357</text:p>
              </table:table-cell>
              <table:table-cell office:value-type="float" office:value="8.0264471336">
                <text:p>8.0264471336</text:p>
              </table:table-cell>
              <table:table-cell office:value-type="float" office:value="8.64583137482">
                <text:p>8.64583137482</text:p>
              </table:table-cell>
              <table:table-cell office:value-type="float" office:value="9.90644916381">
                <text:p>9.90644916381</text:p>
              </table:table-cell>
              <table:table-cell office:value-type="float" office:value="11.2091783229">
                <text:p>11.2091783229</text:p>
              </table:table-cell>
              <table:table-cell office:value-type="float" office:value="13.6522543799">
                <text:p>13.6522543799</text:p>
              </table:table-cell>
              <table:table-cell office:value-type="float" office:value="19.0369834762">
                <text:p>19.0369834762</text:p>
              </table:table-cell>
              <table:table-cell office:value-type="float" office:value="24.8752812361">
                <text:p>24.8752812361</text:p>
              </table:table-cell>
              <table:table-cell office:value-type="float" office:value="57.6152919936">
                <text:p>57.6152919936</text:p>
              </table:table-cell>
              <table:table-cell office:value-type="float" office:value="153.346626254">
                <text:p>153.346626254</text:p>
              </table:table-cell>
              <table:table-cell office:value-type="float" office:value="548.376539387">
                <text:p>548.376539387</text:p>
              </table:table-cell>
              <table:table-cell office:value-type="float" office:value="2132.34932861">
                <text:p>2132.34932861</text:p>
              </table:table-cell>
              <table:table-cell office:value-type="float" office:value="4665.87216812">
                <text:p>4665.87216812</text:p>
              </table:table-cell>
              <table:table-cell office:value-type="float" office:value="5878.81742332">
                <text:p>5878.81742332</text:p>
              </table:table-cell>
              <table:table-cell office:value-type="float" office:value="7883.12546865">
                <text:p>7883.12546865</text:p>
              </table:table-cell>
              <table:table-cell office:value-type="float" office:value="8319.10950345">
                <text:p>8319.10950345</text:p>
              </table:table-cell>
              <table:table-cell office:value-type="float" office:value="9857.52158905">
                <text:p>9857.52158905</text:p>
              </table:table-cell>
              <table:table-cell office:value-type="float" office:value="12242.2600673">
                <text:p>12242.2600673</text:p>
              </table:table-cell>
              <table:table-cell office:value-type="float" office:value="12050.8758191">
                <text:p>12050.8758191</text:p>
              </table:table-cell>
              <table:table-cell office:value-type="float" office:value="13990.082596">
                <text:p>13990.082596</text:p>
              </table:table-cell>
              <table:table-cell office:value-type="float" office:value="15049.9839325">
                <text:p>15049.9839325</text:p>
              </table:table-cell>
              <table:table-cell office:value-type="float" office:value="15359.5989648">
                <text:p>15359.5989648</text:p>
              </table:table-cell>
              <table:table-cell office:value-type="float" office:value="16866.2630665">
                <text:p>16866.2630665</text:p>
              </table:table-cell>
              <table:table-cell office:value-type="float" office:value="16570.9258559">
                <text:p>16570.9258559</text:p>
              </table:table-cell>
              <table:table-cell office:value-type="float" office:value="17203.882964">
                <text:p>17203.882964</text:p>
              </table:table-cell>
              <table:table-cell office:value-type="float" office:value="18407.7926465">
                <text:p>18407.7926465</text:p>
              </table:table-cell>
              <table:table-cell office:value-type="float" office:value="18146.0277404">
                <text:p>18146.0277404</text:p>
              </table:table-cell>
              <table:table-cell office:value-type="float" office:value="19051.1220541">
                <text:p>19051.1220541</text:p>
              </table:table-cell>
              <table:table-cell office:value-type="float" office:value="18866.1755284">
                <text:p>18866.1755284</text:p>
              </table:table-cell>
              <table:table-cell office:value-type="float" office:value="19726.1599116">
                <text:p>19726.1599116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.A30:spreadsheet_latencies.A30</svg:desc>
                </draw:g>
              </table:table-cell>
              <table:table-cell office:value-type="float" office:value="5.24725328331">
                <text:p>5.24725328331</text:p>
                <draw:g>
                  <svg:desc>spreadsheet_latencies.B30:spreadsheet_latencies.AM30</svg:desc>
                </draw:g>
              </table:table-cell>
              <table:table-cell office:value-type="float" office:value="5.49194073607">
                <text:p>5.49194073607</text:p>
              </table:table-cell>
              <table:table-cell office:value-type="float" office:value="5.92497031995">
                <text:p>5.92497031995</text:p>
              </table:table-cell>
              <table:table-cell office:value-type="float" office:value="6.47304511142">
                <text:p>6.47304511142</text:p>
              </table:table-cell>
              <table:table-cell office:value-type="float" office:value="6.96930784868">
                <text:p>6.96930784868</text:p>
              </table:table-cell>
              <table:table-cell office:value-type="float" office:value="7.8446063088">
                <text:p>7.8446063088</text:p>
              </table:table-cell>
              <table:table-cell office:value-type="float" office:value="8.71334130293">
                <text:p>8.71334130293</text:p>
              </table:table-cell>
              <table:table-cell office:value-type="float" office:value="9.7457232926">
                <text:p>9.7457232926</text:p>
              </table:table-cell>
              <table:table-cell office:value-type="float" office:value="11.0278729863">
                <text:p>11.0278729863</text:p>
              </table:table-cell>
              <table:table-cell office:value-type="float" office:value="13.1131809712">
                <text:p>13.1131809712</text:p>
              </table:table-cell>
              <table:table-cell office:value-type="float" office:value="14.5196692777">
                <text:p>14.5196692777</text:p>
              </table:table-cell>
              <table:table-cell office:value-type="float" office:value="16.9217180221">
                <text:p>16.9217180221</text:p>
              </table:table-cell>
              <table:table-cell office:value-type="float" office:value="19.9600657432">
                <text:p>19.9600657432</text:p>
              </table:table-cell>
              <table:table-cell office:value-type="float" office:value="23.1432118883">
                <text:p>23.1432118883</text:p>
              </table:table-cell>
              <table:table-cell office:value-type="float" office:value="27.0266439737">
                <text:p>27.0266439737</text:p>
              </table:table-cell>
              <table:table-cell office:value-type="float" office:value="32.4779063746">
                <text:p>32.4779063746</text:p>
              </table:table-cell>
              <table:table-cell office:value-type="float" office:value="40.638461362">
                <text:p>40.638461362</text:p>
              </table:table-cell>
              <table:table-cell office:value-type="float" office:value="44.7402529323">
                <text:p>44.7402529323</text:p>
              </table:table-cell>
              <table:table-cell office:value-type="float" office:value="52.8552354917">
                <text:p>52.8552354917</text:p>
              </table:table-cell>
              <table:table-cell office:value-type="float" office:value="64.5742217289">
                <text:p>64.5742217289</text:p>
              </table:table-cell>
              <table:table-cell office:value-type="float" office:value="71.9143574901">
                <text:p>71.9143574901</text:p>
              </table:table-cell>
              <table:table-cell office:value-type="float" office:value="85.3264936851">
                <text:p>85.3264936851</text:p>
              </table:table-cell>
              <table:table-cell office:value-type="float" office:value="96.4112001832">
                <text:p>96.4112001832</text:p>
              </table:table-cell>
              <table:table-cell office:value-type="float" office:value="111.096358207">
                <text:p>111.096358207</text:p>
              </table:table-cell>
              <table:table-cell office:value-type="float" office:value="130.158483459">
                <text:p>130.158483459</text:p>
              </table:table-cell>
              <table:table-cell office:value-type="float" office:value="150.560656972">
                <text:p>150.560656972</text:p>
              </table:table-cell>
              <table:table-cell office:value-type="float" office:value="167.880166738">
                <text:p>167.880166738</text:p>
              </table:table-cell>
              <table:table-cell office:value-type="float" office:value="208.037032416">
                <text:p>208.037032416</text:p>
              </table:table-cell>
              <table:table-cell office:value-type="float" office:value="252.502477563">
                <text:p>252.502477563</text:p>
              </table:table-cell>
              <table:table-cell office:value-type="float" office:value="308.962348389">
                <text:p>308.962348389</text:p>
              </table:table-cell>
              <table:table-cell office:value-type="float" office:value="423.563101532">
                <text:p>423.563101532</text:p>
              </table:table-cell>
              <table:table-cell office:value-type="float" office:value="617.287828261">
                <text:p>617.287828261</text:p>
              </table:table-cell>
              <table:table-cell office:value-type="float" office:value="773.691173622">
                <text:p>773.691173622</text:p>
              </table:table-cell>
              <table:table-cell office:value-type="float" office:value="1026.52024925">
                <text:p>1026.52024925</text:p>
              </table:table-cell>
              <table:table-cell office:value-type="float" office:value="1361.69209194">
                <text:p>1361.69209194</text:p>
              </table:table-cell>
              <table:table-cell office:value-type="float" office:value="1911.86752872">
                <text:p>1911.86752872</text:p>
              </table:table-cell>
              <table:table-cell office:value-type="float" office:value="2284.99190281">
                <text:p>2284.99190281</text:p>
              </table:table-cell>
              <table:table-cell office:value-type="float" office:value="2574.20086173">
                <text:p>2574.20086173</text:p>
              </table:table-cell>
            </table:table-row>
            <table:table-row>
              <table:table-cell office:value-type="string">
                <text:p>token</text:p>
                <draw:g>
                  <svg:desc>spreadsheet_latencies.A31:spreadsheet_latencies.A31</svg:desc>
                </draw:g>
              </table:table-cell>
              <table:table-cell office:value-type="float" office:value="36.4524276223">
                <text:p>36.4524276223</text:p>
                <draw:g>
                  <svg:desc>spreadsheet_latencies.B31:spreadsheet_latencies.AM31</svg:desc>
                </draw:g>
              </table:table-cell>
              <table:table-cell office:value-type="float" office:value="37.3564256954">
                <text:p>37.3564256954</text:p>
              </table:table-cell>
              <table:table-cell office:value-type="float" office:value="38.5534607978">
                <text:p>38.5534607978</text:p>
              </table:table-cell>
              <table:table-cell office:value-type="float" office:value="39.5033673215">
                <text:p>39.5033673215</text:p>
              </table:table-cell>
              <table:table-cell office:value-type="float" office:value="40.5416720814">
                <text:p>40.5416720814</text:p>
              </table:table-cell>
              <table:table-cell office:value-type="float" office:value="41.8980734495">
                <text:p>41.8980734495</text:p>
              </table:table-cell>
              <table:table-cell office:value-type="float" office:value="43.3310068106">
                <text:p>43.3310068106</text:p>
              </table:table-cell>
              <table:table-cell office:value-type="float" office:value="44.9423765745">
                <text:p>44.9423765745</text:p>
              </table:table-cell>
              <table:table-cell office:value-type="float" office:value="46.3120759778">
                <text:p>46.3120759778</text:p>
              </table:table-cell>
              <table:table-cell office:value-type="float" office:value="47.810480765">
                <text:p>47.810480765</text:p>
              </table:table-cell>
              <table:table-cell office:value-type="float" office:value="49.9553173641">
                <text:p>49.9553173641</text:p>
              </table:table-cell>
              <table:table-cell office:value-type="float" office:value="51.3685518319">
                <text:p>51.3685518319</text:p>
              </table:table-cell>
              <table:table-cell office:value-type="float" office:value="53.9620601264">
                <text:p>53.9620601264</text:p>
              </table:table-cell>
              <table:table-cell office:value-type="float" office:value="56.4053213474">
                <text:p>56.4053213474</text:p>
              </table:table-cell>
              <table:table-cell office:value-type="float" office:value="58.6254335384">
                <text:p>58.6254335384</text:p>
              </table:table-cell>
              <table:table-cell office:value-type="float" office:value="61.7022480381">
                <text:p>61.7022480381</text:p>
              </table:table-cell>
              <table:table-cell office:value-type="float" office:value="64.3345788354">
                <text:p>64.3345788354</text:p>
              </table:table-cell>
              <table:table-cell office:value-type="float" office:value="68.6278656607">
                <text:p>68.6278656607</text:p>
              </table:table-cell>
              <table:table-cell office:value-type="float" office:value="71.9041629855">
                <text:p>71.9041629855</text:p>
              </table:table-cell>
              <table:table-cell office:value-type="float" office:value="75.9952029884">
                <text:p>75.9952029884</text:p>
              </table:table-cell>
              <table:table-cell office:value-type="float" office:value="82.1065169928">
                <text:p>82.1065169928</text:p>
              </table:table-cell>
              <table:table-cell office:value-type="float" office:value="85.8508068461">
                <text:p>85.8508068461</text:p>
              </table:table-cell>
              <table:table-cell office:value-type="float" office:value="92.4176166798">
                <text:p>92.4176166798</text:p>
              </table:table-cell>
              <table:table-cell office:value-type="float" office:value="101.384923578">
                <text:p>101.384923578</text:p>
              </table:table-cell>
              <table:table-cell office:value-type="float" office:value="109.56269138">
                <text:p>109.56269138</text:p>
              </table:table-cell>
              <table:table-cell office:value-type="float" office:value="120.860208521">
                <text:p>120.860208521</text:p>
              </table:table-cell>
              <table:table-cell office:value-type="float" office:value="142.355225183">
                <text:p>142.355225183</text:p>
              </table:table-cell>
              <table:table-cell office:value-type="float" office:value="159.924967272">
                <text:p>159.924967272</text:p>
              </table:table-cell>
              <table:table-cell office:value-type="float" office:value="180.8035857">
                <text:p>180.8035857</text:p>
              </table:table-cell>
              <table:table-cell office:value-type="float" office:value="219.302121192">
                <text:p>219.302121192</text:p>
              </table:table-cell>
              <table:table-cell office:value-type="float" office:value="260.409968401">
                <text:p>260.409968401</text:p>
              </table:table-cell>
              <table:table-cell office:value-type="float" office:value="355.283901337">
                <text:p>355.283901337</text:p>
              </table:table-cell>
              <table:table-cell office:value-type="float" office:value="586.600359535">
                <text:p>586.600359535</text:p>
              </table:table-cell>
              <table:table-cell office:value-type="float" office:value="612.966371203">
                <text:p>612.966371203</text:p>
              </table:table-cell>
              <table:table-cell office:value-type="float" office:value="974.409712707">
                <text:p>974.409712707</text:p>
              </table:table-cell>
              <table:table-cell office:value-type="float" office:value="1330.23326443">
                <text:p>1330.23326443</text:p>
              </table:table-cell>
              <table:table-cell office:value-type="float" office:value="1748.18813177">
                <text:p>1748.18813177</text:p>
              </table:table-cell>
              <table:table-cell office:value-type="float" office:value="1997.30330618">
                <text:p>1997.303306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43cm" svg:height="12.795cm" xlink:href=".." xlink:type="simple" chart:class="chart:line" chart:style-name="ch1">
        <chart:title svg:x="7.37cm" svg:y="0.391cm" chart:style-name="ch2">
          <text:p>S=0.6</text:p>
        </chart:title>
        <chart:legend svg:x="3.152cm" svg:y="1.608cm" style:legend-expansion="custom" chartooo:width="3.137cm" chartooo:height="2.231cm" style:legend-expansion-aspect-ratio="1.40609592111161" chart:style-name="ch3"/>
        <chart:plot-area chart:style-name="ch4" table:cell-range-address="spreadsheet_latencies.A34:spreadsheet_latencies.AM37" chart:data-source-has-labels="both" svg:x="1.429cm" svg:y="1.451cm" svg:width="14.392cm" svg:height="10.012cm">
          <chartooo:coordinate-region svg:x="2.392cm" svg:y="1.451cm" svg:width="13.429cm" svg:height="8.468cm"/>
          <chart:axis chart:dimension="x" chart:name="primary-x" chart:style-name="ch5" chartooo:axis-type="auto">
            <chartooo:date-scale/>
            <chart:title svg:x="5.768cm" svg:y="11.718cm" chart:style-name="ch6">
              <text:p>Average injection rate (per node)</text:p>
            </chart:title>
            <chart:categories table:cell-range-address="spreadsheet_latencies.B34:spreadsheet_latencies.AM34"/>
          </chart:axis>
          <chart:axis chart:dimension="y" chart:name="primary-y" chart:style-name="ch7">
            <chart:title svg:x="0.451cm" svg:y="8.538cm" chart:style-name="ch8">
              <text:p>Average packet latency</text:p>
            </chart:title>
            <chart:grid chart:style-name="ch9" chart:class="major"/>
          </chart:axis>
          <chart:series chart:style-name="ch10" chart:values-cell-range-address="spreadsheet_latencies.B35:spreadsheet_latencies.AM35" chart:label-cell-address="spreadsheet_latencies.A35:spreadsheet_latencies.A35" chart:class="chart:line">
            <chart:data-point chart:repeated="38"/>
          </chart:series>
          <chart:series chart:style-name="ch11" chart:values-cell-range-address="spreadsheet_latencies.B36:spreadsheet_latencies.AM36" chart:label-cell-address="spreadsheet_latencies.A36:spreadsheet_latencies.A36" chart:class="chart:line">
            <chart:data-point chart:repeated="38"/>
          </chart:series>
          <chart:series chart:style-name="ch12" chart:values-cell-range-address="spreadsheet_latencies.B37:spreadsheet_latencies.AM37" chart:label-cell-address="spreadsheet_latencies.A37:spreadsheet_latencies.A37" chart:class="chart:line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.B34:spreadsheet_latencies.AM3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.A35:spreadsheet_latencies.A35</svg:desc>
                </draw:g>
              </table:table-cell>
              <table:table-cell office:value-type="float" office:value="5.12678288653">
                <text:p>5.12678288653</text:p>
                <draw:g>
                  <svg:desc>spreadsheet_latencies.B35:spreadsheet_latencies.AM35</svg:desc>
                </draw:g>
              </table:table-cell>
              <table:table-cell office:value-type="float" office:value="5.27995798866">
                <text:p>5.27995798866</text:p>
              </table:table-cell>
              <table:table-cell office:value-type="float" office:value="5.44788428504">
                <text:p>5.44788428504</text:p>
              </table:table-cell>
              <table:table-cell office:value-type="float" office:value="5.70939327889">
                <text:p>5.70939327889</text:p>
              </table:table-cell>
              <table:table-cell office:value-type="float" office:value="5.93054401067">
                <text:p>5.93054401067</text:p>
              </table:table-cell>
              <table:table-cell office:value-type="float" office:value="6.23864218619">
                <text:p>6.23864218619</text:p>
              </table:table-cell>
              <table:table-cell office:value-type="float" office:value="6.52183177106">
                <text:p>6.52183177106</text:p>
              </table:table-cell>
              <table:table-cell office:value-type="float" office:value="6.95661792216">
                <text:p>6.95661792216</text:p>
              </table:table-cell>
              <table:table-cell office:value-type="float" office:value="7.59308581361">
                <text:p>7.59308581361</text:p>
              </table:table-cell>
              <table:table-cell office:value-type="float" office:value="8.15886258744">
                <text:p>8.15886258744</text:p>
              </table:table-cell>
              <table:table-cell office:value-type="float" office:value="8.9646029225">
                <text:p>8.9646029225</text:p>
              </table:table-cell>
              <table:table-cell office:value-type="float" office:value="10.0897874185">
                <text:p>10.0897874185</text:p>
              </table:table-cell>
              <table:table-cell office:value-type="float" office:value="11.5403068986">
                <text:p>11.5403068986</text:p>
              </table:table-cell>
              <table:table-cell office:value-type="float" office:value="13.7782598646">
                <text:p>13.7782598646</text:p>
              </table:table-cell>
              <table:table-cell office:value-type="float" office:value="16.7079022002">
                <text:p>16.7079022002</text:p>
              </table:table-cell>
              <table:table-cell office:value-type="float" office:value="24.2475543745">
                <text:p>24.2475543745</text:p>
              </table:table-cell>
              <table:table-cell office:value-type="float" office:value="46.5061447778">
                <text:p>46.5061447778</text:p>
              </table:table-cell>
              <table:table-cell office:value-type="float" office:value="256.919489009">
                <text:p>256.919489009</text:p>
              </table:table-cell>
              <table:table-cell office:value-type="float" office:value="777.346039867">
                <text:p>777.346039867</text:p>
              </table:table-cell>
              <table:table-cell office:value-type="float" office:value="2598.820119">
                <text:p>2598.820119</text:p>
              </table:table-cell>
              <table:table-cell office:value-type="float" office:value="4028.51278371">
                <text:p>4028.51278371</text:p>
              </table:table-cell>
              <table:table-cell office:value-type="float" office:value="5305.19254011">
                <text:p>5305.19254011</text:p>
              </table:table-cell>
              <table:table-cell office:value-type="float" office:value="7512.81877868">
                <text:p>7512.81877868</text:p>
              </table:table-cell>
              <table:table-cell office:value-type="float" office:value="9476.81687996">
                <text:p>9476.81687996</text:p>
              </table:table-cell>
              <table:table-cell office:value-type="float" office:value="10308.6862144">
                <text:p>10308.6862144</text:p>
              </table:table-cell>
              <table:table-cell office:value-type="float" office:value="11992.5418035">
                <text:p>11992.5418035</text:p>
              </table:table-cell>
              <table:table-cell office:value-type="float" office:value="13094.6738803">
                <text:p>13094.6738803</text:p>
              </table:table-cell>
              <table:table-cell office:value-type="float" office:value="14379.0932171">
                <text:p>14379.0932171</text:p>
              </table:table-cell>
              <table:table-cell office:value-type="float" office:value="14865.2793946">
                <text:p>14865.2793946</text:p>
              </table:table-cell>
              <table:table-cell office:value-type="float" office:value="15586.4007126">
                <text:p>15586.4007126</text:p>
              </table:table-cell>
              <table:table-cell office:value-type="float" office:value="16010.1603226">
                <text:p>16010.1603226</text:p>
              </table:table-cell>
              <table:table-cell office:value-type="float" office:value="16971.2147416">
                <text:p>16971.2147416</text:p>
              </table:table-cell>
              <table:table-cell office:value-type="float" office:value="17729.1098535">
                <text:p>17729.1098535</text:p>
              </table:table-cell>
              <table:table-cell office:value-type="float" office:value="18083.8164376">
                <text:p>18083.8164376</text:p>
              </table:table-cell>
              <table:table-cell office:value-type="float" office:value="18394.031207">
                <text:p>18394.031207</text:p>
              </table:table-cell>
              <table:table-cell office:value-type="float" office:value="18450.9097897">
                <text:p>18450.9097897</text:p>
              </table:table-cell>
              <table:table-cell office:value-type="float" office:value="19719.3006318">
                <text:p>19719.3006318</text:p>
              </table:table-cell>
              <table:table-cell office:value-type="float" office:value="20364.2745544">
                <text:p>20364.2745544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.A36:spreadsheet_latencies.A36</svg:desc>
                </draw:g>
              </table:table-cell>
              <table:table-cell office:value-type="float" office:value="5.20976671218">
                <text:p>5.20976671218</text:p>
                <draw:g>
                  <svg:desc>spreadsheet_latencies.B36:spreadsheet_latencies.AM36</svg:desc>
                </draw:g>
              </table:table-cell>
              <table:table-cell office:value-type="float" office:value="5.51308978002">
                <text:p>5.51308978002</text:p>
              </table:table-cell>
              <table:table-cell office:value-type="float" office:value="5.895367684">
                <text:p>5.895367684</text:p>
              </table:table-cell>
              <table:table-cell office:value-type="float" office:value="6.38461155996">
                <text:p>6.38461155996</text:p>
              </table:table-cell>
              <table:table-cell office:value-type="float" office:value="7.06709186675">
                <text:p>7.06709186675</text:p>
              </table:table-cell>
              <table:table-cell office:value-type="float" office:value="7.83346414068">
                <text:p>7.83346414068</text:p>
              </table:table-cell>
              <table:table-cell office:value-type="float" office:value="8.59049950097">
                <text:p>8.59049950097</text:p>
              </table:table-cell>
              <table:table-cell office:value-type="float" office:value="9.95900211161">
                <text:p>9.95900211161</text:p>
              </table:table-cell>
              <table:table-cell office:value-type="float" office:value="10.9612950505">
                <text:p>10.9612950505</text:p>
              </table:table-cell>
              <table:table-cell office:value-type="float" office:value="12.9138762619">
                <text:p>12.9138762619</text:p>
              </table:table-cell>
              <table:table-cell office:value-type="float" office:value="14.880008054">
                <text:p>14.880008054</text:p>
              </table:table-cell>
              <table:table-cell office:value-type="float" office:value="17.1642311431">
                <text:p>17.1642311431</text:p>
              </table:table-cell>
              <table:table-cell office:value-type="float" office:value="19.6324440569">
                <text:p>19.6324440569</text:p>
              </table:table-cell>
              <table:table-cell office:value-type="float" office:value="22.6085554258">
                <text:p>22.6085554258</text:p>
              </table:table-cell>
              <table:table-cell office:value-type="float" office:value="26.8470680464">
                <text:p>26.8470680464</text:p>
              </table:table-cell>
              <table:table-cell office:value-type="float" office:value="31.8533251078">
                <text:p>31.8533251078</text:p>
              </table:table-cell>
              <table:table-cell office:value-type="float" office:value="36.4760220904">
                <text:p>36.4760220904</text:p>
              </table:table-cell>
              <table:table-cell office:value-type="float" office:value="45.2532096293">
                <text:p>45.2532096293</text:p>
              </table:table-cell>
              <table:table-cell office:value-type="float" office:value="50.9335349996">
                <text:p>50.9335349996</text:p>
              </table:table-cell>
              <table:table-cell office:value-type="float" office:value="59.9897790461">
                <text:p>59.9897790461</text:p>
              </table:table-cell>
              <table:table-cell office:value-type="float" office:value="69.6533757445">
                <text:p>69.6533757445</text:p>
              </table:table-cell>
              <table:table-cell office:value-type="float" office:value="79.6952804821">
                <text:p>79.6952804821</text:p>
              </table:table-cell>
              <table:table-cell office:value-type="float" office:value="92.1864998167">
                <text:p>92.1864998167</text:p>
              </table:table-cell>
              <table:table-cell office:value-type="float" office:value="104.9965168">
                <text:p>104.9965168</text:p>
              </table:table-cell>
              <table:table-cell office:value-type="float" office:value="121.753628782">
                <text:p>121.753628782</text:p>
              </table:table-cell>
              <table:table-cell office:value-type="float" office:value="133.481826328">
                <text:p>133.481826328</text:p>
              </table:table-cell>
              <table:table-cell office:value-type="float" office:value="156.596654887">
                <text:p>156.596654887</text:p>
              </table:table-cell>
              <table:table-cell office:value-type="float" office:value="169.435550205">
                <text:p>169.435550205</text:p>
              </table:table-cell>
              <table:table-cell office:value-type="float" office:value="195.487368199">
                <text:p>195.487368199</text:p>
              </table:table-cell>
              <table:table-cell office:value-type="float" office:value="239.134924365">
                <text:p>239.134924365</text:p>
              </table:table-cell>
              <table:table-cell office:value-type="float" office:value="282.362115536">
                <text:p>282.362115536</text:p>
              </table:table-cell>
              <table:table-cell office:value-type="float" office:value="368.965684739">
                <text:p>368.965684739</text:p>
              </table:table-cell>
              <table:table-cell office:value-type="float" office:value="500.781707179">
                <text:p>500.781707179</text:p>
              </table:table-cell>
              <table:table-cell office:value-type="float" office:value="650.745564768">
                <text:p>650.745564768</text:p>
              </table:table-cell>
              <table:table-cell office:value-type="float" office:value="958.287769506">
                <text:p>958.287769506</text:p>
              </table:table-cell>
              <table:table-cell office:value-type="float" office:value="1238.83120059">
                <text:p>1238.83120059</text:p>
              </table:table-cell>
              <table:table-cell office:value-type="float" office:value="1362.91600713">
                <text:p>1362.91600713</text:p>
              </table:table-cell>
              <table:table-cell office:value-type="float" office:value="1893.95608062">
                <text:p>1893.95608062</text:p>
              </table:table-cell>
            </table:table-row>
            <table:table-row>
              <table:table-cell office:value-type="string">
                <text:p>token</text:p>
                <draw:g>
                  <svg:desc>spreadsheet_latencies.A37:spreadsheet_latencies.A37</svg:desc>
                </draw:g>
              </table:table-cell>
              <table:table-cell office:value-type="float" office:value="36.3461777039">
                <text:p>36.3461777039</text:p>
                <draw:g>
                  <svg:desc>spreadsheet_latencies.B37:spreadsheet_latencies.AM37</svg:desc>
                </draw:g>
              </table:table-cell>
              <table:table-cell office:value-type="float" office:value="37.3599187481">
                <text:p>37.3599187481</text:p>
              </table:table-cell>
              <table:table-cell office:value-type="float" office:value="38.3285609044">
                <text:p>38.3285609044</text:p>
              </table:table-cell>
              <table:table-cell office:value-type="float" office:value="39.5286898743">
                <text:p>39.5286898743</text:p>
              </table:table-cell>
              <table:table-cell office:value-type="float" office:value="40.5334502289">
                <text:p>40.5334502289</text:p>
              </table:table-cell>
              <table:table-cell office:value-type="float" office:value="41.8958192451">
                <text:p>41.8958192451</text:p>
              </table:table-cell>
              <table:table-cell office:value-type="float" office:value="43.1935060878">
                <text:p>43.1935060878</text:p>
              </table:table-cell>
              <table:table-cell office:value-type="float" office:value="44.5471040946">
                <text:p>44.5471040946</text:p>
              </table:table-cell>
              <table:table-cell office:value-type="float" office:value="46.2158873001">
                <text:p>46.2158873001</text:p>
              </table:table-cell>
              <table:table-cell office:value-type="float" office:value="47.5115016799">
                <text:p>47.5115016799</text:p>
              </table:table-cell>
              <table:table-cell office:value-type="float" office:value="49.4150210242">
                <text:p>49.4150210242</text:p>
              </table:table-cell>
              <table:table-cell office:value-type="float" office:value="50.9559588873">
                <text:p>50.9559588873</text:p>
              </table:table-cell>
              <table:table-cell office:value-type="float" office:value="52.5412817522">
                <text:p>52.5412817522</text:p>
              </table:table-cell>
              <table:table-cell office:value-type="float" office:value="55.0330052916">
                <text:p>55.0330052916</text:p>
              </table:table-cell>
              <table:table-cell office:value-type="float" office:value="57.3716316422">
                <text:p>57.3716316422</text:p>
              </table:table-cell>
              <table:table-cell office:value-type="float" office:value="60.1815954472">
                <text:p>60.1815954472</text:p>
              </table:table-cell>
              <table:table-cell office:value-type="float" office:value="62.4298970744">
                <text:p>62.4298970744</text:p>
              </table:table-cell>
              <table:table-cell office:value-type="float" office:value="66.2866001238">
                <text:p>66.2866001238</text:p>
              </table:table-cell>
              <table:table-cell office:value-type="float" office:value="69.6855879254">
                <text:p>69.6855879254</text:p>
              </table:table-cell>
              <table:table-cell office:value-type="float" office:value="73.7031653803">
                <text:p>73.7031653803</text:p>
              </table:table-cell>
              <table:table-cell office:value-type="float" office:value="78.7385022644">
                <text:p>78.7385022644</text:p>
              </table:table-cell>
              <table:table-cell office:value-type="float" office:value="84.1052018515">
                <text:p>84.1052018515</text:p>
              </table:table-cell>
              <table:table-cell office:value-type="float" office:value="87.6726138141">
                <text:p>87.6726138141</text:p>
              </table:table-cell>
              <table:table-cell office:value-type="float" office:value="97.5209310729">
                <text:p>97.5209310729</text:p>
              </table:table-cell>
              <table:table-cell office:value-type="float" office:value="103.892871285">
                <text:p>103.892871285</text:p>
              </table:table-cell>
              <table:table-cell office:value-type="float" office:value="112.957419684">
                <text:p>112.957419684</text:p>
              </table:table-cell>
              <table:table-cell office:value-type="float" office:value="124.444923924">
                <text:p>124.444923924</text:p>
              </table:table-cell>
              <table:table-cell office:value-type="float" office:value="135.707339477">
                <text:p>135.707339477</text:p>
              </table:table-cell>
              <table:table-cell office:value-type="float" office:value="148.803051457">
                <text:p>148.803051457</text:p>
              </table:table-cell>
              <table:table-cell office:value-type="float" office:value="174.79434279">
                <text:p>174.79434279</text:p>
              </table:table-cell>
              <table:table-cell office:value-type="float" office:value="216.016845341">
                <text:p>216.016845341</text:p>
              </table:table-cell>
              <table:table-cell office:value-type="float" office:value="255.430414344">
                <text:p>255.430414344</text:p>
              </table:table-cell>
              <table:table-cell office:value-type="float" office:value="334.738439875">
                <text:p>334.738439875</text:p>
              </table:table-cell>
              <table:table-cell office:value-type="float" office:value="472.034489305">
                <text:p>472.034489305</text:p>
              </table:table-cell>
              <table:table-cell office:value-type="float" office:value="582.658786273">
                <text:p>582.658786273</text:p>
              </table:table-cell>
              <table:table-cell office:value-type="float" office:value="820.266409706">
                <text:p>820.266409706</text:p>
              </table:table-cell>
              <table:table-cell office:value-type="float" office:value="1214.95917101">
                <text:p>1214.95917101</text:p>
              </table:table-cell>
              <table:table-cell office:value-type="float" office:value="1489.50677085">
                <text:p>1489.506770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43cm" svg:height="12.795cm" xlink:href=".." xlink:type="simple" chart:class="chart:line" chart:style-name="ch1">
        <chart:title svg:x="7.317cm" svg:y="0.398cm" chart:style-name="ch2">
          <text:p>S=0.7</text:p>
        </chart:title>
        <chart:legend svg:x="3.152cm" svg:y="1.608cm" style:legend-expansion="custom" chartooo:width="3.137cm" chartooo:height="2.231cm" style:legend-expansion-aspect-ratio="1.40609592111161" chart:style-name="ch3"/>
        <chart:plot-area chart:style-name="ch4" table:cell-range-address="spreadsheet_latencies.A40:spreadsheet_latencies.AM43" chart:data-source-has-labels="both" svg:x="1.429cm" svg:y="1.451cm" svg:width="14.392cm" svg:height="10.012cm">
          <chartooo:coordinate-region svg:x="2.392cm" svg:y="1.451cm" svg:width="13.429cm" svg:height="8.468cm"/>
          <chart:axis chart:dimension="x" chart:name="primary-x" chart:style-name="ch5" chartooo:axis-type="auto">
            <chartooo:date-scale/>
            <chart:title svg:x="5.768cm" svg:y="11.718cm" chart:style-name="ch6">
              <text:p>Average injection rate (per node)</text:p>
            </chart:title>
            <chart:categories table:cell-range-address="spreadsheet_latencies.B40:spreadsheet_latencies.AM40"/>
          </chart:axis>
          <chart:axis chart:dimension="y" chart:name="primary-y" chart:style-name="ch7">
            <chart:title svg:x="0.451cm" svg:y="8.538cm" chart:style-name="ch8">
              <text:p>Average packet latency</text:p>
            </chart:title>
            <chart:grid chart:style-name="ch9" chart:class="major"/>
          </chart:axis>
          <chart:series chart:style-name="ch10" chart:values-cell-range-address="spreadsheet_latencies.B41:spreadsheet_latencies.AM41" chart:label-cell-address="spreadsheet_latencies.A41:spreadsheet_latencies.A41" chart:class="chart:line">
            <chart:data-point chart:repeated="38"/>
          </chart:series>
          <chart:series chart:style-name="ch11" chart:values-cell-range-address="spreadsheet_latencies.B42:spreadsheet_latencies.AM42" chart:label-cell-address="spreadsheet_latencies.A42:spreadsheet_latencies.A42" chart:class="chart:line">
            <chart:data-point chart:repeated="38"/>
          </chart:series>
          <chart:series chart:style-name="ch12" chart:values-cell-range-address="spreadsheet_latencies.B43:spreadsheet_latencies.AM43" chart:label-cell-address="spreadsheet_latencies.A43:spreadsheet_latencies.A43" chart:class="chart:line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.B40:spreadsheet_latencies.AM40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.A41:spreadsheet_latencies.A41</svg:desc>
                </draw:g>
              </table:table-cell>
              <table:table-cell office:value-type="float" office:value="5.13066634499">
                <text:p>5.13066634499</text:p>
                <draw:g>
                  <svg:desc>spreadsheet_latencies.B41:spreadsheet_latencies.AM41</svg:desc>
                </draw:g>
              </table:table-cell>
              <table:table-cell office:value-type="float" office:value="5.27511521462">
                <text:p>5.27511521462</text:p>
              </table:table-cell>
              <table:table-cell office:value-type="float" office:value="5.47114034858">
                <text:p>5.47114034858</text:p>
              </table:table-cell>
              <table:table-cell office:value-type="float" office:value="5.67864094632">
                <text:p>5.67864094632</text:p>
              </table:table-cell>
              <table:table-cell office:value-type="float" office:value="5.92784348488">
                <text:p>5.92784348488</text:p>
              </table:table-cell>
              <table:table-cell office:value-type="float" office:value="6.17825428459">
                <text:p>6.17825428459</text:p>
              </table:table-cell>
              <table:table-cell office:value-type="float" office:value="6.57694117236">
                <text:p>6.57694117236</text:p>
              </table:table-cell>
              <table:table-cell office:value-type="float" office:value="6.97691014218">
                <text:p>6.97691014218</text:p>
              </table:table-cell>
              <table:table-cell office:value-type="float" office:value="7.37813535835">
                <text:p>7.37813535835</text:p>
              </table:table-cell>
              <table:table-cell office:value-type="float" office:value="8.14598519412">
                <text:p>8.14598519412</text:p>
              </table:table-cell>
              <table:table-cell office:value-type="float" office:value="9.01470476421">
                <text:p>9.01470476421</text:p>
              </table:table-cell>
              <table:table-cell office:value-type="float" office:value="9.97030242476">
                <text:p>9.97030242476</text:p>
              </table:table-cell>
              <table:table-cell office:value-type="float" office:value="11.2697119932">
                <text:p>11.2697119932</text:p>
              </table:table-cell>
              <table:table-cell office:value-type="float" office:value="13.9087583786">
                <text:p>13.9087583786</text:p>
              </table:table-cell>
              <table:table-cell office:value-type="float" office:value="15.9861319061">
                <text:p>15.9861319061</text:p>
              </table:table-cell>
              <table:table-cell office:value-type="float" office:value="24.2645310289">
                <text:p>24.2645310289</text:p>
              </table:table-cell>
              <table:table-cell office:value-type="float" office:value="71.5003964752">
                <text:p>71.5003964752</text:p>
              </table:table-cell>
              <table:table-cell office:value-type="float" office:value="163.358950682">
                <text:p>163.358950682</text:p>
              </table:table-cell>
              <table:table-cell office:value-type="float" office:value="833.053362182">
                <text:p>833.053362182</text:p>
              </table:table-cell>
              <table:table-cell office:value-type="float" office:value="2119.26918572">
                <text:p>2119.26918572</text:p>
              </table:table-cell>
              <table:table-cell office:value-type="float" office:value="4008.57918366">
                <text:p>4008.57918366</text:p>
              </table:table-cell>
              <table:table-cell office:value-type="float" office:value="6257.04213636">
                <text:p>6257.04213636</text:p>
              </table:table-cell>
              <table:table-cell office:value-type="float" office:value="7638.50013132">
                <text:p>7638.50013132</text:p>
              </table:table-cell>
              <table:table-cell office:value-type="float" office:value="9283.91047944">
                <text:p>9283.91047944</text:p>
              </table:table-cell>
              <table:table-cell office:value-type="float" office:value="11069.2779444">
                <text:p>11069.2779444</text:p>
              </table:table-cell>
              <table:table-cell office:value-type="float" office:value="11874.3369353">
                <text:p>11874.3369353</text:p>
              </table:table-cell>
              <table:table-cell office:value-type="float" office:value="12980.0613277">
                <text:p>12980.0613277</text:p>
              </table:table-cell>
              <table:table-cell office:value-type="float" office:value="13922.9138964">
                <text:p>13922.9138964</text:p>
              </table:table-cell>
              <table:table-cell office:value-type="float" office:value="15642.2853783">
                <text:p>15642.2853783</text:p>
              </table:table-cell>
              <table:table-cell office:value-type="float" office:value="14797.7097436">
                <text:p>14797.7097436</text:p>
              </table:table-cell>
              <table:table-cell office:value-type="float" office:value="15891.9785652">
                <text:p>15891.9785652</text:p>
              </table:table-cell>
              <table:table-cell office:value-type="float" office:value="16891.5359972">
                <text:p>16891.5359972</text:p>
              </table:table-cell>
              <table:table-cell office:value-type="float" office:value="17820.3020771">
                <text:p>17820.3020771</text:p>
              </table:table-cell>
              <table:table-cell office:value-type="float" office:value="18497.2529014">
                <text:p>18497.2529014</text:p>
              </table:table-cell>
              <table:table-cell office:value-type="float" office:value="18978.5750358">
                <text:p>18978.5750358</text:p>
              </table:table-cell>
              <table:table-cell office:value-type="float" office:value="18477.7815887">
                <text:p>18477.7815887</text:p>
              </table:table-cell>
              <table:table-cell office:value-type="float" office:value="19823.4751253">
                <text:p>19823.4751253</text:p>
              </table:table-cell>
              <table:table-cell office:value-type="float" office:value="20511.9670757">
                <text:p>20511.9670757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.A42:spreadsheet_latencies.A42</svg:desc>
                </draw:g>
              </table:table-cell>
              <table:table-cell office:value-type="float" office:value="5.23254143203">
                <text:p>5.23254143203</text:p>
                <draw:g>
                  <svg:desc>spreadsheet_latencies.B42:spreadsheet_latencies.AM42</svg:desc>
                </draw:g>
              </table:table-cell>
              <table:table-cell office:value-type="float" office:value="5.56211228485">
                <text:p>5.56211228485</text:p>
              </table:table-cell>
              <table:table-cell office:value-type="float" office:value="5.88821033922">
                <text:p>5.88821033922</text:p>
              </table:table-cell>
              <table:table-cell office:value-type="float" office:value="6.30671459762">
                <text:p>6.30671459762</text:p>
              </table:table-cell>
              <table:table-cell office:value-type="float" office:value="7.12325425592">
                <text:p>7.12325425592</text:p>
              </table:table-cell>
              <table:table-cell office:value-type="float" office:value="7.76041849478">
                <text:p>7.76041849478</text:p>
              </table:table-cell>
              <table:table-cell office:value-type="float" office:value="8.67806084848">
                <text:p>8.67806084848</text:p>
              </table:table-cell>
              <table:table-cell office:value-type="float" office:value="9.87033466307">
                <text:p>9.87033466307</text:p>
              </table:table-cell>
              <table:table-cell office:value-type="float" office:value="11.735021105">
                <text:p>11.735021105</text:p>
              </table:table-cell>
              <table:table-cell office:value-type="float" office:value="12.9365776927">
                <text:p>12.9365776927</text:p>
              </table:table-cell>
              <table:table-cell office:value-type="float" office:value="14.4393927577">
                <text:p>14.4393927577</text:p>
              </table:table-cell>
              <table:table-cell office:value-type="float" office:value="16.1821837791">
                <text:p>16.1821837791</text:p>
              </table:table-cell>
              <table:table-cell office:value-type="float" office:value="19.558930591">
                <text:p>19.558930591</text:p>
              </table:table-cell>
              <table:table-cell office:value-type="float" office:value="22.2658419939">
                <text:p>22.2658419939</text:p>
              </table:table-cell>
              <table:table-cell office:value-type="float" office:value="27.2354536182">
                <text:p>27.2354536182</text:p>
              </table:table-cell>
              <table:table-cell office:value-type="float" office:value="32.0769328136">
                <text:p>32.0769328136</text:p>
              </table:table-cell>
              <table:table-cell office:value-type="float" office:value="35.9744483601">
                <text:p>35.9744483601</text:p>
              </table:table-cell>
              <table:table-cell office:value-type="float" office:value="43.8083257237">
                <text:p>43.8083257237</text:p>
              </table:table-cell>
              <table:table-cell office:value-type="float" office:value="51.5797170488">
                <text:p>51.5797170488</text:p>
              </table:table-cell>
              <table:table-cell office:value-type="float" office:value="60.940096898">
                <text:p>60.940096898</text:p>
              </table:table-cell>
              <table:table-cell office:value-type="float" office:value="68.0017682737">
                <text:p>68.0017682737</text:p>
              </table:table-cell>
              <table:table-cell office:value-type="float" office:value="80.9768299321">
                <text:p>80.9768299321</text:p>
              </table:table-cell>
              <table:table-cell office:value-type="float" office:value="87.7104075912">
                <text:p>87.7104075912</text:p>
              </table:table-cell>
              <table:table-cell office:value-type="float" office:value="102.272210789">
                <text:p>102.272210789</text:p>
              </table:table-cell>
              <table:table-cell office:value-type="float" office:value="114.156552841">
                <text:p>114.156552841</text:p>
              </table:table-cell>
              <table:table-cell office:value-type="float" office:value="128.024206887">
                <text:p>128.024206887</text:p>
              </table:table-cell>
              <table:table-cell office:value-type="float" office:value="141.094121442">
                <text:p>141.094121442</text:p>
              </table:table-cell>
              <table:table-cell office:value-type="float" office:value="155.954822015">
                <text:p>155.954822015</text:p>
              </table:table-cell>
              <table:table-cell office:value-type="float" office:value="183.926628252">
                <text:p>183.926628252</text:p>
              </table:table-cell>
              <table:table-cell office:value-type="float" office:value="222.189515357">
                <text:p>222.189515357</text:p>
              </table:table-cell>
              <table:table-cell office:value-type="float" office:value="257.558141536">
                <text:p>257.558141536</text:p>
              </table:table-cell>
              <table:table-cell office:value-type="float" office:value="323.494492198">
                <text:p>323.494492198</text:p>
              </table:table-cell>
              <table:table-cell office:value-type="float" office:value="379.661253953">
                <text:p>379.661253953</text:p>
              </table:table-cell>
              <table:table-cell office:value-type="float" office:value="553.837825156">
                <text:p>553.837825156</text:p>
              </table:table-cell>
              <table:table-cell office:value-type="float" office:value="641.729258662">
                <text:p>641.729258662</text:p>
              </table:table-cell>
              <table:table-cell office:value-type="float" office:value="893.89698165">
                <text:p>893.89698165</text:p>
              </table:table-cell>
              <table:table-cell office:value-type="float" office:value="1081.45384891">
                <text:p>1081.45384891</text:p>
              </table:table-cell>
              <table:table-cell office:value-type="float" office:value="1349.29012196">
                <text:p>1349.29012196</text:p>
              </table:table-cell>
            </table:table-row>
            <table:table-row>
              <table:table-cell office:value-type="string">
                <text:p>token</text:p>
                <draw:g>
                  <svg:desc>spreadsheet_latencies.A43:spreadsheet_latencies.A43</svg:desc>
                </draw:g>
              </table:table-cell>
              <table:table-cell office:value-type="float" office:value="36.4650574927">
                <text:p>36.4650574927</text:p>
                <draw:g>
                  <svg:desc>spreadsheet_latencies.B43:spreadsheet_latencies.AM43</svg:desc>
                </draw:g>
              </table:table-cell>
              <table:table-cell office:value-type="float" office:value="37.2112607157">
                <text:p>37.2112607157</text:p>
              </table:table-cell>
              <table:table-cell office:value-type="float" office:value="38.2208803872">
                <text:p>38.2208803872</text:p>
              </table:table-cell>
              <table:table-cell office:value-type="float" office:value="39.5727659867">
                <text:p>39.5727659867</text:p>
              </table:table-cell>
              <table:table-cell office:value-type="float" office:value="40.5580535208">
                <text:p>40.5580535208</text:p>
              </table:table-cell>
              <table:table-cell office:value-type="float" office:value="41.8164079352">
                <text:p>41.8164079352</text:p>
              </table:table-cell>
              <table:table-cell office:value-type="float" office:value="43.0838907577">
                <text:p>43.0838907577</text:p>
              </table:table-cell>
              <table:table-cell office:value-type="float" office:value="44.3224093321">
                <text:p>44.3224093321</text:p>
              </table:table-cell>
              <table:table-cell office:value-type="float" office:value="45.8403503776">
                <text:p>45.8403503776</text:p>
              </table:table-cell>
              <table:table-cell office:value-type="float" office:value="47.3781439383">
                <text:p>47.3781439383</text:p>
              </table:table-cell>
              <table:table-cell office:value-type="float" office:value="49.0424103607">
                <text:p>49.0424103607</text:p>
              </table:table-cell>
              <table:table-cell office:value-type="float" office:value="50.7922212037">
                <text:p>50.7922212037</text:p>
              </table:table-cell>
              <table:table-cell office:value-type="float" office:value="52.8985395414">
                <text:p>52.8985395414</text:p>
              </table:table-cell>
              <table:table-cell office:value-type="float" office:value="55.0351446014">
                <text:p>55.0351446014</text:p>
              </table:table-cell>
              <table:table-cell office:value-type="float" office:value="56.4778937503">
                <text:p>56.4778937503</text:p>
              </table:table-cell>
              <table:table-cell office:value-type="float" office:value="59.837206381">
                <text:p>59.837206381</text:p>
              </table:table-cell>
              <table:table-cell office:value-type="float" office:value="62.1006611658">
                <text:p>62.1006611658</text:p>
              </table:table-cell>
              <table:table-cell office:value-type="float" office:value="65.2220824332">
                <text:p>65.2220824332</text:p>
              </table:table-cell>
              <table:table-cell office:value-type="float" office:value="68.7987701372">
                <text:p>68.7987701372</text:p>
              </table:table-cell>
              <table:table-cell office:value-type="float" office:value="72.1468728192">
                <text:p>72.1468728192</text:p>
              </table:table-cell>
              <table:table-cell office:value-type="float" office:value="75.6707684364">
                <text:p>75.6707684364</text:p>
              </table:table-cell>
              <table:table-cell office:value-type="float" office:value="80.555745269">
                <text:p>80.555745269</text:p>
              </table:table-cell>
              <table:table-cell office:value-type="float" office:value="85.812398837">
                <text:p>85.812398837</text:p>
              </table:table-cell>
              <table:table-cell office:value-type="float" office:value="91.6628170579">
                <text:p>91.6628170579</text:p>
              </table:table-cell>
              <table:table-cell office:value-type="float" office:value="100.152076855">
                <text:p>100.152076855</text:p>
              </table:table-cell>
              <table:table-cell office:value-type="float" office:value="107.29647536">
                <text:p>107.29647536</text:p>
              </table:table-cell>
              <table:table-cell office:value-type="float" office:value="117.368878747">
                <text:p>117.368878747</text:p>
              </table:table-cell>
              <table:table-cell office:value-type="float" office:value="132.792620856">
                <text:p>132.792620856</text:p>
              </table:table-cell>
              <table:table-cell office:value-type="float" office:value="142.485392053">
                <text:p>142.485392053</text:p>
              </table:table-cell>
              <table:table-cell office:value-type="float" office:value="162.284299365">
                <text:p>162.284299365</text:p>
              </table:table-cell>
              <table:table-cell office:value-type="float" office:value="193.328437788">
                <text:p>193.328437788</text:p>
              </table:table-cell>
              <table:table-cell office:value-type="float" office:value="213.87696798">
                <text:p>213.87696798</text:p>
              </table:table-cell>
              <table:table-cell office:value-type="float" office:value="279.054070501">
                <text:p>279.054070501</text:p>
              </table:table-cell>
              <table:table-cell office:value-type="float" office:value="354.512208759">
                <text:p>354.512208759</text:p>
              </table:table-cell>
              <table:table-cell office:value-type="float" office:value="460.22084731">
                <text:p>460.22084731</text:p>
              </table:table-cell>
              <table:table-cell office:value-type="float" office:value="702.073822141">
                <text:p>702.073822141</text:p>
              </table:table-cell>
              <table:table-cell office:value-type="float" office:value="895.368954212">
                <text:p>895.368954212</text:p>
              </table:table-cell>
              <table:table-cell office:value-type="float" office:value="1234.52177628">
                <text:p>1234.521776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43cm" svg:height="12.795cm" xlink:href=".." xlink:type="simple" chart:class="chart:line" chart:style-name="ch1">
        <chart:title svg:x="7.37cm" svg:y="0.391cm" chart:style-name="ch2">
          <text:p>S=0.8</text:p>
        </chart:title>
        <chart:legend svg:x="3.152cm" svg:y="1.608cm" style:legend-expansion="custom" chartooo:width="3.137cm" chartooo:height="2.231cm" style:legend-expansion-aspect-ratio="1.40609592111161" chart:style-name="ch3"/>
        <chart:plot-area chart:style-name="ch4" table:cell-range-address="spreadsheet_latencies.A46:spreadsheet_latencies.AM49" chart:data-source-has-labels="both" svg:x="1.429cm" svg:y="1.451cm" svg:width="14.392cm" svg:height="10.012cm">
          <chartooo:coordinate-region svg:x="2.392cm" svg:y="1.451cm" svg:width="13.429cm" svg:height="8.468cm"/>
          <chart:axis chart:dimension="x" chart:name="primary-x" chart:style-name="ch5" chartooo:axis-type="auto">
            <chartooo:date-scale/>
            <chart:title svg:x="5.768cm" svg:y="11.718cm" chart:style-name="ch6">
              <text:p>Average injection rate (per node)</text:p>
            </chart:title>
            <chart:categories table:cell-range-address="spreadsheet_latencies.B46:spreadsheet_latencies.AM46"/>
          </chart:axis>
          <chart:axis chart:dimension="y" chart:name="primary-y" chart:style-name="ch7">
            <chart:title svg:x="0.451cm" svg:y="8.538cm" chart:style-name="ch8">
              <text:p>Average packet latency</text:p>
            </chart:title>
            <chart:grid chart:style-name="ch9" chart:class="major"/>
          </chart:axis>
          <chart:series chart:style-name="ch10" chart:values-cell-range-address="spreadsheet_latencies.B47:spreadsheet_latencies.AM47" chart:label-cell-address="spreadsheet_latencies.A47:spreadsheet_latencies.A47" chart:class="chart:line">
            <chart:data-point chart:repeated="38"/>
          </chart:series>
          <chart:series chart:style-name="ch11" chart:values-cell-range-address="spreadsheet_latencies.B48:spreadsheet_latencies.AM48" chart:label-cell-address="spreadsheet_latencies.A48:spreadsheet_latencies.A48" chart:class="chart:line">
            <chart:data-point chart:repeated="38"/>
          </chart:series>
          <chart:series chart:style-name="ch12" chart:values-cell-range-address="spreadsheet_latencies.B49:spreadsheet_latencies.AM49" chart:label-cell-address="spreadsheet_latencies.A49:spreadsheet_latencies.A49" chart:class="chart:line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.B46:spreadsheet_latencies.AM46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.A47:spreadsheet_latencies.A47</svg:desc>
                </draw:g>
              </table:table-cell>
              <table:table-cell office:value-type="float" office:value="5.12706540509">
                <text:p>5.12706540509</text:p>
                <draw:g>
                  <svg:desc>spreadsheet_latencies.B47:spreadsheet_latencies.AM47</svg:desc>
                </draw:g>
              </table:table-cell>
              <table:table-cell office:value-type="float" office:value="5.2739050066">
                <text:p>5.2739050066</text:p>
              </table:table-cell>
              <table:table-cell office:value-type="float" office:value="5.43776021913">
                <text:p>5.43776021913</text:p>
              </table:table-cell>
              <table:table-cell office:value-type="float" office:value="5.65683809676">
                <text:p>5.65683809676</text:p>
              </table:table-cell>
              <table:table-cell office:value-type="float" office:value="5.85563626634">
                <text:p>5.85563626634</text:p>
              </table:table-cell>
              <table:table-cell office:value-type="float" office:value="6.24696938866">
                <text:p>6.24696938866</text:p>
              </table:table-cell>
              <table:table-cell office:value-type="float" office:value="6.49448854586">
                <text:p>6.49448854586</text:p>
              </table:table-cell>
              <table:table-cell office:value-type="float" office:value="6.98619227014">
                <text:p>6.98619227014</text:p>
              </table:table-cell>
              <table:table-cell office:value-type="float" office:value="7.48723482151">
                <text:p>7.48723482151</text:p>
              </table:table-cell>
              <table:table-cell office:value-type="float" office:value="7.99341661431">
                <text:p>7.99341661431</text:p>
              </table:table-cell>
              <table:table-cell office:value-type="float" office:value="9.1984275469">
                <text:p>9.1984275469</text:p>
              </table:table-cell>
              <table:table-cell office:value-type="float" office:value="10.0382141724">
                <text:p>10.0382141724</text:p>
              </table:table-cell>
              <table:table-cell office:value-type="float" office:value="11.485632906">
                <text:p>11.485632906</text:p>
              </table:table-cell>
              <table:table-cell office:value-type="float" office:value="14.0670531757">
                <text:p>14.0670531757</text:p>
              </table:table-cell>
              <table:table-cell office:value-type="float" office:value="17.5716543665">
                <text:p>17.5716543665</text:p>
              </table:table-cell>
              <table:table-cell office:value-type="float" office:value="22.0654419032">
                <text:p>22.0654419032</text:p>
              </table:table-cell>
              <table:table-cell office:value-type="float" office:value="54.1870459257">
                <text:p>54.1870459257</text:p>
              </table:table-cell>
              <table:table-cell office:value-type="float" office:value="97.2555011946">
                <text:p>97.2555011946</text:p>
              </table:table-cell>
              <table:table-cell office:value-type="float" office:value="870.644019166">
                <text:p>870.644019166</text:p>
              </table:table-cell>
              <table:table-cell office:value-type="float" office:value="2755.73041614">
                <text:p>2755.73041614</text:p>
              </table:table-cell>
              <table:table-cell office:value-type="float" office:value="3569.75019662">
                <text:p>3569.75019662</text:p>
              </table:table-cell>
              <table:table-cell office:value-type="float" office:value="5431.30653609">
                <text:p>5431.30653609</text:p>
              </table:table-cell>
              <table:table-cell office:value-type="float" office:value="7597.34310909">
                <text:p>7597.34310909</text:p>
              </table:table-cell>
              <table:table-cell office:value-type="float" office:value="8895.15619677">
                <text:p>8895.15619677</text:p>
              </table:table-cell>
              <table:table-cell office:value-type="float" office:value="10249.6003742">
                <text:p>10249.6003742</text:p>
              </table:table-cell>
              <table:table-cell office:value-type="float" office:value="11661.5967443">
                <text:p>11661.5967443</text:p>
              </table:table-cell>
              <table:table-cell office:value-type="float" office:value="13030.9146813">
                <text:p>13030.9146813</text:p>
              </table:table-cell>
              <table:table-cell office:value-type="float" office:value="13378.898973">
                <text:p>13378.898973</text:p>
              </table:table-cell>
              <table:table-cell office:value-type="float" office:value="14956.6624893">
                <text:p>14956.6624893</text:p>
              </table:table-cell>
              <table:table-cell office:value-type="float" office:value="15122.4728418">
                <text:p>15122.4728418</text:p>
              </table:table-cell>
              <table:table-cell office:value-type="float" office:value="16799.8604359">
                <text:p>16799.8604359</text:p>
              </table:table-cell>
              <table:table-cell office:value-type="float" office:value="16586.3899084">
                <text:p>16586.3899084</text:p>
              </table:table-cell>
              <table:table-cell office:value-type="float" office:value="18356.6578637">
                <text:p>18356.6578637</text:p>
              </table:table-cell>
              <table:table-cell office:value-type="float" office:value="18271.1893971">
                <text:p>18271.1893971</text:p>
              </table:table-cell>
              <table:table-cell office:value-type="float" office:value="18779.0703643">
                <text:p>18779.0703643</text:p>
              </table:table-cell>
              <table:table-cell office:value-type="float" office:value="19706.95356">
                <text:p>19706.95356</text:p>
              </table:table-cell>
              <table:table-cell office:value-type="float" office:value="19162.6940907">
                <text:p>19162.6940907</text:p>
              </table:table-cell>
              <table:table-cell office:value-type="float" office:value="19730.5779856">
                <text:p>19730.5779856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.A48:spreadsheet_latencies.A48</svg:desc>
                </draw:g>
              </table:table-cell>
              <table:table-cell office:value-type="float" office:value="5.23114461464">
                <text:p>5.23114461464</text:p>
                <draw:g>
                  <svg:desc>spreadsheet_latencies.B48:spreadsheet_latencies.AM48</svg:desc>
                </draw:g>
              </table:table-cell>
              <table:table-cell office:value-type="float" office:value="5.47818084001">
                <text:p>5.47818084001</text:p>
              </table:table-cell>
              <table:table-cell office:value-type="float" office:value="5.92787762862">
                <text:p>5.92787762862</text:p>
              </table:table-cell>
              <table:table-cell office:value-type="float" office:value="6.49585973913">
                <text:p>6.49585973913</text:p>
              </table:table-cell>
              <table:table-cell office:value-type="float" office:value="7.08055237288">
                <text:p>7.08055237288</text:p>
              </table:table-cell>
              <table:table-cell office:value-type="float" office:value="7.84917719905">
                <text:p>7.84917719905</text:p>
              </table:table-cell>
              <table:table-cell office:value-type="float" office:value="8.7479611078">
                <text:p>8.7479611078</text:p>
              </table:table-cell>
              <table:table-cell office:value-type="float" office:value="10.1687923607">
                <text:p>10.1687923607</text:p>
              </table:table-cell>
              <table:table-cell office:value-type="float" office:value="11.4297421316">
                <text:p>11.4297421316</text:p>
              </table:table-cell>
              <table:table-cell office:value-type="float" office:value="12.7142090831">
                <text:p>12.7142090831</text:p>
              </table:table-cell>
              <table:table-cell office:value-type="float" office:value="14.3212599977">
                <text:p>14.3212599977</text:p>
              </table:table-cell>
              <table:table-cell office:value-type="float" office:value="17.0412075774">
                <text:p>17.0412075774</text:p>
              </table:table-cell>
              <table:table-cell office:value-type="float" office:value="19.6758462004">
                <text:p>19.6758462004</text:p>
              </table:table-cell>
              <table:table-cell office:value-type="float" office:value="23.2567774183">
                <text:p>23.2567774183</text:p>
              </table:table-cell>
              <table:table-cell office:value-type="float" office:value="27.212607929">
                <text:p>27.212607929</text:p>
              </table:table-cell>
              <table:table-cell office:value-type="float" office:value="32.0134107353">
                <text:p>32.0134107353</text:p>
              </table:table-cell>
              <table:table-cell office:value-type="float" office:value="37.0348033319">
                <text:p>37.0348033319</text:p>
              </table:table-cell>
              <table:table-cell office:value-type="float" office:value="43.7697252986">
                <text:p>43.7697252986</text:p>
              </table:table-cell>
              <table:table-cell office:value-type="float" office:value="50.8646513732">
                <text:p>50.8646513732</text:p>
              </table:table-cell>
              <table:table-cell office:value-type="float" office:value="60.1187447341">
                <text:p>60.1187447341</text:p>
              </table:table-cell>
              <table:table-cell office:value-type="float" office:value="69.0568936157">
                <text:p>69.0568936157</text:p>
              </table:table-cell>
              <table:table-cell office:value-type="float" office:value="77.7531635874">
                <text:p>77.7531635874</text:p>
              </table:table-cell>
              <table:table-cell office:value-type="float" office:value="90.5382917684">
                <text:p>90.5382917684</text:p>
              </table:table-cell>
              <table:table-cell office:value-type="float" office:value="99.7247441334">
                <text:p>99.7247441334</text:p>
              </table:table-cell>
              <table:table-cell office:value-type="float" office:value="113.400372047">
                <text:p>113.400372047</text:p>
              </table:table-cell>
              <table:table-cell office:value-type="float" office:value="124.543351827">
                <text:p>124.543351827</text:p>
              </table:table-cell>
              <table:table-cell office:value-type="float" office:value="135.021019883">
                <text:p>135.021019883</text:p>
              </table:table-cell>
              <table:table-cell office:value-type="float" office:value="150.593534387">
                <text:p>150.593534387</text:p>
              </table:table-cell>
              <table:table-cell office:value-type="float" office:value="179.697118645">
                <text:p>179.697118645</text:p>
              </table:table-cell>
              <table:table-cell office:value-type="float" office:value="204.960547151">
                <text:p>204.960547151</text:p>
              </table:table-cell>
              <table:table-cell office:value-type="float" office:value="224.385432776">
                <text:p>224.385432776</text:p>
              </table:table-cell>
              <table:table-cell office:value-type="float" office:value="283.644841861">
                <text:p>283.644841861</text:p>
              </table:table-cell>
              <table:table-cell office:value-type="float" office:value="335.074516136">
                <text:p>335.074516136</text:p>
              </table:table-cell>
              <table:table-cell office:value-type="float" office:value="425.565615457">
                <text:p>425.565615457</text:p>
              </table:table-cell>
              <table:table-cell office:value-type="float" office:value="577.84688147">
                <text:p>577.84688147</text:p>
              </table:table-cell>
              <table:table-cell office:value-type="float" office:value="655.073114686">
                <text:p>655.073114686</text:p>
              </table:table-cell>
              <table:table-cell office:value-type="float" office:value="930.487209532">
                <text:p>930.487209532</text:p>
              </table:table-cell>
              <table:table-cell office:value-type="float" office:value="1137.7852283">
                <text:p>1137.7852283</text:p>
              </table:table-cell>
            </table:table-row>
            <table:table-row>
              <table:table-cell office:value-type="string">
                <text:p>token</text:p>
                <draw:g>
                  <svg:desc>spreadsheet_latencies.A49:spreadsheet_latencies.A49</svg:desc>
                </draw:g>
              </table:table-cell>
              <table:table-cell office:value-type="float" office:value="36.5428902356">
                <text:p>36.5428902356</text:p>
                <draw:g>
                  <svg:desc>spreadsheet_latencies.B49:spreadsheet_latencies.AM49</svg:desc>
                </draw:g>
              </table:table-cell>
              <table:table-cell office:value-type="float" office:value="37.1332499216">
                <text:p>37.1332499216</text:p>
              </table:table-cell>
              <table:table-cell office:value-type="float" office:value="38.302829371">
                <text:p>38.302829371</text:p>
              </table:table-cell>
              <table:table-cell office:value-type="float" office:value="39.4583481615">
                <text:p>39.4583481615</text:p>
              </table:table-cell>
              <table:table-cell office:value-type="float" office:value="40.17200757">
                <text:p>40.17200757</text:p>
              </table:table-cell>
              <table:table-cell office:value-type="float" office:value="41.5957149509">
                <text:p>41.5957149509</text:p>
              </table:table-cell>
              <table:table-cell office:value-type="float" office:value="43.1427809137">
                <text:p>43.1427809137</text:p>
              </table:table-cell>
              <table:table-cell office:value-type="float" office:value="44.5129905762">
                <text:p>44.5129905762</text:p>
              </table:table-cell>
              <table:table-cell office:value-type="float" office:value="45.4646831361">
                <text:p>45.4646831361</text:p>
              </table:table-cell>
              <table:table-cell office:value-type="float" office:value="47.1891358737">
                <text:p>47.1891358737</text:p>
              </table:table-cell>
              <table:table-cell office:value-type="float" office:value="48.8975178325">
                <text:p>48.8975178325</text:p>
              </table:table-cell>
              <table:table-cell office:value-type="float" office:value="50.7694755702">
                <text:p>50.7694755702</text:p>
              </table:table-cell>
              <table:table-cell office:value-type="float" office:value="52.6092411946">
                <text:p>52.6092411946</text:p>
              </table:table-cell>
              <table:table-cell office:value-type="float" office:value="54.6181301273">
                <text:p>54.6181301273</text:p>
              </table:table-cell>
              <table:table-cell office:value-type="float" office:value="56.6601339597">
                <text:p>56.6601339597</text:p>
              </table:table-cell>
              <table:table-cell office:value-type="float" office:value="58.95112755">
                <text:p>58.95112755</text:p>
              </table:table-cell>
              <table:table-cell office:value-type="float" office:value="61.874801553">
                <text:p>61.874801553</text:p>
              </table:table-cell>
              <table:table-cell office:value-type="float" office:value="65.1242110007">
                <text:p>65.1242110007</text:p>
              </table:table-cell>
              <table:table-cell office:value-type="float" office:value="67.8124845732">
                <text:p>67.8124845732</text:p>
              </table:table-cell>
              <table:table-cell office:value-type="float" office:value="72.3198885064">
                <text:p>72.3198885064</text:p>
              </table:table-cell>
              <table:table-cell office:value-type="float" office:value="76.1835790232">
                <text:p>76.1835790232</text:p>
              </table:table-cell>
              <table:table-cell office:value-type="float" office:value="80.8045369348">
                <text:p>80.8045369348</text:p>
              </table:table-cell>
              <table:table-cell office:value-type="float" office:value="85.8536082815">
                <text:p>85.8536082815</text:p>
              </table:table-cell>
              <table:table-cell office:value-type="float" office:value="91.6574094996">
                <text:p>91.6574094996</text:p>
              </table:table-cell>
              <table:table-cell office:value-type="float" office:value="98.9058576975">
                <text:p>98.9058576975</text:p>
              </table:table-cell>
              <table:table-cell office:value-type="float" office:value="105.690367436">
                <text:p>105.690367436</text:p>
              </table:table-cell>
              <table:table-cell office:value-type="float" office:value="114.66078331">
                <text:p>114.66078331</text:p>
              </table:table-cell>
              <table:table-cell office:value-type="float" office:value="123.042964582">
                <text:p>123.042964582</text:p>
              </table:table-cell>
              <table:table-cell office:value-type="float" office:value="143.417071165">
                <text:p>143.417071165</text:p>
              </table:table-cell>
              <table:table-cell office:value-type="float" office:value="158.880997059">
                <text:p>158.880997059</text:p>
              </table:table-cell>
              <table:table-cell office:value-type="float" office:value="178.523157967">
                <text:p>178.523157967</text:p>
              </table:table-cell>
              <table:table-cell office:value-type="float" office:value="203.395959483">
                <text:p>203.395959483</text:p>
              </table:table-cell>
              <table:table-cell office:value-type="float" office:value="244.382757432">
                <text:p>244.382757432</text:p>
              </table:table-cell>
              <table:table-cell office:value-type="float" office:value="308.280626999">
                <text:p>308.280626999</text:p>
              </table:table-cell>
              <table:table-cell office:value-type="float" office:value="434.495891949">
                <text:p>434.495891949</text:p>
              </table:table-cell>
              <table:table-cell office:value-type="float" office:value="573.615873272">
                <text:p>573.615873272</text:p>
              </table:table-cell>
              <table:table-cell office:value-type="float" office:value="694.366248471">
                <text:p>694.366248471</text:p>
              </table:table-cell>
              <table:table-cell office:value-type="float" office:value="988.164930234">
                <text:p>988.16493023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